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398in"/>
    </style:style>
    <style:style style:name="co3" style:family="table-column">
      <style:table-column-properties fo:break-before="auto" style:column-width="1.5764in"/>
    </style:style>
    <style:style style:name="co4" style:family="table-column">
      <style:table-column-properties fo:break-before="auto" style:column-width="0.3217in"/>
    </style:style>
    <style:style style:name="co5" style:family="table-column">
      <style:table-column-properties fo:break-before="auto" style:column-width="0.8398in"/>
    </style:style>
    <style:style style:name="co6" style:family="table-column">
      <style:table-column-properties fo:break-before="auto" style:column-width="1.472in"/>
    </style:style>
    <style:style style:name="co7" style:family="table-column">
      <style:table-column-properties fo:break-before="auto" style:column-width="0.8929in"/>
    </style:style>
    <style:style style:name="co8" style:family="table-column">
      <style:table-column-properties fo:break-before="auto" style:column-width="1.0543in"/>
    </style:style>
    <style:style style:name="co9" style:family="table-column">
      <style:table-column-properties fo:break-before="auto" style:column-width="0.3465in"/>
    </style:style>
    <style:style style:name="co10" style:family="table-column">
      <style:table-column-properties fo:break-before="auto" style:column-width="0.8181in"/>
    </style:style>
    <style:style style:name="co11" style:family="table-column">
      <style:table-column-properties fo:break-before="auto" style:column-width="0.9465in"/>
    </style:style>
    <style:style style:name="co12" style:family="table-column">
      <style:table-column-properties fo:break-before="auto" style:column-width="0.3783in"/>
    </style:style>
    <style:style style:name="co13" style:family="table-column">
      <style:table-column-properties fo:break-before="auto" style:column-width="0.7217in"/>
    </style:style>
    <style:style style:name="co14" style:family="table-column">
      <style:table-column-properties fo:break-before="auto" style:column-width="1.7083in"/>
    </style:style>
    <style:style style:name="co15" style:family="table-column">
      <style:table-column-properties fo:break-before="auto" style:column-width="1.7154in"/>
    </style:style>
    <style:style style:name="ro1" style:family="table-row">
      <style:table-row-properties style:row-height="0.178in" fo:break-before="auto" style:use-optimal-row-height="true"/>
    </style:style>
    <style:style style:name="ro2" style:family="table-row">
      <style:table-row-properties style:row-height="1.5752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0.2083in" fo:break-before="auto" style:use-optimal-row-height="true"/>
    </style:style>
    <style:style style:name="ro6" style:family="table-row">
      <style:table-row-properties style:row-height="0.3311in" fo:break-before="auto" style:use-optimal-row-height="true"/>
    </style:style>
    <style:style style:name="ta1" style:family="table" style:master-page-name="Default">
      <style:table-properties table:display="true" style:writing-mode="lr-tb"/>
    </style:style>
    <number:date-style style:name="N49">
      <number:year number:style="long"/>
      <number:text>-</number:text>
      <number:month number:style="long"/>
      <number:text>-</number:text>
      <number:day number:style="long"/>
    </number:date-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none" fo:border-left="0.74pt solid #000000" fo:border-right="none" fo:border-top="none"/>
    </style:style>
    <style:style style:name="ce3" style:family="table-cell" style:parent-style-name="Default">
      <style:table-cell-properties fo:border-bottom="0.74pt solid #000000" fo:border-left="0.74pt solid #000000" fo:border-right="none" fo:border-top="none"/>
    </style:style>
    <style:style style:name="ce4"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0.74pt solid #000000"/>
      <style:text-properties fo:font-weight="bold" style:font-weight-asian="bold" style:font-weight-complex="bold"/>
    </style:style>
    <style:style style:name="ce6" style:family="table-cell" style:parent-style-name="Default">
      <style:table-cell-properties fo:border-bottom="none" fo:border-left="0.74pt solid #000000" fo:border-right="0.74pt solid #000000" fo:border-top="none"/>
    </style:style>
    <style:style style:name="ce7" style:family="table-cell" style:parent-style-name="Default">
      <style:table-cell-properties fo:border-bottom="0.74pt solid #000000" fo:border-left="0.74pt solid #000000" fo:border-right="0.74pt solid #000000" fo:border-top="none"/>
    </style:style>
    <style:style style:name="ce8" style:family="table-cell" style:parent-style-name="Default">
      <style:table-cell-properties fo:border-bottom="0.74pt solid #000000" fo:border-left="none" fo:border-right="0.74pt solid #000000" fo:border-top="0.74pt solid #000000"/>
      <style:text-properties fo:font-weight="bold" style:font-weight-asian="bold" style:font-weight-complex="bold"/>
    </style:style>
    <style:style style:name="ce9" style:family="table-cell" style:parent-style-name="Default">
      <style:table-cell-properties fo:border-bottom="none" fo:border-left="none" fo:border-right="0.74pt solid #000000" fo:border-top="none"/>
    </style:style>
    <style:style style:name="ce10" style:family="table-cell" style:parent-style-name="Default">
      <style:table-cell-properties fo:border-bottom="0.74pt solid #000000" fo:border-left="none" fo:border-right="0.74pt solid #000000" fo:border-top="none"/>
    </style:style>
    <style:style style:name="ce11" style:family="table-cell" style:parent-style-name="Default">
      <style:text-properties style:font-name="Liberation Serif" style:font-name-complex="Noto Sans Arabic UI"/>
    </style:style>
    <style:style style:name="ce12" style:family="table-cell" style:parent-style-name="Default">
      <style:table-cell-properties fo:border-bottom="none" fo:border-left="0.74pt solid #000000" fo:border-right="0.74pt solid #000000" fo:border-top="0.74pt solid #000000"/>
    </style:style>
    <style:style style:name="ce13" style:family="table-cell" style:parent-style-name="Default">
      <style:table-cell-properties fo:border="0.74pt solid #000000"/>
    </style:style>
    <style:style style:name="ce14" style:family="table-cell" style:parent-style-name="Default" style:data-style-name="N49">
      <style:table-cell-properties fo:border-bottom="none" fo:border-left="0.74pt solid #000000" fo:border-right="0.74pt solid #000000" fo:border-top="none"/>
    </style:style>
    <style:style style:name="ce15" style:family="table-cell" style:parent-style-name="Default" style:data-style-name="N49">
      <style:table-cell-properties fo:border-bottom="0.74pt solid #000000" fo:border-left="0.74pt solid #000000" fo:border-right="0.74pt solid #000000" fo:border-top="none"/>
    </style:style>
    <style:style style:name="ce16" style:family="table-cell" style:parent-style-name="Pivot_20_Table_20_Field">
      <style:table-cell-properties fo:border="none"/>
    </style:style>
    <style:style style:name="ce17" style:family="table-cell" style:parent-style-name="Pivot_20_Table_20_Category" style:data-style-name="N0">
      <style:table-cell-properties fo:border="none"/>
    </style:style>
    <style:style style:name="ce18" style:family="table-cell" style:parent-style-name="Pivot_20_Table_20_Title" style:data-style-name="N0">
      <style:table-cell-properties fo:border="none"/>
    </style:style>
    <style:style style:name="ce19" style:family="table-cell" style:parent-style-name="Pivot_20_Table_20_Corner">
      <style:table-cell-properties fo:border="none"/>
      <style:text-properties fo:font-weight="bold" style:font-weight-asian="bold" style:font-weight-complex="bold"/>
    </style:style>
    <style:style style:name="ce20" style:family="table-cell" style:parent-style-name="Pivot_20_Table_20_Value" style:data-style-name="N0">
      <style:table-cell-properties fo:border="none"/>
    </style:style>
    <style:style style:name="ce21" style:family="table-cell" style:parent-style-name="Pivot_20_Table_20_Result" style:data-style-name="N0">
      <style:table-cell-properties fo:border="none"/>
    </style:style>
    <style:style style:name="ce2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Noto Sans Arabic UI" style:font-size-complex="12pt" style:language-complex="hi" style:country-complex="IN" style:font-style-complex="normal" style:font-weight-complex="bold" style:text-emphasize="none" style:font-relief="none" style:text-overline-style="none" style:text-overline-color="font-color"/>
    </style:style>
    <style:style style:name="ce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no-wrap"/>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Noto Sans Arabic UI" style:font-size-complex="12pt" style:language-complex="hi" style:country-complex="IN" style:font-style-complex="normal" style:font-weight-complex="bold" style:text-emphasize="none" style:font-relief="none" style:text-overline-style="none" style:text-overline-color="font-color"/>
    </style:style>
    <style:style style:name="ce29" style:family="table-cell" style:parent-style-name="Default">
      <style:text-properties fo:font-weight="bold" style:font-weight-asian="bold" style:font-weight-complex="bold"/>
    </style:style>
    <style:style style:name="ce30" style:family="table-cell" style:parent-style-name="Default">
      <style:table-cell-properties fo:wrap-option="wrap"/>
      <style:text-properties fo:font-weight="bold" style:font-weight-asian="bold" style:font-weight-complex="bold"/>
    </style:style>
    <style:style style:name="ce3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gr1" style:family="graphic" style:parent-style-name="Default">
      <style:graphic-properties draw:stroke="none" draw:fill="none" draw:textarea-horizontal-align="center" draw:textarea-vertical-align="middle" draw:ole-draw-aspect="1" loext:decorative="false"/>
      <style:paragraph-properties fo:text-align="center"/>
    </style:style>
    <style:style style:name="P1" style:family="paragraph">
      <loext:graphic-properties draw:fill="none"/>
      <style:paragraph-properties fo:text-align="center"/>
    </style:style>
    <style:style style:name="T1"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FreeSans" style:font-size-asian="10pt" style:font-size-complex="10pt" style:font-style-asian="normal" style:font-style-complex="normal" style:text-emphasize="none" style:font-relief="none" style:text-overline-style="none" style:text-overline-color="font-color"/>
    </style:style>
    <style:style style:name="T2"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size-asian="10pt" style:font-size-complex="10pt" style:font-style-asian="normal" style:font-style-complex="normal" style:text-emphasize="none" style:font-relief="none" style:text-overline-style="none" style:text-overline-color="font-color" style:font-name="Liberation Serif" style:font-name-complex="Noto Sans Arabic UI"/>
    </style:style>
  </office:automatic-styles>
  <office:body>
    <office:spreadsheet>
      <table:calculation-settings table:automatic-find-labels="false" table:use-regular-expressions="false" table:use-wildcards="true"/>
      <table:table table:name="Ex00" table:style-name="ta1">
        <table:table-column table:style-name="co1" table:default-cell-style-name="Default"/>
        <table:table-row table:style-name="ro1">
          <table:table-cell office:value-type="string" calcext:value-type="string">
            <text:p>Hello World!</text:p>
          </table:table-cell>
        </table:table-row>
      </table:table>
      <table:table table:name="Ex01" table:style-name="ta1">
        <table:table-column table:style-name="co1" table:number-columns-repeated="3" table:default-cell-style-name="Default"/>
        <table:table-column table:style-name="co2" table:default-cell-style-name="Default"/>
        <table:table-row table:style-name="ro1">
          <table:table-cell table:style-name="ce1"/>
          <table:table-cell table:style-name="ce5" office:value-type="string" calcext:value-type="string">
            <text:p>First Name</text:p>
          </table:table-cell>
          <table:table-cell table:style-name="ce5" office:value-type="string" calcext:value-type="string">
            <text:p>Last Name</text:p>
          </table:table-cell>
          <table:table-cell table:style-name="ce8" office:value-type="string" calcext:value-type="string">
            <text:p>Full Name</text:p>
          </table:table-cell>
        </table:table-row>
        <table:table-row table:style-name="ro1">
          <table:table-cell table:style-name="ce2" office:value-type="float" office:value="1" calcext:value-type="float">
            <text:p>1</text:p>
          </table:table-cell>
          <table:table-cell table:style-name="ce6" office:value-type="string" calcext:value-type="string">
            <text:p>Jean</text:p>
          </table:table-cell>
          <table:table-cell table:style-name="ce6" office:value-type="string" calcext:value-type="string">
            <text:p>Dupont</text:p>
          </table:table-cell>
          <table:table-cell table:style-name="ce9" table:formula="of:=[.B2] &amp; &quot;, &quot; &amp; [.C2]" office:value-type="string" office:string-value="Jean, Dupont" calcext:value-type="string">
            <text:p>Jean, Dupont</text:p>
          </table:table-cell>
        </table:table-row>
        <table:table-row table:style-name="ro1">
          <table:table-cell table:style-name="ce3" office:value-type="float" office:value="2" calcext:value-type="float">
            <text:p>2</text:p>
          </table:table-cell>
          <table:table-cell table:style-name="ce7" office:value-type="string" calcext:value-type="string">
            <text:p>Jacques</text:p>
          </table:table-cell>
          <table:table-cell table:style-name="ce7" office:value-type="string" calcext:value-type="string">
            <text:p>Durant</text:p>
          </table:table-cell>
          <table:table-cell table:style-name="ce10" table:formula="of:=[.B3] &amp; &quot;, &quot; &amp; [.C3]" office:value-type="string" office:string-value="Jacques, Durant" calcext:value-type="string">
            <text:p>Jacques, Durant</text:p>
          </table:table-cell>
        </table:table-row>
        <table:table-row table:style-name="ro1" table:number-rows-repeated="2">
          <table:table-cell table:number-columns-repeated="4"/>
        </table:table-row>
        <table:table-row table:style-name="ro1">
          <table:table-cell table:style-name="ce4" office:value-type="string" calcext:value-type="string">
            <text:p>I am using LibreOffice Calc, give me a formula that merges the two columns First Name and Last Name into the Full Name column, separating the two values with a comma.</text:p>
          </table:table-cell>
          <table:table-cell table:number-columns-repeated="3"/>
        </table:table-row>
      </table:table>
      <table:table table:name="Ex02" table:style-name="ta1">
        <table:table-column table:style-name="co1" table:number-columns-repeated="4" table:default-cell-style-name="Default"/>
        <table:table-column table:style-name="co3" table:default-cell-style-name="Default"/>
        <table:table-row table:style-name="ro1">
          <table:table-cell table:style-name="ce1"/>
          <table:table-cell table:style-name="ce5" office:value-type="string" calcext:value-type="string">
            <text:p>First Name</text:p>
          </table:table-cell>
          <table:table-cell table:style-name="ce5" office:value-type="string" calcext:value-type="string">
            <text:p>Last Name</text:p>
          </table:table-cell>
          <table:table-cell table:style-name="ce5" office:value-type="string" calcext:value-type="string">
            <text:p>Year of Birth</text:p>
          </table:table-cell>
          <table:table-cell table:style-name="ce5" office:value-type="string" calcext:value-type="string">
            <text:p>Identifier</text:p>
          </table:table-cell>
        </table:table-row>
        <table:table-row table:style-name="ro1">
          <table:table-cell table:style-name="ce2" office:value-type="float" office:value="1" calcext:value-type="float">
            <text:p>1</text:p>
          </table:table-cell>
          <table:table-cell table:style-name="ce6" office:value-type="string" calcext:value-type="string">
            <text:p>Jean</text:p>
          </table:table-cell>
          <table:table-cell table:style-name="ce6" office:value-type="string" calcext:value-type="string">
            <text:p>Dupont</text:p>
          </table:table-cell>
          <table:table-cell table:style-name="ce6" office:value-type="float" office:value="1985" calcext:value-type="float">
            <text:p>1985</text:p>
          </table:table-cell>
          <table:table-cell table:style-name="ce6" table:formula="of:=LOWER([.B2] &amp; &quot;_&quot; &amp; [.C2] &amp; &quot;_&quot; &amp; [.D2])" office:value-type="string" office:string-value="jean_dupont_1985" calcext:value-type="string">
            <text:p>jean_dupont_1985</text:p>
          </table:table-cell>
        </table:table-row>
        <table:table-row table:style-name="ro1">
          <table:table-cell table:style-name="ce3" office:value-type="float" office:value="2" calcext:value-type="float">
            <text:p>2</text:p>
          </table:table-cell>
          <table:table-cell table:style-name="ce7" office:value-type="string" calcext:value-type="string">
            <text:p>Jacques</text:p>
          </table:table-cell>
          <table:table-cell table:style-name="ce7" office:value-type="string" calcext:value-type="string">
            <text:p>Durant</text:p>
          </table:table-cell>
          <table:table-cell table:style-name="ce7" office:value-type="float" office:value="1990" calcext:value-type="float">
            <text:p>1990</text:p>
          </table:table-cell>
          <table:table-cell table:style-name="ce7" table:formula="of:=LOWER([.B3] &amp; &quot;_&quot; &amp; [.C3] &amp; &quot;_&quot; &amp; [.D3])" office:value-type="string" office:string-value="jacques_durant_1990" calcext:value-type="string">
            <text:p>jacques_durant_1990</text:p>
          </table:table-cell>
        </table:table-row>
        <table:table-row table:style-name="ro1" table:number-rows-repeated="2">
          <table:table-cell table:number-columns-repeated="5"/>
        </table:table-row>
        <table:table-row table:style-name="ro1">
          <table:table-cell table:style-name="ce11" office:value-type="string" calcext:value-type="string">
            <text:p>Give m a formula that generates a unique identifier in the Identifier column for each row by merging the first name and last name, while appending the year of birth, all in lowercase and separated by an underscore (_). The first row of your spreadsheet should look like this: First Name Last Name Year of Birth Identifier 1 Jean Dupont 1985 jean_dupont_1985</text:p>
          </table:table-cell>
          <table:table-cell table:number-columns-repeated="4"/>
        </table:table-row>
      </table:table>
      <table:table table:name="Ex03" table:style-name="ta1">
        <table:table-column table:style-name="co1" table:default-cell-style-name="ce11"/>
        <table:table-column table:style-name="co1" table:number-columns-repeated="3" table:default-cell-style-name="Default"/>
        <table:table-column table:style-name="co3" table:default-cell-style-name="Default"/>
        <table:table-row table:style-name="ro1">
          <table:table-cell table:style-name="ce1"/>
          <table:table-cell table:style-name="ce5" office:value-type="string" calcext:value-type="string">
            <text:p>First Name</text:p>
          </table:table-cell>
          <table:table-cell table:style-name="ce5" office:value-type="string" calcext:value-type="string">
            <text:p>Last Name</text:p>
          </table:table-cell>
          <table:table-cell table:style-name="ce5" office:value-type="string" calcext:value-type="string">
            <text:p>Year of Birth</text:p>
          </table:table-cell>
          <table:table-cell table:style-name="ce5" office:value-type="string" calcext:value-type="string">
            <text:p>Identifier</text:p>
          </table:table-cell>
        </table:table-row>
        <table:table-row table:style-name="ro1">
          <table:table-cell table:style-name="ce12" office:value-type="float" office:value="1" calcext:value-type="float">
            <text:p>1</text:p>
          </table:table-cell>
          <table:table-cell table:style-name="ce12" office:value-type="string" calcext:value-type="string">
            <text:p>Jean</text:p>
          </table:table-cell>
          <table:table-cell table:style-name="ce12" office:value-type="string" calcext:value-type="string">
            <text:p>Dupont</text:p>
          </table:table-cell>
          <table:table-cell table:style-name="ce12" office:value-type="float" office:value="1985" calcext:value-type="float">
            <text:p>1985</text:p>
          </table:table-cell>
          <table:table-cell table:style-name="ce12" table:formula="of:=IF([.D2] &lt; 1990; &#10;    &quot;OLD_&quot; &amp; UPPER([.B2] &amp; &quot;|&quot; &amp; [.C2]); &#10;    &quot;NEW_&quot; &amp; LOWER([.C2] &amp; &quot;-&quot; &amp; [.B2])&#10;)" office:value-type="string" office:string-value="OLD_JEAN|DUPONT" calcext:value-type="string">
            <text:p>OLD_JEAN|DUPONT</text:p>
          </table:table-cell>
        </table:table-row>
        <table:table-row table:style-name="ro1">
          <table:table-cell table:style-name="ce6" office:value-type="float" office:value="2" calcext:value-type="float">
            <text:p>2</text:p>
          </table:table-cell>
          <table:table-cell table:style-name="ce6" office:value-type="string" calcext:value-type="string">
            <text:p>Jacques</text:p>
          </table:table-cell>
          <table:table-cell table:style-name="ce6" office:value-type="string" calcext:value-type="string">
            <text:p>Durant</text:p>
          </table:table-cell>
          <table:table-cell table:style-name="ce6" office:value-type="float" office:value="1990" calcext:value-type="float">
            <text:p>1990</text:p>
          </table:table-cell>
          <table:table-cell table:style-name="ce6" table:formula="of:=IF([.D3] &lt; 1990; &#10;    &quot;OLD_&quot; &amp; UPPER([.B3] &amp; &quot;|&quot; &amp; [.C3]); &#10;    &quot;NEW_&quot; &amp; LOWER([.C3] &amp; &quot;-&quot; &amp; [.B3])&#10;)" office:value-type="string" office:string-value="NEW_durant-jacques" calcext:value-type="string">
            <text:p>NEW_durant-jacques</text:p>
          </table:table-cell>
        </table:table-row>
        <table:table-row table:style-name="ro1">
          <table:table-cell table:style-name="ce7" office:value-type="float" office:value="3" calcext:value-type="float">
            <text:p>3</text:p>
          </table:table-cell>
          <table:table-cell table:style-name="ce7" office:value-type="string" calcext:value-type="string">
            <text:p>Marie</text:p>
          </table:table-cell>
          <table:table-cell table:style-name="ce7" office:value-type="string" calcext:value-type="string">
            <text:p>Dupuis</text:p>
          </table:table-cell>
          <table:table-cell table:style-name="ce7" office:value-type="float" office:value="1980" calcext:value-type="float">
            <text:p>1980</text:p>
          </table:table-cell>
          <table:table-cell table:style-name="ce7" table:formula="of:=IF([.D4] &lt; 1990; &#10;    &quot;OLD_&quot; &amp; UPPER([.B4] &amp; &quot;|&quot; &amp; [.C4]); &#10;    &quot;NEW_&quot; &amp; LOWER([.C4] &amp; &quot;-&quot; &amp; [.B4])&#10;)" office:value-type="string" office:string-value="OLD_MARIE|DUPUIS" calcext:value-type="string">
            <text:p>OLD_MARIE|DUPUIS</text:p>
          </table:table-cell>
        </table:table-row>
        <table:table-row table:style-name="ro1">
          <table:table-cell table:style-name="Default"/>
          <table:table-cell table:number-columns-repeated="4"/>
        </table:table-row>
        <table:table-row table:style-name="ro1">
          <table:table-cell office:value-type="string" calcext:value-type="string">
            <text:p>r a formula to generate a unique identifier in the Identifier column, which follows these rules: • If the person was born before 1990, the identifier should start with “OLD_” followed by First Name and Last Name, all in uppercase and separated by a vertical bar (|). • If the person was born in 1990 or after, the identifier should start with “NEW_” followed by Last Name and First Name, all in lowercase and separated by a hyphen (-). Start from B2</text:p>
          </table:table-cell>
          <table:table-cell table:number-columns-repeated="4"/>
        </table:table-row>
        <table:table-row table:style-name="ro1">
          <table:table-cell table:number-columns-repeated="5"/>
        </table:table-row>
      </table:table>
      <table:table table:name="Ex04" table:style-name="ta1">
        <table:table-column table:style-name="co4" table:default-cell-style-name="ce6"/>
        <table:table-column table:style-name="co5" table:default-cell-style-name="ce6"/>
        <table:table-column table:style-name="co1" table:default-cell-style-name="ce6"/>
        <table:table-column table:style-name="co1" table:default-cell-style-name="ce14"/>
        <table:table-column table:style-name="co6" table:default-cell-style-name="ce6"/>
        <table:table-column table:style-name="co7" table:default-cell-style-name="ce14"/>
        <table:table-column table:style-name="co8" table:default-cell-style-name="ce6"/>
        <table:table-row table:style-name="ro1">
          <table:table-cell table:style-name="ce13"/>
          <table:table-cell table:style-name="ce5" office:value-type="string" calcext:value-type="string">
            <text:p>First Name</text:p>
          </table:table-cell>
          <table:table-cell table:style-name="ce5" office:value-type="string" calcext:value-type="string">
            <text:p>Last Name</text:p>
          </table:table-cell>
          <table:table-cell table:style-name="ce5" office:value-type="string" calcext:value-type="string">
            <text:p>Date of Birth</text:p>
          </table:table-cell>
          <table:table-cell table:style-name="ce5" office:value-type="string" calcext:value-type="string">
            <text:p>Position</text:p>
          </table:table-cell>
          <table:table-cell table:style-name="ce5" office:value-type="string" calcext:value-type="string">
            <text:p>Date of Hire</text:p>
          </table:table-cell>
          <table:table-cell table:style-name="ce5" office:value-type="string" calcext:value-type="string">
            <text:p>Annual Salary</text:p>
          </table:table-cell>
        </table:table-row>
        <table:table-row table:style-name="ro1">
          <table:table-cell office:value-type="float" office:value="1" calcext:value-type="float">
            <text:p>1</text:p>
          </table:table-cell>
          <table:table-cell office:value-type="string" calcext:value-type="string">
            <text:p>Jean</text:p>
          </table:table-cell>
          <table:table-cell office:value-type="string" calcext:value-type="string">
            <text:p>Dupont</text:p>
          </table:table-cell>
          <table:table-cell office:value-type="date" office:date-value="1985-01-01" calcext:value-type="date">
            <text:p>1985-01-01</text:p>
          </table:table-cell>
          <table:table-cell office:value-type="string" calcext:value-type="string">
            <text:p>Developer</text:p>
          </table:table-cell>
          <table:table-cell office:value-type="date" office:date-value="2010-01-01" calcext:value-type="date">
            <text:p>2010-01-01</text:p>
          </table:table-cell>
          <table:table-cell office:value-type="float" office:value="50000" calcext:value-type="float">
            <text:p>50000</text:p>
          </table:table-cell>
        </table:table-row>
        <table:table-row table:style-name="ro1">
          <table:table-cell office:value-type="float" office:value="2" calcext:value-type="float">
            <text:p>2</text:p>
          </table:table-cell>
          <table:table-cell office:value-type="string" calcext:value-type="string">
            <text:p>Jacques</text:p>
          </table:table-cell>
          <table:table-cell office:value-type="string" calcext:value-type="string">
            <text:p>Durant</text:p>
          </table:table-cell>
          <table:table-cell office:value-type="date" office:date-value="1990-01-01" calcext:value-type="date">
            <text:p>1990-01-01</text:p>
          </table:table-cell>
          <table:table-cell office:value-type="string" calcext:value-type="string">
            <text:p>Project Manager</text:p>
          </table:table-cell>
          <table:table-cell office:value-type="date" office:date-value="2015-01-01" calcext:value-type="date">
            <text:p>2015-01-01</text:p>
          </table:table-cell>
          <table:table-cell office:value-type="float" office:value="70000" calcext:value-type="float">
            <text:p>70000</text:p>
          </table:table-cell>
        </table:table-row>
        <table:table-row table:style-name="ro1">
          <table:table-cell office:value-type="float" office:value="3" calcext:value-type="float">
            <text:p>3</text:p>
          </table:table-cell>
          <table:table-cell office:value-type="string" calcext:value-type="string">
            <text:p>Marie</text:p>
          </table:table-cell>
          <table:table-cell office:value-type="string" calcext:value-type="string">
            <text:p>Leclerc</text:p>
          </table:table-cell>
          <table:table-cell office:value-type="date" office:date-value="1988-03-15" calcext:value-type="date">
            <text:p>1988-03-15</text:p>
          </table:table-cell>
          <table:table-cell office:value-type="string" calcext:value-type="string">
            <text:p>Designer</text:p>
          </table:table-cell>
          <table:table-cell office:value-type="date" office:date-value="2012-06-10" calcext:value-type="date">
            <text:p>2012-06-10</text:p>
          </table:table-cell>
          <table:table-cell office:value-type="float" office:value="48000" calcext:value-type="float">
            <text:p>48000</text:p>
          </table:table-cell>
        </table:table-row>
        <table:table-row table:style-name="ro1">
          <table:table-cell office:value-type="float" office:value="4" calcext:value-type="float">
            <text:p>4</text:p>
          </table:table-cell>
          <table:table-cell office:value-type="string" calcext:value-type="string">
            <text:p>Paul</text:p>
          </table:table-cell>
          <table:table-cell office:value-type="string" calcext:value-type="string">
            <text:p>Moreau</text:p>
          </table:table-cell>
          <table:table-cell office:value-type="date" office:date-value="1979-07-23" calcext:value-type="date">
            <text:p>1979-07-23</text:p>
          </table:table-cell>
          <table:table-cell office:value-type="string" calcext:value-type="string">
            <text:p>System Administrator</text:p>
          </table:table-cell>
          <table:table-cell office:value-type="date" office:date-value="2005-09-01" calcext:value-type="date">
            <text:p>2005-09-01</text:p>
          </table:table-cell>
          <table:table-cell office:value-type="float" office:value="55000" calcext:value-type="float">
            <text:p>55000</text:p>
          </table:table-cell>
        </table:table-row>
        <table:table-row table:style-name="ro1">
          <table:table-cell office:value-type="float" office:value="5" calcext:value-type="float">
            <text:p>5</text:p>
          </table:table-cell>
          <table:table-cell office:value-type="string" calcext:value-type="string">
            <text:p>Claire</text:p>
          </table:table-cell>
          <table:table-cell office:value-type="string" calcext:value-type="string">
            <text:p>Fournier</text:p>
          </table:table-cell>
          <table:table-cell office:value-type="date" office:date-value="1992-11-11" calcext:value-type="date">
            <text:p>1992-11-11</text:p>
          </table:table-cell>
          <table:table-cell office:value-type="string" calcext:value-type="string">
            <text:p>Developer</text:p>
          </table:table-cell>
          <table:table-cell office:value-type="date" office:date-value="2016-03-14" calcext:value-type="date">
            <text:p>2016-03-14</text:p>
          </table:table-cell>
          <table:table-cell office:value-type="float" office:value="51000" calcext:value-type="float">
            <text:p>51000</text:p>
          </table:table-cell>
        </table:table-row>
        <table:table-row table:style-name="ro1">
          <table:table-cell office:value-type="float" office:value="6" calcext:value-type="float">
            <text:p>6</text:p>
          </table:table-cell>
          <table:table-cell office:value-type="string" calcext:value-type="string">
            <text:p>Antoine</text:p>
          </table:table-cell>
          <table:table-cell office:value-type="string" calcext:value-type="string">
            <text:p>Lemoine</text:p>
          </table:table-cell>
          <table:table-cell office:value-type="date" office:date-value="1983-05-06" calcext:value-type="date">
            <text:p>1983-05-06</text:p>
          </table:table-cell>
          <table:table-cell office:value-type="string" calcext:value-type="string">
            <text:p>Business Analyst</text:p>
          </table:table-cell>
          <table:table-cell office:value-type="date" office:date-value="2009-12-21" calcext:value-type="date">
            <text:p>2009-12-21</text:p>
          </table:table-cell>
          <table:table-cell office:value-type="float" office:value="60000" calcext:value-type="float">
            <text:p>60000</text:p>
          </table:table-cell>
        </table:table-row>
        <table:table-row table:style-name="ro1">
          <table:table-cell office:value-type="float" office:value="7" calcext:value-type="float">
            <text:p>7</text:p>
          </table:table-cell>
          <table:table-cell office:value-type="string" calcext:value-type="string">
            <text:p>Elodie</text:p>
          </table:table-cell>
          <table:table-cell office:value-type="string" calcext:value-type="string">
            <text:p>Girard</text:p>
          </table:table-cell>
          <table:table-cell office:value-type="date" office:date-value="1995-08-30" calcext:value-type="date">
            <text:p>1995-08-30</text:p>
          </table:table-cell>
          <table:table-cell office:value-type="string" calcext:value-type="string">
            <text:p>HR Specialist</text:p>
          </table:table-cell>
          <table:table-cell office:value-type="date" office:date-value="2018-04-02" calcext:value-type="date">
            <text:p>2018-04-02</text:p>
          </table:table-cell>
          <table:table-cell office:value-type="float" office:value="47000" calcext:value-type="float">
            <text:p>47000</text:p>
          </table:table-cell>
        </table:table-row>
        <table:table-row table:style-name="ro1">
          <table:table-cell office:value-type="float" office:value="8" calcext:value-type="float">
            <text:p>8</text:p>
          </table:table-cell>
          <table:table-cell office:value-type="string" calcext:value-type="string">
            <text:p>Laurent</text:p>
          </table:table-cell>
          <table:table-cell office:value-type="string" calcext:value-type="string">
            <text:p>Blanc</text:p>
          </table:table-cell>
          <table:table-cell office:value-type="date" office:date-value="1980-12-22" calcext:value-type="date">
            <text:p>1980-12-22</text:p>
          </table:table-cell>
          <table:table-cell office:value-type="string" calcext:value-type="string">
            <text:p>Developer</text:p>
          </table:table-cell>
          <table:table-cell office:value-type="date" office:date-value="2007-07-15" calcext:value-type="date">
            <text:p>2007-07-15</text:p>
          </table:table-cell>
          <table:table-cell office:value-type="float" office:value="53000" calcext:value-type="float">
            <text:p>53000</text:p>
          </table:table-cell>
        </table:table-row>
        <table:table-row table:style-name="ro1">
          <table:table-cell office:value-type="float" office:value="9" calcext:value-type="float">
            <text:p>9</text:p>
          </table:table-cell>
          <table:table-cell office:value-type="string" calcext:value-type="string">
            <text:p>Sophie</text:p>
          </table:table-cell>
          <table:table-cell office:value-type="string" calcext:value-type="string">
            <text:p>Rousseau</text:p>
          </table:table-cell>
          <table:table-cell office:value-type="date" office:date-value="1987-04-17" calcext:value-type="date">
            <text:p>1987-04-17</text:p>
          </table:table-cell>
          <table:table-cell office:value-type="string" calcext:value-type="string">
            <text:p>Product Owner</text:p>
          </table:table-cell>
          <table:table-cell office:value-type="date" office:date-value="2013-10-20" calcext:value-type="date">
            <text:p>2013-10-20</text:p>
          </table:table-cell>
          <table:table-cell office:value-type="float" office:value="68000" calcext:value-type="float">
            <text:p>68000</text:p>
          </table:table-cell>
        </table:table-row>
        <table:table-row table:style-name="ro1">
          <table:table-cell office:value-type="float" office:value="10" calcext:value-type="float">
            <text:p>10</text:p>
          </table:table-cell>
          <table:table-cell office:value-type="string" calcext:value-type="string">
            <text:p>Marc</text:p>
          </table:table-cell>
          <table:table-cell office:value-type="string" calcext:value-type="string">
            <text:p>Leroy</text:p>
          </table:table-cell>
          <table:table-cell office:value-type="date" office:date-value="1991-09-05" calcext:value-type="date">
            <text:p>1991-09-05</text:p>
          </table:table-cell>
          <table:table-cell office:value-type="string" calcext:value-type="string">
            <text:p>Developer</text:p>
          </table:table-cell>
          <table:table-cell office:value-type="date" office:date-value="2014-02-11" calcext:value-type="date">
            <text:p>2014-02-11</text:p>
          </table:table-cell>
          <table:table-cell office:value-type="float" office:value="52000" calcext:value-type="float">
            <text:p>52000</text:p>
          </table:table-cell>
        </table:table-row>
        <table:table-row table:style-name="ro1">
          <table:table-cell office:value-type="float" office:value="11" calcext:value-type="float">
            <text:p>11</text:p>
          </table:table-cell>
          <table:table-cell office:value-type="string" calcext:value-type="string">
            <text:p>Julie</text:p>
          </table:table-cell>
          <table:table-cell office:value-type="string" calcext:value-type="string">
            <text:p>Baron</text:p>
          </table:table-cell>
          <table:table-cell office:value-type="date" office:date-value="1986-06-29" calcext:value-type="date">
            <text:p>1986-06-29</text:p>
          </table:table-cell>
          <table:table-cell office:value-type="string" calcext:value-type="string">
            <text:p>Marketing Manager</text:p>
          </table:table-cell>
          <table:table-cell office:value-type="date" office:date-value="2011-11-25" calcext:value-type="date">
            <text:p>2011-11-25</text:p>
          </table:table-cell>
          <table:table-cell office:value-type="float" office:value="65000" calcext:value-type="float">
            <text:p>65000</text:p>
          </table:table-cell>
        </table:table-row>
        <table:table-row table:style-name="ro1">
          <table:table-cell office:value-type="float" office:value="12" calcext:value-type="float">
            <text:p>12</text:p>
          </table:table-cell>
          <table:table-cell office:value-type="string" calcext:value-type="string">
            <text:p>Thomas</text:p>
          </table:table-cell>
          <table:table-cell office:value-type="string" calcext:value-type="string">
            <text:p>Renard</text:p>
          </table:table-cell>
          <table:table-cell office:value-type="date" office:date-value="1984-01-10" calcext:value-type="date">
            <text:p>1984-01-10</text:p>
          </table:table-cell>
          <table:table-cell office:value-type="string" calcext:value-type="string">
            <text:p>System Administrator</text:p>
          </table:table-cell>
          <table:table-cell office:value-type="date" office:date-value="2008-05-18" calcext:value-type="date">
            <text:p>2008-05-18</text:p>
          </table:table-cell>
          <table:table-cell office:value-type="float" office:value="54000" calcext:value-type="float">
            <text:p>54000</text:p>
          </table:table-cell>
        </table:table-row>
        <table:table-row table:style-name="ro1">
          <table:table-cell office:value-type="float" office:value="13" calcext:value-type="float">
            <text:p>13</text:p>
          </table:table-cell>
          <table:table-cell office:value-type="string" calcext:value-type="string">
            <text:p>Emma</text:p>
          </table:table-cell>
          <table:table-cell office:value-type="string" calcext:value-type="string">
            <text:p>Benoit</text:p>
          </table:table-cell>
          <table:table-cell office:value-type="date" office:date-value="1993-02-21" calcext:value-type="date">
            <text:p>1993-02-21</text:p>
          </table:table-cell>
          <table:table-cell office:value-type="string" calcext:value-type="string">
            <text:p>Developer</text:p>
          </table:table-cell>
          <table:table-cell office:value-type="date" office:date-value="2017-09-08" calcext:value-type="date">
            <text:p>2017-09-08</text:p>
          </table:table-cell>
          <table:table-cell office:value-type="float" office:value="50000" calcext:value-type="float">
            <text:p>50000</text:p>
          </table:table-cell>
        </table:table-row>
        <table:table-row table:style-name="ro1">
          <table:table-cell office:value-type="float" office:value="14" calcext:value-type="float">
            <text:p>14</text:p>
          </table:table-cell>
          <table:table-cell office:value-type="string" calcext:value-type="string">
            <text:p>Alexandre</text:p>
          </table:table-cell>
          <table:table-cell office:value-type="string" calcext:value-type="string">
            <text:p>Guillot</text:p>
          </table:table-cell>
          <table:table-cell office:value-type="date" office:date-value="1982-10-13" calcext:value-type="date">
            <text:p>1982-10-13</text:p>
          </table:table-cell>
          <table:table-cell office:value-type="string" calcext:value-type="string">
            <text:p>Project Manager</text:p>
          </table:table-cell>
          <table:table-cell office:value-type="date" office:date-value="2006-03-22" calcext:value-type="date">
            <text:p>2006-03-22</text:p>
          </table:table-cell>
          <table:table-cell office:value-type="float" office:value="72000" calcext:value-type="float">
            <text:p>72000</text:p>
          </table:table-cell>
        </table:table-row>
        <table:table-row table:style-name="ro1">
          <table:table-cell office:value-type="float" office:value="15" calcext:value-type="float">
            <text:p>15</text:p>
          </table:table-cell>
          <table:table-cell office:value-type="string" calcext:value-type="string">
            <text:p>Manon</text:p>
          </table:table-cell>
          <table:table-cell office:value-type="string" calcext:value-type="string">
            <text:p>Colin</text:p>
          </table:table-cell>
          <table:table-cell office:value-type="date" office:date-value="1994-07-09" calcext:value-type="date">
            <text:p>1994-07-09</text:p>
          </table:table-cell>
          <table:table-cell office:value-type="string" calcext:value-type="string">
            <text:p>Designer</text:p>
          </table:table-cell>
          <table:table-cell office:value-type="date" office:date-value="2017-11-30" calcext:value-type="date">
            <text:p>2017-11-30</text:p>
          </table:table-cell>
          <table:table-cell office:value-type="float" office:value="46000" calcext:value-type="float">
            <text:p>46000</text:p>
          </table:table-cell>
        </table:table-row>
        <table:table-row table:style-name="ro1">
          <table:table-cell office:value-type="float" office:value="16" calcext:value-type="float">
            <text:p>16</text:p>
          </table:table-cell>
          <table:table-cell office:value-type="string" calcext:value-type="string">
            <text:p>Maxime</text:p>
          </table:table-cell>
          <table:table-cell office:value-type="string" calcext:value-type="string">
            <text:p>Chauvet</text:p>
          </table:table-cell>
          <table:table-cell office:value-type="date" office:date-value="1989-03-25" calcext:value-type="date">
            <text:p>1989-03-25</text:p>
          </table:table-cell>
          <table:table-cell office:value-type="string" calcext:value-type="string">
            <text:p>Developer</text:p>
          </table:table-cell>
          <table:table-cell office:value-type="date" office:date-value="2013-08-01" calcext:value-type="date">
            <text:p>2013-08-01</text:p>
          </table:table-cell>
          <table:table-cell office:value-type="float" office:value="51000" calcext:value-type="float">
            <text:p>51000</text:p>
          </table:table-cell>
        </table:table-row>
        <table:table-row table:style-name="ro1">
          <table:table-cell office:value-type="float" office:value="17" calcext:value-type="float">
            <text:p>17</text:p>
          </table:table-cell>
          <table:table-cell office:value-type="string" calcext:value-type="string">
            <text:p>Laura</text:p>
          </table:table-cell>
          <table:table-cell office:value-type="string" calcext:value-type="string">
            <text:p>Martin</text:p>
          </table:table-cell>
          <table:table-cell office:value-type="date" office:date-value="1981-12-04" calcext:value-type="date">
            <text:p>1981-12-04</text:p>
          </table:table-cell>
          <table:table-cell office:value-type="string" calcext:value-type="string">
            <text:p>HR Specialist</text:p>
          </table:table-cell>
          <table:table-cell office:value-type="date" office:date-value="2009-04-15" calcext:value-type="date">
            <text:p>2009-04-15</text:p>
          </table:table-cell>
          <table:table-cell office:value-type="float" office:value="48000" calcext:value-type="float">
            <text:p>48000</text:p>
          </table:table-cell>
        </table:table-row>
        <table:table-row table:style-name="ro1">
          <table:table-cell office:value-type="float" office:value="18" calcext:value-type="float">
            <text:p>18</text:p>
          </table:table-cell>
          <table:table-cell office:value-type="string" calcext:value-type="string">
            <text:p>Benjamin</text:p>
          </table:table-cell>
          <table:table-cell office:value-type="string" calcext:value-type="string">
            <text:p>Perrot</text:p>
          </table:table-cell>
          <table:table-cell office:value-type="date" office:date-value="1990-05-27" calcext:value-type="date">
            <text:p>1990-05-27</text:p>
          </table:table-cell>
          <table:table-cell office:value-type="string" calcext:value-type="string">
            <text:p>Business Analyst</text:p>
          </table:table-cell>
          <table:table-cell office:value-type="date" office:date-value="2014-10-10" calcext:value-type="date">
            <text:p>2014-10-10</text:p>
          </table:table-cell>
          <table:table-cell office:value-type="float" office:value="59000" calcext:value-type="float">
            <text:p>59000</text:p>
          </table:table-cell>
        </table:table-row>
        <table:table-row table:style-name="ro1">
          <table:table-cell office:value-type="float" office:value="19" calcext:value-type="float">
            <text:p>19</text:p>
          </table:table-cell>
          <table:table-cell office:value-type="string" calcext:value-type="string">
            <text:p>Caroline</text:p>
          </table:table-cell>
          <table:table-cell office:value-type="string" calcext:value-type="string">
            <text:p>Faure</text:p>
          </table:table-cell>
          <table:table-cell office:value-type="date" office:date-value="1987-09-14" calcext:value-type="date">
            <text:p>1987-09-14</text:p>
          </table:table-cell>
          <table:table-cell office:value-type="string" calcext:value-type="string">
            <text:p>Product Owner</text:p>
          </table:table-cell>
          <table:table-cell office:value-type="date" office:date-value="2012-12-05" calcext:value-type="date">
            <text:p>2012-12-05</text:p>
          </table:table-cell>
          <table:table-cell office:value-type="float" office:value="67000" calcext:value-type="float">
            <text:p>67000</text:p>
          </table:table-cell>
        </table:table-row>
        <table:table-row table:style-name="ro1">
          <table:table-cell office:value-type="float" office:value="20" calcext:value-type="float">
            <text:p>20</text:p>
          </table:table-cell>
          <table:table-cell office:value-type="string" calcext:value-type="string">
            <text:p>Nicolas</text:p>
          </table:table-cell>
          <table:table-cell office:value-type="string" calcext:value-type="string">
            <text:p>Granger</text:p>
          </table:table-cell>
          <table:table-cell office:value-type="date" office:date-value="1985-11-30" calcext:value-type="date">
            <text:p>1985-11-30</text:p>
          </table:table-cell>
          <table:table-cell office:value-type="string" calcext:value-type="string">
            <text:p>Developer</text:p>
          </table:table-cell>
          <table:table-cell office:value-type="date" office:date-value="2010-07-20" calcext:value-type="date">
            <text:p>2010-07-20</text:p>
          </table:table-cell>
          <table:table-cell office:value-type="float" office:value="52000" calcext:value-type="float">
            <text:p>52000</text:p>
          </table:table-cell>
        </table:table-row>
        <table:table-row table:style-name="ro1">
          <table:table-cell office:value-type="float" office:value="21" calcext:value-type="float">
            <text:p>21</text:p>
          </table:table-cell>
          <table:table-cell office:value-type="string" calcext:value-type="string">
            <text:p>Amélie</text:p>
          </table:table-cell>
          <table:table-cell office:value-type="string" calcext:value-type="string">
            <text:p>Petit</text:p>
          </table:table-cell>
          <table:table-cell office:value-type="date" office:date-value="1992-01-19" calcext:value-type="date">
            <text:p>1992-01-19</text:p>
          </table:table-cell>
          <table:table-cell office:value-type="string" calcext:value-type="string">
            <text:p>Marketing Manager</text:p>
          </table:table-cell>
          <table:table-cell office:value-type="date" office:date-value="2015-03-13" calcext:value-type="date">
            <text:p>2015-03-13</text:p>
          </table:table-cell>
          <table:table-cell office:value-type="float" office:value="64000" calcext:value-type="float">
            <text:p>64000</text:p>
          </table:table-cell>
        </table:table-row>
        <table:table-row table:style-name="ro1">
          <table:table-cell office:value-type="float" office:value="22" calcext:value-type="float">
            <text:p>22</text:p>
          </table:table-cell>
          <table:table-cell office:value-type="string" calcext:value-type="string">
            <text:p>Jérôme</text:p>
          </table:table-cell>
          <table:table-cell office:value-type="string" calcext:value-type="string">
            <text:p>Noël</text:p>
          </table:table-cell>
          <table:table-cell office:value-type="date" office:date-value="1983-08-11" calcext:value-type="date">
            <text:p>1983-08-11</text:p>
          </table:table-cell>
          <table:table-cell office:value-type="string" calcext:value-type="string">
            <text:p>System Administrator</text:p>
          </table:table-cell>
          <table:table-cell office:value-type="date" office:date-value="2007-06-07" calcext:value-type="date">
            <text:p>2007-06-07</text:p>
          </table:table-cell>
          <table:table-cell office:value-type="float" office:value="55000" calcext:value-type="float">
            <text:p>55000</text:p>
          </table:table-cell>
        </table:table-row>
        <table:table-row table:style-name="ro1">
          <table:table-cell office:value-type="float" office:value="23" calcext:value-type="float">
            <text:p>23</text:p>
          </table:table-cell>
          <table:table-cell office:value-type="string" calcext:value-type="string">
            <text:p>Claire</text:p>
          </table:table-cell>
          <table:table-cell office:value-type="string" calcext:value-type="string">
            <text:p>Robert</text:p>
          </table:table-cell>
          <table:table-cell office:value-type="date" office:date-value="1995-04-28" calcext:value-type="date">
            <text:p>1995-04-28</text:p>
          </table:table-cell>
          <table:table-cell office:value-type="string" calcext:value-type="string">
            <text:p>Developer</text:p>
          </table:table-cell>
          <table:table-cell office:value-type="date" office:date-value="2018-01-29" calcext:value-type="date">
            <text:p>2018-01-29</text:p>
          </table:table-cell>
          <table:table-cell office:value-type="float" office:value="49000" calcext:value-type="float">
            <text:p>49000</text:p>
          </table:table-cell>
        </table:table-row>
        <table:table-row table:style-name="ro1">
          <table:table-cell office:value-type="float" office:value="24" calcext:value-type="float">
            <text:p>24</text:p>
          </table:table-cell>
          <table:table-cell office:value-type="string" calcext:value-type="string">
            <text:p>Denis</text:p>
          </table:table-cell>
          <table:table-cell office:value-type="string" calcext:value-type="string">
            <text:p>Caron</text:p>
          </table:table-cell>
          <table:table-cell office:value-type="date" office:date-value="1980-02-17" calcext:value-type="date">
            <text:p>1980-02-17</text:p>
          </table:table-cell>
          <table:table-cell office:value-type="string" calcext:value-type="string">
            <text:p>Project Manager</text:p>
          </table:table-cell>
          <table:table-cell office:value-type="date" office:date-value="2005-10-22" calcext:value-type="date">
            <text:p>2005-10-22</text:p>
          </table:table-cell>
          <table:table-cell office:value-type="float" office:value="71000" calcext:value-type="float">
            <text:p>71000</text:p>
          </table:table-cell>
        </table:table-row>
        <table:table-row table:style-name="ro1">
          <table:table-cell office:value-type="float" office:value="25" calcext:value-type="float">
            <text:p>25</text:p>
          </table:table-cell>
          <table:table-cell office:value-type="string" calcext:value-type="string">
            <text:p>Camille</text:p>
          </table:table-cell>
          <table:table-cell office:value-type="string" calcext:value-type="string">
            <text:p>Dupuis</text:p>
          </table:table-cell>
          <table:table-cell office:value-type="date" office:date-value="1989-12-05" calcext:value-type="date">
            <text:p>1989-12-05</text:p>
          </table:table-cell>
          <table:table-cell office:value-type="string" calcext:value-type="string">
            <text:p>Designer</text:p>
          </table:table-cell>
          <table:table-cell office:value-type="date" office:date-value="2013-05-14" calcext:value-type="date">
            <text:p>2013-05-14</text:p>
          </table:table-cell>
          <table:table-cell office:value-type="float" office:value="47000" calcext:value-type="float">
            <text:p>47000</text:p>
          </table:table-cell>
        </table:table-row>
        <table:table-row table:style-name="ro1">
          <table:table-cell office:value-type="float" office:value="26" calcext:value-type="float">
            <text:p>26</text:p>
          </table:table-cell>
          <table:table-cell office:value-type="string" calcext:value-type="string">
            <text:p>Pierre</text:p>
          </table:table-cell>
          <table:table-cell office:value-type="string" calcext:value-type="string">
            <text:p>Renaud</text:p>
          </table:table-cell>
          <table:table-cell office:value-type="date" office:date-value="1986-07-02" calcext:value-type="date">
            <text:p>1986-07-02</text:p>
          </table:table-cell>
          <table:table-cell office:value-type="string" calcext:value-type="string">
            <text:p>Developer</text:p>
          </table:table-cell>
          <table:table-cell office:value-type="date" office:date-value="2011-02-19" calcext:value-type="date">
            <text:p>2011-02-19</text:p>
          </table:table-cell>
          <table:table-cell office:value-type="float" office:value="53000" calcext:value-type="float">
            <text:p>53000</text:p>
          </table:table-cell>
        </table:table-row>
        <table:table-row table:style-name="ro1">
          <table:table-cell office:value-type="float" office:value="27" calcext:value-type="float">
            <text:p>27</text:p>
          </table:table-cell>
          <table:table-cell office:value-type="string" calcext:value-type="string">
            <text:p>Elise</text:p>
          </table:table-cell>
          <table:table-cell office:value-type="string" calcext:value-type="string">
            <text:p>Marchand</text:p>
          </table:table-cell>
          <table:table-cell office:value-type="date" office:date-value="1991-03-16" calcext:value-type="date">
            <text:p>1991-03-16</text:p>
          </table:table-cell>
          <table:table-cell office:value-type="string" calcext:value-type="string">
            <text:p>HR Specialist</text:p>
          </table:table-cell>
          <table:table-cell office:value-type="date" office:date-value="2016-09-09" calcext:value-type="date">
            <text:p>2016-09-09</text:p>
          </table:table-cell>
          <table:table-cell office:value-type="float" office:value="46000" calcext:value-type="float">
            <text:p>46000</text:p>
          </table:table-cell>
        </table:table-row>
        <table:table-row table:style-name="ro1">
          <table:table-cell office:value-type="float" office:value="28" calcext:value-type="float">
            <text:p>28</text:p>
          </table:table-cell>
          <table:table-cell office:value-type="string" calcext:value-type="string">
            <text:p>Mathieu</text:p>
          </table:table-cell>
          <table:table-cell office:value-type="string" calcext:value-type="string">
            <text:p>Fabre</text:p>
          </table:table-cell>
          <table:table-cell office:value-type="date" office:date-value="1984-11-20" calcext:value-type="date">
            <text:p>1984-11-20</text:p>
          </table:table-cell>
          <table:table-cell office:value-type="string" calcext:value-type="string">
            <text:p>Business Analyst</text:p>
          </table:table-cell>
          <table:table-cell office:value-type="date" office:date-value="2009-08-28" calcext:value-type="date">
            <text:p>2009-08-28</text:p>
          </table:table-cell>
          <table:table-cell office:value-type="float" office:value="60000" calcext:value-type="float">
            <text:p>60000</text:p>
          </table:table-cell>
        </table:table-row>
        <table:table-row table:style-name="ro1">
          <table:table-cell office:value-type="float" office:value="29" calcext:value-type="float">
            <text:p>29</text:p>
          </table:table-cell>
          <table:table-cell office:value-type="string" calcext:value-type="string">
            <text:p>Audrey</text:p>
          </table:table-cell>
          <table:table-cell office:value-type="string" calcext:value-type="string">
            <text:p>Lambert</text:p>
          </table:table-cell>
          <table:table-cell office:value-type="date" office:date-value="1987-05-31" calcext:value-type="date">
            <text:p>1987-05-31</text:p>
          </table:table-cell>
          <table:table-cell office:value-type="string" calcext:value-type="string">
            <text:p>Product Owner</text:p>
          </table:table-cell>
          <table:table-cell office:value-type="date" office:date-value="2013-01-07" calcext:value-type="date">
            <text:p>2013-01-07</text:p>
          </table:table-cell>
          <table:table-cell office:value-type="float" office:value="67000" calcext:value-type="float">
            <text:p>67000</text:p>
          </table:table-cell>
        </table:table-row>
        <table:table-row table:style-name="ro1">
          <table:table-cell office:value-type="float" office:value="30" calcext:value-type="float">
            <text:p>30</text:p>
          </table:table-cell>
          <table:table-cell office:value-type="string" calcext:value-type="string">
            <text:p>Guillaume</text:p>
          </table:table-cell>
          <table:table-cell office:value-type="string" calcext:value-type="string">
            <text:p>Legrand</text:p>
          </table:table-cell>
          <table:table-cell office:value-type="date" office:date-value="1990-10-08" calcext:value-type="date">
            <text:p>1990-10-08</text:p>
          </table:table-cell>
          <table:table-cell office:value-type="string" calcext:value-type="string">
            <text:p>Developer</text:p>
          </table:table-cell>
          <table:table-cell office:value-type="date" office:date-value="2015-12-16" calcext:value-type="date">
            <text:p>2015-12-16</text:p>
          </table:table-cell>
          <table:table-cell office:value-type="float" office:value="51000" calcext:value-type="float">
            <text:p>51000</text:p>
          </table:table-cell>
        </table:table-row>
        <table:table-row table:style-name="ro1">
          <table:table-cell office:value-type="float" office:value="31" calcext:value-type="float">
            <text:p>31</text:p>
          </table:table-cell>
          <table:table-cell office:value-type="string" calcext:value-type="string">
            <text:p>Chloé</text:p>
          </table:table-cell>
          <table:table-cell office:value-type="string" calcext:value-type="string">
            <text:p>Morel</text:p>
          </table:table-cell>
          <table:table-cell office:value-type="date" office:date-value="1993-06-03" calcext:value-type="date">
            <text:p>1993-06-03</text:p>
          </table:table-cell>
          <table:table-cell office:value-type="string" calcext:value-type="string">
            <text:p>Marketing Manager</text:p>
          </table:table-cell>
          <table:table-cell office:value-type="date" office:date-value="2018-06-25" calcext:value-type="date">
            <text:p>2018-06-25</text:p>
          </table:table-cell>
          <table:table-cell office:value-type="float" office:value="63000" calcext:value-type="float">
            <text:p>63000</text:p>
          </table:table-cell>
        </table:table-row>
        <table:table-row table:style-name="ro1">
          <table:table-cell office:value-type="float" office:value="32" calcext:value-type="float">
            <text:p>32</text:p>
          </table:table-cell>
          <table:table-cell office:value-type="string" calcext:value-type="string">
            <text:p>Julien</text:p>
          </table:table-cell>
          <table:table-cell office:value-type="string" calcext:value-type="string">
            <text:p>Barbier</text:p>
          </table:table-cell>
          <table:table-cell office:value-type="date" office:date-value="1981-04-19" calcext:value-type="date">
            <text:p>1981-04-19</text:p>
          </table:table-cell>
          <table:table-cell office:value-type="string" calcext:value-type="string">
            <text:p>System Administrator</text:p>
          </table:table-cell>
          <table:table-cell office:value-type="date" office:date-value="2007-09-14" calcext:value-type="date">
            <text:p>2007-09-14</text:p>
          </table:table-cell>
          <table:table-cell office:value-type="float" office:value="54000" calcext:value-type="float">
            <text:p>54000</text:p>
          </table:table-cell>
        </table:table-row>
        <table:table-row table:style-name="ro1">
          <table:table-cell office:value-type="float" office:value="33" calcext:value-type="float">
            <text:p>33</text:p>
          </table:table-cell>
          <table:table-cell office:value-type="string" calcext:value-type="string">
            <text:p>Marine</text:p>
          </table:table-cell>
          <table:table-cell office:value-type="string" calcext:value-type="string">
            <text:p>Pierre</text:p>
          </table:table-cell>
          <table:table-cell office:value-type="date" office:date-value="1985-09-26" calcext:value-type="date">
            <text:p>1985-09-26</text:p>
          </table:table-cell>
          <table:table-cell office:value-type="string" calcext:value-type="string">
            <text:p>Developer</text:p>
          </table:table-cell>
          <table:table-cell office:value-type="date" office:date-value="2010-11-05" calcext:value-type="date">
            <text:p>2010-11-05</text:p>
          </table:table-cell>
          <table:table-cell office:value-type="float" office:value="52000" calcext:value-type="float">
            <text:p>52000</text:p>
          </table:table-cell>
        </table:table-row>
        <table:table-row table:style-name="ro1">
          <table:table-cell office:value-type="float" office:value="34" calcext:value-type="float">
            <text:p>34</text:p>
          </table:table-cell>
          <table:table-cell office:value-type="string" calcext:value-type="string">
            <text:p>Alexandre</text:p>
          </table:table-cell>
          <table:table-cell office:value-type="string" calcext:value-type="string">
            <text:p>Robin</text:p>
          </table:table-cell>
          <table:table-cell office:value-type="date" office:date-value="1988-12-15" calcext:value-type="date">
            <text:p>1988-12-15</text:p>
          </table:table-cell>
          <table:table-cell office:value-type="string" calcext:value-type="string">
            <text:p>Project Manager</text:p>
          </table:table-cell>
          <table:table-cell office:value-type="date" office:date-value="2012-07-17" calcext:value-type="date">
            <text:p>2012-07-17</text:p>
          </table:table-cell>
          <table:table-cell office:value-type="float" office:value="70000" calcext:value-type="float">
            <text:p>70000</text:p>
          </table:table-cell>
        </table:table-row>
        <table:table-row table:style-name="ro1">
          <table:table-cell office:value-type="float" office:value="35" calcext:value-type="float">
            <text:p>35</text:p>
          </table:table-cell>
          <table:table-cell office:value-type="string" calcext:value-type="string">
            <text:p>Florence</text:p>
          </table:table-cell>
          <table:table-cell office:value-type="string" calcext:value-type="string">
            <text:p>Gautier</text:p>
          </table:table-cell>
          <table:table-cell office:value-type="date" office:date-value="1994-01-24" calcext:value-type="date">
            <text:p>1994-01-24</text:p>
          </table:table-cell>
          <table:table-cell office:value-type="string" calcext:value-type="string">
            <text:p>Designer</text:p>
          </table:table-cell>
          <table:table-cell office:value-type="date" office:date-value="2017-04-20" calcext:value-type="date">
            <text:p>2017-04-20</text:p>
          </table:table-cell>
          <table:table-cell office:value-type="float" office:value="46000" calcext:value-type="float">
            <text:p>46000</text:p>
          </table:table-cell>
        </table:table-row>
        <table:table-row table:style-name="ro1">
          <table:table-cell office:value-type="float" office:value="36" calcext:value-type="float">
            <text:p>36</text:p>
          </table:table-cell>
          <table:table-cell office:value-type="string" calcext:value-type="string">
            <text:p>Thomas</text:p>
          </table:table-cell>
          <table:table-cell office:value-type="string" calcext:value-type="string">
            <text:p>Blanchard</text:p>
          </table:table-cell>
          <table:table-cell office:value-type="date" office:date-value="1982-08-07" calcext:value-type="date">
            <text:p>1982-08-07</text:p>
          </table:table-cell>
          <table:table-cell office:value-type="string" calcext:value-type="string">
            <text:p>Developer</text:p>
          </table:table-cell>
          <table:table-cell office:value-type="date" office:date-value="2008-12-12" calcext:value-type="date">
            <text:p>2008-12-12</text:p>
          </table:table-cell>
          <table:table-cell office:value-type="float" office:value="53000" calcext:value-type="float">
            <text:p>53000</text:p>
          </table:table-cell>
        </table:table-row>
        <table:table-row table:style-name="ro1">
          <table:table-cell office:value-type="float" office:value="37" calcext:value-type="float">
            <text:p>37</text:p>
          </table:table-cell>
          <table:table-cell office:value-type="string" calcext:value-type="string">
            <text:p>Léa</text:p>
          </table:table-cell>
          <table:table-cell office:value-type="string" calcext:value-type="string">
            <text:p>Lemoine</text:p>
          </table:table-cell>
          <table:table-cell office:value-type="date" office:date-value="1986-03-18" calcext:value-type="date">
            <text:p>1986-03-18</text:p>
          </table:table-cell>
          <table:table-cell office:value-type="string" calcext:value-type="string">
            <text:p>HR Specialist</text:p>
          </table:table-cell>
          <table:table-cell office:value-type="date" office:date-value="2011-08-23" calcext:value-type="date">
            <text:p>2011-08-23</text:p>
          </table:table-cell>
          <table:table-cell office:value-type="float" office:value="48000" calcext:value-type="float">
            <text:p>48000</text:p>
          </table:table-cell>
        </table:table-row>
        <table:table-row table:style-name="ro1">
          <table:table-cell office:value-type="float" office:value="38" calcext:value-type="float">
            <text:p>38</text:p>
          </table:table-cell>
          <table:table-cell office:value-type="string" calcext:value-type="string">
            <text:p>Antoine</text:p>
          </table:table-cell>
          <table:table-cell office:value-type="string" calcext:value-type="string">
            <text:p>Maillard</text:p>
          </table:table-cell>
          <table:table-cell office:value-type="date" office:date-value="1991-05-29" calcext:value-type="date">
            <text:p>1991-05-29</text:p>
          </table:table-cell>
          <table:table-cell office:value-type="string" calcext:value-type="string">
            <text:p>Business Analyst</text:p>
          </table:table-cell>
          <table:table-cell office:value-type="date" office:date-value="2015-02-03" calcext:value-type="date">
            <text:p>2015-02-03</text:p>
          </table:table-cell>
          <table:table-cell office:value-type="float" office:value="60000" calcext:value-type="float">
            <text:p>60000</text:p>
          </table:table-cell>
        </table:table-row>
        <table:table-row table:style-name="ro1">
          <table:table-cell office:value-type="float" office:value="39" calcext:value-type="float">
            <text:p>39</text:p>
          </table:table-cell>
          <table:table-cell office:value-type="string" calcext:value-type="string">
            <text:p>Sandrine</text:p>
          </table:table-cell>
          <table:table-cell office:value-type="string" calcext:value-type="string">
            <text:p>Delorme</text:p>
          </table:table-cell>
          <table:table-cell office:value-type="date" office:date-value="1983-07-21" calcext:value-type="date">
            <text:p>1983-07-21</text:p>
          </table:table-cell>
          <table:table-cell office:value-type="string" calcext:value-type="string">
            <text:p>Product Owner</text:p>
          </table:table-cell>
          <table:table-cell office:value-type="date" office:date-value="2009-10-28" calcext:value-type="date">
            <text:p>2009-10-28</text:p>
          </table:table-cell>
          <table:table-cell office:value-type="float" office:value="67000" calcext:value-type="float">
            <text:p>67000</text:p>
          </table:table-cell>
        </table:table-row>
        <table:table-row table:style-name="ro1">
          <table:table-cell office:value-type="float" office:value="40" calcext:value-type="float">
            <text:p>40</text:p>
          </table:table-cell>
          <table:table-cell office:value-type="string" calcext:value-type="string">
            <text:p>Kevin</text:p>
          </table:table-cell>
          <table:table-cell office:value-type="string" calcext:value-type="string">
            <text:p>Louis</text:p>
          </table:table-cell>
          <table:table-cell office:value-type="date" office:date-value="1989-02-11" calcext:value-type="date">
            <text:p>1989-02-11</text:p>
          </table:table-cell>
          <table:table-cell office:value-type="string" calcext:value-type="string">
            <text:p>Developer</text:p>
          </table:table-cell>
          <table:table-cell office:value-type="date" office:date-value="2013-03-15" calcext:value-type="date">
            <text:p>2013-03-15</text:p>
          </table:table-cell>
          <table:table-cell office:value-type="float" office:value="51000" calcext:value-type="float">
            <text:p>51000</text:p>
          </table:table-cell>
        </table:table-row>
        <table:table-row table:style-name="ro1">
          <table:table-cell office:value-type="float" office:value="41" calcext:value-type="float">
            <text:p>41</text:p>
          </table:table-cell>
          <table:table-cell office:value-type="string" calcext:value-type="string">
            <text:p>Clémence</text:p>
          </table:table-cell>
          <table:table-cell office:value-type="string" calcext:value-type="string">
            <text:p>Barre</text:p>
          </table:table-cell>
          <table:table-cell office:value-type="date" office:date-value="1992-09-07" calcext:value-type="date">
            <text:p>1992-09-07</text:p>
          </table:table-cell>
          <table:table-cell office:value-type="string" calcext:value-type="string">
            <text:p>Marketing Manager</text:p>
          </table:table-cell>
          <table:table-cell office:value-type="date" office:date-value="2016-11-19" calcext:value-type="date">
            <text:p>2016-11-19</text:p>
          </table:table-cell>
          <table:table-cell office:value-type="float" office:value="64000" calcext:value-type="float">
            <text:p>64000</text:p>
          </table:table-cell>
        </table:table-row>
        <table:table-row table:style-name="ro1">
          <table:table-cell office:value-type="float" office:value="42" calcext:value-type="float">
            <text:p>42</text:p>
          </table:table-cell>
          <table:table-cell office:value-type="string" calcext:value-type="string">
            <text:p>Marc</text:p>
          </table:table-cell>
          <table:table-cell office:value-type="string" calcext:value-type="string">
            <text:p>Fontaine</text:p>
          </table:table-cell>
          <table:table-cell office:value-type="date" office:date-value="1980-06-22" calcext:value-type="date">
            <text:p>1980-06-22</text:p>
          </table:table-cell>
          <table:table-cell office:value-type="string" calcext:value-type="string">
            <text:p>System Administrator</text:p>
          </table:table-cell>
          <table:table-cell office:value-type="date" office:date-value="2006-04-27" calcext:value-type="date">
            <text:p>2006-04-27</text:p>
          </table:table-cell>
          <table:table-cell office:value-type="float" office:value="54000" calcext:value-type="float">
            <text:p>54000</text:p>
          </table:table-cell>
        </table:table-row>
        <table:table-row table:style-name="ro1">
          <table:table-cell office:value-type="float" office:value="43" calcext:value-type="float">
            <text:p>43</text:p>
          </table:table-cell>
          <table:table-cell office:value-type="string" calcext:value-type="string">
            <text:p>Julie</text:p>
          </table:table-cell>
          <table:table-cell office:value-type="string" calcext:value-type="string">
            <text:p>Dufour</text:p>
          </table:table-cell>
          <table:table-cell office:value-type="date" office:date-value="1987-10-30" calcext:value-type="date">
            <text:p>1987-10-30</text:p>
          </table:table-cell>
          <table:table-cell office:value-type="string" calcext:value-type="string">
            <text:p>Developer</text:p>
          </table:table-cell>
          <table:table-cell office:value-type="date" office:date-value="2012-01-06" calcext:value-type="date">
            <text:p>2012-01-06</text:p>
          </table:table-cell>
          <table:table-cell office:value-type="float" office:value="50000" calcext:value-type="float">
            <text:p>50000</text:p>
          </table:table-cell>
        </table:table-row>
        <table:table-row table:style-name="ro1">
          <table:table-cell office:value-type="float" office:value="44" calcext:value-type="float">
            <text:p>44</text:p>
          </table:table-cell>
          <table:table-cell office:value-type="string" calcext:value-type="string">
            <text:p>Philippe</text:p>
          </table:table-cell>
          <table:table-cell office:value-type="string" calcext:value-type="string">
            <text:p>Guérin</text:p>
          </table:table-cell>
          <table:table-cell office:value-type="date" office:date-value="1995-12-18" calcext:value-type="date">
            <text:p>1995-12-18</text:p>
          </table:table-cell>
          <table:table-cell office:value-type="string" calcext:value-type="string">
            <text:p>Project Manager</text:p>
          </table:table-cell>
          <table:table-cell office:value-type="date" office:date-value="2018-05-11" calcext:value-type="date">
            <text:p>2018-05-11</text:p>
          </table:table-cell>
          <table:table-cell office:value-type="float" office:value="71000" calcext:value-type="float">
            <text:p>71000</text:p>
          </table:table-cell>
        </table:table-row>
        <table:table-row table:style-name="ro1">
          <table:table-cell office:value-type="float" office:value="45" calcext:value-type="float">
            <text:p>45</text:p>
          </table:table-cell>
          <table:table-cell office:value-type="string" calcext:value-type="string">
            <text:p>Sophie</text:p>
          </table:table-cell>
          <table:table-cell office:value-type="string" calcext:value-type="string">
            <text:p>Lopez</text:p>
          </table:table-cell>
          <table:table-cell office:value-type="date" office:date-value="1984-01-13" calcext:value-type="date">
            <text:p>1984-01-13</text:p>
          </table:table-cell>
          <table:table-cell office:value-type="string" calcext:value-type="string">
            <text:p>Designer</text:p>
          </table:table-cell>
          <table:table-cell office:value-type="date" office:date-value="2009-07-02" calcext:value-type="date">
            <text:p>2009-07-02</text:p>
          </table:table-cell>
          <table:table-cell office:value-type="float" office:value="47000" calcext:value-type="float">
            <text:p>47000</text:p>
          </table:table-cell>
        </table:table-row>
        <table:table-row table:style-name="ro1">
          <table:table-cell office:value-type="float" office:value="46" calcext:value-type="float">
            <text:p>46</text:p>
          </table:table-cell>
          <table:table-cell office:value-type="string" calcext:value-type="string">
            <text:p>Mathieu</text:p>
          </table:table-cell>
          <table:table-cell office:value-type="string" calcext:value-type="string">
            <text:p>Clement</text:p>
          </table:table-cell>
          <table:table-cell office:value-type="date" office:date-value="1988-11-25" calcext:value-type="date">
            <text:p>1988-11-25</text:p>
          </table:table-cell>
          <table:table-cell office:value-type="string" calcext:value-type="string">
            <text:p>Developer</text:p>
          </table:table-cell>
          <table:table-cell office:value-type="date" office:date-value="2013-09-27" calcext:value-type="date">
            <text:p>2013-09-27</text:p>
          </table:table-cell>
          <table:table-cell office:value-type="float" office:value="52000" calcext:value-type="float">
            <text:p>52000</text:p>
          </table:table-cell>
        </table:table-row>
        <table:table-row table:style-name="ro1">
          <table:table-cell office:value-type="float" office:value="47" calcext:value-type="float">
            <text:p>47</text:p>
          </table:table-cell>
          <table:table-cell office:value-type="string" calcext:value-type="string">
            <text:p>Élodie</text:p>
          </table:table-cell>
          <table:table-cell office:value-type="string" calcext:value-type="string">
            <text:p>Roussel</text:p>
          </table:table-cell>
          <table:table-cell office:value-type="date" office:date-value="1990-04-16" calcext:value-type="date">
            <text:p>1990-04-16</text:p>
          </table:table-cell>
          <table:table-cell office:value-type="string" calcext:value-type="string">
            <text:p>HR Specialist</text:p>
          </table:table-cell>
          <table:table-cell office:value-type="date" office:date-value="2015-06-14" calcext:value-type="date">
            <text:p>2015-06-14</text:p>
          </table:table-cell>
          <table:table-cell office:value-type="float" office:value="46000" calcext:value-type="float">
            <text:p>46000</text:p>
          </table:table-cell>
        </table:table-row>
        <table:table-row table:style-name="ro1">
          <table:table-cell office:value-type="float" office:value="48" calcext:value-type="float">
            <text:p>48</text:p>
          </table:table-cell>
          <table:table-cell office:value-type="string" calcext:value-type="string">
            <text:p>Alex</text:p>
          </table:table-cell>
          <table:table-cell office:value-type="string" calcext:value-type="string">
            <text:p>Barreau</text:p>
          </table:table-cell>
          <table:table-cell office:value-type="date" office:date-value="1982-07-08" calcext:value-type="date">
            <text:p>1982-07-08</text:p>
          </table:table-cell>
          <table:table-cell office:value-type="string" calcext:value-type="string">
            <text:p>Business Analyst</text:p>
          </table:table-cell>
          <table:table-cell office:value-type="date" office:date-value="2007-03-03" calcext:value-type="date">
            <text:p>2007-03-03</text:p>
          </table:table-cell>
          <table:table-cell office:value-type="float" office:value="59000" calcext:value-type="float">
            <text:p>59000</text:p>
          </table:table-cell>
        </table:table-row>
        <table:table-row table:style-name="ro1">
          <table:table-cell office:value-type="float" office:value="49" calcext:value-type="float">
            <text:p>49</text:p>
          </table:table-cell>
          <table:table-cell office:value-type="string" calcext:value-type="string">
            <text:p>Clara</text:p>
          </table:table-cell>
          <table:table-cell office:value-type="string" calcext:value-type="string">
            <text:p>Marchal</text:p>
          </table:table-cell>
          <table:table-cell office:value-type="date" office:date-value="1986-05-01" calcext:value-type="date">
            <text:p>1986-05-01</text:p>
          </table:table-cell>
          <table:table-cell office:value-type="string" calcext:value-type="string">
            <text:p>Product Owner</text:p>
          </table:table-cell>
          <table:table-cell office:value-type="date" office:date-value="2011-12-22" calcext:value-type="date">
            <text:p>2011-12-22</text:p>
          </table:table-cell>
          <table:table-cell office:value-type="float" office:value="67000" calcext:value-type="float">
            <text:p>67000</text:p>
          </table:table-cell>
        </table:table-row>
        <table:table-row table:style-name="ro1">
          <table:table-cell office:value-type="float" office:value="50" calcext:value-type="float">
            <text:p>50</text:p>
          </table:table-cell>
          <table:table-cell office:value-type="string" calcext:value-type="string">
            <text:p>Julien</text:p>
          </table:table-cell>
          <table:table-cell office:value-type="string" calcext:value-type="string">
            <text:p>Grégoire</text:p>
          </table:table-cell>
          <table:table-cell office:value-type="date" office:date-value="1993-08-29" calcext:value-type="date">
            <text:p>1993-08-29</text:p>
          </table:table-cell>
          <table:table-cell office:value-type="string" calcext:value-type="string">
            <text:p>Developer</text:p>
          </table:table-cell>
          <table:table-cell office:value-type="date" office:date-value="2017-02-08" calcext:value-type="date">
            <text:p>2017-02-08</text:p>
          </table:table-cell>
          <table:table-cell office:value-type="float" office:value="51000" calcext:value-type="float">
            <text:p>51000</text:p>
          </table:table-cell>
        </table:table-row>
        <table:table-row table:style-name="ro1">
          <table:table-cell office:value-type="float" office:value="51" calcext:value-type="float">
            <text:p>51</text:p>
          </table:table-cell>
          <table:table-cell office:value-type="string" calcext:value-type="string">
            <text:p>Manon</text:p>
          </table:table-cell>
          <table:table-cell office:value-type="string" calcext:value-type="string">
            <text:p>Roux</text:p>
          </table:table-cell>
          <table:table-cell office:value-type="date" office:date-value="1981-02-06" calcext:value-type="date">
            <text:p>1981-02-06</text:p>
          </table:table-cell>
          <table:table-cell office:value-type="string" calcext:value-type="string">
            <text:p>Marketing Manager</text:p>
          </table:table-cell>
          <table:table-cell office:value-type="date" office:date-value="2008-10-15" calcext:value-type="date">
            <text:p>2008-10-15</text:p>
          </table:table-cell>
          <table:table-cell office:value-type="float" office:value="63000" calcext:value-type="float">
            <text:p>63000</text:p>
          </table:table-cell>
        </table:table-row>
        <table:table-row table:style-name="ro1">
          <table:table-cell office:value-type="float" office:value="52" calcext:value-type="float">
            <text:p>52</text:p>
          </table:table-cell>
          <table:table-cell office:value-type="string" calcext:value-type="string">
            <text:p>David</text:p>
          </table:table-cell>
          <table:table-cell office:value-type="string" calcext:value-type="string">
            <text:p>Dufresne</text:p>
          </table:table-cell>
          <table:table-cell office:value-type="date" office:date-value="1985-09-14" calcext:value-type="date">
            <text:p>1985-09-14</text:p>
          </table:table-cell>
          <table:table-cell office:value-type="string" calcext:value-type="string">
            <text:p>System Administrator</text:p>
          </table:table-cell>
          <table:table-cell office:value-type="date" office:date-value="2010-06-19" calcext:value-type="date">
            <text:p>2010-06-19</text:p>
          </table:table-cell>
          <table:table-cell office:value-type="float" office:value="55000" calcext:value-type="float">
            <text:p>55000</text:p>
          </table:table-cell>
        </table:table-row>
        <table:table-row table:style-name="ro1">
          <table:table-cell office:value-type="float" office:value="53" calcext:value-type="float">
            <text:p>53</text:p>
          </table:table-cell>
          <table:table-cell office:value-type="string" calcext:value-type="string">
            <text:p>Amélie</text:p>
          </table:table-cell>
          <table:table-cell office:value-type="string" calcext:value-type="string">
            <text:p>Brun</text:p>
          </table:table-cell>
          <table:table-cell office:value-type="date" office:date-value="1989-03-11" calcext:value-type="date">
            <text:p>1989-03-11</text:p>
          </table:table-cell>
          <table:table-cell office:value-type="string" calcext:value-type="string">
            <text:p>Developer</text:p>
          </table:table-cell>
          <table:table-cell office:value-type="date" office:date-value="2013-04-12" calcext:value-type="date">
            <text:p>2013-04-12</text:p>
          </table:table-cell>
          <table:table-cell office:value-type="float" office:value="49000" calcext:value-type="float">
            <text:p>49000</text:p>
          </table:table-cell>
        </table:table-row>
        <table:table-row table:style-name="ro1">
          <table:table-cell office:value-type="float" office:value="54" calcext:value-type="float">
            <text:p>54</text:p>
          </table:table-cell>
          <table:table-cell office:value-type="string" calcext:value-type="string">
            <text:p>Thomas</text:p>
          </table:table-cell>
          <table:table-cell office:value-type="string" calcext:value-type="string">
            <text:p>Perret</text:p>
          </table:table-cell>
          <table:table-cell office:value-type="date" office:date-value="1992-07-23" calcext:value-type="date">
            <text:p>1992-07-23</text:p>
          </table:table-cell>
          <table:table-cell office:value-type="string" calcext:value-type="string">
            <text:p>Project Manager</text:p>
          </table:table-cell>
          <table:table-cell office:value-type="date" office:date-value="2016-08-30" calcext:value-type="date">
            <text:p>2016-08-30</text:p>
          </table:table-cell>
          <table:table-cell office:value-type="float" office:value="70000" calcext:value-type="float">
            <text:p>70000</text:p>
          </table:table-cell>
        </table:table-row>
        <table:table-row table:style-name="ro1">
          <table:table-cell office:value-type="float" office:value="55" calcext:value-type="float">
            <text:p>55</text:p>
          </table:table-cell>
          <table:table-cell office:value-type="string" calcext:value-type="string">
            <text:p>Claire</text:p>
          </table:table-cell>
          <table:table-cell office:value-type="string" calcext:value-type="string">
            <text:p>Leveque</text:p>
          </table:table-cell>
          <table:table-cell office:value-type="date" office:date-value="1984-12-05" calcext:value-type="date">
            <text:p>1984-12-05</text:p>
          </table:table-cell>
          <table:table-cell office:value-type="string" calcext:value-type="string">
            <text:p>Designer</text:p>
          </table:table-cell>
          <table:table-cell office:value-type="date" office:date-value="2010-01-27" calcext:value-type="date">
            <text:p>2010-01-27</text:p>
          </table:table-cell>
          <table:table-cell office:value-type="float" office:value="46000" calcext:value-type="float">
            <text:p>46000</text:p>
          </table:table-cell>
        </table:table-row>
        <table:table-row table:style-name="ro1">
          <table:table-cell office:value-type="float" office:value="56" calcext:value-type="float">
            <text:p>56</text:p>
          </table:table-cell>
          <table:table-cell office:value-type="string" calcext:value-type="string">
            <text:p>Antoine</text:p>
          </table:table-cell>
          <table:table-cell office:value-type="string" calcext:value-type="string">
            <text:p>Duval</text:p>
          </table:table-cell>
          <table:table-cell office:value-type="date" office:date-value="1987-08-19" calcext:value-type="date">
            <text:p>1987-08-19</text:p>
          </table:table-cell>
          <table:table-cell office:value-type="string" calcext:value-type="string">
            <text:p>Developer</text:p>
          </table:table-cell>
          <table:table-cell office:value-type="date" office:date-value="2013-11-18" calcext:value-type="date">
            <text:p>2013-11-18</text:p>
          </table:table-cell>
          <table:table-cell office:value-type="float" office:value="53000" calcext:value-type="float">
            <text:p>53000</text:p>
          </table:table-cell>
        </table:table-row>
        <table:table-row table:style-name="ro1">
          <table:table-cell office:value-type="float" office:value="57" calcext:value-type="float">
            <text:p>57</text:p>
          </table:table-cell>
          <table:table-cell office:value-type="string" calcext:value-type="string">
            <text:p>Emma</text:p>
          </table:table-cell>
          <table:table-cell office:value-type="string" calcext:value-type="string">
            <text:p>Blondel</text:p>
          </table:table-cell>
          <table:table-cell office:value-type="date" office:date-value="1990-10-10" calcext:value-type="date">
            <text:p>1990-10-10</text:p>
          </table:table-cell>
          <table:table-cell office:value-type="string" calcext:value-type="string">
            <text:p>HR Specialist</text:p>
          </table:table-cell>
          <table:table-cell office:value-type="date" office:date-value="2016-07-01" calcext:value-type="date">
            <text:p>2016-07-01</text:p>
          </table:table-cell>
          <table:table-cell office:value-type="float" office:value="46000" calcext:value-type="float">
            <text:p>46000</text:p>
          </table:table-cell>
        </table:table-row>
        <table:table-row table:style-name="ro1">
          <table:table-cell office:value-type="float" office:value="58" calcext:value-type="float">
            <text:p>58</text:p>
          </table:table-cell>
          <table:table-cell office:value-type="string" calcext:value-type="string">
            <text:p>Marc</text:p>
          </table:table-cell>
          <table:table-cell office:value-type="string" calcext:value-type="string">
            <text:p>Lemoine</text:p>
          </table:table-cell>
          <table:table-cell office:value-type="date" office:date-value="1983-06-15" calcext:value-type="date">
            <text:p>1983-06-15</text:p>
          </table:table-cell>
          <table:table-cell office:value-type="string" calcext:value-type="string">
            <text:p>Business Analyst</text:p>
          </table:table-cell>
          <table:table-cell office:value-type="date" office:date-value="2008-12-09" calcext:value-type="date">
            <text:p>2008-12-09</text:p>
          </table:table-cell>
          <table:table-cell office:value-type="float" office:value="60000" calcext:value-type="float">
            <text:p>60000</text:p>
          </table:table-cell>
        </table:table-row>
        <table:table-row table:style-name="ro1">
          <table:table-cell office:value-type="float" office:value="59" calcext:value-type="float">
            <text:p>59</text:p>
          </table:table-cell>
          <table:table-cell office:value-type="string" calcext:value-type="string">
            <text:p>Sophie</text:p>
          </table:table-cell>
          <table:table-cell office:value-type="string" calcext:value-type="string">
            <text:p>Laurent</text:p>
          </table:table-cell>
          <table:table-cell office:value-type="date" office:date-value="1988-01-30" calcext:value-type="date">
            <text:p>1988-01-30</text:p>
          </table:table-cell>
          <table:table-cell office:value-type="string" calcext:value-type="string">
            <text:p>Product Owner</text:p>
          </table:table-cell>
          <table:table-cell office:value-type="date" office:date-value="2012-09-25" calcext:value-type="date">
            <text:p>2012-09-25</text:p>
          </table:table-cell>
          <table:table-cell office:value-type="float" office:value="67000" calcext:value-type="float">
            <text:p>67000</text:p>
          </table:table-cell>
        </table:table-row>
        <table:table-row table:style-name="ro1">
          <table:table-cell office:value-type="float" office:value="60" calcext:value-type="float">
            <text:p>60</text:p>
          </table:table-cell>
          <table:table-cell office:value-type="string" calcext:value-type="string">
            <text:p>Julien</text:p>
          </table:table-cell>
          <table:table-cell office:value-type="string" calcext:value-type="string">
            <text:p>Baron</text:p>
          </table:table-cell>
          <table:table-cell office:value-type="date" office:date-value="1991-11-21" calcext:value-type="date">
            <text:p>1991-11-21</text:p>
          </table:table-cell>
          <table:table-cell office:value-type="string" calcext:value-type="string">
            <text:p>Developer</text:p>
          </table:table-cell>
          <table:table-cell office:value-type="date" office:date-value="2015-05-05" calcext:value-type="date">
            <text:p>2015-05-05</text:p>
          </table:table-cell>
          <table:table-cell office:value-type="float" office:value="51000" calcext:value-type="float">
            <text:p>51000</text:p>
          </table:table-cell>
        </table:table-row>
        <table:table-row table:style-name="ro1">
          <table:table-cell office:value-type="float" office:value="61" calcext:value-type="float">
            <text:p>61</text:p>
          </table:table-cell>
          <table:table-cell office:value-type="string" calcext:value-type="string">
            <text:p>Marine</text:p>
          </table:table-cell>
          <table:table-cell office:value-type="string" calcext:value-type="string">
            <text:p>Dupond</text:p>
          </table:table-cell>
          <table:table-cell office:value-type="date" office:date-value="1980-03-12" calcext:value-type="date">
            <text:p>1980-03-12</text:p>
          </table:table-cell>
          <table:table-cell office:value-type="string" calcext:value-type="string">
            <text:p>Marketing Manager</text:p>
          </table:table-cell>
          <table:table-cell office:value-type="date" office:date-value="2006-11-30" calcext:value-type="date">
            <text:p>2006-11-30</text:p>
          </table:table-cell>
          <table:table-cell office:value-type="float" office:value="64000" calcext:value-type="float">
            <text:p>64000</text:p>
          </table:table-cell>
        </table:table-row>
        <table:table-row table:style-name="ro1">
          <table:table-cell office:value-type="float" office:value="62" calcext:value-type="float">
            <text:p>62</text:p>
          </table:table-cell>
          <table:table-cell office:value-type="string" calcext:value-type="string">
            <text:p>Benjamin</text:p>
          </table:table-cell>
          <table:table-cell office:value-type="string" calcext:value-type="string">
            <text:p>Fabre</text:p>
          </table:table-cell>
          <table:table-cell office:value-type="date" office:date-value="1985-08-26" calcext:value-type="date">
            <text:p>1985-08-26</text:p>
          </table:table-cell>
          <table:table-cell office:value-type="string" calcext:value-type="string">
            <text:p>System Administrator</text:p>
          </table:table-cell>
          <table:table-cell office:value-type="date" office:date-value="2009-01-16" calcext:value-type="date">
            <text:p>2009-01-16</text:p>
          </table:table-cell>
          <table:table-cell office:value-type="float" office:value="54000" calcext:value-type="float">
            <text:p>54000</text:p>
          </table:table-cell>
        </table:table-row>
        <table:table-row table:style-name="ro1">
          <table:table-cell office:value-type="float" office:value="63" calcext:value-type="float">
            <text:p>63</text:p>
          </table:table-cell>
          <table:table-cell office:value-type="string" calcext:value-type="string">
            <text:p>Laura</text:p>
          </table:table-cell>
          <table:table-cell office:value-type="string" calcext:value-type="string">
            <text:p>Moreau</text:p>
          </table:table-cell>
          <table:table-cell office:value-type="date" office:date-value="1989-06-08" calcext:value-type="date">
            <text:p>1989-06-08</text:p>
          </table:table-cell>
          <table:table-cell office:value-type="string" calcext:value-type="string">
            <text:p>Developer</text:p>
          </table:table-cell>
          <table:table-cell office:value-type="date" office:date-value="2013-12-04" calcext:value-type="date">
            <text:p>2013-12-04</text:p>
          </table:table-cell>
          <table:table-cell office:value-type="float" office:value="51000" calcext:value-type="float">
            <text:p>51000</text:p>
          </table:table-cell>
        </table:table-row>
        <table:table-row table:style-name="ro1">
          <table:table-cell office:value-type="float" office:value="64" calcext:value-type="float">
            <text:p>64</text:p>
          </table:table-cell>
          <table:table-cell office:value-type="string" calcext:value-type="string">
            <text:p>Alexandre</text:p>
          </table:table-cell>
          <table:table-cell office:value-type="string" calcext:value-type="string">
            <text:p>Robert</text:p>
          </table:table-cell>
          <table:table-cell office:value-type="date" office:date-value="1992-02-14" calcext:value-type="date">
            <text:p>1992-02-14</text:p>
          </table:table-cell>
          <table:table-cell office:value-type="string" calcext:value-type="string">
            <text:p>Project Manager</text:p>
          </table:table-cell>
          <table:table-cell office:value-type="date" office:date-value="2016-10-12" calcext:value-type="date">
            <text:p>2016-10-12</text:p>
          </table:table-cell>
          <table:table-cell office:value-type="float" office:value="71000" calcext:value-type="float">
            <text:p>71000</text:p>
          </table:table-cell>
        </table:table-row>
        <table:table-row table:style-name="ro1">
          <table:table-cell office:value-type="float" office:value="65" calcext:value-type="float">
            <text:p>65</text:p>
          </table:table-cell>
          <table:table-cell office:value-type="string" calcext:value-type="string">
            <text:p>Claire</text:p>
          </table:table-cell>
          <table:table-cell office:value-type="string" calcext:value-type="string">
            <text:p>Petit</text:p>
          </table:table-cell>
          <table:table-cell office:value-type="date" office:date-value="1983-05-17" calcext:value-type="date">
            <text:p>1983-05-17</text:p>
          </table:table-cell>
          <table:table-cell office:value-type="string" calcext:value-type="string">
            <text:p>Designer</text:p>
          </table:table-cell>
          <table:table-cell office:value-type="date" office:date-value="2007-07-07" calcext:value-type="date">
            <text:p>2007-07-07</text:p>
          </table:table-cell>
          <table:table-cell office:value-type="float" office:value="47000" calcext:value-type="float">
            <text:p>47000</text:p>
          </table:table-cell>
        </table:table-row>
        <table:table-row table:style-name="ro1">
          <table:table-cell office:value-type="float" office:value="66" calcext:value-type="float">
            <text:p>66</text:p>
          </table:table-cell>
          <table:table-cell office:value-type="string" calcext:value-type="string">
            <text:p>Antoine</text:p>
          </table:table-cell>
          <table:table-cell office:value-type="string" calcext:value-type="string">
            <text:p>Dupuis</text:p>
          </table:table-cell>
          <table:table-cell office:value-type="date" office:date-value="1987-09-29" calcext:value-type="date">
            <text:p>1987-09-29</text:p>
          </table:table-cell>
          <table:table-cell office:value-type="string" calcext:value-type="string">
            <text:p>Developer</text:p>
          </table:table-cell>
          <table:table-cell office:value-type="date" office:date-value="2012-04-20" calcext:value-type="date">
            <text:p>2012-04-20</text:p>
          </table:table-cell>
          <table:table-cell office:value-type="float" office:value="52000" calcext:value-type="float">
            <text:p>52000</text:p>
          </table:table-cell>
        </table:table-row>
        <table:table-row table:style-name="ro1">
          <table:table-cell office:value-type="float" office:value="67" calcext:value-type="float">
            <text:p>67</text:p>
          </table:table-cell>
          <table:table-cell office:value-type="string" calcext:value-type="string">
            <text:p>Elodie</text:p>
          </table:table-cell>
          <table:table-cell office:value-type="string" calcext:value-type="string">
            <text:p>Marchand</text:p>
          </table:table-cell>
          <table:table-cell office:value-type="date" office:date-value="1990-12-03" calcext:value-type="date">
            <text:p>1990-12-03</text:p>
          </table:table-cell>
          <table:table-cell office:value-type="string" calcext:value-type="string">
            <text:p>HR Specialist</text:p>
          </table:table-cell>
          <table:table-cell office:value-type="date" office:date-value="2015-09-29" calcext:value-type="date">
            <text:p>2015-09-29</text:p>
          </table:table-cell>
          <table:table-cell office:value-type="float" office:value="46000" calcext:value-type="float">
            <text:p>46000</text:p>
          </table:table-cell>
        </table:table-row>
        <table:table-row table:style-name="ro1">
          <table:table-cell office:value-type="float" office:value="68" calcext:value-type="float">
            <text:p>68</text:p>
          </table:table-cell>
          <table:table-cell office:value-type="string" calcext:value-type="string">
            <text:p>Mathieu</text:p>
          </table:table-cell>
          <table:table-cell office:value-type="string" calcext:value-type="string">
            <text:p>Lambert</text:p>
          </table:table-cell>
          <table:table-cell office:value-type="date" office:date-value="1982-01-22" calcext:value-type="date">
            <text:p>1982-01-22</text:p>
          </table:table-cell>
          <table:table-cell office:value-type="string" calcext:value-type="string">
            <text:p>Business Analyst</text:p>
          </table:table-cell>
          <table:table-cell office:value-type="date" office:date-value="2008-06-18" calcext:value-type="date">
            <text:p>2008-06-18</text:p>
          </table:table-cell>
          <table:table-cell office:value-type="float" office:value="60000" calcext:value-type="float">
            <text:p>60000</text:p>
          </table:table-cell>
        </table:table-row>
        <table:table-row table:style-name="ro1">
          <table:table-cell office:value-type="float" office:value="69" calcext:value-type="float">
            <text:p>69</text:p>
          </table:table-cell>
          <table:table-cell office:value-type="string" calcext:value-type="string">
            <text:p>Audrey</text:p>
          </table:table-cell>
          <table:table-cell office:value-type="string" calcext:value-type="string">
            <text:p>Granger</text:p>
          </table:table-cell>
          <table:table-cell office:value-type="date" office:date-value="1986-04-27" calcext:value-type="date">
            <text:p>1986-04-27</text:p>
          </table:table-cell>
          <table:table-cell office:value-type="string" calcext:value-type="string">
            <text:p>Product Owner</text:p>
          </table:table-cell>
          <table:table-cell office:value-type="date" office:date-value="2011-11-11" calcext:value-type="date">
            <text:p>2011-11-11</text:p>
          </table:table-cell>
          <table:table-cell office:value-type="float" office:value="67000" calcext:value-type="float">
            <text:p>67000</text:p>
          </table:table-cell>
        </table:table-row>
        <table:table-row table:style-name="ro1">
          <table:table-cell office:value-type="float" office:value="70" calcext:value-type="float">
            <text:p>70</text:p>
          </table:table-cell>
          <table:table-cell office:value-type="string" calcext:value-type="string">
            <text:p>Guillaume</text:p>
          </table:table-cell>
          <table:table-cell office:value-type="string" calcext:value-type="string">
            <text:p>Morel</text:p>
          </table:table-cell>
          <table:table-cell office:value-type="date" office:date-value="1989-10-15" calcext:value-type="date">
            <text:p>1989-10-15</text:p>
          </table:table-cell>
          <table:table-cell office:value-type="string" calcext:value-type="string">
            <text:p>Developer</text:p>
          </table:table-cell>
          <table:table-cell office:value-type="date" office:date-value="2014-03-07" calcext:value-type="date">
            <text:p>2014-03-07</text:p>
          </table:table-cell>
          <table:table-cell office:value-type="float" office:value="51000" calcext:value-type="float">
            <text:p>51000</text:p>
          </table:table-cell>
        </table:table-row>
        <table:table-row table:style-name="ro1">
          <table:table-cell office:value-type="float" office:value="71" calcext:value-type="float">
            <text:p>71</text:p>
          </table:table-cell>
          <table:table-cell office:value-type="string" calcext:value-type="string">
            <text:p>Chloé</text:p>
          </table:table-cell>
          <table:table-cell office:value-type="string" calcext:value-type="string">
            <text:p>Pierre</text:p>
          </table:table-cell>
          <table:table-cell office:value-type="date" office:date-value="1993-07-04" calcext:value-type="date">
            <text:p>1993-07-04</text:p>
          </table:table-cell>
          <table:table-cell office:value-type="string" calcext:value-type="string">
            <text:p>Marketing Manager</text:p>
          </table:table-cell>
          <table:table-cell office:value-type="date" office:date-value="2017-07-28" calcext:value-type="date">
            <text:p>2017-07-28</text:p>
          </table:table-cell>
          <table:table-cell office:value-type="float" office:value="64000" calcext:value-type="float">
            <text:p>64000</text:p>
          </table:table-cell>
        </table:table-row>
        <table:table-row table:style-name="ro1">
          <table:table-cell office:value-type="float" office:value="72" calcext:value-type="float">
            <text:p>72</text:p>
          </table:table-cell>
          <table:table-cell office:value-type="string" calcext:value-type="string">
            <text:p>Julien</text:p>
          </table:table-cell>
          <table:table-cell office:value-type="string" calcext:value-type="string">
            <text:p>Barbier</text:p>
          </table:table-cell>
          <table:table-cell office:value-type="date" office:date-value="1981-11-30" calcext:value-type="date">
            <text:p>1981-11-30</text:p>
          </table:table-cell>
          <table:table-cell office:value-type="string" calcext:value-type="string">
            <text:p>System Administrator</text:p>
          </table:table-cell>
          <table:table-cell office:value-type="date" office:date-value="2007-08-20" calcext:value-type="date">
            <text:p>2007-08-20</text:p>
          </table:table-cell>
          <table:table-cell office:value-type="float" office:value="55000" calcext:value-type="float">
            <text:p>55000</text:p>
          </table:table-cell>
        </table:table-row>
        <table:table-row table:style-name="ro1">
          <table:table-cell office:value-type="float" office:value="73" calcext:value-type="float">
            <text:p>73</text:p>
          </table:table-cell>
          <table:table-cell office:value-type="string" calcext:value-type="string">
            <text:p>Marine</text:p>
          </table:table-cell>
          <table:table-cell office:value-type="string" calcext:value-type="string">
            <text:p>Pierre</text:p>
          </table:table-cell>
          <table:table-cell office:value-type="date" office:date-value="1985-03-26" calcext:value-type="date">
            <text:p>1985-03-26</text:p>
          </table:table-cell>
          <table:table-cell office:value-type="string" calcext:value-type="string">
            <text:p>Developer</text:p>
          </table:table-cell>
          <table:table-cell office:value-type="date" office:date-value="2010-02-12" calcext:value-type="date">
            <text:p>2010-02-12</text:p>
          </table:table-cell>
          <table:table-cell office:value-type="float" office:value="52000" calcext:value-type="float">
            <text:p>52000</text:p>
          </table:table-cell>
        </table:table-row>
        <table:table-row table:style-name="ro1">
          <table:table-cell office:value-type="float" office:value="74" calcext:value-type="float">
            <text:p>74</text:p>
          </table:table-cell>
          <table:table-cell office:value-type="string" calcext:value-type="string">
            <text:p>Alexandre</text:p>
          </table:table-cell>
          <table:table-cell office:value-type="string" calcext:value-type="string">
            <text:p>Robin</text:p>
          </table:table-cell>
          <table:table-cell office:value-type="date" office:date-value="1988-08-14" calcext:value-type="date">
            <text:p>1988-08-14</text:p>
          </table:table-cell>
          <table:table-cell office:value-type="string" calcext:value-type="string">
            <text:p>Project Manager</text:p>
          </table:table-cell>
          <table:table-cell office:value-type="date" office:date-value="2012-05-17" calcext:value-type="date">
            <text:p>2012-05-17</text:p>
          </table:table-cell>
          <table:table-cell office:value-type="float" office:value="70000" calcext:value-type="float">
            <text:p>70000</text:p>
          </table:table-cell>
        </table:table-row>
        <table:table-row table:style-name="ro1">
          <table:table-cell office:value-type="float" office:value="75" calcext:value-type="float">
            <text:p>75</text:p>
          </table:table-cell>
          <table:table-cell office:value-type="string" calcext:value-type="string">
            <text:p>Florence</text:p>
          </table:table-cell>
          <table:table-cell office:value-type="string" calcext:value-type="string">
            <text:p>Gautier</text:p>
          </table:table-cell>
          <table:table-cell office:value-type="date" office:date-value="1994-04-23" calcext:value-type="date">
            <text:p>1994-04-23</text:p>
          </table:table-cell>
          <table:table-cell office:value-type="string" calcext:value-type="string">
            <text:p>Designer</text:p>
          </table:table-cell>
          <table:table-cell office:value-type="date" office:date-value="2017-06-20" calcext:value-type="date">
            <text:p>2017-06-20</text:p>
          </table:table-cell>
          <table:table-cell office:value-type="float" office:value="46000" calcext:value-type="float">
            <text:p>46000</text:p>
          </table:table-cell>
        </table:table-row>
        <table:table-row table:style-name="ro1">
          <table:table-cell office:value-type="float" office:value="76" calcext:value-type="float">
            <text:p>76</text:p>
          </table:table-cell>
          <table:table-cell office:value-type="string" calcext:value-type="string">
            <text:p>Thomas</text:p>
          </table:table-cell>
          <table:table-cell office:value-type="string" calcext:value-type="string">
            <text:p>Blanchard</text:p>
          </table:table-cell>
          <table:table-cell office:value-type="date" office:date-value="1982-09-06" calcext:value-type="date">
            <text:p>1982-09-06</text:p>
          </table:table-cell>
          <table:table-cell office:value-type="string" calcext:value-type="string">
            <text:p>Developer</text:p>
          </table:table-cell>
          <table:table-cell office:value-type="date" office:date-value="2008-10-12" calcext:value-type="date">
            <text:p>2008-10-12</text:p>
          </table:table-cell>
          <table:table-cell office:value-type="float" office:value="53000" calcext:value-type="float">
            <text:p>53000</text:p>
          </table:table-cell>
        </table:table-row>
        <table:table-row table:style-name="ro1">
          <table:table-cell office:value-type="float" office:value="77" calcext:value-type="float">
            <text:p>77</text:p>
          </table:table-cell>
          <table:table-cell office:value-type="string" calcext:value-type="string">
            <text:p>Léa</text:p>
          </table:table-cell>
          <table:table-cell office:value-type="string" calcext:value-type="string">
            <text:p>Lemoine</text:p>
          </table:table-cell>
          <table:table-cell office:value-type="date" office:date-value="1986-03-28" calcext:value-type="date">
            <text:p>1986-03-28</text:p>
          </table:table-cell>
          <table:table-cell office:value-type="string" calcext:value-type="string">
            <text:p>HR Specialist</text:p>
          </table:table-cell>
          <table:table-cell office:value-type="date" office:date-value="2011-09-23" calcext:value-type="date">
            <text:p>2011-09-23</text:p>
          </table:table-cell>
          <table:table-cell office:value-type="float" office:value="48000" calcext:value-type="float">
            <text:p>48000</text:p>
          </table:table-cell>
        </table:table-row>
        <table:table-row table:style-name="ro1">
          <table:table-cell office:value-type="float" office:value="78" calcext:value-type="float">
            <text:p>78</text:p>
          </table:table-cell>
          <table:table-cell office:value-type="string" calcext:value-type="string">
            <text:p>Antoine</text:p>
          </table:table-cell>
          <table:table-cell office:value-type="string" calcext:value-type="string">
            <text:p>Maillard</text:p>
          </table:table-cell>
          <table:table-cell office:value-type="date" office:date-value="1991-07-15" calcext:value-type="date">
            <text:p>1991-07-15</text:p>
          </table:table-cell>
          <table:table-cell office:value-type="string" calcext:value-type="string">
            <text:p>Business Analyst</text:p>
          </table:table-cell>
          <table:table-cell office:value-type="date" office:date-value="2015-04-03" calcext:value-type="date">
            <text:p>2015-04-03</text:p>
          </table:table-cell>
          <table:table-cell office:value-type="float" office:value="60000" calcext:value-type="float">
            <text:p>60000</text:p>
          </table:table-cell>
        </table:table-row>
        <table:table-row table:style-name="ro1">
          <table:table-cell office:value-type="float" office:value="79" calcext:value-type="float">
            <text:p>79</text:p>
          </table:table-cell>
          <table:table-cell office:value-type="string" calcext:value-type="string">
            <text:p>Sandrine</text:p>
          </table:table-cell>
          <table:table-cell office:value-type="string" calcext:value-type="string">
            <text:p>Delorme</text:p>
          </table:table-cell>
          <table:table-cell office:value-type="date" office:date-value="1983-05-21" calcext:value-type="date">
            <text:p>1983-05-21</text:p>
          </table:table-cell>
          <table:table-cell office:value-type="string" calcext:value-type="string">
            <text:p>Product Owner</text:p>
          </table:table-cell>
          <table:table-cell office:value-type="date" office:date-value="2009-11-28" calcext:value-type="date">
            <text:p>2009-11-28</text:p>
          </table:table-cell>
          <table:table-cell office:value-type="float" office:value="67000" calcext:value-type="float">
            <text:p>67000</text:p>
          </table:table-cell>
        </table:table-row>
        <table:table-row table:style-name="ro1">
          <table:table-cell office:value-type="float" office:value="80" calcext:value-type="float">
            <text:p>80</text:p>
          </table:table-cell>
          <table:table-cell office:value-type="string" calcext:value-type="string">
            <text:p>Kevin</text:p>
          </table:table-cell>
          <table:table-cell office:value-type="string" calcext:value-type="string">
            <text:p>Louis</text:p>
          </table:table-cell>
          <table:table-cell office:value-type="date" office:date-value="1989-02-19" calcext:value-type="date">
            <text:p>1989-02-19</text:p>
          </table:table-cell>
          <table:table-cell office:value-type="string" calcext:value-type="string">
            <text:p>Developer</text:p>
          </table:table-cell>
          <table:table-cell office:value-type="date" office:date-value="2013-04-15" calcext:value-type="date">
            <text:p>2013-04-15</text:p>
          </table:table-cell>
          <table:table-cell office:value-type="float" office:value="51000" calcext:value-type="float">
            <text:p>51000</text:p>
          </table:table-cell>
        </table:table-row>
        <table:table-row table:style-name="ro1">
          <table:table-cell office:value-type="float" office:value="81" calcext:value-type="float">
            <text:p>81</text:p>
          </table:table-cell>
          <table:table-cell office:value-type="string" calcext:value-type="string">
            <text:p>Clémence</text:p>
          </table:table-cell>
          <table:table-cell office:value-type="string" calcext:value-type="string">
            <text:p>Barre</text:p>
          </table:table-cell>
          <table:table-cell office:value-type="date" office:date-value="1992-10-07" calcext:value-type="date">
            <text:p>1992-10-07</text:p>
          </table:table-cell>
          <table:table-cell office:value-type="string" calcext:value-type="string">
            <text:p>Marketing Manager</text:p>
          </table:table-cell>
          <table:table-cell office:value-type="date" office:date-value="2016-12-19" calcext:value-type="date">
            <text:p>2016-12-19</text:p>
          </table:table-cell>
          <table:table-cell office:value-type="float" office:value="64000" calcext:value-type="float">
            <text:p>64000</text:p>
          </table:table-cell>
        </table:table-row>
        <table:table-row table:style-name="ro1">
          <table:table-cell office:value-type="float" office:value="82" calcext:value-type="float">
            <text:p>82</text:p>
          </table:table-cell>
          <table:table-cell office:value-type="string" calcext:value-type="string">
            <text:p>Marc</text:p>
          </table:table-cell>
          <table:table-cell office:value-type="string" calcext:value-type="string">
            <text:p>Fontaine</text:p>
          </table:table-cell>
          <table:table-cell office:value-type="date" office:date-value="1980-06-25" calcext:value-type="date">
            <text:p>1980-06-25</text:p>
          </table:table-cell>
          <table:table-cell office:value-type="string" calcext:value-type="string">
            <text:p>System Administrator</text:p>
          </table:table-cell>
          <table:table-cell office:value-type="date" office:date-value="2006-05-27" calcext:value-type="date">
            <text:p>2006-05-27</text:p>
          </table:table-cell>
          <table:table-cell office:value-type="float" office:value="54000" calcext:value-type="float">
            <text:p>54000</text:p>
          </table:table-cell>
        </table:table-row>
        <table:table-row table:style-name="ro1">
          <table:table-cell office:value-type="float" office:value="83" calcext:value-type="float">
            <text:p>83</text:p>
          </table:table-cell>
          <table:table-cell office:value-type="string" calcext:value-type="string">
            <text:p>Julie</text:p>
          </table:table-cell>
          <table:table-cell office:value-type="string" calcext:value-type="string">
            <text:p>Dufour</text:p>
          </table:table-cell>
          <table:table-cell office:value-type="date" office:date-value="1987-11-30" calcext:value-type="date">
            <text:p>1987-11-30</text:p>
          </table:table-cell>
          <table:table-cell office:value-type="string" calcext:value-type="string">
            <text:p>Developer</text:p>
          </table:table-cell>
          <table:table-cell office:value-type="date" office:date-value="2012-02-06" calcext:value-type="date">
            <text:p>2012-02-06</text:p>
          </table:table-cell>
          <table:table-cell office:value-type="float" office:value="50000" calcext:value-type="float">
            <text:p>50000</text:p>
          </table:table-cell>
        </table:table-row>
        <table:table-row table:style-name="ro1">
          <table:table-cell office:value-type="float" office:value="84" calcext:value-type="float">
            <text:p>84</text:p>
          </table:table-cell>
          <table:table-cell office:value-type="string" calcext:value-type="string">
            <text:p>Philippe</text:p>
          </table:table-cell>
          <table:table-cell office:value-type="string" calcext:value-type="string">
            <text:p>Guérin</text:p>
          </table:table-cell>
          <table:table-cell office:value-type="date" office:date-value="1995-12-22" calcext:value-type="date">
            <text:p>1995-12-22</text:p>
          </table:table-cell>
          <table:table-cell office:value-type="string" calcext:value-type="string">
            <text:p>Project Manager</text:p>
          </table:table-cell>
          <table:table-cell office:value-type="date" office:date-value="2018-05-11" calcext:value-type="date">
            <text:p>2018-05-11</text:p>
          </table:table-cell>
          <table:table-cell office:value-type="float" office:value="71000" calcext:value-type="float">
            <text:p>71000</text:p>
          </table:table-cell>
        </table:table-row>
        <table:table-row table:style-name="ro1">
          <table:table-cell office:value-type="float" office:value="85" calcext:value-type="float">
            <text:p>85</text:p>
          </table:table-cell>
          <table:table-cell office:value-type="string" calcext:value-type="string">
            <text:p>Sophie</text:p>
          </table:table-cell>
          <table:table-cell office:value-type="string" calcext:value-type="string">
            <text:p>Lopez</text:p>
          </table:table-cell>
          <table:table-cell office:value-type="date" office:date-value="1984-01-13" calcext:value-type="date">
            <text:p>1984-01-13</text:p>
          </table:table-cell>
          <table:table-cell office:value-type="string" calcext:value-type="string">
            <text:p>Designer</text:p>
          </table:table-cell>
          <table:table-cell office:value-type="date" office:date-value="2009-07-02" calcext:value-type="date">
            <text:p>2009-07-02</text:p>
          </table:table-cell>
          <table:table-cell office:value-type="float" office:value="47000" calcext:value-type="float">
            <text:p>47000</text:p>
          </table:table-cell>
        </table:table-row>
        <table:table-row table:style-name="ro1">
          <table:table-cell office:value-type="float" office:value="86" calcext:value-type="float">
            <text:p>86</text:p>
          </table:table-cell>
          <table:table-cell office:value-type="string" calcext:value-type="string">
            <text:p>Mathieu</text:p>
          </table:table-cell>
          <table:table-cell office:value-type="string" calcext:value-type="string">
            <text:p>Clement</text:p>
          </table:table-cell>
          <table:table-cell office:value-type="date" office:date-value="1988-11-25" calcext:value-type="date">
            <text:p>1988-11-25</text:p>
          </table:table-cell>
          <table:table-cell office:value-type="string" calcext:value-type="string">
            <text:p>Developer</text:p>
          </table:table-cell>
          <table:table-cell office:value-type="date" office:date-value="2013-09-27" calcext:value-type="date">
            <text:p>2013-09-27</text:p>
          </table:table-cell>
          <table:table-cell office:value-type="float" office:value="52000" calcext:value-type="float">
            <text:p>52000</text:p>
          </table:table-cell>
        </table:table-row>
        <table:table-row table:style-name="ro1">
          <table:table-cell office:value-type="float" office:value="87" calcext:value-type="float">
            <text:p>87</text:p>
          </table:table-cell>
          <table:table-cell office:value-type="string" calcext:value-type="string">
            <text:p>Élodie</text:p>
          </table:table-cell>
          <table:table-cell office:value-type="string" calcext:value-type="string">
            <text:p>Roussel</text:p>
          </table:table-cell>
          <table:table-cell office:value-type="date" office:date-value="1990-04-16" calcext:value-type="date">
            <text:p>1990-04-16</text:p>
          </table:table-cell>
          <table:table-cell office:value-type="string" calcext:value-type="string">
            <text:p>HR Specialist</text:p>
          </table:table-cell>
          <table:table-cell office:value-type="date" office:date-value="2015-06-14" calcext:value-type="date">
            <text:p>2015-06-14</text:p>
          </table:table-cell>
          <table:table-cell office:value-type="float" office:value="46000" calcext:value-type="float">
            <text:p>46000</text:p>
          </table:table-cell>
        </table:table-row>
        <table:table-row table:style-name="ro1">
          <table:table-cell office:value-type="float" office:value="88" calcext:value-type="float">
            <text:p>88</text:p>
          </table:table-cell>
          <table:table-cell office:value-type="string" calcext:value-type="string">
            <text:p>Alex</text:p>
          </table:table-cell>
          <table:table-cell office:value-type="string" calcext:value-type="string">
            <text:p>Barreau</text:p>
          </table:table-cell>
          <table:table-cell office:value-type="date" office:date-value="1982-07-08" calcext:value-type="date">
            <text:p>1982-07-08</text:p>
          </table:table-cell>
          <table:table-cell office:value-type="string" calcext:value-type="string">
            <text:p>Business Analyst</text:p>
          </table:table-cell>
          <table:table-cell office:value-type="date" office:date-value="2007-03-03" calcext:value-type="date">
            <text:p>2007-03-03</text:p>
          </table:table-cell>
          <table:table-cell office:value-type="float" office:value="59000" calcext:value-type="float">
            <text:p>59000</text:p>
          </table:table-cell>
        </table:table-row>
        <table:table-row table:style-name="ro1">
          <table:table-cell office:value-type="float" office:value="89" calcext:value-type="float">
            <text:p>89</text:p>
          </table:table-cell>
          <table:table-cell office:value-type="string" calcext:value-type="string">
            <text:p>Clara</text:p>
          </table:table-cell>
          <table:table-cell office:value-type="string" calcext:value-type="string">
            <text:p>Marchal</text:p>
          </table:table-cell>
          <table:table-cell office:value-type="date" office:date-value="1986-05-01" calcext:value-type="date">
            <text:p>1986-05-01</text:p>
          </table:table-cell>
          <table:table-cell office:value-type="string" calcext:value-type="string">
            <text:p>Product Owner</text:p>
          </table:table-cell>
          <table:table-cell office:value-type="date" office:date-value="2011-12-22" calcext:value-type="date">
            <text:p>2011-12-22</text:p>
          </table:table-cell>
          <table:table-cell office:value-type="float" office:value="67000" calcext:value-type="float">
            <text:p>67000</text:p>
          </table:table-cell>
        </table:table-row>
        <table:table-row table:style-name="ro1">
          <table:table-cell office:value-type="float" office:value="90" calcext:value-type="float">
            <text:p>90</text:p>
          </table:table-cell>
          <table:table-cell office:value-type="string" calcext:value-type="string">
            <text:p>Julien</text:p>
          </table:table-cell>
          <table:table-cell office:value-type="string" calcext:value-type="string">
            <text:p>Grégoire</text:p>
          </table:table-cell>
          <table:table-cell office:value-type="date" office:date-value="1993-08-29" calcext:value-type="date">
            <text:p>1993-08-29</text:p>
          </table:table-cell>
          <table:table-cell office:value-type="string" calcext:value-type="string">
            <text:p>Developer</text:p>
          </table:table-cell>
          <table:table-cell office:value-type="date" office:date-value="2017-02-08" calcext:value-type="date">
            <text:p>2017-02-08</text:p>
          </table:table-cell>
          <table:table-cell office:value-type="float" office:value="51000" calcext:value-type="float">
            <text:p>51000</text:p>
          </table:table-cell>
        </table:table-row>
        <table:table-row table:style-name="ro1">
          <table:table-cell office:value-type="float" office:value="91" calcext:value-type="float">
            <text:p>91</text:p>
          </table:table-cell>
          <table:table-cell office:value-type="string" calcext:value-type="string">
            <text:p>Manon</text:p>
          </table:table-cell>
          <table:table-cell office:value-type="string" calcext:value-type="string">
            <text:p>Roux</text:p>
          </table:table-cell>
          <table:table-cell office:value-type="date" office:date-value="1981-02-06" calcext:value-type="date">
            <text:p>1981-02-06</text:p>
          </table:table-cell>
          <table:table-cell office:value-type="string" calcext:value-type="string">
            <text:p>Marketing Manager</text:p>
          </table:table-cell>
          <table:table-cell office:value-type="date" office:date-value="2008-10-15" calcext:value-type="date">
            <text:p>2008-10-15</text:p>
          </table:table-cell>
          <table:table-cell office:value-type="float" office:value="63000" calcext:value-type="float">
            <text:p>63000</text:p>
          </table:table-cell>
        </table:table-row>
        <table:table-row table:style-name="ro1">
          <table:table-cell office:value-type="float" office:value="92" calcext:value-type="float">
            <text:p>92</text:p>
          </table:table-cell>
          <table:table-cell office:value-type="string" calcext:value-type="string">
            <text:p>David</text:p>
          </table:table-cell>
          <table:table-cell office:value-type="string" calcext:value-type="string">
            <text:p>Dufresne</text:p>
          </table:table-cell>
          <table:table-cell office:value-type="date" office:date-value="1985-09-14" calcext:value-type="date">
            <text:p>1985-09-14</text:p>
          </table:table-cell>
          <table:table-cell office:value-type="string" calcext:value-type="string">
            <text:p>System Administrator</text:p>
          </table:table-cell>
          <table:table-cell office:value-type="date" office:date-value="2010-06-19" calcext:value-type="date">
            <text:p>2010-06-19</text:p>
          </table:table-cell>
          <table:table-cell office:value-type="float" office:value="55000" calcext:value-type="float">
            <text:p>55000</text:p>
          </table:table-cell>
        </table:table-row>
        <table:table-row table:style-name="ro1">
          <table:table-cell office:value-type="float" office:value="93" calcext:value-type="float">
            <text:p>93</text:p>
          </table:table-cell>
          <table:table-cell office:value-type="string" calcext:value-type="string">
            <text:p>Amélie</text:p>
          </table:table-cell>
          <table:table-cell office:value-type="string" calcext:value-type="string">
            <text:p>Brun</text:p>
          </table:table-cell>
          <table:table-cell office:value-type="date" office:date-value="1989-03-11" calcext:value-type="date">
            <text:p>1989-03-11</text:p>
          </table:table-cell>
          <table:table-cell office:value-type="string" calcext:value-type="string">
            <text:p>Developer</text:p>
          </table:table-cell>
          <table:table-cell office:value-type="date" office:date-value="2013-04-12" calcext:value-type="date">
            <text:p>2013-04-12</text:p>
          </table:table-cell>
          <table:table-cell office:value-type="float" office:value="49000" calcext:value-type="float">
            <text:p>49000</text:p>
          </table:table-cell>
        </table:table-row>
        <table:table-row table:style-name="ro1">
          <table:table-cell office:value-type="float" office:value="94" calcext:value-type="float">
            <text:p>94</text:p>
          </table:table-cell>
          <table:table-cell office:value-type="string" calcext:value-type="string">
            <text:p>Thomas</text:p>
          </table:table-cell>
          <table:table-cell office:value-type="string" calcext:value-type="string">
            <text:p>Perret</text:p>
          </table:table-cell>
          <table:table-cell office:value-type="date" office:date-value="1992-07-23" calcext:value-type="date">
            <text:p>1992-07-23</text:p>
          </table:table-cell>
          <table:table-cell office:value-type="string" calcext:value-type="string">
            <text:p>Project Manager</text:p>
          </table:table-cell>
          <table:table-cell office:value-type="date" office:date-value="2016-08-30" calcext:value-type="date">
            <text:p>2016-08-30</text:p>
          </table:table-cell>
          <table:table-cell office:value-type="float" office:value="70000" calcext:value-type="float">
            <text:p>70000</text:p>
          </table:table-cell>
        </table:table-row>
        <table:table-row table:style-name="ro1">
          <table:table-cell office:value-type="float" office:value="95" calcext:value-type="float">
            <text:p>95</text:p>
          </table:table-cell>
          <table:table-cell office:value-type="string" calcext:value-type="string">
            <text:p>Claire</text:p>
          </table:table-cell>
          <table:table-cell office:value-type="string" calcext:value-type="string">
            <text:p>Leveque</text:p>
          </table:table-cell>
          <table:table-cell office:value-type="date" office:date-value="1984-12-05" calcext:value-type="date">
            <text:p>1984-12-05</text:p>
          </table:table-cell>
          <table:table-cell office:value-type="string" calcext:value-type="string">
            <text:p>Designer</text:p>
          </table:table-cell>
          <table:table-cell office:value-type="date" office:date-value="2010-01-27" calcext:value-type="date">
            <text:p>2010-01-27</text:p>
          </table:table-cell>
          <table:table-cell office:value-type="float" office:value="46000" calcext:value-type="float">
            <text:p>46000</text:p>
          </table:table-cell>
        </table:table-row>
        <table:table-row table:style-name="ro1">
          <table:table-cell office:value-type="float" office:value="96" calcext:value-type="float">
            <text:p>96</text:p>
          </table:table-cell>
          <table:table-cell office:value-type="string" calcext:value-type="string">
            <text:p>Antoine</text:p>
          </table:table-cell>
          <table:table-cell office:value-type="string" calcext:value-type="string">
            <text:p>Duval</text:p>
          </table:table-cell>
          <table:table-cell office:value-type="date" office:date-value="1987-08-19" calcext:value-type="date">
            <text:p>1987-08-19</text:p>
          </table:table-cell>
          <table:table-cell office:value-type="string" calcext:value-type="string">
            <text:p>Developer</text:p>
          </table:table-cell>
          <table:table-cell office:value-type="date" office:date-value="2013-11-18" calcext:value-type="date">
            <text:p>2013-11-18</text:p>
          </table:table-cell>
          <table:table-cell office:value-type="float" office:value="53000" calcext:value-type="float">
            <text:p>53000</text:p>
          </table:table-cell>
        </table:table-row>
        <table:table-row table:style-name="ro1">
          <table:table-cell office:value-type="float" office:value="97" calcext:value-type="float">
            <text:p>97</text:p>
          </table:table-cell>
          <table:table-cell office:value-type="string" calcext:value-type="string">
            <text:p>Emma</text:p>
          </table:table-cell>
          <table:table-cell office:value-type="string" calcext:value-type="string">
            <text:p>Blondel</text:p>
          </table:table-cell>
          <table:table-cell office:value-type="date" office:date-value="1990-10-10" calcext:value-type="date">
            <text:p>1990-10-10</text:p>
          </table:table-cell>
          <table:table-cell office:value-type="string" calcext:value-type="string">
            <text:p>HR Specialist</text:p>
          </table:table-cell>
          <table:table-cell office:value-type="date" office:date-value="2016-07-01" calcext:value-type="date">
            <text:p>2016-07-01</text:p>
          </table:table-cell>
          <table:table-cell office:value-type="float" office:value="46000" calcext:value-type="float">
            <text:p>46000</text:p>
          </table:table-cell>
        </table:table-row>
        <table:table-row table:style-name="ro1">
          <table:table-cell office:value-type="float" office:value="98" calcext:value-type="float">
            <text:p>98</text:p>
          </table:table-cell>
          <table:table-cell office:value-type="string" calcext:value-type="string">
            <text:p>Marc</text:p>
          </table:table-cell>
          <table:table-cell office:value-type="string" calcext:value-type="string">
            <text:p>Lemoine</text:p>
          </table:table-cell>
          <table:table-cell office:value-type="date" office:date-value="1983-06-15" calcext:value-type="date">
            <text:p>1983-06-15</text:p>
          </table:table-cell>
          <table:table-cell office:value-type="string" calcext:value-type="string">
            <text:p>Business Analyst</text:p>
          </table:table-cell>
          <table:table-cell office:value-type="date" office:date-value="2008-12-09" calcext:value-type="date">
            <text:p>2008-12-09</text:p>
          </table:table-cell>
          <table:table-cell office:value-type="float" office:value="60000" calcext:value-type="float">
            <text:p>60000</text:p>
          </table:table-cell>
        </table:table-row>
        <table:table-row table:style-name="ro1">
          <table:table-cell office:value-type="float" office:value="99" calcext:value-type="float">
            <text:p>99</text:p>
          </table:table-cell>
          <table:table-cell office:value-type="string" calcext:value-type="string">
            <text:p>Sophie</text:p>
          </table:table-cell>
          <table:table-cell office:value-type="string" calcext:value-type="string">
            <text:p>Laurent</text:p>
          </table:table-cell>
          <table:table-cell office:value-type="date" office:date-value="1988-01-30" calcext:value-type="date">
            <text:p>1988-01-30</text:p>
          </table:table-cell>
          <table:table-cell office:value-type="string" calcext:value-type="string">
            <text:p>Product Owner</text:p>
          </table:table-cell>
          <table:table-cell office:value-type="date" office:date-value="2012-09-25" calcext:value-type="date">
            <text:p>2012-09-25</text:p>
          </table:table-cell>
          <table:table-cell office:value-type="float" office:value="67000" calcext:value-type="float">
            <text:p>67000</text:p>
          </table:table-cell>
        </table:table-row>
        <table:table-row table:style-name="ro1">
          <table:table-cell table:style-name="ce7" office:value-type="float" office:value="100" calcext:value-type="float">
            <text:p>100</text:p>
          </table:table-cell>
          <table:table-cell table:style-name="ce7" office:value-type="string" calcext:value-type="string">
            <text:p>Julien</text:p>
          </table:table-cell>
          <table:table-cell table:style-name="ce7" office:value-type="string" calcext:value-type="string">
            <text:p>Baron</text:p>
          </table:table-cell>
          <table:table-cell table:style-name="ce15" office:value-type="date" office:date-value="1991-11-21" calcext:value-type="date">
            <text:p>1991-11-21</text:p>
          </table:table-cell>
          <table:table-cell table:style-name="ce7" office:value-type="string" calcext:value-type="string">
            <text:p>Developer</text:p>
          </table:table-cell>
          <table:table-cell table:style-name="ce15" office:value-type="date" office:date-value="2015-05-05" calcext:value-type="date">
            <text:p>2015-05-05</text:p>
          </table:table-cell>
          <table:table-cell table:style-name="ce7" office:value-type="float" office:value="51000" calcext:value-type="float">
            <text:p>51000</text:p>
          </table:table-cell>
        </table:table-row>
        <table:table-row table:style-name="ro1" table:number-rows-repeated="8">
          <table:table-cell table:style-name="Default" table:number-columns-repeated="7"/>
        </table:table-row>
        <table:table-row table:style-name="ro1">
          <table:table-cell table:style-name="Default" office:value-type="string" calcext:value-type="string">
            <text:p>In some companies, it is often necessary to generate dummy data to test applications or</text:p>
          </table:table-cell>
          <table:table-cell table:style-name="Default" table:number-columns-repeated="6"/>
        </table:table-row>
        <table:table-row table:style-name="ro1">
          <table:table-cell table:style-name="Default" office:value-type="string" calcext:value-type="string">
            <text:p>databases.</text:p>
          </table:table-cell>
          <table:table-cell table:style-name="Default" table:number-columns-repeated="6"/>
        </table:table-row>
        <table:table-row table:style-name="ro1">
          <table:table-cell table:style-name="Default" office:value-type="string" calcext:value-type="string">
            <text:p>For this exercise, you will ask the AI to generate fictitious employee data for a company.</text:p>
          </table:table-cell>
          <table:table-cell table:style-name="Default" table:number-columns-repeated="6"/>
        </table:table-row>
        <table:table-row table:style-name="ro1">
          <table:table-cell table:style-name="Default" office:value-type="string" calcext:value-type="string">
            <text:p>This data should include a total of 100 employees with the following information:</text:p>
          </table:table-cell>
          <table:table-cell table:style-name="Default" table:number-columns-repeated="6"/>
        </table:table-row>
        <table:table-row table:style-name="ro1">
          <table:table-cell table:style-name="Default" office:value-type="string" calcext:value-type="string">
            <text:p>• Last Name</text:p>
          </table:table-cell>
          <table:table-cell table:style-name="Default" table:number-columns-repeated="6"/>
        </table:table-row>
        <table:table-row table:style-name="ro1">
          <table:table-cell table:style-name="Default" office:value-type="string" calcext:value-type="string">
            <text:p>• First Name</text:p>
          </table:table-cell>
          <table:table-cell table:style-name="Default" table:number-columns-repeated="6"/>
        </table:table-row>
        <table:table-row table:style-name="ro1">
          <table:table-cell table:style-name="Default" office:value-type="string" calcext:value-type="string">
            <text:p>• Date of Birth</text:p>
          </table:table-cell>
          <table:table-cell table:style-name="Default" table:number-columns-repeated="6"/>
        </table:table-row>
        <table:table-row table:style-name="ro1">
          <table:table-cell table:style-name="Default" office:value-type="string" calcext:value-type="string">
            <text:p>• Position</text:p>
          </table:table-cell>
          <table:table-cell table:style-name="Default" table:number-columns-repeated="6"/>
        </table:table-row>
        <table:table-row table:style-name="ro1">
          <table:table-cell table:style-name="Default" office:value-type="string" calcext:value-type="string">
            <text:p>• Date of Hire</text:p>
          </table:table-cell>
          <table:table-cell table:style-name="Default" table:number-columns-repeated="6"/>
        </table:table-row>
        <table:table-row table:style-name="ro1">
          <table:table-cell table:style-name="Default" office:value-type="string" calcext:value-type="string">
            <text:p>• Annual Salary</text:p>
          </table:table-cell>
          <table:table-cell table:style-name="Default" table:number-columns-repeated="6"/>
        </table:table-row>
        <table:table-row table:style-name="ro1">
          <table:table-cell table:style-name="Default" table:number-columns-repeated="7"/>
        </table:table-row>
        <table:table-row table:style-name="ro1">
          <table:table-cell table:style-name="Default" office:value-type="string" calcext:value-type="string">
            <text:p>The first two rows of your table should look like this (with your own values):</text:p>
          </table:table-cell>
          <table:table-cell table:style-name="Default" table:number-columns-repeated="6"/>
        </table:table-row>
        <table:table-row table:style-name="ro1">
          <table:table-cell table:style-name="Default" office:value-type="string" calcext:value-type="string">
            <text:p>ID First Name Last Name Date of Birth Position Date of Hire Annual Salary</text:p>
          </table:table-cell>
          <table:table-cell table:style-name="Default" table:number-columns-repeated="6"/>
        </table:table-row>
        <table:table-row table:style-name="ro1">
          <table:table-cell table:style-name="Default" office:value-type="string" calcext:value-type="string">
            <text:p>1 Jean Dupont 1985-01-01 Developer 2010-01-01 50000</text:p>
          </table:table-cell>
          <table:table-cell table:style-name="Default" table:number-columns-repeated="6"/>
        </table:table-row>
        <table:table-row table:style-name="ro1">
          <table:table-cell table:style-name="Default" office:value-type="string" calcext:value-type="string">
            <text:p>2 Jacques Durant 1990-01-01 Project Manager 2015-01-01 70000</text:p>
          </table:table-cell>
          <table:table-cell table:style-name="Default" table:number-columns-repeated="6"/>
        </table:table-row>
        <table:table-row table:style-name="ro1">
          <table:table-cell table:style-name="Default" table:number-columns-repeated="7"/>
        </table:table-row>
        <table:table-row table:style-name="ro1">
          <table:table-cell table:style-name="Default" office:value-type="string" calcext:value-type="string">
            <text:p>Make the data easy to copy to spreadsheet</text:p>
          </table:table-cell>
          <table:table-cell table:style-name="Default" table:number-columns-repeated="6"/>
        </table:table-row>
      </table:table>
      <table:table table:name="Ex05" table:style-name="ta1">
        <table:table-column table:style-name="co9" table:default-cell-style-name="ce6"/>
        <table:table-column table:style-name="co5" table:default-cell-style-name="ce6"/>
        <table:table-column table:style-name="co10" table:default-cell-style-name="ce6"/>
        <table:table-column table:style-name="co11" table:default-cell-style-name="ce14"/>
        <table:table-column table:style-name="co6" table:default-cell-style-name="ce6"/>
        <table:table-column table:style-name="co7" table:default-cell-style-name="ce14"/>
        <table:table-column table:style-name="co8" table:default-cell-style-name="ce6"/>
        <table:table-column table:style-name="co12" table:default-cell-style-name="ce6"/>
        <table:table-column table:style-name="co13" table:default-cell-style-name="ce6"/>
        <table:table-column table:style-name="co14" table:default-cell-style-name="ce6"/>
        <table:table-row table:style-name="ro1">
          <table:table-cell table:style-name="ce13"/>
          <table:table-cell table:style-name="ce5" office:value-type="string" calcext:value-type="string">
            <text:p>First Name</text:p>
          </table:table-cell>
          <table:table-cell table:style-name="ce5" office:value-type="string" calcext:value-type="string">
            <text:p>Last Name</text:p>
          </table:table-cell>
          <table:table-cell table:style-name="ce5" office:value-type="string" calcext:value-type="string">
            <text:p>Date of Birth</text:p>
          </table:table-cell>
          <table:table-cell table:style-name="ce5" office:value-type="string" calcext:value-type="string">
            <text:p>Position</text:p>
          </table:table-cell>
          <table:table-cell table:style-name="ce5" office:value-type="string" calcext:value-type="string">
            <text:p>Date of Hire</text:p>
          </table:table-cell>
          <table:table-cell table:style-name="ce5" office:value-type="string" calcext:value-type="string">
            <text:p>Annual Salary</text:p>
          </table:table-cell>
          <table:table-cell table:style-name="ce5" office:value-type="string" calcext:value-type="string">
            <text:p>Age</text:p>
          </table:table-cell>
          <table:table-cell table:style-name="ce5" office:value-type="string" calcext:value-type="string">
            <text:p>Seniority</text:p>
          </table:table-cell>
          <table:table-cell table:style-name="ce5" office:value-type="string" calcext:value-type="string">
            <text:p>Annual Seniority Bonus</text:p>
          </table:table-cell>
        </table:table-row>
        <table:table-row table:style-name="ro1">
          <table:table-cell office:value-type="float" office:value="1" calcext:value-type="float">
            <text:p>1</text:p>
          </table:table-cell>
          <table:table-cell office:value-type="string" calcext:value-type="string">
            <text:p>Jean</text:p>
          </table:table-cell>
          <table:table-cell office:value-type="string" calcext:value-type="string">
            <text:p>Dupont</text:p>
          </table:table-cell>
          <table:table-cell office:value-type="date" office:date-value="1985-01-01" calcext:value-type="date">
            <text:p>1985-01-01</text:p>
          </table:table-cell>
          <table:table-cell office:value-type="string" calcext:value-type="string">
            <text:p>Developer</text:p>
          </table:table-cell>
          <table:table-cell office:value-type="date" office:date-value="2010-01-01" calcext:value-type="date">
            <text:p>2010-01-01</text:p>
          </table:table-cell>
          <table:table-cell office:value-type="float" office:value="50000" calcext:value-type="float">
            <text:p>50000</text:p>
          </table:table-cell>
          <table:table-cell table:formula="of:=DATEDIF([.D2]; TODAY(); &quot;Y&quot;)" office:value-type="float" office:value="40" calcext:value-type="float">
            <text:p>40</text:p>
          </table:table-cell>
          <table:table-cell table:formula="of:=DATEDIF([.F2]; TODAY(); &quot;Y&quot;)" office:value-type="float" office:value="15" calcext:value-type="float">
            <text:p>15</text:p>
          </table:table-cell>
          <table:table-cell table:formula="of:=[.G2] * IF([.I2] &lt; 5; 0; IF([.I2] &lt; 10; 0.05; IF([.I2] &lt; 15; 0.1; IF([.I2] &lt; 20; 0.15; 0))))" office:value-type="float" office:value="7500" calcext:value-type="float">
            <text:p>7500</text:p>
          </table:table-cell>
        </table:table-row>
        <table:table-row table:style-name="ro1">
          <table:table-cell office:value-type="float" office:value="2" calcext:value-type="float">
            <text:p>2</text:p>
          </table:table-cell>
          <table:table-cell office:value-type="string" calcext:value-type="string">
            <text:p>Jacques</text:p>
          </table:table-cell>
          <table:table-cell office:value-type="string" calcext:value-type="string">
            <text:p>Durant</text:p>
          </table:table-cell>
          <table:table-cell office:value-type="date" office:date-value="1990-01-01" calcext:value-type="date">
            <text:p>1990-01-01</text:p>
          </table:table-cell>
          <table:table-cell office:value-type="string" calcext:value-type="string">
            <text:p>Project Manager</text:p>
          </table:table-cell>
          <table:table-cell office:value-type="date" office:date-value="2015-01-01" calcext:value-type="date">
            <text:p>2015-01-01</text:p>
          </table:table-cell>
          <table:table-cell office:value-type="float" office:value="70000" calcext:value-type="float">
            <text:p>70000</text:p>
          </table:table-cell>
          <table:table-cell table:formula="of:=DATEDIF([.D3]; TODAY(); &quot;Y&quot;)" office:value-type="float" office:value="35" calcext:value-type="float">
            <text:p>35</text:p>
          </table:table-cell>
          <table:table-cell table:formula="of:=DATEDIF([.F3]; TODAY(); &quot;Y&quot;)" office:value-type="float" office:value="10" calcext:value-type="float">
            <text:p>10</text:p>
          </table:table-cell>
          <table:table-cell table:formula="of:=[.G3] * IF([.I3] &lt; 5; 0; IF([.I3] &lt; 10; 0.05; IF([.I3] &lt; 15; 0.1; IF([.I3] &lt; 20; 0.15; 0))))" office:value-type="float" office:value="7000" calcext:value-type="float">
            <text:p>7000</text:p>
          </table:table-cell>
        </table:table-row>
        <table:table-row table:style-name="ro1">
          <table:table-cell office:value-type="float" office:value="3" calcext:value-type="float">
            <text:p>3</text:p>
          </table:table-cell>
          <table:table-cell office:value-type="string" calcext:value-type="string">
            <text:p>Marie</text:p>
          </table:table-cell>
          <table:table-cell office:value-type="string" calcext:value-type="string">
            <text:p>Leclerc</text:p>
          </table:table-cell>
          <table:table-cell office:value-type="date" office:date-value="1988-03-15" calcext:value-type="date">
            <text:p>1988-03-15</text:p>
          </table:table-cell>
          <table:table-cell office:value-type="string" calcext:value-type="string">
            <text:p>Designer</text:p>
          </table:table-cell>
          <table:table-cell office:value-type="date" office:date-value="2012-06-10" calcext:value-type="date">
            <text:p>2012-06-10</text:p>
          </table:table-cell>
          <table:table-cell office:value-type="float" office:value="48000" calcext:value-type="float">
            <text:p>48000</text:p>
          </table:table-cell>
          <table:table-cell table:formula="of:=DATEDIF([.D4]; TODAY(); &quot;Y&quot;)" office:value-type="float" office:value="37" calcext:value-type="float">
            <text:p>37</text:p>
          </table:table-cell>
          <table:table-cell table:formula="of:=DATEDIF([.F4]; TODAY(); &quot;Y&quot;)" office:value-type="float" office:value="13" calcext:value-type="float">
            <text:p>13</text:p>
          </table:table-cell>
          <table:table-cell table:formula="of:=[.G4] * IF([.I4] &lt; 5; 0; IF([.I4] &lt; 10; 0.05; IF([.I4] &lt; 15; 0.1; IF([.I4] &lt; 20; 0.15; 0))))" office:value-type="float" office:value="4800" calcext:value-type="float">
            <text:p>4800</text:p>
          </table:table-cell>
        </table:table-row>
        <table:table-row table:style-name="ro1">
          <table:table-cell office:value-type="float" office:value="4" calcext:value-type="float">
            <text:p>4</text:p>
          </table:table-cell>
          <table:table-cell office:value-type="string" calcext:value-type="string">
            <text:p>Paul</text:p>
          </table:table-cell>
          <table:table-cell office:value-type="string" calcext:value-type="string">
            <text:p>Moreau</text:p>
          </table:table-cell>
          <table:table-cell office:value-type="date" office:date-value="1979-07-23" calcext:value-type="date">
            <text:p>1979-07-23</text:p>
          </table:table-cell>
          <table:table-cell office:value-type="string" calcext:value-type="string">
            <text:p>System Administrator</text:p>
          </table:table-cell>
          <table:table-cell office:value-type="date" office:date-value="2005-09-01" calcext:value-type="date">
            <text:p>2005-09-01</text:p>
          </table:table-cell>
          <table:table-cell office:value-type="float" office:value="55000" calcext:value-type="float">
            <text:p>55000</text:p>
          </table:table-cell>
          <table:table-cell table:formula="of:=DATEDIF([.D5]; TODAY(); &quot;Y&quot;)" office:value-type="float" office:value="46" calcext:value-type="float">
            <text:p>46</text:p>
          </table:table-cell>
          <table:table-cell table:formula="of:=DATEDIF([.F5]; TODAY(); &quot;Y&quot;)" office:value-type="float" office:value="19" calcext:value-type="float">
            <text:p>19</text:p>
          </table:table-cell>
          <table:table-cell table:formula="of:=[.G5] * IF([.I5] &lt; 5; 0; IF([.I5] &lt; 10; 0.05; IF([.I5] &lt; 15; 0.1; IF([.I5] &lt; 20; 0.15; 0))))" office:value-type="float" office:value="8250" calcext:value-type="float">
            <text:p>8250</text:p>
          </table:table-cell>
        </table:table-row>
        <table:table-row table:style-name="ro1">
          <table:table-cell office:value-type="float" office:value="5" calcext:value-type="float">
            <text:p>5</text:p>
          </table:table-cell>
          <table:table-cell office:value-type="string" calcext:value-type="string">
            <text:p>Claire</text:p>
          </table:table-cell>
          <table:table-cell office:value-type="string" calcext:value-type="string">
            <text:p>Fournier</text:p>
          </table:table-cell>
          <table:table-cell office:value-type="date" office:date-value="1992-11-11" calcext:value-type="date">
            <text:p>1992-11-11</text:p>
          </table:table-cell>
          <table:table-cell office:value-type="string" calcext:value-type="string">
            <text:p>Developer</text:p>
          </table:table-cell>
          <table:table-cell office:value-type="date" office:date-value="2016-03-14" calcext:value-type="date">
            <text:p>2016-03-14</text:p>
          </table:table-cell>
          <table:table-cell office:value-type="float" office:value="51000" calcext:value-type="float">
            <text:p>51000</text:p>
          </table:table-cell>
          <table:table-cell table:formula="of:=DATEDIF([.D6]; TODAY(); &quot;Y&quot;)" office:value-type="float" office:value="32" calcext:value-type="float">
            <text:p>32</text:p>
          </table:table-cell>
          <table:table-cell table:formula="of:=DATEDIF([.F6]; TODAY(); &quot;Y&quot;)" office:value-type="float" office:value="9" calcext:value-type="float">
            <text:p>9</text:p>
          </table:table-cell>
          <table:table-cell table:formula="of:=[.G6] * IF([.I6] &lt; 5; 0; IF([.I6] &lt; 10; 0.05; IF([.I6] &lt; 15; 0.1; IF([.I6] &lt; 20; 0.15; 0))))" office:value-type="float" office:value="2550" calcext:value-type="float">
            <text:p>2550</text:p>
          </table:table-cell>
        </table:table-row>
        <table:table-row table:style-name="ro1">
          <table:table-cell office:value-type="float" office:value="6" calcext:value-type="float">
            <text:p>6</text:p>
          </table:table-cell>
          <table:table-cell office:value-type="string" calcext:value-type="string">
            <text:p>Antoine</text:p>
          </table:table-cell>
          <table:table-cell office:value-type="string" calcext:value-type="string">
            <text:p>Lemoine</text:p>
          </table:table-cell>
          <table:table-cell office:value-type="date" office:date-value="1983-05-06" calcext:value-type="date">
            <text:p>1983-05-06</text:p>
          </table:table-cell>
          <table:table-cell office:value-type="string" calcext:value-type="string">
            <text:p>Business Analyst</text:p>
          </table:table-cell>
          <table:table-cell office:value-type="date" office:date-value="2009-12-21" calcext:value-type="date">
            <text:p>2009-12-21</text:p>
          </table:table-cell>
          <table:table-cell office:value-type="float" office:value="60000" calcext:value-type="float">
            <text:p>60000</text:p>
          </table:table-cell>
          <table:table-cell table:formula="of:=DATEDIF([.D7]; TODAY(); &quot;Y&quot;)" office:value-type="float" office:value="42" calcext:value-type="float">
            <text:p>42</text:p>
          </table:table-cell>
          <table:table-cell table:formula="of:=DATEDIF([.F7]; TODAY(); &quot;Y&quot;)" office:value-type="float" office:value="15" calcext:value-type="float">
            <text:p>15</text:p>
          </table:table-cell>
          <table:table-cell table:formula="of:=[.G7] * IF([.I7] &lt; 5; 0; IF([.I7] &lt; 10; 0.05; IF([.I7] &lt; 15; 0.1; IF([.I7] &lt; 20; 0.15; 0))))" office:value-type="float" office:value="9000" calcext:value-type="float">
            <text:p>9000</text:p>
          </table:table-cell>
        </table:table-row>
        <table:table-row table:style-name="ro1">
          <table:table-cell office:value-type="float" office:value="7" calcext:value-type="float">
            <text:p>7</text:p>
          </table:table-cell>
          <table:table-cell office:value-type="string" calcext:value-type="string">
            <text:p>Elodie</text:p>
          </table:table-cell>
          <table:table-cell office:value-type="string" calcext:value-type="string">
            <text:p>Girard</text:p>
          </table:table-cell>
          <table:table-cell office:value-type="date" office:date-value="1995-08-30" calcext:value-type="date">
            <text:p>1995-08-30</text:p>
          </table:table-cell>
          <table:table-cell office:value-type="string" calcext:value-type="string">
            <text:p>HR Specialist</text:p>
          </table:table-cell>
          <table:table-cell office:value-type="date" office:date-value="2018-04-02" calcext:value-type="date">
            <text:p>2018-04-02</text:p>
          </table:table-cell>
          <table:table-cell office:value-type="float" office:value="47000" calcext:value-type="float">
            <text:p>47000</text:p>
          </table:table-cell>
          <table:table-cell table:formula="of:=DATEDIF([.D8]; TODAY(); &quot;Y&quot;)" office:value-type="float" office:value="29" calcext:value-type="float">
            <text:p>29</text:p>
          </table:table-cell>
          <table:table-cell table:formula="of:=DATEDIF([.F8]; TODAY(); &quot;Y&quot;)" office:value-type="float" office:value="7" calcext:value-type="float">
            <text:p>7</text:p>
          </table:table-cell>
          <table:table-cell table:formula="of:=[.G8] * IF([.I8] &lt; 5; 0; IF([.I8] &lt; 10; 0.05; IF([.I8] &lt; 15; 0.1; IF([.I8] &lt; 20; 0.15; 0))))" office:value-type="float" office:value="2350" calcext:value-type="float">
            <text:p>2350</text:p>
          </table:table-cell>
        </table:table-row>
        <table:table-row table:style-name="ro1">
          <table:table-cell office:value-type="float" office:value="8" calcext:value-type="float">
            <text:p>8</text:p>
          </table:table-cell>
          <table:table-cell office:value-type="string" calcext:value-type="string">
            <text:p>Laurent</text:p>
          </table:table-cell>
          <table:table-cell office:value-type="string" calcext:value-type="string">
            <text:p>Blanc</text:p>
          </table:table-cell>
          <table:table-cell office:value-type="date" office:date-value="1980-12-22" calcext:value-type="date">
            <text:p>1980-12-22</text:p>
          </table:table-cell>
          <table:table-cell office:value-type="string" calcext:value-type="string">
            <text:p>Developer</text:p>
          </table:table-cell>
          <table:table-cell office:value-type="date" office:date-value="2007-07-15" calcext:value-type="date">
            <text:p>2007-07-15</text:p>
          </table:table-cell>
          <table:table-cell office:value-type="float" office:value="53000" calcext:value-type="float">
            <text:p>53000</text:p>
          </table:table-cell>
          <table:table-cell table:formula="of:=DATEDIF([.D9]; TODAY(); &quot;Y&quot;)" office:value-type="float" office:value="44" calcext:value-type="float">
            <text:p>44</text:p>
          </table:table-cell>
          <table:table-cell table:formula="of:=DATEDIF([.F9]; TODAY(); &quot;Y&quot;)" office:value-type="float" office:value="18" calcext:value-type="float">
            <text:p>18</text:p>
          </table:table-cell>
          <table:table-cell table:formula="of:=[.G9] * IF([.I9] &lt; 5; 0; IF([.I9] &lt; 10; 0.05; IF([.I9] &lt; 15; 0.1; IF([.I9] &lt; 20; 0.15; 0))))" office:value-type="float" office:value="7950" calcext:value-type="float">
            <text:p>7950</text:p>
          </table:table-cell>
        </table:table-row>
        <table:table-row table:style-name="ro1">
          <table:table-cell office:value-type="float" office:value="9" calcext:value-type="float">
            <text:p>9</text:p>
          </table:table-cell>
          <table:table-cell office:value-type="string" calcext:value-type="string">
            <text:p>Sophie</text:p>
          </table:table-cell>
          <table:table-cell office:value-type="string" calcext:value-type="string">
            <text:p>Rousseau</text:p>
          </table:table-cell>
          <table:table-cell office:value-type="date" office:date-value="1987-04-17" calcext:value-type="date">
            <text:p>1987-04-17</text:p>
          </table:table-cell>
          <table:table-cell office:value-type="string" calcext:value-type="string">
            <text:p>Product Owner</text:p>
          </table:table-cell>
          <table:table-cell office:value-type="date" office:date-value="2013-10-20" calcext:value-type="date">
            <text:p>2013-10-20</text:p>
          </table:table-cell>
          <table:table-cell office:value-type="float" office:value="68000" calcext:value-type="float">
            <text:p>68000</text:p>
          </table:table-cell>
          <table:table-cell table:formula="of:=DATEDIF([.D10]; TODAY(); &quot;Y&quot;)" office:value-type="float" office:value="38" calcext:value-type="float">
            <text:p>38</text:p>
          </table:table-cell>
          <table:table-cell table:formula="of:=DATEDIF([.F10]; TODAY(); &quot;Y&quot;)" office:value-type="float" office:value="11" calcext:value-type="float">
            <text:p>11</text:p>
          </table:table-cell>
          <table:table-cell table:formula="of:=[.G10] * IF([.I10] &lt; 5; 0; IF([.I10] &lt; 10; 0.05; IF([.I10] &lt; 15; 0.1; IF([.I10] &lt; 20; 0.15; 0))))" office:value-type="float" office:value="6800" calcext:value-type="float">
            <text:p>6800</text:p>
          </table:table-cell>
        </table:table-row>
        <table:table-row table:style-name="ro1">
          <table:table-cell office:value-type="float" office:value="10" calcext:value-type="float">
            <text:p>10</text:p>
          </table:table-cell>
          <table:table-cell office:value-type="string" calcext:value-type="string">
            <text:p>Marc</text:p>
          </table:table-cell>
          <table:table-cell office:value-type="string" calcext:value-type="string">
            <text:p>Leroy</text:p>
          </table:table-cell>
          <table:table-cell office:value-type="date" office:date-value="1991-09-05" calcext:value-type="date">
            <text:p>1991-09-05</text:p>
          </table:table-cell>
          <table:table-cell office:value-type="string" calcext:value-type="string">
            <text:p>Developer</text:p>
          </table:table-cell>
          <table:table-cell office:value-type="date" office:date-value="2014-02-11" calcext:value-type="date">
            <text:p>2014-02-11</text:p>
          </table:table-cell>
          <table:table-cell office:value-type="float" office:value="52000" calcext:value-type="float">
            <text:p>52000</text:p>
          </table:table-cell>
          <table:table-cell table:formula="of:=DATEDIF([.D11]; TODAY(); &quot;Y&quot;)" office:value-type="float" office:value="33" calcext:value-type="float">
            <text:p>33</text:p>
          </table:table-cell>
          <table:table-cell table:formula="of:=DATEDIF([.F11]; TODAY(); &quot;Y&quot;)" office:value-type="float" office:value="11" calcext:value-type="float">
            <text:p>11</text:p>
          </table:table-cell>
          <table:table-cell table:formula="of:=[.G11] * IF([.I11] &lt; 5; 0; IF([.I11] &lt; 10; 0.05; IF([.I11] &lt; 15; 0.1; IF([.I11] &lt; 20; 0.15; 0))))" office:value-type="float" office:value="5200" calcext:value-type="float">
            <text:p>5200</text:p>
          </table:table-cell>
        </table:table-row>
        <table:table-row table:style-name="ro1">
          <table:table-cell office:value-type="float" office:value="11" calcext:value-type="float">
            <text:p>11</text:p>
          </table:table-cell>
          <table:table-cell office:value-type="string" calcext:value-type="string">
            <text:p>Julie</text:p>
          </table:table-cell>
          <table:table-cell office:value-type="string" calcext:value-type="string">
            <text:p>Baron</text:p>
          </table:table-cell>
          <table:table-cell office:value-type="date" office:date-value="1986-06-29" calcext:value-type="date">
            <text:p>1986-06-29</text:p>
          </table:table-cell>
          <table:table-cell office:value-type="string" calcext:value-type="string">
            <text:p>Marketing Manager</text:p>
          </table:table-cell>
          <table:table-cell office:value-type="date" office:date-value="2011-11-25" calcext:value-type="date">
            <text:p>2011-11-25</text:p>
          </table:table-cell>
          <table:table-cell office:value-type="float" office:value="65000" calcext:value-type="float">
            <text:p>65000</text:p>
          </table:table-cell>
          <table:table-cell table:formula="of:=DATEDIF([.D12]; TODAY(); &quot;Y&quot;)" office:value-type="float" office:value="39" calcext:value-type="float">
            <text:p>39</text:p>
          </table:table-cell>
          <table:table-cell table:formula="of:=DATEDIF([.F12]; TODAY(); &quot;Y&quot;)" office:value-type="float" office:value="13" calcext:value-type="float">
            <text:p>13</text:p>
          </table:table-cell>
          <table:table-cell table:formula="of:=[.G12] * IF([.I12] &lt; 5; 0; IF([.I12] &lt; 10; 0.05; IF([.I12] &lt; 15; 0.1; IF([.I12] &lt; 20; 0.15; 0))))" office:value-type="float" office:value="6500" calcext:value-type="float">
            <text:p>6500</text:p>
          </table:table-cell>
        </table:table-row>
        <table:table-row table:style-name="ro1">
          <table:table-cell office:value-type="float" office:value="12" calcext:value-type="float">
            <text:p>12</text:p>
          </table:table-cell>
          <table:table-cell office:value-type="string" calcext:value-type="string">
            <text:p>Thomas</text:p>
          </table:table-cell>
          <table:table-cell office:value-type="string" calcext:value-type="string">
            <text:p>Renard</text:p>
          </table:table-cell>
          <table:table-cell office:value-type="date" office:date-value="1984-01-10" calcext:value-type="date">
            <text:p>1984-01-10</text:p>
          </table:table-cell>
          <table:table-cell office:value-type="string" calcext:value-type="string">
            <text:p>System Administrator</text:p>
          </table:table-cell>
          <table:table-cell office:value-type="date" office:date-value="2008-05-18" calcext:value-type="date">
            <text:p>2008-05-18</text:p>
          </table:table-cell>
          <table:table-cell office:value-type="float" office:value="54000" calcext:value-type="float">
            <text:p>54000</text:p>
          </table:table-cell>
          <table:table-cell table:formula="of:=DATEDIF([.D13]; TODAY(); &quot;Y&quot;)" office:value-type="float" office:value="41" calcext:value-type="float">
            <text:p>41</text:p>
          </table:table-cell>
          <table:table-cell table:formula="of:=DATEDIF([.F13]; TODAY(); &quot;Y&quot;)" office:value-type="float" office:value="17" calcext:value-type="float">
            <text:p>17</text:p>
          </table:table-cell>
          <table:table-cell table:formula="of:=[.G13] * IF([.I13] &lt; 5; 0; IF([.I13] &lt; 10; 0.05; IF([.I13] &lt; 15; 0.1; IF([.I13] &lt; 20; 0.15; 0))))" office:value-type="float" office:value="8100" calcext:value-type="float">
            <text:p>8100</text:p>
          </table:table-cell>
        </table:table-row>
        <table:table-row table:style-name="ro1">
          <table:table-cell office:value-type="float" office:value="13" calcext:value-type="float">
            <text:p>13</text:p>
          </table:table-cell>
          <table:table-cell office:value-type="string" calcext:value-type="string">
            <text:p>Emma</text:p>
          </table:table-cell>
          <table:table-cell office:value-type="string" calcext:value-type="string">
            <text:p>Benoit</text:p>
          </table:table-cell>
          <table:table-cell office:value-type="date" office:date-value="1993-02-21" calcext:value-type="date">
            <text:p>1993-02-21</text:p>
          </table:table-cell>
          <table:table-cell office:value-type="string" calcext:value-type="string">
            <text:p>Developer</text:p>
          </table:table-cell>
          <table:table-cell office:value-type="date" office:date-value="2017-09-08" calcext:value-type="date">
            <text:p>2017-09-08</text:p>
          </table:table-cell>
          <table:table-cell office:value-type="float" office:value="50000" calcext:value-type="float">
            <text:p>50000</text:p>
          </table:table-cell>
          <table:table-cell table:formula="of:=DATEDIF([.D14]; TODAY(); &quot;Y&quot;)" office:value-type="float" office:value="32" calcext:value-type="float">
            <text:p>32</text:p>
          </table:table-cell>
          <table:table-cell table:formula="of:=DATEDIF([.F14]; TODAY(); &quot;Y&quot;)" office:value-type="float" office:value="7" calcext:value-type="float">
            <text:p>7</text:p>
          </table:table-cell>
          <table:table-cell table:formula="of:=[.G14] * IF([.I14] &lt; 5; 0; IF([.I14] &lt; 10; 0.05; IF([.I14] &lt; 15; 0.1; IF([.I14] &lt; 20; 0.15; 0))))" office:value-type="float" office:value="2500" calcext:value-type="float">
            <text:p>2500</text:p>
          </table:table-cell>
        </table:table-row>
        <table:table-row table:style-name="ro1">
          <table:table-cell office:value-type="float" office:value="14" calcext:value-type="float">
            <text:p>14</text:p>
          </table:table-cell>
          <table:table-cell office:value-type="string" calcext:value-type="string">
            <text:p>Alexandre</text:p>
          </table:table-cell>
          <table:table-cell office:value-type="string" calcext:value-type="string">
            <text:p>Guillot</text:p>
          </table:table-cell>
          <table:table-cell office:value-type="date" office:date-value="1982-10-13" calcext:value-type="date">
            <text:p>1982-10-13</text:p>
          </table:table-cell>
          <table:table-cell office:value-type="string" calcext:value-type="string">
            <text:p>Project Manager</text:p>
          </table:table-cell>
          <table:table-cell office:value-type="date" office:date-value="2006-03-22" calcext:value-type="date">
            <text:p>2006-03-22</text:p>
          </table:table-cell>
          <table:table-cell office:value-type="float" office:value="72000" calcext:value-type="float">
            <text:p>72000</text:p>
          </table:table-cell>
          <table:table-cell table:formula="of:=DATEDIF([.D15]; TODAY(); &quot;Y&quot;)" office:value-type="float" office:value="42" calcext:value-type="float">
            <text:p>42</text:p>
          </table:table-cell>
          <table:table-cell table:formula="of:=DATEDIF([.F15]; TODAY(); &quot;Y&quot;)" office:value-type="float" office:value="19" calcext:value-type="float">
            <text:p>19</text:p>
          </table:table-cell>
          <table:table-cell table:formula="of:=[.G15] * IF([.I15] &lt; 5; 0; IF([.I15] &lt; 10; 0.05; IF([.I15] &lt; 15; 0.1; IF([.I15] &lt; 20; 0.15; 0))))" office:value-type="float" office:value="10800" calcext:value-type="float">
            <text:p>10800</text:p>
          </table:table-cell>
        </table:table-row>
        <table:table-row table:style-name="ro1">
          <table:table-cell office:value-type="float" office:value="15" calcext:value-type="float">
            <text:p>15</text:p>
          </table:table-cell>
          <table:table-cell office:value-type="string" calcext:value-type="string">
            <text:p>Manon</text:p>
          </table:table-cell>
          <table:table-cell office:value-type="string" calcext:value-type="string">
            <text:p>Colin</text:p>
          </table:table-cell>
          <table:table-cell office:value-type="date" office:date-value="1994-07-09" calcext:value-type="date">
            <text:p>1994-07-09</text:p>
          </table:table-cell>
          <table:table-cell office:value-type="string" calcext:value-type="string">
            <text:p>Designer</text:p>
          </table:table-cell>
          <table:table-cell office:value-type="date" office:date-value="2017-11-30" calcext:value-type="date">
            <text:p>2017-11-30</text:p>
          </table:table-cell>
          <table:table-cell office:value-type="float" office:value="46000" calcext:value-type="float">
            <text:p>46000</text:p>
          </table:table-cell>
          <table:table-cell table:formula="of:=DATEDIF([.D16]; TODAY(); &quot;Y&quot;)" office:value-type="float" office:value="31" calcext:value-type="float">
            <text:p>31</text:p>
          </table:table-cell>
          <table:table-cell table:formula="of:=DATEDIF([.F16]; TODAY(); &quot;Y&quot;)" office:value-type="float" office:value="7" calcext:value-type="float">
            <text:p>7</text:p>
          </table:table-cell>
          <table:table-cell table:formula="of:=[.G16] * IF([.I16] &lt; 5; 0; IF([.I16] &lt; 10; 0.05; IF([.I16] &lt; 15; 0.1; IF([.I16] &lt; 20; 0.15; 0))))" office:value-type="float" office:value="2300" calcext:value-type="float">
            <text:p>2300</text:p>
          </table:table-cell>
        </table:table-row>
        <table:table-row table:style-name="ro1">
          <table:table-cell office:value-type="float" office:value="16" calcext:value-type="float">
            <text:p>16</text:p>
          </table:table-cell>
          <table:table-cell office:value-type="string" calcext:value-type="string">
            <text:p>Maxime</text:p>
          </table:table-cell>
          <table:table-cell office:value-type="string" calcext:value-type="string">
            <text:p>Chauvet</text:p>
          </table:table-cell>
          <table:table-cell office:value-type="date" office:date-value="1989-03-25" calcext:value-type="date">
            <text:p>1989-03-25</text:p>
          </table:table-cell>
          <table:table-cell office:value-type="string" calcext:value-type="string">
            <text:p>Developer</text:p>
          </table:table-cell>
          <table:table-cell office:value-type="date" office:date-value="2013-08-01" calcext:value-type="date">
            <text:p>2013-08-01</text:p>
          </table:table-cell>
          <table:table-cell office:value-type="float" office:value="51000" calcext:value-type="float">
            <text:p>51000</text:p>
          </table:table-cell>
          <table:table-cell table:formula="of:=DATEDIF([.D17]; TODAY(); &quot;Y&quot;)" office:value-type="float" office:value="36" calcext:value-type="float">
            <text:p>36</text:p>
          </table:table-cell>
          <table:table-cell table:formula="of:=DATEDIF([.F17]; TODAY(); &quot;Y&quot;)" office:value-type="float" office:value="11" calcext:value-type="float">
            <text:p>11</text:p>
          </table:table-cell>
          <table:table-cell table:formula="of:=[.G17] * IF([.I17] &lt; 5; 0; IF([.I17] &lt; 10; 0.05; IF([.I17] &lt; 15; 0.1; IF([.I17] &lt; 20; 0.15; 0))))" office:value-type="float" office:value="5100" calcext:value-type="float">
            <text:p>5100</text:p>
          </table:table-cell>
        </table:table-row>
        <table:table-row table:style-name="ro1">
          <table:table-cell office:value-type="float" office:value="17" calcext:value-type="float">
            <text:p>17</text:p>
          </table:table-cell>
          <table:table-cell office:value-type="string" calcext:value-type="string">
            <text:p>Laura</text:p>
          </table:table-cell>
          <table:table-cell office:value-type="string" calcext:value-type="string">
            <text:p>Martin</text:p>
          </table:table-cell>
          <table:table-cell office:value-type="date" office:date-value="1981-12-04" calcext:value-type="date">
            <text:p>1981-12-04</text:p>
          </table:table-cell>
          <table:table-cell office:value-type="string" calcext:value-type="string">
            <text:p>HR Specialist</text:p>
          </table:table-cell>
          <table:table-cell office:value-type="date" office:date-value="2009-04-15" calcext:value-type="date">
            <text:p>2009-04-15</text:p>
          </table:table-cell>
          <table:table-cell office:value-type="float" office:value="48000" calcext:value-type="float">
            <text:p>48000</text:p>
          </table:table-cell>
          <table:table-cell table:formula="of:=DATEDIF([.D18]; TODAY(); &quot;Y&quot;)" office:value-type="float" office:value="43" calcext:value-type="float">
            <text:p>43</text:p>
          </table:table-cell>
          <table:table-cell table:formula="of:=DATEDIF([.F18]; TODAY(); &quot;Y&quot;)" office:value-type="float" office:value="16" calcext:value-type="float">
            <text:p>16</text:p>
          </table:table-cell>
          <table:table-cell table:formula="of:=[.G18] * IF([.I18] &lt; 5; 0; IF([.I18] &lt; 10; 0.05; IF([.I18] &lt; 15; 0.1; IF([.I18] &lt; 20; 0.15; 0))))" office:value-type="float" office:value="7200" calcext:value-type="float">
            <text:p>7200</text:p>
          </table:table-cell>
        </table:table-row>
        <table:table-row table:style-name="ro1">
          <table:table-cell office:value-type="float" office:value="18" calcext:value-type="float">
            <text:p>18</text:p>
          </table:table-cell>
          <table:table-cell office:value-type="string" calcext:value-type="string">
            <text:p>Benjamin</text:p>
          </table:table-cell>
          <table:table-cell office:value-type="string" calcext:value-type="string">
            <text:p>Perrot</text:p>
          </table:table-cell>
          <table:table-cell office:value-type="date" office:date-value="1990-05-27" calcext:value-type="date">
            <text:p>1990-05-27</text:p>
          </table:table-cell>
          <table:table-cell office:value-type="string" calcext:value-type="string">
            <text:p>Business Analyst</text:p>
          </table:table-cell>
          <table:table-cell office:value-type="date" office:date-value="2014-10-10" calcext:value-type="date">
            <text:p>2014-10-10</text:p>
          </table:table-cell>
          <table:table-cell office:value-type="float" office:value="59000" calcext:value-type="float">
            <text:p>59000</text:p>
          </table:table-cell>
          <table:table-cell table:formula="of:=DATEDIF([.D19]; TODAY(); &quot;Y&quot;)" office:value-type="float" office:value="35" calcext:value-type="float">
            <text:p>35</text:p>
          </table:table-cell>
          <table:table-cell table:formula="of:=DATEDIF([.F19]; TODAY(); &quot;Y&quot;)" office:value-type="float" office:value="10" calcext:value-type="float">
            <text:p>10</text:p>
          </table:table-cell>
          <table:table-cell table:formula="of:=[.G19] * IF([.I19] &lt; 5; 0; IF([.I19] &lt; 10; 0.05; IF([.I19] &lt; 15; 0.1; IF([.I19] &lt; 20; 0.15; 0))))" office:value-type="float" office:value="5900" calcext:value-type="float">
            <text:p>5900</text:p>
          </table:table-cell>
        </table:table-row>
        <table:table-row table:style-name="ro1">
          <table:table-cell office:value-type="float" office:value="19" calcext:value-type="float">
            <text:p>19</text:p>
          </table:table-cell>
          <table:table-cell office:value-type="string" calcext:value-type="string">
            <text:p>Caroline</text:p>
          </table:table-cell>
          <table:table-cell office:value-type="string" calcext:value-type="string">
            <text:p>Faure</text:p>
          </table:table-cell>
          <table:table-cell office:value-type="date" office:date-value="1987-09-14" calcext:value-type="date">
            <text:p>1987-09-14</text:p>
          </table:table-cell>
          <table:table-cell office:value-type="string" calcext:value-type="string">
            <text:p>Product Owner</text:p>
          </table:table-cell>
          <table:table-cell office:value-type="date" office:date-value="2012-12-05" calcext:value-type="date">
            <text:p>2012-12-05</text:p>
          </table:table-cell>
          <table:table-cell office:value-type="float" office:value="67000" calcext:value-type="float">
            <text:p>67000</text:p>
          </table:table-cell>
          <table:table-cell table:formula="of:=DATEDIF([.D20]; TODAY(); &quot;Y&quot;)" office:value-type="float" office:value="37" calcext:value-type="float">
            <text:p>37</text:p>
          </table:table-cell>
          <table:table-cell table:formula="of:=DATEDIF([.F20]; TODAY(); &quot;Y&quot;)" office:value-type="float" office:value="12" calcext:value-type="float">
            <text:p>12</text:p>
          </table:table-cell>
          <table:table-cell table:formula="of:=[.G20] * IF([.I20] &lt; 5; 0; IF([.I20] &lt; 10; 0.05; IF([.I20] &lt; 15; 0.1; IF([.I20] &lt; 20; 0.15; 0))))" office:value-type="float" office:value="6700" calcext:value-type="float">
            <text:p>6700</text:p>
          </table:table-cell>
        </table:table-row>
        <table:table-row table:style-name="ro1">
          <table:table-cell office:value-type="float" office:value="20" calcext:value-type="float">
            <text:p>20</text:p>
          </table:table-cell>
          <table:table-cell office:value-type="string" calcext:value-type="string">
            <text:p>Nicolas</text:p>
          </table:table-cell>
          <table:table-cell office:value-type="string" calcext:value-type="string">
            <text:p>Granger</text:p>
          </table:table-cell>
          <table:table-cell office:value-type="date" office:date-value="1985-11-30" calcext:value-type="date">
            <text:p>1985-11-30</text:p>
          </table:table-cell>
          <table:table-cell office:value-type="string" calcext:value-type="string">
            <text:p>Developer</text:p>
          </table:table-cell>
          <table:table-cell office:value-type="date" office:date-value="2010-07-20" calcext:value-type="date">
            <text:p>2010-07-20</text:p>
          </table:table-cell>
          <table:table-cell office:value-type="float" office:value="52000" calcext:value-type="float">
            <text:p>52000</text:p>
          </table:table-cell>
          <table:table-cell table:formula="of:=DATEDIF([.D21]; TODAY(); &quot;Y&quot;)" office:value-type="float" office:value="39" calcext:value-type="float">
            <text:p>39</text:p>
          </table:table-cell>
          <table:table-cell table:formula="of:=DATEDIF([.F21]; TODAY(); &quot;Y&quot;)" office:value-type="float" office:value="15" calcext:value-type="float">
            <text:p>15</text:p>
          </table:table-cell>
          <table:table-cell table:formula="of:=[.G21] * IF([.I21] &lt; 5; 0; IF([.I21] &lt; 10; 0.05; IF([.I21] &lt; 15; 0.1; IF([.I21] &lt; 20; 0.15; 0))))" office:value-type="float" office:value="7800" calcext:value-type="float">
            <text:p>7800</text:p>
          </table:table-cell>
        </table:table-row>
        <table:table-row table:style-name="ro1">
          <table:table-cell office:value-type="float" office:value="21" calcext:value-type="float">
            <text:p>21</text:p>
          </table:table-cell>
          <table:table-cell office:value-type="string" calcext:value-type="string">
            <text:p>Amélie</text:p>
          </table:table-cell>
          <table:table-cell office:value-type="string" calcext:value-type="string">
            <text:p>Petit</text:p>
          </table:table-cell>
          <table:table-cell office:value-type="date" office:date-value="1992-01-19" calcext:value-type="date">
            <text:p>1992-01-19</text:p>
          </table:table-cell>
          <table:table-cell office:value-type="string" calcext:value-type="string">
            <text:p>Marketing Manager</text:p>
          </table:table-cell>
          <table:table-cell office:value-type="date" office:date-value="2015-03-13" calcext:value-type="date">
            <text:p>2015-03-13</text:p>
          </table:table-cell>
          <table:table-cell office:value-type="float" office:value="64000" calcext:value-type="float">
            <text:p>64000</text:p>
          </table:table-cell>
          <table:table-cell table:formula="of:=DATEDIF([.D22]; TODAY(); &quot;Y&quot;)" office:value-type="float" office:value="33" calcext:value-type="float">
            <text:p>33</text:p>
          </table:table-cell>
          <table:table-cell table:formula="of:=DATEDIF([.F22]; TODAY(); &quot;Y&quot;)" office:value-type="float" office:value="10" calcext:value-type="float">
            <text:p>10</text:p>
          </table:table-cell>
          <table:table-cell table:formula="of:=[.G22] * IF([.I22] &lt; 5; 0; IF([.I22] &lt; 10; 0.05; IF([.I22] &lt; 15; 0.1; IF([.I22] &lt; 20; 0.15; 0))))" office:value-type="float" office:value="6400" calcext:value-type="float">
            <text:p>6400</text:p>
          </table:table-cell>
        </table:table-row>
        <table:table-row table:style-name="ro1">
          <table:table-cell office:value-type="float" office:value="22" calcext:value-type="float">
            <text:p>22</text:p>
          </table:table-cell>
          <table:table-cell office:value-type="string" calcext:value-type="string">
            <text:p>Jérôme</text:p>
          </table:table-cell>
          <table:table-cell office:value-type="string" calcext:value-type="string">
            <text:p>Noël</text:p>
          </table:table-cell>
          <table:table-cell office:value-type="date" office:date-value="1983-08-11" calcext:value-type="date">
            <text:p>1983-08-11</text:p>
          </table:table-cell>
          <table:table-cell office:value-type="string" calcext:value-type="string">
            <text:p>System Administrator</text:p>
          </table:table-cell>
          <table:table-cell office:value-type="date" office:date-value="2007-06-07" calcext:value-type="date">
            <text:p>2007-06-07</text:p>
          </table:table-cell>
          <table:table-cell office:value-type="float" office:value="55000" calcext:value-type="float">
            <text:p>55000</text:p>
          </table:table-cell>
          <table:table-cell table:formula="of:=DATEDIF([.D23]; TODAY(); &quot;Y&quot;)" office:value-type="float" office:value="41" calcext:value-type="float">
            <text:p>41</text:p>
          </table:table-cell>
          <table:table-cell table:formula="of:=DATEDIF([.F23]; TODAY(); &quot;Y&quot;)" office:value-type="float" office:value="18" calcext:value-type="float">
            <text:p>18</text:p>
          </table:table-cell>
          <table:table-cell table:formula="of:=[.G23] * IF([.I23] &lt; 5; 0; IF([.I23] &lt; 10; 0.05; IF([.I23] &lt; 15; 0.1; IF([.I23] &lt; 20; 0.15; 0))))" office:value-type="float" office:value="8250" calcext:value-type="float">
            <text:p>8250</text:p>
          </table:table-cell>
        </table:table-row>
        <table:table-row table:style-name="ro1">
          <table:table-cell office:value-type="float" office:value="23" calcext:value-type="float">
            <text:p>23</text:p>
          </table:table-cell>
          <table:table-cell office:value-type="string" calcext:value-type="string">
            <text:p>Claire</text:p>
          </table:table-cell>
          <table:table-cell office:value-type="string" calcext:value-type="string">
            <text:p>Robert</text:p>
          </table:table-cell>
          <table:table-cell office:value-type="date" office:date-value="1995-04-28" calcext:value-type="date">
            <text:p>1995-04-28</text:p>
          </table:table-cell>
          <table:table-cell office:value-type="string" calcext:value-type="string">
            <text:p>Developer</text:p>
          </table:table-cell>
          <table:table-cell office:value-type="date" office:date-value="2018-01-29" calcext:value-type="date">
            <text:p>2018-01-29</text:p>
          </table:table-cell>
          <table:table-cell office:value-type="float" office:value="49000" calcext:value-type="float">
            <text:p>49000</text:p>
          </table:table-cell>
          <table:table-cell table:formula="of:=DATEDIF([.D24]; TODAY(); &quot;Y&quot;)" office:value-type="float" office:value="30" calcext:value-type="float">
            <text:p>30</text:p>
          </table:table-cell>
          <table:table-cell table:formula="of:=DATEDIF([.F24]; TODAY(); &quot;Y&quot;)" office:value-type="float" office:value="7" calcext:value-type="float">
            <text:p>7</text:p>
          </table:table-cell>
          <table:table-cell table:formula="of:=[.G24] * IF([.I24] &lt; 5; 0; IF([.I24] &lt; 10; 0.05; IF([.I24] &lt; 15; 0.1; IF([.I24] &lt; 20; 0.15; 0))))" office:value-type="float" office:value="2450" calcext:value-type="float">
            <text:p>2450</text:p>
          </table:table-cell>
        </table:table-row>
        <table:table-row table:style-name="ro1">
          <table:table-cell office:value-type="float" office:value="24" calcext:value-type="float">
            <text:p>24</text:p>
          </table:table-cell>
          <table:table-cell office:value-type="string" calcext:value-type="string">
            <text:p>Denis</text:p>
          </table:table-cell>
          <table:table-cell office:value-type="string" calcext:value-type="string">
            <text:p>Caron</text:p>
          </table:table-cell>
          <table:table-cell office:value-type="date" office:date-value="1980-02-17" calcext:value-type="date">
            <text:p>1980-02-17</text:p>
          </table:table-cell>
          <table:table-cell office:value-type="string" calcext:value-type="string">
            <text:p>Project Manager</text:p>
          </table:table-cell>
          <table:table-cell office:value-type="date" office:date-value="2005-10-22" calcext:value-type="date">
            <text:p>2005-10-22</text:p>
          </table:table-cell>
          <table:table-cell office:value-type="float" office:value="71000" calcext:value-type="float">
            <text:p>71000</text:p>
          </table:table-cell>
          <table:table-cell table:formula="of:=DATEDIF([.D25]; TODAY(); &quot;Y&quot;)" office:value-type="float" office:value="45" calcext:value-type="float">
            <text:p>45</text:p>
          </table:table-cell>
          <table:table-cell table:formula="of:=DATEDIF([.F25]; TODAY(); &quot;Y&quot;)" office:value-type="float" office:value="19" calcext:value-type="float">
            <text:p>19</text:p>
          </table:table-cell>
          <table:table-cell table:formula="of:=[.G25] * IF([.I25] &lt; 5; 0; IF([.I25] &lt; 10; 0.05; IF([.I25] &lt; 15; 0.1; IF([.I25] &lt; 20; 0.15; 0))))" office:value-type="float" office:value="10650" calcext:value-type="float">
            <text:p>10650</text:p>
          </table:table-cell>
        </table:table-row>
        <table:table-row table:style-name="ro1">
          <table:table-cell office:value-type="float" office:value="25" calcext:value-type="float">
            <text:p>25</text:p>
          </table:table-cell>
          <table:table-cell office:value-type="string" calcext:value-type="string">
            <text:p>Camille</text:p>
          </table:table-cell>
          <table:table-cell office:value-type="string" calcext:value-type="string">
            <text:p>Dupuis</text:p>
          </table:table-cell>
          <table:table-cell office:value-type="date" office:date-value="1989-12-05" calcext:value-type="date">
            <text:p>1989-12-05</text:p>
          </table:table-cell>
          <table:table-cell office:value-type="string" calcext:value-type="string">
            <text:p>Designer</text:p>
          </table:table-cell>
          <table:table-cell office:value-type="date" office:date-value="2013-05-14" calcext:value-type="date">
            <text:p>2013-05-14</text:p>
          </table:table-cell>
          <table:table-cell office:value-type="float" office:value="47000" calcext:value-type="float">
            <text:p>47000</text:p>
          </table:table-cell>
          <table:table-cell table:formula="of:=DATEDIF([.D26]; TODAY(); &quot;Y&quot;)" office:value-type="float" office:value="35" calcext:value-type="float">
            <text:p>35</text:p>
          </table:table-cell>
          <table:table-cell table:formula="of:=DATEDIF([.F26]; TODAY(); &quot;Y&quot;)" office:value-type="float" office:value="12" calcext:value-type="float">
            <text:p>12</text:p>
          </table:table-cell>
          <table:table-cell table:formula="of:=[.G26] * IF([.I26] &lt; 5; 0; IF([.I26] &lt; 10; 0.05; IF([.I26] &lt; 15; 0.1; IF([.I26] &lt; 20; 0.15; 0))))" office:value-type="float" office:value="4700" calcext:value-type="float">
            <text:p>4700</text:p>
          </table:table-cell>
        </table:table-row>
        <table:table-row table:style-name="ro1">
          <table:table-cell office:value-type="float" office:value="26" calcext:value-type="float">
            <text:p>26</text:p>
          </table:table-cell>
          <table:table-cell office:value-type="string" calcext:value-type="string">
            <text:p>Pierre</text:p>
          </table:table-cell>
          <table:table-cell office:value-type="string" calcext:value-type="string">
            <text:p>Renaud</text:p>
          </table:table-cell>
          <table:table-cell office:value-type="date" office:date-value="1986-07-02" calcext:value-type="date">
            <text:p>1986-07-02</text:p>
          </table:table-cell>
          <table:table-cell office:value-type="string" calcext:value-type="string">
            <text:p>Developer</text:p>
          </table:table-cell>
          <table:table-cell office:value-type="date" office:date-value="2011-02-19" calcext:value-type="date">
            <text:p>2011-02-19</text:p>
          </table:table-cell>
          <table:table-cell office:value-type="float" office:value="53000" calcext:value-type="float">
            <text:p>53000</text:p>
          </table:table-cell>
          <table:table-cell table:formula="of:=DATEDIF([.D27]; TODAY(); &quot;Y&quot;)" office:value-type="float" office:value="39" calcext:value-type="float">
            <text:p>39</text:p>
          </table:table-cell>
          <table:table-cell table:formula="of:=DATEDIF([.F27]; TODAY(); &quot;Y&quot;)" office:value-type="float" office:value="14" calcext:value-type="float">
            <text:p>14</text:p>
          </table:table-cell>
          <table:table-cell table:formula="of:=[.G27] * IF([.I27] &lt; 5; 0; IF([.I27] &lt; 10; 0.05; IF([.I27] &lt; 15; 0.1; IF([.I27] &lt; 20; 0.15; 0))))" office:value-type="float" office:value="5300" calcext:value-type="float">
            <text:p>5300</text:p>
          </table:table-cell>
        </table:table-row>
        <table:table-row table:style-name="ro1">
          <table:table-cell office:value-type="float" office:value="27" calcext:value-type="float">
            <text:p>27</text:p>
          </table:table-cell>
          <table:table-cell office:value-type="string" calcext:value-type="string">
            <text:p>Elise</text:p>
          </table:table-cell>
          <table:table-cell office:value-type="string" calcext:value-type="string">
            <text:p>Marchand</text:p>
          </table:table-cell>
          <table:table-cell office:value-type="date" office:date-value="1991-03-16" calcext:value-type="date">
            <text:p>1991-03-16</text:p>
          </table:table-cell>
          <table:table-cell office:value-type="string" calcext:value-type="string">
            <text:p>HR Specialist</text:p>
          </table:table-cell>
          <table:table-cell office:value-type="date" office:date-value="2016-09-09" calcext:value-type="date">
            <text:p>2016-09-09</text:p>
          </table:table-cell>
          <table:table-cell office:value-type="float" office:value="46000" calcext:value-type="float">
            <text:p>46000</text:p>
          </table:table-cell>
          <table:table-cell table:formula="of:=DATEDIF([.D28]; TODAY(); &quot;Y&quot;)" office:value-type="float" office:value="34" calcext:value-type="float">
            <text:p>34</text:p>
          </table:table-cell>
          <table:table-cell table:formula="of:=DATEDIF([.F28]; TODAY(); &quot;Y&quot;)" office:value-type="float" office:value="8" calcext:value-type="float">
            <text:p>8</text:p>
          </table:table-cell>
          <table:table-cell table:formula="of:=[.G28] * IF([.I28] &lt; 5; 0; IF([.I28] &lt; 10; 0.05; IF([.I28] &lt; 15; 0.1; IF([.I28] &lt; 20; 0.15; 0))))" office:value-type="float" office:value="2300" calcext:value-type="float">
            <text:p>2300</text:p>
          </table:table-cell>
        </table:table-row>
        <table:table-row table:style-name="ro1">
          <table:table-cell office:value-type="float" office:value="28" calcext:value-type="float">
            <text:p>28</text:p>
          </table:table-cell>
          <table:table-cell office:value-type="string" calcext:value-type="string">
            <text:p>Mathieu</text:p>
          </table:table-cell>
          <table:table-cell office:value-type="string" calcext:value-type="string">
            <text:p>Fabre</text:p>
          </table:table-cell>
          <table:table-cell office:value-type="date" office:date-value="1984-11-20" calcext:value-type="date">
            <text:p>1984-11-20</text:p>
          </table:table-cell>
          <table:table-cell office:value-type="string" calcext:value-type="string">
            <text:p>Business Analyst</text:p>
          </table:table-cell>
          <table:table-cell office:value-type="date" office:date-value="2009-08-28" calcext:value-type="date">
            <text:p>2009-08-28</text:p>
          </table:table-cell>
          <table:table-cell office:value-type="float" office:value="60000" calcext:value-type="float">
            <text:p>60000</text:p>
          </table:table-cell>
          <table:table-cell table:formula="of:=DATEDIF([.D29]; TODAY(); &quot;Y&quot;)" office:value-type="float" office:value="40" calcext:value-type="float">
            <text:p>40</text:p>
          </table:table-cell>
          <table:table-cell table:formula="of:=DATEDIF([.F29]; TODAY(); &quot;Y&quot;)" office:value-type="float" office:value="15" calcext:value-type="float">
            <text:p>15</text:p>
          </table:table-cell>
          <table:table-cell table:formula="of:=[.G29] * IF([.I29] &lt; 5; 0; IF([.I29] &lt; 10; 0.05; IF([.I29] &lt; 15; 0.1; IF([.I29] &lt; 20; 0.15; 0))))" office:value-type="float" office:value="9000" calcext:value-type="float">
            <text:p>9000</text:p>
          </table:table-cell>
        </table:table-row>
        <table:table-row table:style-name="ro1">
          <table:table-cell office:value-type="float" office:value="29" calcext:value-type="float">
            <text:p>29</text:p>
          </table:table-cell>
          <table:table-cell office:value-type="string" calcext:value-type="string">
            <text:p>Audrey</text:p>
          </table:table-cell>
          <table:table-cell office:value-type="string" calcext:value-type="string">
            <text:p>Lambert</text:p>
          </table:table-cell>
          <table:table-cell office:value-type="date" office:date-value="1987-05-31" calcext:value-type="date">
            <text:p>1987-05-31</text:p>
          </table:table-cell>
          <table:table-cell office:value-type="string" calcext:value-type="string">
            <text:p>Product Owner</text:p>
          </table:table-cell>
          <table:table-cell office:value-type="date" office:date-value="2013-01-07" calcext:value-type="date">
            <text:p>2013-01-07</text:p>
          </table:table-cell>
          <table:table-cell office:value-type="float" office:value="67000" calcext:value-type="float">
            <text:p>67000</text:p>
          </table:table-cell>
          <table:table-cell table:formula="of:=DATEDIF([.D30]; TODAY(); &quot;Y&quot;)" office:value-type="float" office:value="38" calcext:value-type="float">
            <text:p>38</text:p>
          </table:table-cell>
          <table:table-cell table:formula="of:=DATEDIF([.F30]; TODAY(); &quot;Y&quot;)" office:value-type="float" office:value="12" calcext:value-type="float">
            <text:p>12</text:p>
          </table:table-cell>
          <table:table-cell table:formula="of:=[.G30] * IF([.I30] &lt; 5; 0; IF([.I30] &lt; 10; 0.05; IF([.I30] &lt; 15; 0.1; IF([.I30] &lt; 20; 0.15; 0))))" office:value-type="float" office:value="6700" calcext:value-type="float">
            <text:p>6700</text:p>
          </table:table-cell>
        </table:table-row>
        <table:table-row table:style-name="ro1">
          <table:table-cell office:value-type="float" office:value="30" calcext:value-type="float">
            <text:p>30</text:p>
          </table:table-cell>
          <table:table-cell office:value-type="string" calcext:value-type="string">
            <text:p>Guillaume</text:p>
          </table:table-cell>
          <table:table-cell office:value-type="string" calcext:value-type="string">
            <text:p>Legrand</text:p>
          </table:table-cell>
          <table:table-cell office:value-type="date" office:date-value="1990-10-08" calcext:value-type="date">
            <text:p>1990-10-08</text:p>
          </table:table-cell>
          <table:table-cell office:value-type="string" calcext:value-type="string">
            <text:p>Developer</text:p>
          </table:table-cell>
          <table:table-cell office:value-type="date" office:date-value="2015-12-16" calcext:value-type="date">
            <text:p>2015-12-16</text:p>
          </table:table-cell>
          <table:table-cell office:value-type="float" office:value="51000" calcext:value-type="float">
            <text:p>51000</text:p>
          </table:table-cell>
          <table:table-cell table:formula="of:=DATEDIF([.D31]; TODAY(); &quot;Y&quot;)" office:value-type="float" office:value="34" calcext:value-type="float">
            <text:p>34</text:p>
          </table:table-cell>
          <table:table-cell table:formula="of:=DATEDIF([.F31]; TODAY(); &quot;Y&quot;)" office:value-type="float" office:value="9" calcext:value-type="float">
            <text:p>9</text:p>
          </table:table-cell>
          <table:table-cell table:formula="of:=[.G31] * IF([.I31] &lt; 5; 0; IF([.I31] &lt; 10; 0.05; IF([.I31] &lt; 15; 0.1; IF([.I31] &lt; 20; 0.15; 0))))" office:value-type="float" office:value="2550" calcext:value-type="float">
            <text:p>2550</text:p>
          </table:table-cell>
        </table:table-row>
        <table:table-row table:style-name="ro1">
          <table:table-cell office:value-type="float" office:value="31" calcext:value-type="float">
            <text:p>31</text:p>
          </table:table-cell>
          <table:table-cell office:value-type="string" calcext:value-type="string">
            <text:p>Chloé</text:p>
          </table:table-cell>
          <table:table-cell office:value-type="string" calcext:value-type="string">
            <text:p>Morel</text:p>
          </table:table-cell>
          <table:table-cell office:value-type="date" office:date-value="1993-06-03" calcext:value-type="date">
            <text:p>1993-06-03</text:p>
          </table:table-cell>
          <table:table-cell office:value-type="string" calcext:value-type="string">
            <text:p>Marketing Manager</text:p>
          </table:table-cell>
          <table:table-cell office:value-type="date" office:date-value="2018-06-25" calcext:value-type="date">
            <text:p>2018-06-25</text:p>
          </table:table-cell>
          <table:table-cell office:value-type="float" office:value="63000" calcext:value-type="float">
            <text:p>63000</text:p>
          </table:table-cell>
          <table:table-cell table:formula="of:=DATEDIF([.D32]; TODAY(); &quot;Y&quot;)" office:value-type="float" office:value="32" calcext:value-type="float">
            <text:p>32</text:p>
          </table:table-cell>
          <table:table-cell table:formula="of:=DATEDIF([.F32]; TODAY(); &quot;Y&quot;)" office:value-type="float" office:value="7" calcext:value-type="float">
            <text:p>7</text:p>
          </table:table-cell>
          <table:table-cell table:formula="of:=[.G32] * IF([.I32] &lt; 5; 0; IF([.I32] &lt; 10; 0.05; IF([.I32] &lt; 15; 0.1; IF([.I32] &lt; 20; 0.15; 0))))" office:value-type="float" office:value="3150" calcext:value-type="float">
            <text:p>3150</text:p>
          </table:table-cell>
        </table:table-row>
        <table:table-row table:style-name="ro1">
          <table:table-cell office:value-type="float" office:value="32" calcext:value-type="float">
            <text:p>32</text:p>
          </table:table-cell>
          <table:table-cell office:value-type="string" calcext:value-type="string">
            <text:p>Julien</text:p>
          </table:table-cell>
          <table:table-cell office:value-type="string" calcext:value-type="string">
            <text:p>Barbier</text:p>
          </table:table-cell>
          <table:table-cell office:value-type="date" office:date-value="1981-04-19" calcext:value-type="date">
            <text:p>1981-04-19</text:p>
          </table:table-cell>
          <table:table-cell office:value-type="string" calcext:value-type="string">
            <text:p>System Administrator</text:p>
          </table:table-cell>
          <table:table-cell office:value-type="date" office:date-value="2007-09-14" calcext:value-type="date">
            <text:p>2007-09-14</text:p>
          </table:table-cell>
          <table:table-cell office:value-type="float" office:value="54000" calcext:value-type="float">
            <text:p>54000</text:p>
          </table:table-cell>
          <table:table-cell table:formula="of:=DATEDIF([.D33]; TODAY(); &quot;Y&quot;)" office:value-type="float" office:value="44" calcext:value-type="float">
            <text:p>44</text:p>
          </table:table-cell>
          <table:table-cell table:formula="of:=DATEDIF([.F33]; TODAY(); &quot;Y&quot;)" office:value-type="float" office:value="17" calcext:value-type="float">
            <text:p>17</text:p>
          </table:table-cell>
          <table:table-cell table:formula="of:=[.G33] * IF([.I33] &lt; 5; 0; IF([.I33] &lt; 10; 0.05; IF([.I33] &lt; 15; 0.1; IF([.I33] &lt; 20; 0.15; 0))))" office:value-type="float" office:value="8100" calcext:value-type="float">
            <text:p>8100</text:p>
          </table:table-cell>
        </table:table-row>
        <table:table-row table:style-name="ro1">
          <table:table-cell office:value-type="float" office:value="33" calcext:value-type="float">
            <text:p>33</text:p>
          </table:table-cell>
          <table:table-cell office:value-type="string" calcext:value-type="string">
            <text:p>Marine</text:p>
          </table:table-cell>
          <table:table-cell office:value-type="string" calcext:value-type="string">
            <text:p>Pierre</text:p>
          </table:table-cell>
          <table:table-cell office:value-type="date" office:date-value="1985-09-26" calcext:value-type="date">
            <text:p>1985-09-26</text:p>
          </table:table-cell>
          <table:table-cell office:value-type="string" calcext:value-type="string">
            <text:p>Developer</text:p>
          </table:table-cell>
          <table:table-cell office:value-type="date" office:date-value="2010-11-05" calcext:value-type="date">
            <text:p>2010-11-05</text:p>
          </table:table-cell>
          <table:table-cell office:value-type="float" office:value="52000" calcext:value-type="float">
            <text:p>52000</text:p>
          </table:table-cell>
          <table:table-cell table:formula="of:=DATEDIF([.D34]; TODAY(); &quot;Y&quot;)" office:value-type="float" office:value="39" calcext:value-type="float">
            <text:p>39</text:p>
          </table:table-cell>
          <table:table-cell table:formula="of:=DATEDIF([.F34]; TODAY(); &quot;Y&quot;)" office:value-type="float" office:value="14" calcext:value-type="float">
            <text:p>14</text:p>
          </table:table-cell>
          <table:table-cell table:formula="of:=[.G34] * IF([.I34] &lt; 5; 0; IF([.I34] &lt; 10; 0.05; IF([.I34] &lt; 15; 0.1; IF([.I34] &lt; 20; 0.15; 0))))" office:value-type="float" office:value="5200" calcext:value-type="float">
            <text:p>5200</text:p>
          </table:table-cell>
        </table:table-row>
        <table:table-row table:style-name="ro1">
          <table:table-cell office:value-type="float" office:value="34" calcext:value-type="float">
            <text:p>34</text:p>
          </table:table-cell>
          <table:table-cell office:value-type="string" calcext:value-type="string">
            <text:p>Alexandre</text:p>
          </table:table-cell>
          <table:table-cell office:value-type="string" calcext:value-type="string">
            <text:p>Robin</text:p>
          </table:table-cell>
          <table:table-cell office:value-type="date" office:date-value="1988-12-15" calcext:value-type="date">
            <text:p>1988-12-15</text:p>
          </table:table-cell>
          <table:table-cell office:value-type="string" calcext:value-type="string">
            <text:p>Project Manager</text:p>
          </table:table-cell>
          <table:table-cell office:value-type="date" office:date-value="2012-07-17" calcext:value-type="date">
            <text:p>2012-07-17</text:p>
          </table:table-cell>
          <table:table-cell office:value-type="float" office:value="70000" calcext:value-type="float">
            <text:p>70000</text:p>
          </table:table-cell>
          <table:table-cell table:formula="of:=DATEDIF([.D35]; TODAY(); &quot;Y&quot;)" office:value-type="float" office:value="36" calcext:value-type="float">
            <text:p>36</text:p>
          </table:table-cell>
          <table:table-cell table:formula="of:=DATEDIF([.F35]; TODAY(); &quot;Y&quot;)" office:value-type="float" office:value="13" calcext:value-type="float">
            <text:p>13</text:p>
          </table:table-cell>
          <table:table-cell table:formula="of:=[.G35] * IF([.I35] &lt; 5; 0; IF([.I35] &lt; 10; 0.05; IF([.I35] &lt; 15; 0.1; IF([.I35] &lt; 20; 0.15; 0))))" office:value-type="float" office:value="7000" calcext:value-type="float">
            <text:p>7000</text:p>
          </table:table-cell>
        </table:table-row>
        <table:table-row table:style-name="ro1">
          <table:table-cell office:value-type="float" office:value="35" calcext:value-type="float">
            <text:p>35</text:p>
          </table:table-cell>
          <table:table-cell office:value-type="string" calcext:value-type="string">
            <text:p>Florence</text:p>
          </table:table-cell>
          <table:table-cell office:value-type="string" calcext:value-type="string">
            <text:p>Gautier</text:p>
          </table:table-cell>
          <table:table-cell office:value-type="date" office:date-value="1994-01-24" calcext:value-type="date">
            <text:p>1994-01-24</text:p>
          </table:table-cell>
          <table:table-cell office:value-type="string" calcext:value-type="string">
            <text:p>Designer</text:p>
          </table:table-cell>
          <table:table-cell office:value-type="date" office:date-value="2017-04-20" calcext:value-type="date">
            <text:p>2017-04-20</text:p>
          </table:table-cell>
          <table:table-cell office:value-type="float" office:value="46000" calcext:value-type="float">
            <text:p>46000</text:p>
          </table:table-cell>
          <table:table-cell table:formula="of:=DATEDIF([.D36]; TODAY(); &quot;Y&quot;)" office:value-type="float" office:value="31" calcext:value-type="float">
            <text:p>31</text:p>
          </table:table-cell>
          <table:table-cell table:formula="of:=DATEDIF([.F36]; TODAY(); &quot;Y&quot;)" office:value-type="float" office:value="8" calcext:value-type="float">
            <text:p>8</text:p>
          </table:table-cell>
          <table:table-cell table:formula="of:=[.G36] * IF([.I36] &lt; 5; 0; IF([.I36] &lt; 10; 0.05; IF([.I36] &lt; 15; 0.1; IF([.I36] &lt; 20; 0.15; 0))))" office:value-type="float" office:value="2300" calcext:value-type="float">
            <text:p>2300</text:p>
          </table:table-cell>
        </table:table-row>
        <table:table-row table:style-name="ro1">
          <table:table-cell office:value-type="float" office:value="36" calcext:value-type="float">
            <text:p>36</text:p>
          </table:table-cell>
          <table:table-cell office:value-type="string" calcext:value-type="string">
            <text:p>Thomas</text:p>
          </table:table-cell>
          <table:table-cell office:value-type="string" calcext:value-type="string">
            <text:p>Blanchard</text:p>
          </table:table-cell>
          <table:table-cell office:value-type="date" office:date-value="1982-08-07" calcext:value-type="date">
            <text:p>1982-08-07</text:p>
          </table:table-cell>
          <table:table-cell office:value-type="string" calcext:value-type="string">
            <text:p>Developer</text:p>
          </table:table-cell>
          <table:table-cell office:value-type="date" office:date-value="2008-12-12" calcext:value-type="date">
            <text:p>2008-12-12</text:p>
          </table:table-cell>
          <table:table-cell office:value-type="float" office:value="53000" calcext:value-type="float">
            <text:p>53000</text:p>
          </table:table-cell>
          <table:table-cell table:formula="of:=DATEDIF([.D37]; TODAY(); &quot;Y&quot;)" office:value-type="float" office:value="42" calcext:value-type="float">
            <text:p>42</text:p>
          </table:table-cell>
          <table:table-cell table:formula="of:=DATEDIF([.F37]; TODAY(); &quot;Y&quot;)" office:value-type="float" office:value="16" calcext:value-type="float">
            <text:p>16</text:p>
          </table:table-cell>
          <table:table-cell table:formula="of:=[.G37] * IF([.I37] &lt; 5; 0; IF([.I37] &lt; 10; 0.05; IF([.I37] &lt; 15; 0.1; IF([.I37] &lt; 20; 0.15; 0))))" office:value-type="float" office:value="7950" calcext:value-type="float">
            <text:p>7950</text:p>
          </table:table-cell>
        </table:table-row>
        <table:table-row table:style-name="ro1">
          <table:table-cell office:value-type="float" office:value="37" calcext:value-type="float">
            <text:p>37</text:p>
          </table:table-cell>
          <table:table-cell office:value-type="string" calcext:value-type="string">
            <text:p>Léa</text:p>
          </table:table-cell>
          <table:table-cell office:value-type="string" calcext:value-type="string">
            <text:p>Lemoine</text:p>
          </table:table-cell>
          <table:table-cell office:value-type="date" office:date-value="1986-03-18" calcext:value-type="date">
            <text:p>1986-03-18</text:p>
          </table:table-cell>
          <table:table-cell office:value-type="string" calcext:value-type="string">
            <text:p>HR Specialist</text:p>
          </table:table-cell>
          <table:table-cell office:value-type="date" office:date-value="2011-08-23" calcext:value-type="date">
            <text:p>2011-08-23</text:p>
          </table:table-cell>
          <table:table-cell office:value-type="float" office:value="48000" calcext:value-type="float">
            <text:p>48000</text:p>
          </table:table-cell>
          <table:table-cell table:formula="of:=DATEDIF([.D38]; TODAY(); &quot;Y&quot;)" office:value-type="float" office:value="39" calcext:value-type="float">
            <text:p>39</text:p>
          </table:table-cell>
          <table:table-cell table:formula="of:=DATEDIF([.F38]; TODAY(); &quot;Y&quot;)" office:value-type="float" office:value="13" calcext:value-type="float">
            <text:p>13</text:p>
          </table:table-cell>
          <table:table-cell table:formula="of:=[.G38] * IF([.I38] &lt; 5; 0; IF([.I38] &lt; 10; 0.05; IF([.I38] &lt; 15; 0.1; IF([.I38] &lt; 20; 0.15; 0))))" office:value-type="float" office:value="4800" calcext:value-type="float">
            <text:p>4800</text:p>
          </table:table-cell>
        </table:table-row>
        <table:table-row table:style-name="ro1">
          <table:table-cell office:value-type="float" office:value="38" calcext:value-type="float">
            <text:p>38</text:p>
          </table:table-cell>
          <table:table-cell office:value-type="string" calcext:value-type="string">
            <text:p>Antoine</text:p>
          </table:table-cell>
          <table:table-cell office:value-type="string" calcext:value-type="string">
            <text:p>Maillard</text:p>
          </table:table-cell>
          <table:table-cell office:value-type="date" office:date-value="1991-05-29" calcext:value-type="date">
            <text:p>1991-05-29</text:p>
          </table:table-cell>
          <table:table-cell office:value-type="string" calcext:value-type="string">
            <text:p>Business Analyst</text:p>
          </table:table-cell>
          <table:table-cell office:value-type="date" office:date-value="2015-02-03" calcext:value-type="date">
            <text:p>2015-02-03</text:p>
          </table:table-cell>
          <table:table-cell office:value-type="float" office:value="60000" calcext:value-type="float">
            <text:p>60000</text:p>
          </table:table-cell>
          <table:table-cell table:formula="of:=DATEDIF([.D39]; TODAY(); &quot;Y&quot;)" office:value-type="float" office:value="34" calcext:value-type="float">
            <text:p>34</text:p>
          </table:table-cell>
          <table:table-cell table:formula="of:=DATEDIF([.F39]; TODAY(); &quot;Y&quot;)" office:value-type="float" office:value="10" calcext:value-type="float">
            <text:p>10</text:p>
          </table:table-cell>
          <table:table-cell table:formula="of:=[.G39] * IF([.I39] &lt; 5; 0; IF([.I39] &lt; 10; 0.05; IF([.I39] &lt; 15; 0.1; IF([.I39] &lt; 20; 0.15; 0))))" office:value-type="float" office:value="6000" calcext:value-type="float">
            <text:p>6000</text:p>
          </table:table-cell>
        </table:table-row>
        <table:table-row table:style-name="ro1">
          <table:table-cell office:value-type="float" office:value="39" calcext:value-type="float">
            <text:p>39</text:p>
          </table:table-cell>
          <table:table-cell office:value-type="string" calcext:value-type="string">
            <text:p>Sandrine</text:p>
          </table:table-cell>
          <table:table-cell office:value-type="string" calcext:value-type="string">
            <text:p>Delorme</text:p>
          </table:table-cell>
          <table:table-cell office:value-type="date" office:date-value="1983-07-21" calcext:value-type="date">
            <text:p>1983-07-21</text:p>
          </table:table-cell>
          <table:table-cell office:value-type="string" calcext:value-type="string">
            <text:p>Product Owner</text:p>
          </table:table-cell>
          <table:table-cell office:value-type="date" office:date-value="2009-10-28" calcext:value-type="date">
            <text:p>2009-10-28</text:p>
          </table:table-cell>
          <table:table-cell office:value-type="float" office:value="67000" calcext:value-type="float">
            <text:p>67000</text:p>
          </table:table-cell>
          <table:table-cell table:formula="of:=DATEDIF([.D40]; TODAY(); &quot;Y&quot;)" office:value-type="float" office:value="42" calcext:value-type="float">
            <text:p>42</text:p>
          </table:table-cell>
          <table:table-cell table:formula="of:=DATEDIF([.F40]; TODAY(); &quot;Y&quot;)" office:value-type="float" office:value="15" calcext:value-type="float">
            <text:p>15</text:p>
          </table:table-cell>
          <table:table-cell table:formula="of:=[.G40] * IF([.I40] &lt; 5; 0; IF([.I40] &lt; 10; 0.05; IF([.I40] &lt; 15; 0.1; IF([.I40] &lt; 20; 0.15; 0))))" office:value-type="float" office:value="10050" calcext:value-type="float">
            <text:p>10050</text:p>
          </table:table-cell>
        </table:table-row>
        <table:table-row table:style-name="ro1">
          <table:table-cell office:value-type="float" office:value="40" calcext:value-type="float">
            <text:p>40</text:p>
          </table:table-cell>
          <table:table-cell office:value-type="string" calcext:value-type="string">
            <text:p>Kevin</text:p>
          </table:table-cell>
          <table:table-cell office:value-type="string" calcext:value-type="string">
            <text:p>Louis</text:p>
          </table:table-cell>
          <table:table-cell office:value-type="date" office:date-value="1989-02-11" calcext:value-type="date">
            <text:p>1989-02-11</text:p>
          </table:table-cell>
          <table:table-cell office:value-type="string" calcext:value-type="string">
            <text:p>Developer</text:p>
          </table:table-cell>
          <table:table-cell office:value-type="date" office:date-value="2013-03-15" calcext:value-type="date">
            <text:p>2013-03-15</text:p>
          </table:table-cell>
          <table:table-cell office:value-type="float" office:value="51000" calcext:value-type="float">
            <text:p>51000</text:p>
          </table:table-cell>
          <table:table-cell table:formula="of:=DATEDIF([.D41]; TODAY(); &quot;Y&quot;)" office:value-type="float" office:value="36" calcext:value-type="float">
            <text:p>36</text:p>
          </table:table-cell>
          <table:table-cell table:formula="of:=DATEDIF([.F41]; TODAY(); &quot;Y&quot;)" office:value-type="float" office:value="12" calcext:value-type="float">
            <text:p>12</text:p>
          </table:table-cell>
          <table:table-cell table:formula="of:=[.G41] * IF([.I41] &lt; 5; 0; IF([.I41] &lt; 10; 0.05; IF([.I41] &lt; 15; 0.1; IF([.I41] &lt; 20; 0.15; 0))))" office:value-type="float" office:value="5100" calcext:value-type="float">
            <text:p>5100</text:p>
          </table:table-cell>
        </table:table-row>
        <table:table-row table:style-name="ro1">
          <table:table-cell office:value-type="float" office:value="41" calcext:value-type="float">
            <text:p>41</text:p>
          </table:table-cell>
          <table:table-cell office:value-type="string" calcext:value-type="string">
            <text:p>Clémence</text:p>
          </table:table-cell>
          <table:table-cell office:value-type="string" calcext:value-type="string">
            <text:p>Barre</text:p>
          </table:table-cell>
          <table:table-cell office:value-type="date" office:date-value="1992-09-07" calcext:value-type="date">
            <text:p>1992-09-07</text:p>
          </table:table-cell>
          <table:table-cell office:value-type="string" calcext:value-type="string">
            <text:p>Marketing Manager</text:p>
          </table:table-cell>
          <table:table-cell office:value-type="date" office:date-value="2016-11-19" calcext:value-type="date">
            <text:p>2016-11-19</text:p>
          </table:table-cell>
          <table:table-cell office:value-type="float" office:value="64000" calcext:value-type="float">
            <text:p>64000</text:p>
          </table:table-cell>
          <table:table-cell table:formula="of:=DATEDIF([.D42]; TODAY(); &quot;Y&quot;)" office:value-type="float" office:value="32" calcext:value-type="float">
            <text:p>32</text:p>
          </table:table-cell>
          <table:table-cell table:formula="of:=DATEDIF([.F42]; TODAY(); &quot;Y&quot;)" office:value-type="float" office:value="8" calcext:value-type="float">
            <text:p>8</text:p>
          </table:table-cell>
          <table:table-cell table:formula="of:=[.G42] * IF([.I42] &lt; 5; 0; IF([.I42] &lt; 10; 0.05; IF([.I42] &lt; 15; 0.1; IF([.I42] &lt; 20; 0.15; 0))))" office:value-type="float" office:value="3200" calcext:value-type="float">
            <text:p>3200</text:p>
          </table:table-cell>
        </table:table-row>
        <table:table-row table:style-name="ro1">
          <table:table-cell office:value-type="float" office:value="42" calcext:value-type="float">
            <text:p>42</text:p>
          </table:table-cell>
          <table:table-cell office:value-type="string" calcext:value-type="string">
            <text:p>Marc</text:p>
          </table:table-cell>
          <table:table-cell office:value-type="string" calcext:value-type="string">
            <text:p>Fontaine</text:p>
          </table:table-cell>
          <table:table-cell office:value-type="date" office:date-value="1980-06-22" calcext:value-type="date">
            <text:p>1980-06-22</text:p>
          </table:table-cell>
          <table:table-cell office:value-type="string" calcext:value-type="string">
            <text:p>System Administrator</text:p>
          </table:table-cell>
          <table:table-cell office:value-type="date" office:date-value="2006-04-27" calcext:value-type="date">
            <text:p>2006-04-27</text:p>
          </table:table-cell>
          <table:table-cell office:value-type="float" office:value="54000" calcext:value-type="float">
            <text:p>54000</text:p>
          </table:table-cell>
          <table:table-cell table:formula="of:=DATEDIF([.D43]; TODAY(); &quot;Y&quot;)" office:value-type="float" office:value="45" calcext:value-type="float">
            <text:p>45</text:p>
          </table:table-cell>
          <table:table-cell table:formula="of:=DATEDIF([.F43]; TODAY(); &quot;Y&quot;)" office:value-type="float" office:value="19" calcext:value-type="float">
            <text:p>19</text:p>
          </table:table-cell>
          <table:table-cell table:formula="of:=[.G43] * IF([.I43] &lt; 5; 0; IF([.I43] &lt; 10; 0.05; IF([.I43] &lt; 15; 0.1; IF([.I43] &lt; 20; 0.15; 0))))" office:value-type="float" office:value="8100" calcext:value-type="float">
            <text:p>8100</text:p>
          </table:table-cell>
        </table:table-row>
        <table:table-row table:style-name="ro1">
          <table:table-cell office:value-type="float" office:value="43" calcext:value-type="float">
            <text:p>43</text:p>
          </table:table-cell>
          <table:table-cell office:value-type="string" calcext:value-type="string">
            <text:p>Julie</text:p>
          </table:table-cell>
          <table:table-cell office:value-type="string" calcext:value-type="string">
            <text:p>Dufour</text:p>
          </table:table-cell>
          <table:table-cell office:value-type="date" office:date-value="1987-10-30" calcext:value-type="date">
            <text:p>1987-10-30</text:p>
          </table:table-cell>
          <table:table-cell office:value-type="string" calcext:value-type="string">
            <text:p>Developer</text:p>
          </table:table-cell>
          <table:table-cell office:value-type="date" office:date-value="2012-01-06" calcext:value-type="date">
            <text:p>2012-01-06</text:p>
          </table:table-cell>
          <table:table-cell office:value-type="float" office:value="50000" calcext:value-type="float">
            <text:p>50000</text:p>
          </table:table-cell>
          <table:table-cell table:formula="of:=DATEDIF([.D44]; TODAY(); &quot;Y&quot;)" office:value-type="float" office:value="37" calcext:value-type="float">
            <text:p>37</text:p>
          </table:table-cell>
          <table:table-cell table:formula="of:=DATEDIF([.F44]; TODAY(); &quot;Y&quot;)" office:value-type="float" office:value="13" calcext:value-type="float">
            <text:p>13</text:p>
          </table:table-cell>
          <table:table-cell table:formula="of:=[.G44] * IF([.I44] &lt; 5; 0; IF([.I44] &lt; 10; 0.05; IF([.I44] &lt; 15; 0.1; IF([.I44] &lt; 20; 0.15; 0))))" office:value-type="float" office:value="5000" calcext:value-type="float">
            <text:p>5000</text:p>
          </table:table-cell>
        </table:table-row>
        <table:table-row table:style-name="ro1">
          <table:table-cell office:value-type="float" office:value="44" calcext:value-type="float">
            <text:p>44</text:p>
          </table:table-cell>
          <table:table-cell office:value-type="string" calcext:value-type="string">
            <text:p>Philippe</text:p>
          </table:table-cell>
          <table:table-cell office:value-type="string" calcext:value-type="string">
            <text:p>Guérin</text:p>
          </table:table-cell>
          <table:table-cell office:value-type="date" office:date-value="1995-12-18" calcext:value-type="date">
            <text:p>1995-12-18</text:p>
          </table:table-cell>
          <table:table-cell office:value-type="string" calcext:value-type="string">
            <text:p>Project Manager</text:p>
          </table:table-cell>
          <table:table-cell office:value-type="date" office:date-value="2018-05-11" calcext:value-type="date">
            <text:p>2018-05-11</text:p>
          </table:table-cell>
          <table:table-cell office:value-type="float" office:value="71000" calcext:value-type="float">
            <text:p>71000</text:p>
          </table:table-cell>
          <table:table-cell table:formula="of:=DATEDIF([.D45]; TODAY(); &quot;Y&quot;)" office:value-type="float" office:value="29" calcext:value-type="float">
            <text:p>29</text:p>
          </table:table-cell>
          <table:table-cell table:formula="of:=DATEDIF([.F45]; TODAY(); &quot;Y&quot;)" office:value-type="float" office:value="7" calcext:value-type="float">
            <text:p>7</text:p>
          </table:table-cell>
          <table:table-cell table:formula="of:=[.G45] * IF([.I45] &lt; 5; 0; IF([.I45] &lt; 10; 0.05; IF([.I45] &lt; 15; 0.1; IF([.I45] &lt; 20; 0.15; 0))))" office:value-type="float" office:value="3550" calcext:value-type="float">
            <text:p>3550</text:p>
          </table:table-cell>
        </table:table-row>
        <table:table-row table:style-name="ro1">
          <table:table-cell office:value-type="float" office:value="45" calcext:value-type="float">
            <text:p>45</text:p>
          </table:table-cell>
          <table:table-cell office:value-type="string" calcext:value-type="string">
            <text:p>Sophie</text:p>
          </table:table-cell>
          <table:table-cell office:value-type="string" calcext:value-type="string">
            <text:p>Lopez</text:p>
          </table:table-cell>
          <table:table-cell office:value-type="date" office:date-value="1984-01-13" calcext:value-type="date">
            <text:p>1984-01-13</text:p>
          </table:table-cell>
          <table:table-cell office:value-type="string" calcext:value-type="string">
            <text:p>Designer</text:p>
          </table:table-cell>
          <table:table-cell office:value-type="date" office:date-value="2009-07-02" calcext:value-type="date">
            <text:p>2009-07-02</text:p>
          </table:table-cell>
          <table:table-cell office:value-type="float" office:value="47000" calcext:value-type="float">
            <text:p>47000</text:p>
          </table:table-cell>
          <table:table-cell table:formula="of:=DATEDIF([.D46]; TODAY(); &quot;Y&quot;)" office:value-type="float" office:value="41" calcext:value-type="float">
            <text:p>41</text:p>
          </table:table-cell>
          <table:table-cell table:formula="of:=DATEDIF([.F46]; TODAY(); &quot;Y&quot;)" office:value-type="float" office:value="16" calcext:value-type="float">
            <text:p>16</text:p>
          </table:table-cell>
          <table:table-cell table:formula="of:=[.G46] * IF([.I46] &lt; 5; 0; IF([.I46] &lt; 10; 0.05; IF([.I46] &lt; 15; 0.1; IF([.I46] &lt; 20; 0.15; 0))))" office:value-type="float" office:value="7050" calcext:value-type="float">
            <text:p>7050</text:p>
          </table:table-cell>
        </table:table-row>
        <table:table-row table:style-name="ro1">
          <table:table-cell office:value-type="float" office:value="46" calcext:value-type="float">
            <text:p>46</text:p>
          </table:table-cell>
          <table:table-cell office:value-type="string" calcext:value-type="string">
            <text:p>Mathieu</text:p>
          </table:table-cell>
          <table:table-cell office:value-type="string" calcext:value-type="string">
            <text:p>Clement</text:p>
          </table:table-cell>
          <table:table-cell office:value-type="date" office:date-value="1988-11-25" calcext:value-type="date">
            <text:p>1988-11-25</text:p>
          </table:table-cell>
          <table:table-cell office:value-type="string" calcext:value-type="string">
            <text:p>Developer</text:p>
          </table:table-cell>
          <table:table-cell office:value-type="date" office:date-value="2013-09-27" calcext:value-type="date">
            <text:p>2013-09-27</text:p>
          </table:table-cell>
          <table:table-cell office:value-type="float" office:value="52000" calcext:value-type="float">
            <text:p>52000</text:p>
          </table:table-cell>
          <table:table-cell table:formula="of:=DATEDIF([.D47]; TODAY(); &quot;Y&quot;)" office:value-type="float" office:value="36" calcext:value-type="float">
            <text:p>36</text:p>
          </table:table-cell>
          <table:table-cell table:formula="of:=DATEDIF([.F47]; TODAY(); &quot;Y&quot;)" office:value-type="float" office:value="11" calcext:value-type="float">
            <text:p>11</text:p>
          </table:table-cell>
          <table:table-cell table:formula="of:=[.G47] * IF([.I47] &lt; 5; 0; IF([.I47] &lt; 10; 0.05; IF([.I47] &lt; 15; 0.1; IF([.I47] &lt; 20; 0.15; 0))))" office:value-type="float" office:value="5200" calcext:value-type="float">
            <text:p>5200</text:p>
          </table:table-cell>
        </table:table-row>
        <table:table-row table:style-name="ro1">
          <table:table-cell office:value-type="float" office:value="47" calcext:value-type="float">
            <text:p>47</text:p>
          </table:table-cell>
          <table:table-cell office:value-type="string" calcext:value-type="string">
            <text:p>Élodie</text:p>
          </table:table-cell>
          <table:table-cell office:value-type="string" calcext:value-type="string">
            <text:p>Roussel</text:p>
          </table:table-cell>
          <table:table-cell office:value-type="date" office:date-value="1990-04-16" calcext:value-type="date">
            <text:p>1990-04-16</text:p>
          </table:table-cell>
          <table:table-cell office:value-type="string" calcext:value-type="string">
            <text:p>HR Specialist</text:p>
          </table:table-cell>
          <table:table-cell office:value-type="date" office:date-value="2015-06-14" calcext:value-type="date">
            <text:p>2015-06-14</text:p>
          </table:table-cell>
          <table:table-cell office:value-type="float" office:value="46000" calcext:value-type="float">
            <text:p>46000</text:p>
          </table:table-cell>
          <table:table-cell table:formula="of:=DATEDIF([.D48]; TODAY(); &quot;Y&quot;)" office:value-type="float" office:value="35" calcext:value-type="float">
            <text:p>35</text:p>
          </table:table-cell>
          <table:table-cell table:formula="of:=DATEDIF([.F48]; TODAY(); &quot;Y&quot;)" office:value-type="float" office:value="10" calcext:value-type="float">
            <text:p>10</text:p>
          </table:table-cell>
          <table:table-cell table:formula="of:=[.G48] * IF([.I48] &lt; 5; 0; IF([.I48] &lt; 10; 0.05; IF([.I48] &lt; 15; 0.1; IF([.I48] &lt; 20; 0.15; 0))))" office:value-type="float" office:value="4600" calcext:value-type="float">
            <text:p>4600</text:p>
          </table:table-cell>
        </table:table-row>
        <table:table-row table:style-name="ro1">
          <table:table-cell office:value-type="float" office:value="48" calcext:value-type="float">
            <text:p>48</text:p>
          </table:table-cell>
          <table:table-cell office:value-type="string" calcext:value-type="string">
            <text:p>Alex</text:p>
          </table:table-cell>
          <table:table-cell office:value-type="string" calcext:value-type="string">
            <text:p>Barreau</text:p>
          </table:table-cell>
          <table:table-cell office:value-type="date" office:date-value="1982-07-08" calcext:value-type="date">
            <text:p>1982-07-08</text:p>
          </table:table-cell>
          <table:table-cell office:value-type="string" calcext:value-type="string">
            <text:p>Business Analyst</text:p>
          </table:table-cell>
          <table:table-cell office:value-type="date" office:date-value="2007-03-03" calcext:value-type="date">
            <text:p>2007-03-03</text:p>
          </table:table-cell>
          <table:table-cell office:value-type="float" office:value="59000" calcext:value-type="float">
            <text:p>59000</text:p>
          </table:table-cell>
          <table:table-cell table:formula="of:=DATEDIF([.D49]; TODAY(); &quot;Y&quot;)" office:value-type="float" office:value="43" calcext:value-type="float">
            <text:p>43</text:p>
          </table:table-cell>
          <table:table-cell table:formula="of:=DATEDIF([.F49]; TODAY(); &quot;Y&quot;)" office:value-type="float" office:value="18" calcext:value-type="float">
            <text:p>18</text:p>
          </table:table-cell>
          <table:table-cell table:formula="of:=[.G49] * IF([.I49] &lt; 5; 0; IF([.I49] &lt; 10; 0.05; IF([.I49] &lt; 15; 0.1; IF([.I49] &lt; 20; 0.15; 0))))" office:value-type="float" office:value="8850" calcext:value-type="float">
            <text:p>8850</text:p>
          </table:table-cell>
        </table:table-row>
        <table:table-row table:style-name="ro1">
          <table:table-cell office:value-type="float" office:value="49" calcext:value-type="float">
            <text:p>49</text:p>
          </table:table-cell>
          <table:table-cell office:value-type="string" calcext:value-type="string">
            <text:p>Clara</text:p>
          </table:table-cell>
          <table:table-cell office:value-type="string" calcext:value-type="string">
            <text:p>Marchal</text:p>
          </table:table-cell>
          <table:table-cell office:value-type="date" office:date-value="1986-05-01" calcext:value-type="date">
            <text:p>1986-05-01</text:p>
          </table:table-cell>
          <table:table-cell office:value-type="string" calcext:value-type="string">
            <text:p>Product Owner</text:p>
          </table:table-cell>
          <table:table-cell office:value-type="date" office:date-value="2011-12-22" calcext:value-type="date">
            <text:p>2011-12-22</text:p>
          </table:table-cell>
          <table:table-cell office:value-type="float" office:value="67000" calcext:value-type="float">
            <text:p>67000</text:p>
          </table:table-cell>
          <table:table-cell table:formula="of:=DATEDIF([.D50]; TODAY(); &quot;Y&quot;)" office:value-type="float" office:value="39" calcext:value-type="float">
            <text:p>39</text:p>
          </table:table-cell>
          <table:table-cell table:formula="of:=DATEDIF([.F50]; TODAY(); &quot;Y&quot;)" office:value-type="float" office:value="13" calcext:value-type="float">
            <text:p>13</text:p>
          </table:table-cell>
          <table:table-cell table:formula="of:=[.G50] * IF([.I50] &lt; 5; 0; IF([.I50] &lt; 10; 0.05; IF([.I50] &lt; 15; 0.1; IF([.I50] &lt; 20; 0.15; 0))))" office:value-type="float" office:value="6700" calcext:value-type="float">
            <text:p>6700</text:p>
          </table:table-cell>
        </table:table-row>
        <table:table-row table:style-name="ro1">
          <table:table-cell office:value-type="float" office:value="50" calcext:value-type="float">
            <text:p>50</text:p>
          </table:table-cell>
          <table:table-cell office:value-type="string" calcext:value-type="string">
            <text:p>Julien</text:p>
          </table:table-cell>
          <table:table-cell office:value-type="string" calcext:value-type="string">
            <text:p>Grégoire</text:p>
          </table:table-cell>
          <table:table-cell office:value-type="date" office:date-value="1993-08-29" calcext:value-type="date">
            <text:p>1993-08-29</text:p>
          </table:table-cell>
          <table:table-cell office:value-type="string" calcext:value-type="string">
            <text:p>Developer</text:p>
          </table:table-cell>
          <table:table-cell office:value-type="date" office:date-value="2017-02-08" calcext:value-type="date">
            <text:p>2017-02-08</text:p>
          </table:table-cell>
          <table:table-cell office:value-type="float" office:value="51000" calcext:value-type="float">
            <text:p>51000</text:p>
          </table:table-cell>
          <table:table-cell table:formula="of:=DATEDIF([.D51]; TODAY(); &quot;Y&quot;)" office:value-type="float" office:value="31" calcext:value-type="float">
            <text:p>31</text:p>
          </table:table-cell>
          <table:table-cell table:formula="of:=DATEDIF([.F51]; TODAY(); &quot;Y&quot;)" office:value-type="float" office:value="8" calcext:value-type="float">
            <text:p>8</text:p>
          </table:table-cell>
          <table:table-cell table:formula="of:=[.G51] * IF([.I51] &lt; 5; 0; IF([.I51] &lt; 10; 0.05; IF([.I51] &lt; 15; 0.1; IF([.I51] &lt; 20; 0.15; 0))))" office:value-type="float" office:value="2550" calcext:value-type="float">
            <text:p>2550</text:p>
          </table:table-cell>
        </table:table-row>
        <table:table-row table:style-name="ro1">
          <table:table-cell office:value-type="float" office:value="51" calcext:value-type="float">
            <text:p>51</text:p>
          </table:table-cell>
          <table:table-cell office:value-type="string" calcext:value-type="string">
            <text:p>Manon</text:p>
          </table:table-cell>
          <table:table-cell office:value-type="string" calcext:value-type="string">
            <text:p>Roux</text:p>
          </table:table-cell>
          <table:table-cell office:value-type="date" office:date-value="1981-02-06" calcext:value-type="date">
            <text:p>1981-02-06</text:p>
          </table:table-cell>
          <table:table-cell office:value-type="string" calcext:value-type="string">
            <text:p>Marketing Manager</text:p>
          </table:table-cell>
          <table:table-cell office:value-type="date" office:date-value="2008-10-15" calcext:value-type="date">
            <text:p>2008-10-15</text:p>
          </table:table-cell>
          <table:table-cell office:value-type="float" office:value="63000" calcext:value-type="float">
            <text:p>63000</text:p>
          </table:table-cell>
          <table:table-cell table:formula="of:=DATEDIF([.D52]; TODAY(); &quot;Y&quot;)" office:value-type="float" office:value="44" calcext:value-type="float">
            <text:p>44</text:p>
          </table:table-cell>
          <table:table-cell table:formula="of:=DATEDIF([.F52]; TODAY(); &quot;Y&quot;)" office:value-type="float" office:value="16" calcext:value-type="float">
            <text:p>16</text:p>
          </table:table-cell>
          <table:table-cell table:formula="of:=[.G52] * IF([.I52] &lt; 5; 0; IF([.I52] &lt; 10; 0.05; IF([.I52] &lt; 15; 0.1; IF([.I52] &lt; 20; 0.15; 0))))" office:value-type="float" office:value="9450" calcext:value-type="float">
            <text:p>9450</text:p>
          </table:table-cell>
        </table:table-row>
        <table:table-row table:style-name="ro1">
          <table:table-cell office:value-type="float" office:value="52" calcext:value-type="float">
            <text:p>52</text:p>
          </table:table-cell>
          <table:table-cell office:value-type="string" calcext:value-type="string">
            <text:p>David</text:p>
          </table:table-cell>
          <table:table-cell office:value-type="string" calcext:value-type="string">
            <text:p>Dufresne</text:p>
          </table:table-cell>
          <table:table-cell office:value-type="date" office:date-value="1985-09-14" calcext:value-type="date">
            <text:p>1985-09-14</text:p>
          </table:table-cell>
          <table:table-cell office:value-type="string" calcext:value-type="string">
            <text:p>System Administrator</text:p>
          </table:table-cell>
          <table:table-cell office:value-type="date" office:date-value="2010-06-19" calcext:value-type="date">
            <text:p>2010-06-19</text:p>
          </table:table-cell>
          <table:table-cell office:value-type="float" office:value="55000" calcext:value-type="float">
            <text:p>55000</text:p>
          </table:table-cell>
          <table:table-cell table:formula="of:=DATEDIF([.D53]; TODAY(); &quot;Y&quot;)" office:value-type="float" office:value="39" calcext:value-type="float">
            <text:p>39</text:p>
          </table:table-cell>
          <table:table-cell table:formula="of:=DATEDIF([.F53]; TODAY(); &quot;Y&quot;)" office:value-type="float" office:value="15" calcext:value-type="float">
            <text:p>15</text:p>
          </table:table-cell>
          <table:table-cell table:formula="of:=[.G53] * IF([.I53] &lt; 5; 0; IF([.I53] &lt; 10; 0.05; IF([.I53] &lt; 15; 0.1; IF([.I53] &lt; 20; 0.15; 0))))" office:value-type="float" office:value="8250" calcext:value-type="float">
            <text:p>8250</text:p>
          </table:table-cell>
        </table:table-row>
        <table:table-row table:style-name="ro1">
          <table:table-cell office:value-type="float" office:value="53" calcext:value-type="float">
            <text:p>53</text:p>
          </table:table-cell>
          <table:table-cell office:value-type="string" calcext:value-type="string">
            <text:p>Amélie</text:p>
          </table:table-cell>
          <table:table-cell office:value-type="string" calcext:value-type="string">
            <text:p>Brun</text:p>
          </table:table-cell>
          <table:table-cell office:value-type="date" office:date-value="1989-03-11" calcext:value-type="date">
            <text:p>1989-03-11</text:p>
          </table:table-cell>
          <table:table-cell office:value-type="string" calcext:value-type="string">
            <text:p>Developer</text:p>
          </table:table-cell>
          <table:table-cell office:value-type="date" office:date-value="2013-04-12" calcext:value-type="date">
            <text:p>2013-04-12</text:p>
          </table:table-cell>
          <table:table-cell office:value-type="float" office:value="49000" calcext:value-type="float">
            <text:p>49000</text:p>
          </table:table-cell>
          <table:table-cell table:formula="of:=DATEDIF([.D54]; TODAY(); &quot;Y&quot;)" office:value-type="float" office:value="36" calcext:value-type="float">
            <text:p>36</text:p>
          </table:table-cell>
          <table:table-cell table:formula="of:=DATEDIF([.F54]; TODAY(); &quot;Y&quot;)" office:value-type="float" office:value="12" calcext:value-type="float">
            <text:p>12</text:p>
          </table:table-cell>
          <table:table-cell table:formula="of:=[.G54] * IF([.I54] &lt; 5; 0; IF([.I54] &lt; 10; 0.05; IF([.I54] &lt; 15; 0.1; IF([.I54] &lt; 20; 0.15; 0))))" office:value-type="float" office:value="4900" calcext:value-type="float">
            <text:p>4900</text:p>
          </table:table-cell>
        </table:table-row>
        <table:table-row table:style-name="ro1">
          <table:table-cell office:value-type="float" office:value="54" calcext:value-type="float">
            <text:p>54</text:p>
          </table:table-cell>
          <table:table-cell office:value-type="string" calcext:value-type="string">
            <text:p>Thomas</text:p>
          </table:table-cell>
          <table:table-cell office:value-type="string" calcext:value-type="string">
            <text:p>Perret</text:p>
          </table:table-cell>
          <table:table-cell office:value-type="date" office:date-value="1992-07-23" calcext:value-type="date">
            <text:p>1992-07-23</text:p>
          </table:table-cell>
          <table:table-cell office:value-type="string" calcext:value-type="string">
            <text:p>Project Manager</text:p>
          </table:table-cell>
          <table:table-cell office:value-type="date" office:date-value="2016-08-30" calcext:value-type="date">
            <text:p>2016-08-30</text:p>
          </table:table-cell>
          <table:table-cell office:value-type="float" office:value="70000" calcext:value-type="float">
            <text:p>70000</text:p>
          </table:table-cell>
          <table:table-cell table:formula="of:=DATEDIF([.D55]; TODAY(); &quot;Y&quot;)" office:value-type="float" office:value="33" calcext:value-type="float">
            <text:p>33</text:p>
          </table:table-cell>
          <table:table-cell table:formula="of:=DATEDIF([.F55]; TODAY(); &quot;Y&quot;)" office:value-type="float" office:value="8" calcext:value-type="float">
            <text:p>8</text:p>
          </table:table-cell>
          <table:table-cell table:formula="of:=[.G55] * IF([.I55] &lt; 5; 0; IF([.I55] &lt; 10; 0.05; IF([.I55] &lt; 15; 0.1; IF([.I55] &lt; 20; 0.15; 0))))" office:value-type="float" office:value="3500" calcext:value-type="float">
            <text:p>3500</text:p>
          </table:table-cell>
        </table:table-row>
        <table:table-row table:style-name="ro1">
          <table:table-cell office:value-type="float" office:value="55" calcext:value-type="float">
            <text:p>55</text:p>
          </table:table-cell>
          <table:table-cell office:value-type="string" calcext:value-type="string">
            <text:p>Claire</text:p>
          </table:table-cell>
          <table:table-cell office:value-type="string" calcext:value-type="string">
            <text:p>Leveque</text:p>
          </table:table-cell>
          <table:table-cell office:value-type="date" office:date-value="1984-12-05" calcext:value-type="date">
            <text:p>1984-12-05</text:p>
          </table:table-cell>
          <table:table-cell office:value-type="string" calcext:value-type="string">
            <text:p>Designer</text:p>
          </table:table-cell>
          <table:table-cell office:value-type="date" office:date-value="2010-01-27" calcext:value-type="date">
            <text:p>2010-01-27</text:p>
          </table:table-cell>
          <table:table-cell office:value-type="float" office:value="46000" calcext:value-type="float">
            <text:p>46000</text:p>
          </table:table-cell>
          <table:table-cell table:formula="of:=DATEDIF([.D56]; TODAY(); &quot;Y&quot;)" office:value-type="float" office:value="40" calcext:value-type="float">
            <text:p>40</text:p>
          </table:table-cell>
          <table:table-cell table:formula="of:=DATEDIF([.F56]; TODAY(); &quot;Y&quot;)" office:value-type="float" office:value="15" calcext:value-type="float">
            <text:p>15</text:p>
          </table:table-cell>
          <table:table-cell table:formula="of:=[.G56] * IF([.I56] &lt; 5; 0; IF([.I56] &lt; 10; 0.05; IF([.I56] &lt; 15; 0.1; IF([.I56] &lt; 20; 0.15; 0))))" office:value-type="float" office:value="6900" calcext:value-type="float">
            <text:p>6900</text:p>
          </table:table-cell>
        </table:table-row>
        <table:table-row table:style-name="ro1">
          <table:table-cell office:value-type="float" office:value="56" calcext:value-type="float">
            <text:p>56</text:p>
          </table:table-cell>
          <table:table-cell office:value-type="string" calcext:value-type="string">
            <text:p>Antoine</text:p>
          </table:table-cell>
          <table:table-cell office:value-type="string" calcext:value-type="string">
            <text:p>Duval</text:p>
          </table:table-cell>
          <table:table-cell office:value-type="date" office:date-value="1987-08-19" calcext:value-type="date">
            <text:p>1987-08-19</text:p>
          </table:table-cell>
          <table:table-cell office:value-type="string" calcext:value-type="string">
            <text:p>Developer</text:p>
          </table:table-cell>
          <table:table-cell office:value-type="date" office:date-value="2013-11-18" calcext:value-type="date">
            <text:p>2013-11-18</text:p>
          </table:table-cell>
          <table:table-cell office:value-type="float" office:value="53000" calcext:value-type="float">
            <text:p>53000</text:p>
          </table:table-cell>
          <table:table-cell table:formula="of:=DATEDIF([.D57]; TODAY(); &quot;Y&quot;)" office:value-type="float" office:value="37" calcext:value-type="float">
            <text:p>37</text:p>
          </table:table-cell>
          <table:table-cell table:formula="of:=DATEDIF([.F57]; TODAY(); &quot;Y&quot;)" office:value-type="float" office:value="11" calcext:value-type="float">
            <text:p>11</text:p>
          </table:table-cell>
          <table:table-cell table:formula="of:=[.G57] * IF([.I57] &lt; 5; 0; IF([.I57] &lt; 10; 0.05; IF([.I57] &lt; 15; 0.1; IF([.I57] &lt; 20; 0.15; 0))))" office:value-type="float" office:value="5300" calcext:value-type="float">
            <text:p>5300</text:p>
          </table:table-cell>
        </table:table-row>
        <table:table-row table:style-name="ro1">
          <table:table-cell office:value-type="float" office:value="57" calcext:value-type="float">
            <text:p>57</text:p>
          </table:table-cell>
          <table:table-cell office:value-type="string" calcext:value-type="string">
            <text:p>Emma</text:p>
          </table:table-cell>
          <table:table-cell office:value-type="string" calcext:value-type="string">
            <text:p>Blondel</text:p>
          </table:table-cell>
          <table:table-cell office:value-type="date" office:date-value="1990-10-10" calcext:value-type="date">
            <text:p>1990-10-10</text:p>
          </table:table-cell>
          <table:table-cell office:value-type="string" calcext:value-type="string">
            <text:p>HR Specialist</text:p>
          </table:table-cell>
          <table:table-cell office:value-type="date" office:date-value="2016-07-01" calcext:value-type="date">
            <text:p>2016-07-01</text:p>
          </table:table-cell>
          <table:table-cell office:value-type="float" office:value="46000" calcext:value-type="float">
            <text:p>46000</text:p>
          </table:table-cell>
          <table:table-cell table:formula="of:=DATEDIF([.D58]; TODAY(); &quot;Y&quot;)" office:value-type="float" office:value="34" calcext:value-type="float">
            <text:p>34</text:p>
          </table:table-cell>
          <table:table-cell table:formula="of:=DATEDIF([.F58]; TODAY(); &quot;Y&quot;)" office:value-type="float" office:value="9" calcext:value-type="float">
            <text:p>9</text:p>
          </table:table-cell>
          <table:table-cell table:formula="of:=[.G58] * IF([.I58] &lt; 5; 0; IF([.I58] &lt; 10; 0.05; IF([.I58] &lt; 15; 0.1; IF([.I58] &lt; 20; 0.15; 0))))" office:value-type="float" office:value="2300" calcext:value-type="float">
            <text:p>2300</text:p>
          </table:table-cell>
        </table:table-row>
        <table:table-row table:style-name="ro1">
          <table:table-cell office:value-type="float" office:value="58" calcext:value-type="float">
            <text:p>58</text:p>
          </table:table-cell>
          <table:table-cell office:value-type="string" calcext:value-type="string">
            <text:p>Marc</text:p>
          </table:table-cell>
          <table:table-cell office:value-type="string" calcext:value-type="string">
            <text:p>Lemoine</text:p>
          </table:table-cell>
          <table:table-cell office:value-type="date" office:date-value="1983-06-15" calcext:value-type="date">
            <text:p>1983-06-15</text:p>
          </table:table-cell>
          <table:table-cell office:value-type="string" calcext:value-type="string">
            <text:p>Business Analyst</text:p>
          </table:table-cell>
          <table:table-cell office:value-type="date" office:date-value="2008-12-09" calcext:value-type="date">
            <text:p>2008-12-09</text:p>
          </table:table-cell>
          <table:table-cell office:value-type="float" office:value="60000" calcext:value-type="float">
            <text:p>60000</text:p>
          </table:table-cell>
          <table:table-cell table:formula="of:=DATEDIF([.D59]; TODAY(); &quot;Y&quot;)" office:value-type="float" office:value="42" calcext:value-type="float">
            <text:p>42</text:p>
          </table:table-cell>
          <table:table-cell table:formula="of:=DATEDIF([.F59]; TODAY(); &quot;Y&quot;)" office:value-type="float" office:value="16" calcext:value-type="float">
            <text:p>16</text:p>
          </table:table-cell>
          <table:table-cell table:formula="of:=[.G59] * IF([.I59] &lt; 5; 0; IF([.I59] &lt; 10; 0.05; IF([.I59] &lt; 15; 0.1; IF([.I59] &lt; 20; 0.15; 0))))" office:value-type="float" office:value="9000" calcext:value-type="float">
            <text:p>9000</text:p>
          </table:table-cell>
        </table:table-row>
        <table:table-row table:style-name="ro1">
          <table:table-cell office:value-type="float" office:value="59" calcext:value-type="float">
            <text:p>59</text:p>
          </table:table-cell>
          <table:table-cell office:value-type="string" calcext:value-type="string">
            <text:p>Sophie</text:p>
          </table:table-cell>
          <table:table-cell office:value-type="string" calcext:value-type="string">
            <text:p>Laurent</text:p>
          </table:table-cell>
          <table:table-cell office:value-type="date" office:date-value="1988-01-30" calcext:value-type="date">
            <text:p>1988-01-30</text:p>
          </table:table-cell>
          <table:table-cell office:value-type="string" calcext:value-type="string">
            <text:p>Product Owner</text:p>
          </table:table-cell>
          <table:table-cell office:value-type="date" office:date-value="2012-09-25" calcext:value-type="date">
            <text:p>2012-09-25</text:p>
          </table:table-cell>
          <table:table-cell office:value-type="float" office:value="67000" calcext:value-type="float">
            <text:p>67000</text:p>
          </table:table-cell>
          <table:table-cell table:formula="of:=DATEDIF([.D60]; TODAY(); &quot;Y&quot;)" office:value-type="float" office:value="37" calcext:value-type="float">
            <text:p>37</text:p>
          </table:table-cell>
          <table:table-cell table:formula="of:=DATEDIF([.F60]; TODAY(); &quot;Y&quot;)" office:value-type="float" office:value="12" calcext:value-type="float">
            <text:p>12</text:p>
          </table:table-cell>
          <table:table-cell table:formula="of:=[.G60] * IF([.I60] &lt; 5; 0; IF([.I60] &lt; 10; 0.05; IF([.I60] &lt; 15; 0.1; IF([.I60] &lt; 20; 0.15; 0))))" office:value-type="float" office:value="6700" calcext:value-type="float">
            <text:p>6700</text:p>
          </table:table-cell>
        </table:table-row>
        <table:table-row table:style-name="ro1">
          <table:table-cell office:value-type="float" office:value="60" calcext:value-type="float">
            <text:p>60</text:p>
          </table:table-cell>
          <table:table-cell office:value-type="string" calcext:value-type="string">
            <text:p>Julien</text:p>
          </table:table-cell>
          <table:table-cell office:value-type="string" calcext:value-type="string">
            <text:p>Baron</text:p>
          </table:table-cell>
          <table:table-cell office:value-type="date" office:date-value="1991-11-21" calcext:value-type="date">
            <text:p>1991-11-21</text:p>
          </table:table-cell>
          <table:table-cell office:value-type="string" calcext:value-type="string">
            <text:p>Developer</text:p>
          </table:table-cell>
          <table:table-cell office:value-type="date" office:date-value="2015-05-05" calcext:value-type="date">
            <text:p>2015-05-05</text:p>
          </table:table-cell>
          <table:table-cell office:value-type="float" office:value="51000" calcext:value-type="float">
            <text:p>51000</text:p>
          </table:table-cell>
          <table:table-cell table:formula="of:=DATEDIF([.D61]; TODAY(); &quot;Y&quot;)" office:value-type="float" office:value="33" calcext:value-type="float">
            <text:p>33</text:p>
          </table:table-cell>
          <table:table-cell table:formula="of:=DATEDIF([.F61]; TODAY(); &quot;Y&quot;)" office:value-type="float" office:value="10" calcext:value-type="float">
            <text:p>10</text:p>
          </table:table-cell>
          <table:table-cell table:formula="of:=[.G61] * IF([.I61] &lt; 5; 0; IF([.I61] &lt; 10; 0.05; IF([.I61] &lt; 15; 0.1; IF([.I61] &lt; 20; 0.15; 0))))" office:value-type="float" office:value="5100" calcext:value-type="float">
            <text:p>5100</text:p>
          </table:table-cell>
        </table:table-row>
        <table:table-row table:style-name="ro1">
          <table:table-cell office:value-type="float" office:value="61" calcext:value-type="float">
            <text:p>61</text:p>
          </table:table-cell>
          <table:table-cell office:value-type="string" calcext:value-type="string">
            <text:p>Marine</text:p>
          </table:table-cell>
          <table:table-cell office:value-type="string" calcext:value-type="string">
            <text:p>Dupond</text:p>
          </table:table-cell>
          <table:table-cell office:value-type="date" office:date-value="1980-03-12" calcext:value-type="date">
            <text:p>1980-03-12</text:p>
          </table:table-cell>
          <table:table-cell office:value-type="string" calcext:value-type="string">
            <text:p>Marketing Manager</text:p>
          </table:table-cell>
          <table:table-cell office:value-type="date" office:date-value="2006-11-30" calcext:value-type="date">
            <text:p>2006-11-30</text:p>
          </table:table-cell>
          <table:table-cell office:value-type="float" office:value="64000" calcext:value-type="float">
            <text:p>64000</text:p>
          </table:table-cell>
          <table:table-cell table:formula="of:=DATEDIF([.D62]; TODAY(); &quot;Y&quot;)" office:value-type="float" office:value="45" calcext:value-type="float">
            <text:p>45</text:p>
          </table:table-cell>
          <table:table-cell table:formula="of:=DATEDIF([.F62]; TODAY(); &quot;Y&quot;)" office:value-type="float" office:value="18" calcext:value-type="float">
            <text:p>18</text:p>
          </table:table-cell>
          <table:table-cell table:formula="of:=[.G62] * IF([.I62] &lt; 5; 0; IF([.I62] &lt; 10; 0.05; IF([.I62] &lt; 15; 0.1; IF([.I62] &lt; 20; 0.15; 0))))" office:value-type="float" office:value="9600" calcext:value-type="float">
            <text:p>9600</text:p>
          </table:table-cell>
        </table:table-row>
        <table:table-row table:style-name="ro1">
          <table:table-cell office:value-type="float" office:value="62" calcext:value-type="float">
            <text:p>62</text:p>
          </table:table-cell>
          <table:table-cell office:value-type="string" calcext:value-type="string">
            <text:p>Benjamin</text:p>
          </table:table-cell>
          <table:table-cell office:value-type="string" calcext:value-type="string">
            <text:p>Fabre</text:p>
          </table:table-cell>
          <table:table-cell office:value-type="date" office:date-value="1985-08-26" calcext:value-type="date">
            <text:p>1985-08-26</text:p>
          </table:table-cell>
          <table:table-cell office:value-type="string" calcext:value-type="string">
            <text:p>System Administrator</text:p>
          </table:table-cell>
          <table:table-cell office:value-type="date" office:date-value="2009-01-16" calcext:value-type="date">
            <text:p>2009-01-16</text:p>
          </table:table-cell>
          <table:table-cell office:value-type="float" office:value="54000" calcext:value-type="float">
            <text:p>54000</text:p>
          </table:table-cell>
          <table:table-cell table:formula="of:=DATEDIF([.D63]; TODAY(); &quot;Y&quot;)" office:value-type="float" office:value="39" calcext:value-type="float">
            <text:p>39</text:p>
          </table:table-cell>
          <table:table-cell table:formula="of:=DATEDIF([.F63]; TODAY(); &quot;Y&quot;)" office:value-type="float" office:value="16" calcext:value-type="float">
            <text:p>16</text:p>
          </table:table-cell>
          <table:table-cell table:formula="of:=[.G63] * IF([.I63] &lt; 5; 0; IF([.I63] &lt; 10; 0.05; IF([.I63] &lt; 15; 0.1; IF([.I63] &lt; 20; 0.15; 0))))" office:value-type="float" office:value="8100" calcext:value-type="float">
            <text:p>8100</text:p>
          </table:table-cell>
        </table:table-row>
        <table:table-row table:style-name="ro1">
          <table:table-cell office:value-type="float" office:value="63" calcext:value-type="float">
            <text:p>63</text:p>
          </table:table-cell>
          <table:table-cell office:value-type="string" calcext:value-type="string">
            <text:p>Laura</text:p>
          </table:table-cell>
          <table:table-cell office:value-type="string" calcext:value-type="string">
            <text:p>Moreau</text:p>
          </table:table-cell>
          <table:table-cell office:value-type="date" office:date-value="1989-06-08" calcext:value-type="date">
            <text:p>1989-06-08</text:p>
          </table:table-cell>
          <table:table-cell office:value-type="string" calcext:value-type="string">
            <text:p>Developer</text:p>
          </table:table-cell>
          <table:table-cell office:value-type="date" office:date-value="2013-12-04" calcext:value-type="date">
            <text:p>2013-12-04</text:p>
          </table:table-cell>
          <table:table-cell office:value-type="float" office:value="51000" calcext:value-type="float">
            <text:p>51000</text:p>
          </table:table-cell>
          <table:table-cell table:formula="of:=DATEDIF([.D64]; TODAY(); &quot;Y&quot;)" office:value-type="float" office:value="36" calcext:value-type="float">
            <text:p>36</text:p>
          </table:table-cell>
          <table:table-cell table:formula="of:=DATEDIF([.F64]; TODAY(); &quot;Y&quot;)" office:value-type="float" office:value="11" calcext:value-type="float">
            <text:p>11</text:p>
          </table:table-cell>
          <table:table-cell table:formula="of:=[.G64] * IF([.I64] &lt; 5; 0; IF([.I64] &lt; 10; 0.05; IF([.I64] &lt; 15; 0.1; IF([.I64] &lt; 20; 0.15; 0))))" office:value-type="float" office:value="5100" calcext:value-type="float">
            <text:p>5100</text:p>
          </table:table-cell>
        </table:table-row>
        <table:table-row table:style-name="ro1">
          <table:table-cell office:value-type="float" office:value="64" calcext:value-type="float">
            <text:p>64</text:p>
          </table:table-cell>
          <table:table-cell office:value-type="string" calcext:value-type="string">
            <text:p>Alexandre</text:p>
          </table:table-cell>
          <table:table-cell office:value-type="string" calcext:value-type="string">
            <text:p>Robert</text:p>
          </table:table-cell>
          <table:table-cell office:value-type="date" office:date-value="1992-02-14" calcext:value-type="date">
            <text:p>1992-02-14</text:p>
          </table:table-cell>
          <table:table-cell office:value-type="string" calcext:value-type="string">
            <text:p>Project Manager</text:p>
          </table:table-cell>
          <table:table-cell office:value-type="date" office:date-value="2016-10-12" calcext:value-type="date">
            <text:p>2016-10-12</text:p>
          </table:table-cell>
          <table:table-cell office:value-type="float" office:value="71000" calcext:value-type="float">
            <text:p>71000</text:p>
          </table:table-cell>
          <table:table-cell table:formula="of:=DATEDIF([.D65]; TODAY(); &quot;Y&quot;)" office:value-type="float" office:value="33" calcext:value-type="float">
            <text:p>33</text:p>
          </table:table-cell>
          <table:table-cell table:formula="of:=DATEDIF([.F65]; TODAY(); &quot;Y&quot;)" office:value-type="float" office:value="8" calcext:value-type="float">
            <text:p>8</text:p>
          </table:table-cell>
          <table:table-cell table:formula="of:=[.G65] * IF([.I65] &lt; 5; 0; IF([.I65] &lt; 10; 0.05; IF([.I65] &lt; 15; 0.1; IF([.I65] &lt; 20; 0.15; 0))))" office:value-type="float" office:value="3550" calcext:value-type="float">
            <text:p>3550</text:p>
          </table:table-cell>
        </table:table-row>
        <table:table-row table:style-name="ro1">
          <table:table-cell office:value-type="float" office:value="65" calcext:value-type="float">
            <text:p>65</text:p>
          </table:table-cell>
          <table:table-cell office:value-type="string" calcext:value-type="string">
            <text:p>Claire</text:p>
          </table:table-cell>
          <table:table-cell office:value-type="string" calcext:value-type="string">
            <text:p>Petit</text:p>
          </table:table-cell>
          <table:table-cell office:value-type="date" office:date-value="1983-05-17" calcext:value-type="date">
            <text:p>1983-05-17</text:p>
          </table:table-cell>
          <table:table-cell office:value-type="string" calcext:value-type="string">
            <text:p>Designer</text:p>
          </table:table-cell>
          <table:table-cell office:value-type="date" office:date-value="2007-07-07" calcext:value-type="date">
            <text:p>2007-07-07</text:p>
          </table:table-cell>
          <table:table-cell office:value-type="float" office:value="47000" calcext:value-type="float">
            <text:p>47000</text:p>
          </table:table-cell>
          <table:table-cell table:formula="of:=DATEDIF([.D66]; TODAY(); &quot;Y&quot;)" office:value-type="float" office:value="42" calcext:value-type="float">
            <text:p>42</text:p>
          </table:table-cell>
          <table:table-cell table:formula="of:=DATEDIF([.F66]; TODAY(); &quot;Y&quot;)" office:value-type="float" office:value="18" calcext:value-type="float">
            <text:p>18</text:p>
          </table:table-cell>
          <table:table-cell table:formula="of:=[.G66] * IF([.I66] &lt; 5; 0; IF([.I66] &lt; 10; 0.05; IF([.I66] &lt; 15; 0.1; IF([.I66] &lt; 20; 0.15; 0))))" office:value-type="float" office:value="7050" calcext:value-type="float">
            <text:p>7050</text:p>
          </table:table-cell>
        </table:table-row>
        <table:table-row table:style-name="ro1">
          <table:table-cell office:value-type="float" office:value="66" calcext:value-type="float">
            <text:p>66</text:p>
          </table:table-cell>
          <table:table-cell office:value-type="string" calcext:value-type="string">
            <text:p>Antoine</text:p>
          </table:table-cell>
          <table:table-cell office:value-type="string" calcext:value-type="string">
            <text:p>Dupuis</text:p>
          </table:table-cell>
          <table:table-cell office:value-type="date" office:date-value="1987-09-29" calcext:value-type="date">
            <text:p>1987-09-29</text:p>
          </table:table-cell>
          <table:table-cell office:value-type="string" calcext:value-type="string">
            <text:p>Developer</text:p>
          </table:table-cell>
          <table:table-cell office:value-type="date" office:date-value="2012-04-20" calcext:value-type="date">
            <text:p>2012-04-20</text:p>
          </table:table-cell>
          <table:table-cell office:value-type="float" office:value="52000" calcext:value-type="float">
            <text:p>52000</text:p>
          </table:table-cell>
          <table:table-cell table:formula="of:=DATEDIF([.D67]; TODAY(); &quot;Y&quot;)" office:value-type="float" office:value="37" calcext:value-type="float">
            <text:p>37</text:p>
          </table:table-cell>
          <table:table-cell table:formula="of:=DATEDIF([.F67]; TODAY(); &quot;Y&quot;)" office:value-type="float" office:value="13" calcext:value-type="float">
            <text:p>13</text:p>
          </table:table-cell>
          <table:table-cell table:formula="of:=[.G67] * IF([.I67] &lt; 5; 0; IF([.I67] &lt; 10; 0.05; IF([.I67] &lt; 15; 0.1; IF([.I67] &lt; 20; 0.15; 0))))" office:value-type="float" office:value="5200" calcext:value-type="float">
            <text:p>5200</text:p>
          </table:table-cell>
        </table:table-row>
        <table:table-row table:style-name="ro1">
          <table:table-cell office:value-type="float" office:value="67" calcext:value-type="float">
            <text:p>67</text:p>
          </table:table-cell>
          <table:table-cell office:value-type="string" calcext:value-type="string">
            <text:p>Elodie</text:p>
          </table:table-cell>
          <table:table-cell office:value-type="string" calcext:value-type="string">
            <text:p>Marchand</text:p>
          </table:table-cell>
          <table:table-cell office:value-type="date" office:date-value="1990-12-03" calcext:value-type="date">
            <text:p>1990-12-03</text:p>
          </table:table-cell>
          <table:table-cell office:value-type="string" calcext:value-type="string">
            <text:p>HR Specialist</text:p>
          </table:table-cell>
          <table:table-cell office:value-type="date" office:date-value="2015-09-29" calcext:value-type="date">
            <text:p>2015-09-29</text:p>
          </table:table-cell>
          <table:table-cell office:value-type="float" office:value="46000" calcext:value-type="float">
            <text:p>46000</text:p>
          </table:table-cell>
          <table:table-cell table:formula="of:=DATEDIF([.D68]; TODAY(); &quot;Y&quot;)" office:value-type="float" office:value="34" calcext:value-type="float">
            <text:p>34</text:p>
          </table:table-cell>
          <table:table-cell table:formula="of:=DATEDIF([.F68]; TODAY(); &quot;Y&quot;)" office:value-type="float" office:value="9" calcext:value-type="float">
            <text:p>9</text:p>
          </table:table-cell>
          <table:table-cell table:formula="of:=[.G68] * IF([.I68] &lt; 5; 0; IF([.I68] &lt; 10; 0.05; IF([.I68] &lt; 15; 0.1; IF([.I68] &lt; 20; 0.15; 0))))" office:value-type="float" office:value="2300" calcext:value-type="float">
            <text:p>2300</text:p>
          </table:table-cell>
        </table:table-row>
        <table:table-row table:style-name="ro1">
          <table:table-cell office:value-type="float" office:value="68" calcext:value-type="float">
            <text:p>68</text:p>
          </table:table-cell>
          <table:table-cell office:value-type="string" calcext:value-type="string">
            <text:p>Mathieu</text:p>
          </table:table-cell>
          <table:table-cell office:value-type="string" calcext:value-type="string">
            <text:p>Lambert</text:p>
          </table:table-cell>
          <table:table-cell office:value-type="date" office:date-value="1982-01-22" calcext:value-type="date">
            <text:p>1982-01-22</text:p>
          </table:table-cell>
          <table:table-cell office:value-type="string" calcext:value-type="string">
            <text:p>Business Analyst</text:p>
          </table:table-cell>
          <table:table-cell office:value-type="date" office:date-value="2008-06-18" calcext:value-type="date">
            <text:p>2008-06-18</text:p>
          </table:table-cell>
          <table:table-cell office:value-type="float" office:value="60000" calcext:value-type="float">
            <text:p>60000</text:p>
          </table:table-cell>
          <table:table-cell table:formula="of:=DATEDIF([.D69]; TODAY(); &quot;Y&quot;)" office:value-type="float" office:value="43" calcext:value-type="float">
            <text:p>43</text:p>
          </table:table-cell>
          <table:table-cell table:formula="of:=DATEDIF([.F69]; TODAY(); &quot;Y&quot;)" office:value-type="float" office:value="17" calcext:value-type="float">
            <text:p>17</text:p>
          </table:table-cell>
          <table:table-cell table:formula="of:=[.G69] * IF([.I69] &lt; 5; 0; IF([.I69] &lt; 10; 0.05; IF([.I69] &lt; 15; 0.1; IF([.I69] &lt; 20; 0.15; 0))))" office:value-type="float" office:value="9000" calcext:value-type="float">
            <text:p>9000</text:p>
          </table:table-cell>
        </table:table-row>
        <table:table-row table:style-name="ro1">
          <table:table-cell office:value-type="float" office:value="69" calcext:value-type="float">
            <text:p>69</text:p>
          </table:table-cell>
          <table:table-cell office:value-type="string" calcext:value-type="string">
            <text:p>Audrey</text:p>
          </table:table-cell>
          <table:table-cell office:value-type="string" calcext:value-type="string">
            <text:p>Granger</text:p>
          </table:table-cell>
          <table:table-cell office:value-type="date" office:date-value="1986-04-27" calcext:value-type="date">
            <text:p>1986-04-27</text:p>
          </table:table-cell>
          <table:table-cell office:value-type="string" calcext:value-type="string">
            <text:p>Product Owner</text:p>
          </table:table-cell>
          <table:table-cell office:value-type="date" office:date-value="2011-11-11" calcext:value-type="date">
            <text:p>2011-11-11</text:p>
          </table:table-cell>
          <table:table-cell office:value-type="float" office:value="67000" calcext:value-type="float">
            <text:p>67000</text:p>
          </table:table-cell>
          <table:table-cell table:formula="of:=DATEDIF([.D70]; TODAY(); &quot;Y&quot;)" office:value-type="float" office:value="39" calcext:value-type="float">
            <text:p>39</text:p>
          </table:table-cell>
          <table:table-cell table:formula="of:=DATEDIF([.F70]; TODAY(); &quot;Y&quot;)" office:value-type="float" office:value="13" calcext:value-type="float">
            <text:p>13</text:p>
          </table:table-cell>
          <table:table-cell table:formula="of:=[.G70] * IF([.I70] &lt; 5; 0; IF([.I70] &lt; 10; 0.05; IF([.I70] &lt; 15; 0.1; IF([.I70] &lt; 20; 0.15; 0))))" office:value-type="float" office:value="6700" calcext:value-type="float">
            <text:p>6700</text:p>
          </table:table-cell>
        </table:table-row>
        <table:table-row table:style-name="ro1">
          <table:table-cell office:value-type="float" office:value="70" calcext:value-type="float">
            <text:p>70</text:p>
          </table:table-cell>
          <table:table-cell office:value-type="string" calcext:value-type="string">
            <text:p>Guillaume</text:p>
          </table:table-cell>
          <table:table-cell office:value-type="string" calcext:value-type="string">
            <text:p>Morel</text:p>
          </table:table-cell>
          <table:table-cell office:value-type="date" office:date-value="1989-10-15" calcext:value-type="date">
            <text:p>1989-10-15</text:p>
          </table:table-cell>
          <table:table-cell office:value-type="string" calcext:value-type="string">
            <text:p>Developer</text:p>
          </table:table-cell>
          <table:table-cell office:value-type="date" office:date-value="2014-03-07" calcext:value-type="date">
            <text:p>2014-03-07</text:p>
          </table:table-cell>
          <table:table-cell office:value-type="float" office:value="51000" calcext:value-type="float">
            <text:p>51000</text:p>
          </table:table-cell>
          <table:table-cell table:formula="of:=DATEDIF([.D71]; TODAY(); &quot;Y&quot;)" office:value-type="float" office:value="35" calcext:value-type="float">
            <text:p>35</text:p>
          </table:table-cell>
          <table:table-cell table:formula="of:=DATEDIF([.F71]; TODAY(); &quot;Y&quot;)" office:value-type="float" office:value="11" calcext:value-type="float">
            <text:p>11</text:p>
          </table:table-cell>
          <table:table-cell table:formula="of:=[.G71] * IF([.I71] &lt; 5; 0; IF([.I71] &lt; 10; 0.05; IF([.I71] &lt; 15; 0.1; IF([.I71] &lt; 20; 0.15; 0))))" office:value-type="float" office:value="5100" calcext:value-type="float">
            <text:p>5100</text:p>
          </table:table-cell>
        </table:table-row>
        <table:table-row table:style-name="ro1">
          <table:table-cell office:value-type="float" office:value="71" calcext:value-type="float">
            <text:p>71</text:p>
          </table:table-cell>
          <table:table-cell office:value-type="string" calcext:value-type="string">
            <text:p>Chloé</text:p>
          </table:table-cell>
          <table:table-cell office:value-type="string" calcext:value-type="string">
            <text:p>Pierre</text:p>
          </table:table-cell>
          <table:table-cell office:value-type="date" office:date-value="1993-07-04" calcext:value-type="date">
            <text:p>1993-07-04</text:p>
          </table:table-cell>
          <table:table-cell office:value-type="string" calcext:value-type="string">
            <text:p>Marketing Manager</text:p>
          </table:table-cell>
          <table:table-cell office:value-type="date" office:date-value="2017-07-28" calcext:value-type="date">
            <text:p>2017-07-28</text:p>
          </table:table-cell>
          <table:table-cell office:value-type="float" office:value="64000" calcext:value-type="float">
            <text:p>64000</text:p>
          </table:table-cell>
          <table:table-cell table:formula="of:=DATEDIF([.D72]; TODAY(); &quot;Y&quot;)" office:value-type="float" office:value="32" calcext:value-type="float">
            <text:p>32</text:p>
          </table:table-cell>
          <table:table-cell table:formula="of:=DATEDIF([.F72]; TODAY(); &quot;Y&quot;)" office:value-type="float" office:value="7" calcext:value-type="float">
            <text:p>7</text:p>
          </table:table-cell>
          <table:table-cell table:formula="of:=[.G72] * IF([.I72] &lt; 5; 0; IF([.I72] &lt; 10; 0.05; IF([.I72] &lt; 15; 0.1; IF([.I72] &lt; 20; 0.15; 0))))" office:value-type="float" office:value="3200" calcext:value-type="float">
            <text:p>3200</text:p>
          </table:table-cell>
        </table:table-row>
        <table:table-row table:style-name="ro1">
          <table:table-cell office:value-type="float" office:value="72" calcext:value-type="float">
            <text:p>72</text:p>
          </table:table-cell>
          <table:table-cell office:value-type="string" calcext:value-type="string">
            <text:p>Julien</text:p>
          </table:table-cell>
          <table:table-cell office:value-type="string" calcext:value-type="string">
            <text:p>Barbier</text:p>
          </table:table-cell>
          <table:table-cell office:value-type="date" office:date-value="1981-11-30" calcext:value-type="date">
            <text:p>1981-11-30</text:p>
          </table:table-cell>
          <table:table-cell office:value-type="string" calcext:value-type="string">
            <text:p>System Administrator</text:p>
          </table:table-cell>
          <table:table-cell office:value-type="date" office:date-value="2007-08-20" calcext:value-type="date">
            <text:p>2007-08-20</text:p>
          </table:table-cell>
          <table:table-cell office:value-type="float" office:value="55000" calcext:value-type="float">
            <text:p>55000</text:p>
          </table:table-cell>
          <table:table-cell table:formula="of:=DATEDIF([.D73]; TODAY(); &quot;Y&quot;)" office:value-type="float" office:value="43" calcext:value-type="float">
            <text:p>43</text:p>
          </table:table-cell>
          <table:table-cell table:formula="of:=DATEDIF([.F73]; TODAY(); &quot;Y&quot;)" office:value-type="float" office:value="17" calcext:value-type="float">
            <text:p>17</text:p>
          </table:table-cell>
          <table:table-cell table:formula="of:=[.G73] * IF([.I73] &lt; 5; 0; IF([.I73] &lt; 10; 0.05; IF([.I73] &lt; 15; 0.1; IF([.I73] &lt; 20; 0.15; 0))))" office:value-type="float" office:value="8250" calcext:value-type="float">
            <text:p>8250</text:p>
          </table:table-cell>
        </table:table-row>
        <table:table-row table:style-name="ro1">
          <table:table-cell office:value-type="float" office:value="73" calcext:value-type="float">
            <text:p>73</text:p>
          </table:table-cell>
          <table:table-cell office:value-type="string" calcext:value-type="string">
            <text:p>Marine</text:p>
          </table:table-cell>
          <table:table-cell office:value-type="string" calcext:value-type="string">
            <text:p>Pierre</text:p>
          </table:table-cell>
          <table:table-cell office:value-type="date" office:date-value="1985-03-26" calcext:value-type="date">
            <text:p>1985-03-26</text:p>
          </table:table-cell>
          <table:table-cell office:value-type="string" calcext:value-type="string">
            <text:p>Developer</text:p>
          </table:table-cell>
          <table:table-cell office:value-type="date" office:date-value="2010-02-12" calcext:value-type="date">
            <text:p>2010-02-12</text:p>
          </table:table-cell>
          <table:table-cell office:value-type="float" office:value="52000" calcext:value-type="float">
            <text:p>52000</text:p>
          </table:table-cell>
          <table:table-cell table:formula="of:=DATEDIF([.D74]; TODAY(); &quot;Y&quot;)" office:value-type="float" office:value="40" calcext:value-type="float">
            <text:p>40</text:p>
          </table:table-cell>
          <table:table-cell table:formula="of:=DATEDIF([.F74]; TODAY(); &quot;Y&quot;)" office:value-type="float" office:value="15" calcext:value-type="float">
            <text:p>15</text:p>
          </table:table-cell>
          <table:table-cell table:formula="of:=[.G74] * IF([.I74] &lt; 5; 0; IF([.I74] &lt; 10; 0.05; IF([.I74] &lt; 15; 0.1; IF([.I74] &lt; 20; 0.15; 0))))" office:value-type="float" office:value="7800" calcext:value-type="float">
            <text:p>7800</text:p>
          </table:table-cell>
        </table:table-row>
        <table:table-row table:style-name="ro1">
          <table:table-cell office:value-type="float" office:value="74" calcext:value-type="float">
            <text:p>74</text:p>
          </table:table-cell>
          <table:table-cell office:value-type="string" calcext:value-type="string">
            <text:p>Alexandre</text:p>
          </table:table-cell>
          <table:table-cell office:value-type="string" calcext:value-type="string">
            <text:p>Robin</text:p>
          </table:table-cell>
          <table:table-cell office:value-type="date" office:date-value="1988-08-14" calcext:value-type="date">
            <text:p>1988-08-14</text:p>
          </table:table-cell>
          <table:table-cell office:value-type="string" calcext:value-type="string">
            <text:p>Project Manager</text:p>
          </table:table-cell>
          <table:table-cell office:value-type="date" office:date-value="2012-05-17" calcext:value-type="date">
            <text:p>2012-05-17</text:p>
          </table:table-cell>
          <table:table-cell office:value-type="float" office:value="70000" calcext:value-type="float">
            <text:p>70000</text:p>
          </table:table-cell>
          <table:table-cell table:formula="of:=DATEDIF([.D75]; TODAY(); &quot;Y&quot;)" office:value-type="float" office:value="36" calcext:value-type="float">
            <text:p>36</text:p>
          </table:table-cell>
          <table:table-cell table:formula="of:=DATEDIF([.F75]; TODAY(); &quot;Y&quot;)" office:value-type="float" office:value="13" calcext:value-type="float">
            <text:p>13</text:p>
          </table:table-cell>
          <table:table-cell table:formula="of:=[.G75] * IF([.I75] &lt; 5; 0; IF([.I75] &lt; 10; 0.05; IF([.I75] &lt; 15; 0.1; IF([.I75] &lt; 20; 0.15; 0))))" office:value-type="float" office:value="7000" calcext:value-type="float">
            <text:p>7000</text:p>
          </table:table-cell>
        </table:table-row>
        <table:table-row table:style-name="ro1">
          <table:table-cell office:value-type="float" office:value="75" calcext:value-type="float">
            <text:p>75</text:p>
          </table:table-cell>
          <table:table-cell office:value-type="string" calcext:value-type="string">
            <text:p>Florence</text:p>
          </table:table-cell>
          <table:table-cell office:value-type="string" calcext:value-type="string">
            <text:p>Gautier</text:p>
          </table:table-cell>
          <table:table-cell office:value-type="date" office:date-value="1994-04-23" calcext:value-type="date">
            <text:p>1994-04-23</text:p>
          </table:table-cell>
          <table:table-cell office:value-type="string" calcext:value-type="string">
            <text:p>Designer</text:p>
          </table:table-cell>
          <table:table-cell office:value-type="date" office:date-value="2017-06-20" calcext:value-type="date">
            <text:p>2017-06-20</text:p>
          </table:table-cell>
          <table:table-cell office:value-type="float" office:value="46000" calcext:value-type="float">
            <text:p>46000</text:p>
          </table:table-cell>
          <table:table-cell table:formula="of:=DATEDIF([.D76]; TODAY(); &quot;Y&quot;)" office:value-type="float" office:value="31" calcext:value-type="float">
            <text:p>31</text:p>
          </table:table-cell>
          <table:table-cell table:formula="of:=DATEDIF([.F76]; TODAY(); &quot;Y&quot;)" office:value-type="float" office:value="8" calcext:value-type="float">
            <text:p>8</text:p>
          </table:table-cell>
          <table:table-cell table:formula="of:=[.G76] * IF([.I76] &lt; 5; 0; IF([.I76] &lt; 10; 0.05; IF([.I76] &lt; 15; 0.1; IF([.I76] &lt; 20; 0.15; 0))))" office:value-type="float" office:value="2300" calcext:value-type="float">
            <text:p>2300</text:p>
          </table:table-cell>
        </table:table-row>
        <table:table-row table:style-name="ro1">
          <table:table-cell office:value-type="float" office:value="76" calcext:value-type="float">
            <text:p>76</text:p>
          </table:table-cell>
          <table:table-cell office:value-type="string" calcext:value-type="string">
            <text:p>Thomas</text:p>
          </table:table-cell>
          <table:table-cell office:value-type="string" calcext:value-type="string">
            <text:p>Blanchard</text:p>
          </table:table-cell>
          <table:table-cell office:value-type="date" office:date-value="1982-09-06" calcext:value-type="date">
            <text:p>1982-09-06</text:p>
          </table:table-cell>
          <table:table-cell office:value-type="string" calcext:value-type="string">
            <text:p>Developer</text:p>
          </table:table-cell>
          <table:table-cell office:value-type="date" office:date-value="2008-10-12" calcext:value-type="date">
            <text:p>2008-10-12</text:p>
          </table:table-cell>
          <table:table-cell office:value-type="float" office:value="53000" calcext:value-type="float">
            <text:p>53000</text:p>
          </table:table-cell>
          <table:table-cell table:formula="of:=DATEDIF([.D77]; TODAY(); &quot;Y&quot;)" office:value-type="float" office:value="42" calcext:value-type="float">
            <text:p>42</text:p>
          </table:table-cell>
          <table:table-cell table:formula="of:=DATEDIF([.F77]; TODAY(); &quot;Y&quot;)" office:value-type="float" office:value="16" calcext:value-type="float">
            <text:p>16</text:p>
          </table:table-cell>
          <table:table-cell table:formula="of:=[.G77] * IF([.I77] &lt; 5; 0; IF([.I77] &lt; 10; 0.05; IF([.I77] &lt; 15; 0.1; IF([.I77] &lt; 20; 0.15; 0))))" office:value-type="float" office:value="7950" calcext:value-type="float">
            <text:p>7950</text:p>
          </table:table-cell>
        </table:table-row>
        <table:table-row table:style-name="ro1">
          <table:table-cell office:value-type="float" office:value="77" calcext:value-type="float">
            <text:p>77</text:p>
          </table:table-cell>
          <table:table-cell office:value-type="string" calcext:value-type="string">
            <text:p>Léa</text:p>
          </table:table-cell>
          <table:table-cell office:value-type="string" calcext:value-type="string">
            <text:p>Lemoine</text:p>
          </table:table-cell>
          <table:table-cell office:value-type="date" office:date-value="1986-03-28" calcext:value-type="date">
            <text:p>1986-03-28</text:p>
          </table:table-cell>
          <table:table-cell office:value-type="string" calcext:value-type="string">
            <text:p>HR Specialist</text:p>
          </table:table-cell>
          <table:table-cell office:value-type="date" office:date-value="2011-09-23" calcext:value-type="date">
            <text:p>2011-09-23</text:p>
          </table:table-cell>
          <table:table-cell office:value-type="float" office:value="48000" calcext:value-type="float">
            <text:p>48000</text:p>
          </table:table-cell>
          <table:table-cell table:formula="of:=DATEDIF([.D78]; TODAY(); &quot;Y&quot;)" office:value-type="float" office:value="39" calcext:value-type="float">
            <text:p>39</text:p>
          </table:table-cell>
          <table:table-cell table:formula="of:=DATEDIF([.F78]; TODAY(); &quot;Y&quot;)" office:value-type="float" office:value="13" calcext:value-type="float">
            <text:p>13</text:p>
          </table:table-cell>
          <table:table-cell table:formula="of:=[.G78] * IF([.I78] &lt; 5; 0; IF([.I78] &lt; 10; 0.05; IF([.I78] &lt; 15; 0.1; IF([.I78] &lt; 20; 0.15; 0))))" office:value-type="float" office:value="4800" calcext:value-type="float">
            <text:p>4800</text:p>
          </table:table-cell>
        </table:table-row>
        <table:table-row table:style-name="ro1">
          <table:table-cell office:value-type="float" office:value="78" calcext:value-type="float">
            <text:p>78</text:p>
          </table:table-cell>
          <table:table-cell office:value-type="string" calcext:value-type="string">
            <text:p>Antoine</text:p>
          </table:table-cell>
          <table:table-cell office:value-type="string" calcext:value-type="string">
            <text:p>Maillard</text:p>
          </table:table-cell>
          <table:table-cell office:value-type="date" office:date-value="1991-07-15" calcext:value-type="date">
            <text:p>1991-07-15</text:p>
          </table:table-cell>
          <table:table-cell office:value-type="string" calcext:value-type="string">
            <text:p>Business Analyst</text:p>
          </table:table-cell>
          <table:table-cell office:value-type="date" office:date-value="2015-04-03" calcext:value-type="date">
            <text:p>2015-04-03</text:p>
          </table:table-cell>
          <table:table-cell office:value-type="float" office:value="60000" calcext:value-type="float">
            <text:p>60000</text:p>
          </table:table-cell>
          <table:table-cell table:formula="of:=DATEDIF([.D79]; TODAY(); &quot;Y&quot;)" office:value-type="float" office:value="34" calcext:value-type="float">
            <text:p>34</text:p>
          </table:table-cell>
          <table:table-cell table:formula="of:=DATEDIF([.F79]; TODAY(); &quot;Y&quot;)" office:value-type="float" office:value="10" calcext:value-type="float">
            <text:p>10</text:p>
          </table:table-cell>
          <table:table-cell table:formula="of:=[.G79] * IF([.I79] &lt; 5; 0; IF([.I79] &lt; 10; 0.05; IF([.I79] &lt; 15; 0.1; IF([.I79] &lt; 20; 0.15; 0))))" office:value-type="float" office:value="6000" calcext:value-type="float">
            <text:p>6000</text:p>
          </table:table-cell>
        </table:table-row>
        <table:table-row table:style-name="ro1">
          <table:table-cell office:value-type="float" office:value="79" calcext:value-type="float">
            <text:p>79</text:p>
          </table:table-cell>
          <table:table-cell office:value-type="string" calcext:value-type="string">
            <text:p>Sandrine</text:p>
          </table:table-cell>
          <table:table-cell office:value-type="string" calcext:value-type="string">
            <text:p>Delorme</text:p>
          </table:table-cell>
          <table:table-cell office:value-type="date" office:date-value="1983-05-21" calcext:value-type="date">
            <text:p>1983-05-21</text:p>
          </table:table-cell>
          <table:table-cell office:value-type="string" calcext:value-type="string">
            <text:p>Product Owner</text:p>
          </table:table-cell>
          <table:table-cell office:value-type="date" office:date-value="2009-11-28" calcext:value-type="date">
            <text:p>2009-11-28</text:p>
          </table:table-cell>
          <table:table-cell office:value-type="float" office:value="67000" calcext:value-type="float">
            <text:p>67000</text:p>
          </table:table-cell>
          <table:table-cell table:formula="of:=DATEDIF([.D80]; TODAY(); &quot;Y&quot;)" office:value-type="float" office:value="42" calcext:value-type="float">
            <text:p>42</text:p>
          </table:table-cell>
          <table:table-cell table:formula="of:=DATEDIF([.F80]; TODAY(); &quot;Y&quot;)" office:value-type="float" office:value="15" calcext:value-type="float">
            <text:p>15</text:p>
          </table:table-cell>
          <table:table-cell table:formula="of:=[.G80] * IF([.I80] &lt; 5; 0; IF([.I80] &lt; 10; 0.05; IF([.I80] &lt; 15; 0.1; IF([.I80] &lt; 20; 0.15; 0))))" office:value-type="float" office:value="10050" calcext:value-type="float">
            <text:p>10050</text:p>
          </table:table-cell>
        </table:table-row>
        <table:table-row table:style-name="ro1">
          <table:table-cell office:value-type="float" office:value="80" calcext:value-type="float">
            <text:p>80</text:p>
          </table:table-cell>
          <table:table-cell office:value-type="string" calcext:value-type="string">
            <text:p>Kevin</text:p>
          </table:table-cell>
          <table:table-cell office:value-type="string" calcext:value-type="string">
            <text:p>Louis</text:p>
          </table:table-cell>
          <table:table-cell office:value-type="date" office:date-value="1989-02-19" calcext:value-type="date">
            <text:p>1989-02-19</text:p>
          </table:table-cell>
          <table:table-cell office:value-type="string" calcext:value-type="string">
            <text:p>Developer</text:p>
          </table:table-cell>
          <table:table-cell office:value-type="date" office:date-value="2013-04-15" calcext:value-type="date">
            <text:p>2013-04-15</text:p>
          </table:table-cell>
          <table:table-cell office:value-type="float" office:value="51000" calcext:value-type="float">
            <text:p>51000</text:p>
          </table:table-cell>
          <table:table-cell table:formula="of:=DATEDIF([.D81]; TODAY(); &quot;Y&quot;)" office:value-type="float" office:value="36" calcext:value-type="float">
            <text:p>36</text:p>
          </table:table-cell>
          <table:table-cell table:formula="of:=DATEDIF([.F81]; TODAY(); &quot;Y&quot;)" office:value-type="float" office:value="12" calcext:value-type="float">
            <text:p>12</text:p>
          </table:table-cell>
          <table:table-cell table:formula="of:=[.G81] * IF([.I81] &lt; 5; 0; IF([.I81] &lt; 10; 0.05; IF([.I81] &lt; 15; 0.1; IF([.I81] &lt; 20; 0.15; 0))))" office:value-type="float" office:value="5100" calcext:value-type="float">
            <text:p>5100</text:p>
          </table:table-cell>
        </table:table-row>
        <table:table-row table:style-name="ro1">
          <table:table-cell office:value-type="float" office:value="81" calcext:value-type="float">
            <text:p>81</text:p>
          </table:table-cell>
          <table:table-cell office:value-type="string" calcext:value-type="string">
            <text:p>Clémence</text:p>
          </table:table-cell>
          <table:table-cell office:value-type="string" calcext:value-type="string">
            <text:p>Barre</text:p>
          </table:table-cell>
          <table:table-cell office:value-type="date" office:date-value="1992-10-07" calcext:value-type="date">
            <text:p>1992-10-07</text:p>
          </table:table-cell>
          <table:table-cell office:value-type="string" calcext:value-type="string">
            <text:p>Marketing Manager</text:p>
          </table:table-cell>
          <table:table-cell office:value-type="date" office:date-value="2016-12-19" calcext:value-type="date">
            <text:p>2016-12-19</text:p>
          </table:table-cell>
          <table:table-cell office:value-type="float" office:value="64000" calcext:value-type="float">
            <text:p>64000</text:p>
          </table:table-cell>
          <table:table-cell table:formula="of:=DATEDIF([.D82]; TODAY(); &quot;Y&quot;)" office:value-type="float" office:value="32" calcext:value-type="float">
            <text:p>32</text:p>
          </table:table-cell>
          <table:table-cell table:formula="of:=DATEDIF([.F82]; TODAY(); &quot;Y&quot;)" office:value-type="float" office:value="8" calcext:value-type="float">
            <text:p>8</text:p>
          </table:table-cell>
          <table:table-cell table:formula="of:=[.G82] * IF([.I82] &lt; 5; 0; IF([.I82] &lt; 10; 0.05; IF([.I82] &lt; 15; 0.1; IF([.I82] &lt; 20; 0.15; 0))))" office:value-type="float" office:value="3200" calcext:value-type="float">
            <text:p>3200</text:p>
          </table:table-cell>
        </table:table-row>
        <table:table-row table:style-name="ro1">
          <table:table-cell office:value-type="float" office:value="82" calcext:value-type="float">
            <text:p>82</text:p>
          </table:table-cell>
          <table:table-cell office:value-type="string" calcext:value-type="string">
            <text:p>Marc</text:p>
          </table:table-cell>
          <table:table-cell office:value-type="string" calcext:value-type="string">
            <text:p>Fontaine</text:p>
          </table:table-cell>
          <table:table-cell office:value-type="date" office:date-value="1980-06-25" calcext:value-type="date">
            <text:p>1980-06-25</text:p>
          </table:table-cell>
          <table:table-cell office:value-type="string" calcext:value-type="string">
            <text:p>System Administrator</text:p>
          </table:table-cell>
          <table:table-cell office:value-type="date" office:date-value="2006-05-27" calcext:value-type="date">
            <text:p>2006-05-27</text:p>
          </table:table-cell>
          <table:table-cell office:value-type="float" office:value="54000" calcext:value-type="float">
            <text:p>54000</text:p>
          </table:table-cell>
          <table:table-cell table:formula="of:=DATEDIF([.D83]; TODAY(); &quot;Y&quot;)" office:value-type="float" office:value="45" calcext:value-type="float">
            <text:p>45</text:p>
          </table:table-cell>
          <table:table-cell table:formula="of:=DATEDIF([.F83]; TODAY(); &quot;Y&quot;)" office:value-type="float" office:value="19" calcext:value-type="float">
            <text:p>19</text:p>
          </table:table-cell>
          <table:table-cell table:formula="of:=[.G83] * IF([.I83] &lt; 5; 0; IF([.I83] &lt; 10; 0.05; IF([.I83] &lt; 15; 0.1; IF([.I83] &lt; 20; 0.15; 0))))" office:value-type="float" office:value="8100" calcext:value-type="float">
            <text:p>8100</text:p>
          </table:table-cell>
        </table:table-row>
        <table:table-row table:style-name="ro1">
          <table:table-cell office:value-type="float" office:value="83" calcext:value-type="float">
            <text:p>83</text:p>
          </table:table-cell>
          <table:table-cell office:value-type="string" calcext:value-type="string">
            <text:p>Julie</text:p>
          </table:table-cell>
          <table:table-cell office:value-type="string" calcext:value-type="string">
            <text:p>Dufour</text:p>
          </table:table-cell>
          <table:table-cell office:value-type="date" office:date-value="1987-11-30" calcext:value-type="date">
            <text:p>1987-11-30</text:p>
          </table:table-cell>
          <table:table-cell office:value-type="string" calcext:value-type="string">
            <text:p>Developer</text:p>
          </table:table-cell>
          <table:table-cell office:value-type="date" office:date-value="2012-02-06" calcext:value-type="date">
            <text:p>2012-02-06</text:p>
          </table:table-cell>
          <table:table-cell office:value-type="float" office:value="50000" calcext:value-type="float">
            <text:p>50000</text:p>
          </table:table-cell>
          <table:table-cell table:formula="of:=DATEDIF([.D84]; TODAY(); &quot;Y&quot;)" office:value-type="float" office:value="37" calcext:value-type="float">
            <text:p>37</text:p>
          </table:table-cell>
          <table:table-cell table:formula="of:=DATEDIF([.F84]; TODAY(); &quot;Y&quot;)" office:value-type="float" office:value="13" calcext:value-type="float">
            <text:p>13</text:p>
          </table:table-cell>
          <table:table-cell table:formula="of:=[.G84] * IF([.I84] &lt; 5; 0; IF([.I84] &lt; 10; 0.05; IF([.I84] &lt; 15; 0.1; IF([.I84] &lt; 20; 0.15; 0))))" office:value-type="float" office:value="5000" calcext:value-type="float">
            <text:p>5000</text:p>
          </table:table-cell>
        </table:table-row>
        <table:table-row table:style-name="ro1">
          <table:table-cell office:value-type="float" office:value="84" calcext:value-type="float">
            <text:p>84</text:p>
          </table:table-cell>
          <table:table-cell office:value-type="string" calcext:value-type="string">
            <text:p>Philippe</text:p>
          </table:table-cell>
          <table:table-cell office:value-type="string" calcext:value-type="string">
            <text:p>Guérin</text:p>
          </table:table-cell>
          <table:table-cell office:value-type="date" office:date-value="1995-12-22" calcext:value-type="date">
            <text:p>1995-12-22</text:p>
          </table:table-cell>
          <table:table-cell office:value-type="string" calcext:value-type="string">
            <text:p>Project Manager</text:p>
          </table:table-cell>
          <table:table-cell office:value-type="date" office:date-value="2018-05-11" calcext:value-type="date">
            <text:p>2018-05-11</text:p>
          </table:table-cell>
          <table:table-cell office:value-type="float" office:value="71000" calcext:value-type="float">
            <text:p>71000</text:p>
          </table:table-cell>
          <table:table-cell table:formula="of:=DATEDIF([.D85]; TODAY(); &quot;Y&quot;)" office:value-type="float" office:value="29" calcext:value-type="float">
            <text:p>29</text:p>
          </table:table-cell>
          <table:table-cell table:formula="of:=DATEDIF([.F85]; TODAY(); &quot;Y&quot;)" office:value-type="float" office:value="7" calcext:value-type="float">
            <text:p>7</text:p>
          </table:table-cell>
          <table:table-cell table:formula="of:=[.G85] * IF([.I85] &lt; 5; 0; IF([.I85] &lt; 10; 0.05; IF([.I85] &lt; 15; 0.1; IF([.I85] &lt; 20; 0.15; 0))))" office:value-type="float" office:value="3550" calcext:value-type="float">
            <text:p>3550</text:p>
          </table:table-cell>
        </table:table-row>
        <table:table-row table:style-name="ro1">
          <table:table-cell office:value-type="float" office:value="85" calcext:value-type="float">
            <text:p>85</text:p>
          </table:table-cell>
          <table:table-cell office:value-type="string" calcext:value-type="string">
            <text:p>Sophie</text:p>
          </table:table-cell>
          <table:table-cell office:value-type="string" calcext:value-type="string">
            <text:p>Lopez</text:p>
          </table:table-cell>
          <table:table-cell office:value-type="date" office:date-value="1984-01-13" calcext:value-type="date">
            <text:p>1984-01-13</text:p>
          </table:table-cell>
          <table:table-cell office:value-type="string" calcext:value-type="string">
            <text:p>Designer</text:p>
          </table:table-cell>
          <table:table-cell office:value-type="date" office:date-value="2009-07-02" calcext:value-type="date">
            <text:p>2009-07-02</text:p>
          </table:table-cell>
          <table:table-cell office:value-type="float" office:value="47000" calcext:value-type="float">
            <text:p>47000</text:p>
          </table:table-cell>
          <table:table-cell table:formula="of:=DATEDIF([.D86]; TODAY(); &quot;Y&quot;)" office:value-type="float" office:value="41" calcext:value-type="float">
            <text:p>41</text:p>
          </table:table-cell>
          <table:table-cell table:formula="of:=DATEDIF([.F86]; TODAY(); &quot;Y&quot;)" office:value-type="float" office:value="16" calcext:value-type="float">
            <text:p>16</text:p>
          </table:table-cell>
          <table:table-cell table:formula="of:=[.G86] * IF([.I86] &lt; 5; 0; IF([.I86] &lt; 10; 0.05; IF([.I86] &lt; 15; 0.1; IF([.I86] &lt; 20; 0.15; 0))))" office:value-type="float" office:value="7050" calcext:value-type="float">
            <text:p>7050</text:p>
          </table:table-cell>
        </table:table-row>
        <table:table-row table:style-name="ro1">
          <table:table-cell office:value-type="float" office:value="86" calcext:value-type="float">
            <text:p>86</text:p>
          </table:table-cell>
          <table:table-cell office:value-type="string" calcext:value-type="string">
            <text:p>Mathieu</text:p>
          </table:table-cell>
          <table:table-cell office:value-type="string" calcext:value-type="string">
            <text:p>Clement</text:p>
          </table:table-cell>
          <table:table-cell office:value-type="date" office:date-value="1988-11-25" calcext:value-type="date">
            <text:p>1988-11-25</text:p>
          </table:table-cell>
          <table:table-cell office:value-type="string" calcext:value-type="string">
            <text:p>Developer</text:p>
          </table:table-cell>
          <table:table-cell office:value-type="date" office:date-value="2013-09-27" calcext:value-type="date">
            <text:p>2013-09-27</text:p>
          </table:table-cell>
          <table:table-cell office:value-type="float" office:value="52000" calcext:value-type="float">
            <text:p>52000</text:p>
          </table:table-cell>
          <table:table-cell table:formula="of:=DATEDIF([.D87]; TODAY(); &quot;Y&quot;)" office:value-type="float" office:value="36" calcext:value-type="float">
            <text:p>36</text:p>
          </table:table-cell>
          <table:table-cell table:formula="of:=DATEDIF([.F87]; TODAY(); &quot;Y&quot;)" office:value-type="float" office:value="11" calcext:value-type="float">
            <text:p>11</text:p>
          </table:table-cell>
          <table:table-cell table:formula="of:=[.G87] * IF([.I87] &lt; 5; 0; IF([.I87] &lt; 10; 0.05; IF([.I87] &lt; 15; 0.1; IF([.I87] &lt; 20; 0.15; 0))))" office:value-type="float" office:value="5200" calcext:value-type="float">
            <text:p>5200</text:p>
          </table:table-cell>
        </table:table-row>
        <table:table-row table:style-name="ro1">
          <table:table-cell office:value-type="float" office:value="87" calcext:value-type="float">
            <text:p>87</text:p>
          </table:table-cell>
          <table:table-cell office:value-type="string" calcext:value-type="string">
            <text:p>Élodie</text:p>
          </table:table-cell>
          <table:table-cell office:value-type="string" calcext:value-type="string">
            <text:p>Roussel</text:p>
          </table:table-cell>
          <table:table-cell office:value-type="date" office:date-value="1990-04-16" calcext:value-type="date">
            <text:p>1990-04-16</text:p>
          </table:table-cell>
          <table:table-cell office:value-type="string" calcext:value-type="string">
            <text:p>HR Specialist</text:p>
          </table:table-cell>
          <table:table-cell office:value-type="date" office:date-value="2015-06-14" calcext:value-type="date">
            <text:p>2015-06-14</text:p>
          </table:table-cell>
          <table:table-cell office:value-type="float" office:value="46000" calcext:value-type="float">
            <text:p>46000</text:p>
          </table:table-cell>
          <table:table-cell table:formula="of:=DATEDIF([.D88]; TODAY(); &quot;Y&quot;)" office:value-type="float" office:value="35" calcext:value-type="float">
            <text:p>35</text:p>
          </table:table-cell>
          <table:table-cell table:formula="of:=DATEDIF([.F88]; TODAY(); &quot;Y&quot;)" office:value-type="float" office:value="10" calcext:value-type="float">
            <text:p>10</text:p>
          </table:table-cell>
          <table:table-cell table:formula="of:=[.G88] * IF([.I88] &lt; 5; 0; IF([.I88] &lt; 10; 0.05; IF([.I88] &lt; 15; 0.1; IF([.I88] &lt; 20; 0.15; 0))))" office:value-type="float" office:value="4600" calcext:value-type="float">
            <text:p>4600</text:p>
          </table:table-cell>
        </table:table-row>
        <table:table-row table:style-name="ro1">
          <table:table-cell office:value-type="float" office:value="88" calcext:value-type="float">
            <text:p>88</text:p>
          </table:table-cell>
          <table:table-cell office:value-type="string" calcext:value-type="string">
            <text:p>Alex</text:p>
          </table:table-cell>
          <table:table-cell office:value-type="string" calcext:value-type="string">
            <text:p>Barreau</text:p>
          </table:table-cell>
          <table:table-cell office:value-type="date" office:date-value="1982-07-08" calcext:value-type="date">
            <text:p>1982-07-08</text:p>
          </table:table-cell>
          <table:table-cell office:value-type="string" calcext:value-type="string">
            <text:p>Business Analyst</text:p>
          </table:table-cell>
          <table:table-cell office:value-type="date" office:date-value="2007-03-03" calcext:value-type="date">
            <text:p>2007-03-03</text:p>
          </table:table-cell>
          <table:table-cell office:value-type="float" office:value="59000" calcext:value-type="float">
            <text:p>59000</text:p>
          </table:table-cell>
          <table:table-cell table:formula="of:=DATEDIF([.D89]; TODAY(); &quot;Y&quot;)" office:value-type="float" office:value="43" calcext:value-type="float">
            <text:p>43</text:p>
          </table:table-cell>
          <table:table-cell table:formula="of:=DATEDIF([.F89]; TODAY(); &quot;Y&quot;)" office:value-type="float" office:value="18" calcext:value-type="float">
            <text:p>18</text:p>
          </table:table-cell>
          <table:table-cell table:formula="of:=[.G89] * IF([.I89] &lt; 5; 0; IF([.I89] &lt; 10; 0.05; IF([.I89] &lt; 15; 0.1; IF([.I89] &lt; 20; 0.15; 0))))" office:value-type="float" office:value="8850" calcext:value-type="float">
            <text:p>8850</text:p>
          </table:table-cell>
        </table:table-row>
        <table:table-row table:style-name="ro1">
          <table:table-cell office:value-type="float" office:value="89" calcext:value-type="float">
            <text:p>89</text:p>
          </table:table-cell>
          <table:table-cell office:value-type="string" calcext:value-type="string">
            <text:p>Clara</text:p>
          </table:table-cell>
          <table:table-cell office:value-type="string" calcext:value-type="string">
            <text:p>Marchal</text:p>
          </table:table-cell>
          <table:table-cell office:value-type="date" office:date-value="1986-05-01" calcext:value-type="date">
            <text:p>1986-05-01</text:p>
          </table:table-cell>
          <table:table-cell office:value-type="string" calcext:value-type="string">
            <text:p>Product Owner</text:p>
          </table:table-cell>
          <table:table-cell office:value-type="date" office:date-value="2011-12-22" calcext:value-type="date">
            <text:p>2011-12-22</text:p>
          </table:table-cell>
          <table:table-cell office:value-type="float" office:value="67000" calcext:value-type="float">
            <text:p>67000</text:p>
          </table:table-cell>
          <table:table-cell table:formula="of:=DATEDIF([.D90]; TODAY(); &quot;Y&quot;)" office:value-type="float" office:value="39" calcext:value-type="float">
            <text:p>39</text:p>
          </table:table-cell>
          <table:table-cell table:formula="of:=DATEDIF([.F90]; TODAY(); &quot;Y&quot;)" office:value-type="float" office:value="13" calcext:value-type="float">
            <text:p>13</text:p>
          </table:table-cell>
          <table:table-cell table:formula="of:=[.G90] * IF([.I90] &lt; 5; 0; IF([.I90] &lt; 10; 0.05; IF([.I90] &lt; 15; 0.1; IF([.I90] &lt; 20; 0.15; 0))))" office:value-type="float" office:value="6700" calcext:value-type="float">
            <text:p>6700</text:p>
          </table:table-cell>
        </table:table-row>
        <table:table-row table:style-name="ro1">
          <table:table-cell office:value-type="float" office:value="90" calcext:value-type="float">
            <text:p>90</text:p>
          </table:table-cell>
          <table:table-cell office:value-type="string" calcext:value-type="string">
            <text:p>Julien</text:p>
          </table:table-cell>
          <table:table-cell office:value-type="string" calcext:value-type="string">
            <text:p>Grégoire</text:p>
          </table:table-cell>
          <table:table-cell office:value-type="date" office:date-value="1993-08-29" calcext:value-type="date">
            <text:p>1993-08-29</text:p>
          </table:table-cell>
          <table:table-cell office:value-type="string" calcext:value-type="string">
            <text:p>Developer</text:p>
          </table:table-cell>
          <table:table-cell office:value-type="date" office:date-value="2017-02-08" calcext:value-type="date">
            <text:p>2017-02-08</text:p>
          </table:table-cell>
          <table:table-cell office:value-type="float" office:value="51000" calcext:value-type="float">
            <text:p>51000</text:p>
          </table:table-cell>
          <table:table-cell table:formula="of:=DATEDIF([.D91]; TODAY(); &quot;Y&quot;)" office:value-type="float" office:value="31" calcext:value-type="float">
            <text:p>31</text:p>
          </table:table-cell>
          <table:table-cell table:formula="of:=DATEDIF([.F91]; TODAY(); &quot;Y&quot;)" office:value-type="float" office:value="8" calcext:value-type="float">
            <text:p>8</text:p>
          </table:table-cell>
          <table:table-cell table:formula="of:=[.G91] * IF([.I91] &lt; 5; 0; IF([.I91] &lt; 10; 0.05; IF([.I91] &lt; 15; 0.1; IF([.I91] &lt; 20; 0.15; 0))))" office:value-type="float" office:value="2550" calcext:value-type="float">
            <text:p>2550</text:p>
          </table:table-cell>
        </table:table-row>
        <table:table-row table:style-name="ro1">
          <table:table-cell office:value-type="float" office:value="91" calcext:value-type="float">
            <text:p>91</text:p>
          </table:table-cell>
          <table:table-cell office:value-type="string" calcext:value-type="string">
            <text:p>Manon</text:p>
          </table:table-cell>
          <table:table-cell office:value-type="string" calcext:value-type="string">
            <text:p>Roux</text:p>
          </table:table-cell>
          <table:table-cell office:value-type="date" office:date-value="1981-02-06" calcext:value-type="date">
            <text:p>1981-02-06</text:p>
          </table:table-cell>
          <table:table-cell office:value-type="string" calcext:value-type="string">
            <text:p>Marketing Manager</text:p>
          </table:table-cell>
          <table:table-cell office:value-type="date" office:date-value="2008-10-15" calcext:value-type="date">
            <text:p>2008-10-15</text:p>
          </table:table-cell>
          <table:table-cell office:value-type="float" office:value="63000" calcext:value-type="float">
            <text:p>63000</text:p>
          </table:table-cell>
          <table:table-cell table:formula="of:=DATEDIF([.D92]; TODAY(); &quot;Y&quot;)" office:value-type="float" office:value="44" calcext:value-type="float">
            <text:p>44</text:p>
          </table:table-cell>
          <table:table-cell table:formula="of:=DATEDIF([.F92]; TODAY(); &quot;Y&quot;)" office:value-type="float" office:value="16" calcext:value-type="float">
            <text:p>16</text:p>
          </table:table-cell>
          <table:table-cell table:formula="of:=[.G92] * IF([.I92] &lt; 5; 0; IF([.I92] &lt; 10; 0.05; IF([.I92] &lt; 15; 0.1; IF([.I92] &lt; 20; 0.15; 0))))" office:value-type="float" office:value="9450" calcext:value-type="float">
            <text:p>9450</text:p>
          </table:table-cell>
        </table:table-row>
        <table:table-row table:style-name="ro1">
          <table:table-cell office:value-type="float" office:value="92" calcext:value-type="float">
            <text:p>92</text:p>
          </table:table-cell>
          <table:table-cell office:value-type="string" calcext:value-type="string">
            <text:p>David</text:p>
          </table:table-cell>
          <table:table-cell office:value-type="string" calcext:value-type="string">
            <text:p>Dufresne</text:p>
          </table:table-cell>
          <table:table-cell office:value-type="date" office:date-value="1985-09-14" calcext:value-type="date">
            <text:p>1985-09-14</text:p>
          </table:table-cell>
          <table:table-cell office:value-type="string" calcext:value-type="string">
            <text:p>System Administrator</text:p>
          </table:table-cell>
          <table:table-cell office:value-type="date" office:date-value="2010-06-19" calcext:value-type="date">
            <text:p>2010-06-19</text:p>
          </table:table-cell>
          <table:table-cell office:value-type="float" office:value="55000" calcext:value-type="float">
            <text:p>55000</text:p>
          </table:table-cell>
          <table:table-cell table:formula="of:=DATEDIF([.D93]; TODAY(); &quot;Y&quot;)" office:value-type="float" office:value="39" calcext:value-type="float">
            <text:p>39</text:p>
          </table:table-cell>
          <table:table-cell table:formula="of:=DATEDIF([.F93]; TODAY(); &quot;Y&quot;)" office:value-type="float" office:value="15" calcext:value-type="float">
            <text:p>15</text:p>
          </table:table-cell>
          <table:table-cell table:formula="of:=[.G93] * IF([.I93] &lt; 5; 0; IF([.I93] &lt; 10; 0.05; IF([.I93] &lt; 15; 0.1; IF([.I93] &lt; 20; 0.15; 0))))" office:value-type="float" office:value="8250" calcext:value-type="float">
            <text:p>8250</text:p>
          </table:table-cell>
        </table:table-row>
        <table:table-row table:style-name="ro1">
          <table:table-cell office:value-type="float" office:value="93" calcext:value-type="float">
            <text:p>93</text:p>
          </table:table-cell>
          <table:table-cell office:value-type="string" calcext:value-type="string">
            <text:p>Amélie</text:p>
          </table:table-cell>
          <table:table-cell office:value-type="string" calcext:value-type="string">
            <text:p>Brun</text:p>
          </table:table-cell>
          <table:table-cell office:value-type="date" office:date-value="1989-03-11" calcext:value-type="date">
            <text:p>1989-03-11</text:p>
          </table:table-cell>
          <table:table-cell office:value-type="string" calcext:value-type="string">
            <text:p>Developer</text:p>
          </table:table-cell>
          <table:table-cell office:value-type="date" office:date-value="2013-04-12" calcext:value-type="date">
            <text:p>2013-04-12</text:p>
          </table:table-cell>
          <table:table-cell office:value-type="float" office:value="49000" calcext:value-type="float">
            <text:p>49000</text:p>
          </table:table-cell>
          <table:table-cell table:formula="of:=DATEDIF([.D94]; TODAY(); &quot;Y&quot;)" office:value-type="float" office:value="36" calcext:value-type="float">
            <text:p>36</text:p>
          </table:table-cell>
          <table:table-cell table:formula="of:=DATEDIF([.F94]; TODAY(); &quot;Y&quot;)" office:value-type="float" office:value="12" calcext:value-type="float">
            <text:p>12</text:p>
          </table:table-cell>
          <table:table-cell table:formula="of:=[.G94] * IF([.I94] &lt; 5; 0; IF([.I94] &lt; 10; 0.05; IF([.I94] &lt; 15; 0.1; IF([.I94] &lt; 20; 0.15; 0))))" office:value-type="float" office:value="4900" calcext:value-type="float">
            <text:p>4900</text:p>
          </table:table-cell>
        </table:table-row>
        <table:table-row table:style-name="ro1">
          <table:table-cell office:value-type="float" office:value="94" calcext:value-type="float">
            <text:p>94</text:p>
          </table:table-cell>
          <table:table-cell office:value-type="string" calcext:value-type="string">
            <text:p>Thomas</text:p>
          </table:table-cell>
          <table:table-cell office:value-type="string" calcext:value-type="string">
            <text:p>Perret</text:p>
          </table:table-cell>
          <table:table-cell office:value-type="date" office:date-value="1992-07-23" calcext:value-type="date">
            <text:p>1992-07-23</text:p>
          </table:table-cell>
          <table:table-cell office:value-type="string" calcext:value-type="string">
            <text:p>Project Manager</text:p>
          </table:table-cell>
          <table:table-cell office:value-type="date" office:date-value="2016-08-30" calcext:value-type="date">
            <text:p>2016-08-30</text:p>
          </table:table-cell>
          <table:table-cell office:value-type="float" office:value="70000" calcext:value-type="float">
            <text:p>70000</text:p>
          </table:table-cell>
          <table:table-cell table:formula="of:=DATEDIF([.D95]; TODAY(); &quot;Y&quot;)" office:value-type="float" office:value="33" calcext:value-type="float">
            <text:p>33</text:p>
          </table:table-cell>
          <table:table-cell table:formula="of:=DATEDIF([.F95]; TODAY(); &quot;Y&quot;)" office:value-type="float" office:value="8" calcext:value-type="float">
            <text:p>8</text:p>
          </table:table-cell>
          <table:table-cell table:formula="of:=[.G95] * IF([.I95] &lt; 5; 0; IF([.I95] &lt; 10; 0.05; IF([.I95] &lt; 15; 0.1; IF([.I95] &lt; 20; 0.15; 0))))" office:value-type="float" office:value="3500" calcext:value-type="float">
            <text:p>3500</text:p>
          </table:table-cell>
        </table:table-row>
        <table:table-row table:style-name="ro1">
          <table:table-cell office:value-type="float" office:value="95" calcext:value-type="float">
            <text:p>95</text:p>
          </table:table-cell>
          <table:table-cell office:value-type="string" calcext:value-type="string">
            <text:p>Claire</text:p>
          </table:table-cell>
          <table:table-cell office:value-type="string" calcext:value-type="string">
            <text:p>Leveque</text:p>
          </table:table-cell>
          <table:table-cell office:value-type="date" office:date-value="1984-12-05" calcext:value-type="date">
            <text:p>1984-12-05</text:p>
          </table:table-cell>
          <table:table-cell office:value-type="string" calcext:value-type="string">
            <text:p>Designer</text:p>
          </table:table-cell>
          <table:table-cell office:value-type="date" office:date-value="2010-01-27" calcext:value-type="date">
            <text:p>2010-01-27</text:p>
          </table:table-cell>
          <table:table-cell office:value-type="float" office:value="46000" calcext:value-type="float">
            <text:p>46000</text:p>
          </table:table-cell>
          <table:table-cell table:formula="of:=DATEDIF([.D96]; TODAY(); &quot;Y&quot;)" office:value-type="float" office:value="40" calcext:value-type="float">
            <text:p>40</text:p>
          </table:table-cell>
          <table:table-cell table:formula="of:=DATEDIF([.F96]; TODAY(); &quot;Y&quot;)" office:value-type="float" office:value="15" calcext:value-type="float">
            <text:p>15</text:p>
          </table:table-cell>
          <table:table-cell table:formula="of:=[.G96] * IF([.I96] &lt; 5; 0; IF([.I96] &lt; 10; 0.05; IF([.I96] &lt; 15; 0.1; IF([.I96] &lt; 20; 0.15; 0))))" office:value-type="float" office:value="6900" calcext:value-type="float">
            <text:p>6900</text:p>
          </table:table-cell>
        </table:table-row>
        <table:table-row table:style-name="ro1">
          <table:table-cell office:value-type="float" office:value="96" calcext:value-type="float">
            <text:p>96</text:p>
          </table:table-cell>
          <table:table-cell office:value-type="string" calcext:value-type="string">
            <text:p>Antoine</text:p>
          </table:table-cell>
          <table:table-cell office:value-type="string" calcext:value-type="string">
            <text:p>Duval</text:p>
          </table:table-cell>
          <table:table-cell office:value-type="date" office:date-value="1987-08-19" calcext:value-type="date">
            <text:p>1987-08-19</text:p>
          </table:table-cell>
          <table:table-cell office:value-type="string" calcext:value-type="string">
            <text:p>Developer</text:p>
          </table:table-cell>
          <table:table-cell office:value-type="date" office:date-value="2013-11-18" calcext:value-type="date">
            <text:p>2013-11-18</text:p>
          </table:table-cell>
          <table:table-cell office:value-type="float" office:value="53000" calcext:value-type="float">
            <text:p>53000</text:p>
          </table:table-cell>
          <table:table-cell table:formula="of:=DATEDIF([.D97]; TODAY(); &quot;Y&quot;)" office:value-type="float" office:value="37" calcext:value-type="float">
            <text:p>37</text:p>
          </table:table-cell>
          <table:table-cell table:formula="of:=DATEDIF([.F97]; TODAY(); &quot;Y&quot;)" office:value-type="float" office:value="11" calcext:value-type="float">
            <text:p>11</text:p>
          </table:table-cell>
          <table:table-cell table:formula="of:=[.G97] * IF([.I97] &lt; 5; 0; IF([.I97] &lt; 10; 0.05; IF([.I97] &lt; 15; 0.1; IF([.I97] &lt; 20; 0.15; 0))))" office:value-type="float" office:value="5300" calcext:value-type="float">
            <text:p>5300</text:p>
          </table:table-cell>
        </table:table-row>
        <table:table-row table:style-name="ro1">
          <table:table-cell office:value-type="float" office:value="97" calcext:value-type="float">
            <text:p>97</text:p>
          </table:table-cell>
          <table:table-cell office:value-type="string" calcext:value-type="string">
            <text:p>Emma</text:p>
          </table:table-cell>
          <table:table-cell office:value-type="string" calcext:value-type="string">
            <text:p>Blondel</text:p>
          </table:table-cell>
          <table:table-cell office:value-type="date" office:date-value="1990-10-10" calcext:value-type="date">
            <text:p>1990-10-10</text:p>
          </table:table-cell>
          <table:table-cell office:value-type="string" calcext:value-type="string">
            <text:p>HR Specialist</text:p>
          </table:table-cell>
          <table:table-cell office:value-type="date" office:date-value="2016-07-01" calcext:value-type="date">
            <text:p>2016-07-01</text:p>
          </table:table-cell>
          <table:table-cell office:value-type="float" office:value="46000" calcext:value-type="float">
            <text:p>46000</text:p>
          </table:table-cell>
          <table:table-cell table:formula="of:=DATEDIF([.D98]; TODAY(); &quot;Y&quot;)" office:value-type="float" office:value="34" calcext:value-type="float">
            <text:p>34</text:p>
          </table:table-cell>
          <table:table-cell table:formula="of:=DATEDIF([.F98]; TODAY(); &quot;Y&quot;)" office:value-type="float" office:value="9" calcext:value-type="float">
            <text:p>9</text:p>
          </table:table-cell>
          <table:table-cell table:formula="of:=[.G98] * IF([.I98] &lt; 5; 0; IF([.I98] &lt; 10; 0.05; IF([.I98] &lt; 15; 0.1; IF([.I98] &lt; 20; 0.15; 0))))" office:value-type="float" office:value="2300" calcext:value-type="float">
            <text:p>2300</text:p>
          </table:table-cell>
        </table:table-row>
        <table:table-row table:style-name="ro1">
          <table:table-cell office:value-type="float" office:value="98" calcext:value-type="float">
            <text:p>98</text:p>
          </table:table-cell>
          <table:table-cell office:value-type="string" calcext:value-type="string">
            <text:p>Marc</text:p>
          </table:table-cell>
          <table:table-cell office:value-type="string" calcext:value-type="string">
            <text:p>Lemoine</text:p>
          </table:table-cell>
          <table:table-cell office:value-type="date" office:date-value="1983-06-15" calcext:value-type="date">
            <text:p>1983-06-15</text:p>
          </table:table-cell>
          <table:table-cell office:value-type="string" calcext:value-type="string">
            <text:p>Business Analyst</text:p>
          </table:table-cell>
          <table:table-cell office:value-type="date" office:date-value="2008-12-09" calcext:value-type="date">
            <text:p>2008-12-09</text:p>
          </table:table-cell>
          <table:table-cell office:value-type="float" office:value="60000" calcext:value-type="float">
            <text:p>60000</text:p>
          </table:table-cell>
          <table:table-cell table:formula="of:=DATEDIF([.D99]; TODAY(); &quot;Y&quot;)" office:value-type="float" office:value="42" calcext:value-type="float">
            <text:p>42</text:p>
          </table:table-cell>
          <table:table-cell table:formula="of:=DATEDIF([.F99]; TODAY(); &quot;Y&quot;)" office:value-type="float" office:value="16" calcext:value-type="float">
            <text:p>16</text:p>
          </table:table-cell>
          <table:table-cell table:formula="of:=[.G99] * IF([.I99] &lt; 5; 0; IF([.I99] &lt; 10; 0.05; IF([.I99] &lt; 15; 0.1; IF([.I99] &lt; 20; 0.15; 0))))" office:value-type="float" office:value="9000" calcext:value-type="float">
            <text:p>9000</text:p>
          </table:table-cell>
        </table:table-row>
        <table:table-row table:style-name="ro1">
          <table:table-cell office:value-type="float" office:value="99" calcext:value-type="float">
            <text:p>99</text:p>
          </table:table-cell>
          <table:table-cell office:value-type="string" calcext:value-type="string">
            <text:p>Sophie</text:p>
          </table:table-cell>
          <table:table-cell office:value-type="string" calcext:value-type="string">
            <text:p>Laurent</text:p>
          </table:table-cell>
          <table:table-cell office:value-type="date" office:date-value="1988-01-30" calcext:value-type="date">
            <text:p>1988-01-30</text:p>
          </table:table-cell>
          <table:table-cell office:value-type="string" calcext:value-type="string">
            <text:p>Product Owner</text:p>
          </table:table-cell>
          <table:table-cell office:value-type="date" office:date-value="2012-09-25" calcext:value-type="date">
            <text:p>2012-09-25</text:p>
          </table:table-cell>
          <table:table-cell office:value-type="float" office:value="67000" calcext:value-type="float">
            <text:p>67000</text:p>
          </table:table-cell>
          <table:table-cell table:formula="of:=DATEDIF([.D100]; TODAY(); &quot;Y&quot;)" office:value-type="float" office:value="37" calcext:value-type="float">
            <text:p>37</text:p>
          </table:table-cell>
          <table:table-cell table:formula="of:=DATEDIF([.F100]; TODAY(); &quot;Y&quot;)" office:value-type="float" office:value="12" calcext:value-type="float">
            <text:p>12</text:p>
          </table:table-cell>
          <table:table-cell table:formula="of:=[.G100] * IF([.I100] &lt; 5; 0; IF([.I100] &lt; 10; 0.05; IF([.I100] &lt; 15; 0.1; IF([.I100] &lt; 20; 0.15; 0))))" office:value-type="float" office:value="6700" calcext:value-type="float">
            <text:p>6700</text:p>
          </table:table-cell>
        </table:table-row>
        <table:table-row table:style-name="ro1">
          <table:table-cell table:style-name="ce7" office:value-type="float" office:value="100" calcext:value-type="float">
            <text:p>100</text:p>
          </table:table-cell>
          <table:table-cell table:style-name="ce7" office:value-type="string" calcext:value-type="string">
            <text:p>Julien</text:p>
          </table:table-cell>
          <table:table-cell table:style-name="ce7" office:value-type="string" calcext:value-type="string">
            <text:p>Baron</text:p>
          </table:table-cell>
          <table:table-cell table:style-name="ce15" office:value-type="date" office:date-value="1991-11-21" calcext:value-type="date">
            <text:p>1991-11-21</text:p>
          </table:table-cell>
          <table:table-cell table:style-name="ce7" office:value-type="string" calcext:value-type="string">
            <text:p>Developer</text:p>
          </table:table-cell>
          <table:table-cell table:style-name="ce15" office:value-type="date" office:date-value="2015-05-05" calcext:value-type="date">
            <text:p>2015-05-05</text:p>
          </table:table-cell>
          <table:table-cell table:style-name="ce7" office:value-type="float" office:value="51000" calcext:value-type="float">
            <text:p>51000</text:p>
          </table:table-cell>
          <table:table-cell table:style-name="ce7" table:formula="of:=DATEDIF([.D101]; TODAY(); &quot;Y&quot;)" office:value-type="float" office:value="33" calcext:value-type="float">
            <text:p>33</text:p>
          </table:table-cell>
          <table:table-cell table:style-name="ce7" table:formula="of:=DATEDIF([.F101]; TODAY(); &quot;Y&quot;)" office:value-type="float" office:value="10" calcext:value-type="float">
            <text:p>10</text:p>
          </table:table-cell>
          <table:table-cell table:style-name="ce7" table:formula="of:=[.G101] * IF([.I101] &lt; 5; 0; IF([.I101] &lt; 10; 0.05; IF([.I101] &lt; 15; 0.1; IF([.I101] &lt; 20; 0.15; 0))))" office:value-type="float" office:value="5100" calcext:value-type="float">
            <text:p>5100</text:p>
          </table:table-cell>
        </table:table-row>
        <table:table-row table:style-name="ro1" table:number-rows-repeated="4">
          <table:table-cell table:style-name="Default" table:number-columns-repeated="10"/>
        </table:table-row>
        <table:table-row table:style-name="ro2">
          <table:table-cell table:style-name="Default"/>
          <table:table-cell table:style-name="Default" office:value-type="string" calcext:value-type="string">
            <text:p>There are now three new columns: Age, Seniority, and Annual Seniority Bonus </text:p>
            <text:p>Provide me with the following formulas:</text:p>
            <text:p>• Calculate the age of each employee in the Age column</text:p>
            <text:p>• Calculate the seniority of each employee in the Seniority column</text:p>
            <text:p>• Calculate the annual seniority bonus of each employee in the Annual Seniority</text:p>
            <text:p>Bonus column based on the employee’s seniority:</text:p>
            <text:p>◦ 0-5 years: 0%</text:p>
            <text:p>◦ 5-10 years: 5%</text:p>
            <text:p>◦ 10-15 years: 10%</text:p>
            <text:p>◦ 15-20 years: 15%</text:p>
          </table:table-cell>
          <table:table-cell table:style-name="Default" table:number-columns-repeated="8"/>
        </table:table-row>
      </table:table>
      <table:table table:name="Ex06" table:style-name="ta1">
        <table:shapes>
          <draw:frame draw:z-index="0" draw:style-name="gr1" draw:text-style-name="P1" svg:width="6.2988in" svg:height="3.5429in" svg:x="5.3854in" svg:y="0.3106in">
            <draw:object draw:notify-on-update-of-ranges="PT@categories PT@label 0 PT@data 0" xlink:href="./Object 1" xlink:type="simple" xlink:show="embed" xlink:actuate="onLoad">
              <loext:p/>
            </draw:object>
            <draw:image xlink:href="./ObjectReplacements/Object 1" xlink:type="simple" xlink:show="embed" xlink:actuate="onLoad"/>
          </draw:frame>
        </table:shapes>
        <table:table-column table:style-name="co6" table:default-cell-style-name="ce17"/>
        <table:table-column table:style-name="co15" table:default-cell-style-name="ce20"/>
        <table:table-row table:style-name="ro1">
          <table:table-cell table:style-name="ce16" office:value-type="string" calcext:value-type="string">
            <text:p>Position</text:p>
          </table:table-cell>
          <table:table-cell table:style-name="ce19" office:value-type="string" calcext:value-type="string">
            <text:p>Average - Annual Salary</text:p>
          </table:table-cell>
        </table:table-row>
        <table:table-row table:style-name="ro1">
          <table:table-cell office:value-type="string" calcext:value-type="string">
            <text:p>Business Analyst</text:p>
          </table:table-cell>
          <table:table-cell office:value-type="float" office:value="59700" calcext:value-type="float">
            <text:p>59700</text:p>
          </table:table-cell>
        </table:table-row>
        <table:table-row table:style-name="ro1">
          <table:table-cell office:value-type="string" calcext:value-type="string">
            <text:p>Designer</text:p>
          </table:table-cell>
          <table:table-cell office:value-type="float" office:value="46600" calcext:value-type="float">
            <text:p>46600</text:p>
          </table:table-cell>
        </table:table-row>
        <table:table-row table:style-name="ro1">
          <table:table-cell office:value-type="string" calcext:value-type="string">
            <text:p>Developer</text:p>
          </table:table-cell>
          <table:table-cell office:value-type="float" office:value="51290.3225806452" calcext:value-type="float">
            <text:p>51290.3225806452</text:p>
          </table:table-cell>
        </table:table-row>
        <table:table-row table:style-name="ro1">
          <table:table-cell office:value-type="string" calcext:value-type="string">
            <text:p>HR Specialist</text:p>
          </table:table-cell>
          <table:table-cell office:value-type="float" office:value="46700" calcext:value-type="float">
            <text:p>46700</text:p>
          </table:table-cell>
        </table:table-row>
        <table:table-row table:style-name="ro1">
          <table:table-cell office:value-type="string" calcext:value-type="string">
            <text:p>Marketing Manager</text:p>
          </table:table-cell>
          <table:table-cell office:value-type="float" office:value="63777.7777777778" calcext:value-type="float">
            <text:p>63777.7777777778</text:p>
          </table:table-cell>
        </table:table-row>
        <table:table-row table:style-name="ro1">
          <table:table-cell office:value-type="string" calcext:value-type="string">
            <text:p>Product Owner</text:p>
          </table:table-cell>
          <table:table-cell office:value-type="float" office:value="67100" calcext:value-type="float">
            <text:p>67100</text:p>
          </table:table-cell>
        </table:table-row>
        <table:table-row table:style-name="ro1">
          <table:table-cell office:value-type="string" calcext:value-type="string">
            <text:p>Project Manager</text:p>
          </table:table-cell>
          <table:table-cell office:value-type="float" office:value="70600" calcext:value-type="float">
            <text:p>70600</text:p>
          </table:table-cell>
        </table:table-row>
        <table:table-row table:style-name="ro1">
          <table:table-cell office:value-type="string" calcext:value-type="string">
            <text:p>System Administrator</text:p>
          </table:table-cell>
          <table:table-cell office:value-type="float" office:value="54500" calcext:value-type="float">
            <text:p>54500</text:p>
          </table:table-cell>
        </table:table-row>
        <table:table-row table:style-name="ro1">
          <table:table-cell table:style-name="ce18"/>
          <table:table-cell table:style-name="ce21"/>
        </table:table-row>
        <table:table-row table:style-name="ro1" table:number-rows-repeated="2">
          <table:table-cell table:style-name="Default" table:number-columns-repeated="2"/>
        </table:table-row>
        <table:table-row table:style-name="ro3">
          <table:table-cell table:style-name="Default" office:value-type="string" calcext:value-type="string">
            <text:p>Explain how to extract data from the Position column and the Annual</text:p>
            <text:p>Salary column of your table in the “Ex05” tab in order to get the list of positions and</text:p>
            <text:p>the average annual salary by position in the company.</text:p>
            <text:p>Then explain how to generate a bar chart of the average annual salary by</text:p>
            <text:p>Position.</text:p>
          </table:table-cell>
          <table:table-cell table:style-name="Default"/>
        </table:table-row>
        <table:table-row table:style-name="ro1">
          <table:table-cell table:style-name="Default" table:number-columns-repeated="2"/>
        </table:table-row>
        <table:table-row table:style-name="ro1">
          <table:table-cell table:style-name="Default" office:value-type="string" calcext:value-type="string">
            <text:p>Using pivot table</text:p>
          </table:table-cell>
          <table:table-cell table:style-name="Default"/>
        </table:table-row>
        <table:table-row table:style-name="ro1">
          <table:table-cell table:style-name="Default" table:number-columns-repeated="2"/>
        </table:table-row>
        <table:table-row table:style-name="ro1">
          <table:table-cell table:style-name="Default" office:value-type="string" calcext:value-type="string">
            <text:p>And now, how to create bar chart?</text:p>
          </table:table-cell>
          <table:table-cell table:style-name="Default"/>
        </table:table-row>
      </table:table>
      <table:table table:name="Ex07" table:style-name="ta1">
        <table:shapes>
          <draw:frame draw:z-index="0" draw:style-name="gr1" draw:text-style-name="P1" svg:width="6.298in" svg:height="5.5945in" svg:x="8.2492in" svg:y="0.387in">
            <draw:object draw:notify-on-update-of-ranges="Ex07.F1:Ex07.F1 Ex07.F2:Ex07.F32 Ex07.G1:Ex07.G1 Ex07.G2:Ex07.G32 Ex07.H1:Ex07.H1 Ex07.H2:Ex07.H32 Ex07.I1:Ex07.I1 Ex07.I2:Ex07.I32" xlink:href="./Object 2" xlink:type="simple" xlink:show="embed" xlink:actuate="onLoad">
              <loext:p/>
            </draw:object>
            <draw:image xlink:href="./ObjectReplacements/Object 2" xlink:type="simple" xlink:show="embed" xlink:actuate="onLoad"/>
          </draw:frame>
        </table:shapes>
        <table:table-column table:style-name="co1" table:number-columns-repeated="4" table:default-cell-style-name="ce23"/>
        <table:table-column table:style-name="co1" table:default-cell-style-name="Default"/>
        <table:table-column table:style-name="co1" table:default-cell-style-name="ce23"/>
        <table:table-column table:style-name="co1" table:number-columns-repeated="3" table:default-cell-style-name="Default"/>
        <table:table-row table:style-name="ro4">
          <table:table-cell table:style-name="ce22" office:value-type="string" calcext:value-type="string">
            <text:p>Year</text:p>
          </table:table-cell>
          <table:table-cell table:style-name="ce22" office:value-type="string" calcext:value-type="string">
            <text:p>CO₂ (ppm)</text:p>
          </table:table-cell>
          <table:table-cell table:style-name="ce22" office:value-type="string" calcext:value-type="string">
            <text:p>Deforestation (km²/year)</text:p>
          </table:table-cell>
          <table:table-cell table:style-name="ce22" office:value-type="string" calcext:value-type="string">
            <text:p>Global Temp (°C above pre-industrial)</text:p>
          </table:table-cell>
          <table:table-cell/>
          <table:table-cell table:style-name="ce29" office:value-type="string" calcext:value-type="string">
            <text:p>Year</text:p>
          </table:table-cell>
          <table:table-cell table:style-name="ce30" office:value-type="string" calcext:value-type="string">
            <text:p><text:span text:style-name="T1">Normalised </text:span><text:span text:style-name="T2">CO₂ (ppm)</text:span></text:p>
          </table:table-cell>
          <table:table-cell table:style-name="ce31" office:value-type="string" calcext:value-type="string">
            <text:p>Normalised Deforestation (km²/year)</text:p>
          </table:table-cell>
          <table:table-cell table:style-name="ce31" office:value-type="string" calcext:value-type="string">
            <text:p>Normalised Global Temp (°C)</text:p>
          </table:table-cell>
        </table:table-row>
        <table:table-row table:style-name="ro1">
          <table:table-cell office:value-type="float" office:value="1990" calcext:value-type="float">
            <text:p>1990</text:p>
          </table:table-cell>
          <table:table-cell office:value-type="float" office:value="354" calcext:value-type="float">
            <text:p>354</text:p>
          </table:table-cell>
          <table:table-cell office:value-type="float" office:value="160000" calcext:value-type="float">
            <text:p>160000</text:p>
          </table:table-cell>
          <table:table-cell office:value-type="float" office:value="0.4" calcext:value-type="float">
            <text:p>0.4</text:p>
          </table:table-cell>
          <table:table-cell/>
          <table:table-cell office:value-type="float" office:value="1990" calcext:value-type="float">
            <text:p>1990</text:p>
          </table:table-cell>
          <table:table-cell table:formula="of:=([.B2] - MIN([.$B$2:.$B$32])) / (MAX([.$B$2:.$B$32]) - MIN([.$B$2:.$B$32]))" office:value-type="float" office:value="0" calcext:value-type="float">
            <text:p>0</text:p>
          </table:table-cell>
          <table:table-cell table:formula="of:=([.C2] - MIN([.$C$2:.$C$32])) / (MAX([.$C$2:.$C$32]) - MIN([.$C$2:.$C$32]))" office:value-type="float" office:value="0.228571428571429" calcext:value-type="float">
            <text:p>0.228571428571429</text:p>
          </table:table-cell>
          <table:table-cell table:formula="of:=([.D2] - MIN([.$D$2:.$D$32])) / (MAX([.$D$2:.$D$32]) - MIN([.$D$2:.$D$32]))" office:value-type="float" office:value="0" calcext:value-type="float">
            <text:p>0</text:p>
          </table:table-cell>
        </table:table-row>
        <table:table-row table:style-name="ro1">
          <table:table-cell office:value-type="float" office:value="1991" calcext:value-type="float">
            <text:p>1991</text:p>
          </table:table-cell>
          <table:table-cell office:value-type="float" office:value="355" calcext:value-type="float">
            <text:p>355</text:p>
          </table:table-cell>
          <table:table-cell office:value-type="float" office:value="158000" calcext:value-type="float">
            <text:p>158000</text:p>
          </table:table-cell>
          <table:table-cell office:value-type="float" office:value="0.41" calcext:value-type="float">
            <text:p>0.41</text:p>
          </table:table-cell>
          <table:table-cell/>
          <table:table-cell office:value-type="float" office:value="1991" calcext:value-type="float">
            <text:p>1991</text:p>
          </table:table-cell>
          <table:table-cell table:formula="of:=([.B3] - MIN([.$B$2:.$B$32])) / (MAX([.$B$2:.$B$32]) - MIN([.$B$2:.$B$32]))" office:value-type="float" office:value="0.0166666666666667" calcext:value-type="float">
            <text:p>0.0166666666666667</text:p>
          </table:table-cell>
          <table:table-cell table:formula="of:=([.C3] - MIN([.$C$2:.$C$32])) / (MAX([.$C$2:.$C$32]) - MIN([.$C$2:.$C$32]))" office:value-type="float" office:value="0.171428571428571" calcext:value-type="float">
            <text:p>0.171428571428571</text:p>
          </table:table-cell>
          <table:table-cell table:formula="of:=([.D3] - MIN([.$D$2:.$D$32])) / (MAX([.$D$2:.$D$32]) - MIN([.$D$2:.$D$32]))" office:value-type="float" office:value="0.0163934426229507" calcext:value-type="float">
            <text:p>0.0163934426229507</text:p>
          </table:table-cell>
        </table:table-row>
        <table:table-row table:style-name="ro1">
          <table:table-cell office:value-type="float" office:value="1992" calcext:value-type="float">
            <text:p>1992</text:p>
          </table:table-cell>
          <table:table-cell office:value-type="float" office:value="356" calcext:value-type="float">
            <text:p>356</text:p>
          </table:table-cell>
          <table:table-cell office:value-type="float" office:value="157000" calcext:value-type="float">
            <text:p>157000</text:p>
          </table:table-cell>
          <table:table-cell office:value-type="float" office:value="0.43" calcext:value-type="float">
            <text:p>0.43</text:p>
          </table:table-cell>
          <table:table-cell/>
          <table:table-cell office:value-type="float" office:value="1992" calcext:value-type="float">
            <text:p>1992</text:p>
          </table:table-cell>
          <table:table-cell table:formula="of:=([.B4] - MIN([.$B$2:.$B$32])) / (MAX([.$B$2:.$B$32]) - MIN([.$B$2:.$B$32]))" office:value-type="float" office:value="0.0333333333333333" calcext:value-type="float">
            <text:p>0.0333333333333333</text:p>
          </table:table-cell>
          <table:table-cell table:formula="of:=([.C4] - MIN([.$C$2:.$C$32])) / (MAX([.$C$2:.$C$32]) - MIN([.$C$2:.$C$32]))" office:value-type="float" office:value="0.142857142857143" calcext:value-type="float">
            <text:p>0.142857142857143</text:p>
          </table:table-cell>
          <table:table-cell table:formula="of:=([.D4] - MIN([.$D$2:.$D$32])) / (MAX([.$D$2:.$D$32]) - MIN([.$D$2:.$D$32]))" office:value-type="float" office:value="0.0491803278688524" calcext:value-type="float">
            <text:p>0.0491803278688524</text:p>
          </table:table-cell>
        </table:table-row>
        <table:table-row table:style-name="ro1">
          <table:table-cell office:value-type="float" office:value="1993" calcext:value-type="float">
            <text:p>1993</text:p>
          </table:table-cell>
          <table:table-cell office:value-type="float" office:value="357" calcext:value-type="float">
            <text:p>357</text:p>
          </table:table-cell>
          <table:table-cell office:value-type="float" office:value="155000" calcext:value-type="float">
            <text:p>155000</text:p>
          </table:table-cell>
          <table:table-cell office:value-type="float" office:value="0.44" calcext:value-type="float">
            <text:p>0.44</text:p>
          </table:table-cell>
          <table:table-cell/>
          <table:table-cell office:value-type="float" office:value="1993" calcext:value-type="float">
            <text:p>1993</text:p>
          </table:table-cell>
          <table:table-cell table:formula="of:=([.B5] - MIN([.$B$2:.$B$32])) / (MAX([.$B$2:.$B$32]) - MIN([.$B$2:.$B$32]))" office:value-type="float" office:value="0.05" calcext:value-type="float">
            <text:p>0.05</text:p>
          </table:table-cell>
          <table:table-cell table:formula="of:=([.C5] - MIN([.$C$2:.$C$32])) / (MAX([.$C$2:.$C$32]) - MIN([.$C$2:.$C$32]))" office:value-type="float" office:value="0.0857142857142857" calcext:value-type="float">
            <text:p>0.0857142857142857</text:p>
          </table:table-cell>
          <table:table-cell table:formula="of:=([.D5] - MIN([.$D$2:.$D$32])) / (MAX([.$D$2:.$D$32]) - MIN([.$D$2:.$D$32]))" office:value-type="float" office:value="0.0655737704918032" calcext:value-type="float">
            <text:p>0.0655737704918032</text:p>
          </table:table-cell>
        </table:table-row>
        <table:table-row table:style-name="ro1">
          <table:table-cell office:value-type="float" office:value="1994" calcext:value-type="float">
            <text:p>1994</text:p>
          </table:table-cell>
          <table:table-cell office:value-type="float" office:value="359" calcext:value-type="float">
            <text:p>359</text:p>
          </table:table-cell>
          <table:table-cell office:value-type="float" office:value="154000" calcext:value-type="float">
            <text:p>154000</text:p>
          </table:table-cell>
          <table:table-cell office:value-type="float" office:value="0.45" calcext:value-type="float">
            <text:p>0.45</text:p>
          </table:table-cell>
          <table:table-cell/>
          <table:table-cell office:value-type="float" office:value="1994" calcext:value-type="float">
            <text:p>1994</text:p>
          </table:table-cell>
          <table:table-cell table:formula="of:=([.B6] - MIN([.$B$2:.$B$32])) / (MAX([.$B$2:.$B$32]) - MIN([.$B$2:.$B$32]))" office:value-type="float" office:value="0.0833333333333333" calcext:value-type="float">
            <text:p>0.0833333333333333</text:p>
          </table:table-cell>
          <table:table-cell table:formula="of:=([.C6] - MIN([.$C$2:.$C$32])) / (MAX([.$C$2:.$C$32]) - MIN([.$C$2:.$C$32]))" office:value-type="float" office:value="0.0571428571428571" calcext:value-type="float">
            <text:p>0.0571428571428571</text:p>
          </table:table-cell>
          <table:table-cell table:formula="of:=([.D6] - MIN([.$D$2:.$D$32])) / (MAX([.$D$2:.$D$32]) - MIN([.$D$2:.$D$32]))" office:value-type="float" office:value="0.0819672131147541" calcext:value-type="float">
            <text:p>0.0819672131147541</text:p>
          </table:table-cell>
        </table:table-row>
        <table:table-row table:style-name="ro1">
          <table:table-cell office:value-type="float" office:value="1995" calcext:value-type="float">
            <text:p>1995</text:p>
          </table:table-cell>
          <table:table-cell office:value-type="float" office:value="361" calcext:value-type="float">
            <text:p>361</text:p>
          </table:table-cell>
          <table:table-cell office:value-type="float" office:value="153000" calcext:value-type="float">
            <text:p>153000</text:p>
          </table:table-cell>
          <table:table-cell office:value-type="float" office:value="0.47" calcext:value-type="float">
            <text:p>0.47</text:p>
          </table:table-cell>
          <table:table-cell/>
          <table:table-cell office:value-type="float" office:value="1995" calcext:value-type="float">
            <text:p>1995</text:p>
          </table:table-cell>
          <table:table-cell table:formula="of:=([.B7] - MIN([.$B$2:.$B$32])) / (MAX([.$B$2:.$B$32]) - MIN([.$B$2:.$B$32]))" office:value-type="float" office:value="0.116666666666667" calcext:value-type="float">
            <text:p>0.116666666666667</text:p>
          </table:table-cell>
          <table:table-cell table:formula="of:=([.C7] - MIN([.$C$2:.$C$32])) / (MAX([.$C$2:.$C$32]) - MIN([.$C$2:.$C$32]))" office:value-type="float" office:value="0.0285714285714286" calcext:value-type="float">
            <text:p>0.0285714285714286</text:p>
          </table:table-cell>
          <table:table-cell table:formula="of:=([.D7] - MIN([.$D$2:.$D$32])) / (MAX([.$D$2:.$D$32]) - MIN([.$D$2:.$D$32]))" office:value-type="float" office:value="0.114754098360656" calcext:value-type="float">
            <text:p>0.114754098360656</text:p>
          </table:table-cell>
        </table:table-row>
        <table:table-row table:style-name="ro1">
          <table:table-cell office:value-type="float" office:value="1996" calcext:value-type="float">
            <text:p>1996</text:p>
          </table:table-cell>
          <table:table-cell office:value-type="float" office:value="363" calcext:value-type="float">
            <text:p>363</text:p>
          </table:table-cell>
          <table:table-cell office:value-type="float" office:value="152000" calcext:value-type="float">
            <text:p>152000</text:p>
          </table:table-cell>
          <table:table-cell office:value-type="float" office:value="0.49" calcext:value-type="float">
            <text:p>0.49</text:p>
          </table:table-cell>
          <table:table-cell/>
          <table:table-cell office:value-type="float" office:value="1996" calcext:value-type="float">
            <text:p>1996</text:p>
          </table:table-cell>
          <table:table-cell table:formula="of:=([.B8] - MIN([.$B$2:.$B$32])) / (MAX([.$B$2:.$B$32]) - MIN([.$B$2:.$B$32]))" office:value-type="float" office:value="0.15" calcext:value-type="float">
            <text:p>0.15</text:p>
          </table:table-cell>
          <table:table-cell table:formula="of:=([.C8] - MIN([.$C$2:.$C$32])) / (MAX([.$C$2:.$C$32]) - MIN([.$C$2:.$C$32]))" office:value-type="float" office:value="0" calcext:value-type="float">
            <text:p>0</text:p>
          </table:table-cell>
          <table:table-cell table:formula="of:=([.D8] - MIN([.$D$2:.$D$32])) / (MAX([.$D$2:.$D$32]) - MIN([.$D$2:.$D$32]))" office:value-type="float" office:value="0.147540983606557" calcext:value-type="float">
            <text:p>0.147540983606557</text:p>
          </table:table-cell>
        </table:table-row>
        <table:table-row table:style-name="ro1">
          <table:table-cell office:value-type="float" office:value="1997" calcext:value-type="float">
            <text:p>1997</text:p>
          </table:table-cell>
          <table:table-cell office:value-type="float" office:value="365" calcext:value-type="float">
            <text:p>365</text:p>
          </table:table-cell>
          <table:table-cell office:value-type="float" office:value="155000" calcext:value-type="float">
            <text:p>155000</text:p>
          </table:table-cell>
          <table:table-cell office:value-type="float" office:value="0.52" calcext:value-type="float">
            <text:p>0.52</text:p>
          </table:table-cell>
          <table:table-cell/>
          <table:table-cell office:value-type="float" office:value="1997" calcext:value-type="float">
            <text:p>1997</text:p>
          </table:table-cell>
          <table:table-cell table:formula="of:=([.B9] - MIN([.$B$2:.$B$32])) / (MAX([.$B$2:.$B$32]) - MIN([.$B$2:.$B$32]))" office:value-type="float" office:value="0.183333333333333" calcext:value-type="float">
            <text:p>0.183333333333333</text:p>
          </table:table-cell>
          <table:table-cell table:formula="of:=([.C9] - MIN([.$C$2:.$C$32])) / (MAX([.$C$2:.$C$32]) - MIN([.$C$2:.$C$32]))" office:value-type="float" office:value="0.0857142857142857" calcext:value-type="float">
            <text:p>0.0857142857142857</text:p>
          </table:table-cell>
          <table:table-cell table:formula="of:=([.D9] - MIN([.$D$2:.$D$32])) / (MAX([.$D$2:.$D$32]) - MIN([.$D$2:.$D$32]))" office:value-type="float" office:value="0.19672131147541" calcext:value-type="float">
            <text:p>0.19672131147541</text:p>
          </table:table-cell>
        </table:table-row>
        <table:table-row table:style-name="ro1">
          <table:table-cell office:value-type="float" office:value="1998" calcext:value-type="float">
            <text:p>1998</text:p>
          </table:table-cell>
          <table:table-cell office:value-type="float" office:value="367" calcext:value-type="float">
            <text:p>367</text:p>
          </table:table-cell>
          <table:table-cell office:value-type="float" office:value="157000" calcext:value-type="float">
            <text:p>157000</text:p>
          </table:table-cell>
          <table:table-cell office:value-type="float" office:value="0.61" calcext:value-type="float">
            <text:p>0.61</text:p>
          </table:table-cell>
          <table:table-cell/>
          <table:table-cell office:value-type="float" office:value="1998" calcext:value-type="float">
            <text:p>1998</text:p>
          </table:table-cell>
          <table:table-cell table:formula="of:=([.B10] - MIN([.$B$2:.$B$32])) / (MAX([.$B$2:.$B$32]) - MIN([.$B$2:.$B$32]))" office:value-type="float" office:value="0.216666666666667" calcext:value-type="float">
            <text:p>0.216666666666667</text:p>
          </table:table-cell>
          <table:table-cell table:formula="of:=([.C10] - MIN([.$C$2:.$C$32])) / (MAX([.$C$2:.$C$32]) - MIN([.$C$2:.$C$32]))" office:value-type="float" office:value="0.142857142857143" calcext:value-type="float">
            <text:p>0.142857142857143</text:p>
          </table:table-cell>
          <table:table-cell table:formula="of:=([.D10] - MIN([.$D$2:.$D$32])) / (MAX([.$D$2:.$D$32]) - MIN([.$D$2:.$D$32]))" office:value-type="float" office:value="0.344262295081967" calcext:value-type="float">
            <text:p>0.344262295081967</text:p>
          </table:table-cell>
        </table:table-row>
        <table:table-row table:style-name="ro1">
          <table:table-cell office:value-type="float" office:value="1999" calcext:value-type="float">
            <text:p>1999</text:p>
          </table:table-cell>
          <table:table-cell office:value-type="float" office:value="368" calcext:value-type="float">
            <text:p>368</text:p>
          </table:table-cell>
          <table:table-cell office:value-type="float" office:value="158000" calcext:value-type="float">
            <text:p>158000</text:p>
          </table:table-cell>
          <table:table-cell office:value-type="float" office:value="0.55" calcext:value-type="float">
            <text:p>0.55</text:p>
          </table:table-cell>
          <table:table-cell/>
          <table:table-cell office:value-type="float" office:value="1999" calcext:value-type="float">
            <text:p>1999</text:p>
          </table:table-cell>
          <table:table-cell table:formula="of:=([.B11] - MIN([.$B$2:.$B$32])) / (MAX([.$B$2:.$B$32]) - MIN([.$B$2:.$B$32]))" office:value-type="float" office:value="0.233333333333333" calcext:value-type="float">
            <text:p>0.233333333333333</text:p>
          </table:table-cell>
          <table:table-cell table:formula="of:=([.C11] - MIN([.$C$2:.$C$32])) / (MAX([.$C$2:.$C$32]) - MIN([.$C$2:.$C$32]))" office:value-type="float" office:value="0.171428571428571" calcext:value-type="float">
            <text:p>0.171428571428571</text:p>
          </table:table-cell>
          <table:table-cell table:formula="of:=([.D11] - MIN([.$D$2:.$D$32])) / (MAX([.$D$2:.$D$32]) - MIN([.$D$2:.$D$32]))" office:value-type="float" office:value="0.245901639344262" calcext:value-type="float">
            <text:p>0.245901639344262</text:p>
          </table:table-cell>
        </table:table-row>
        <table:table-row table:style-name="ro1">
          <table:table-cell office:value-type="float" office:value="2000" calcext:value-type="float">
            <text:p>2000</text:p>
          </table:table-cell>
          <table:table-cell office:value-type="float" office:value="370" calcext:value-type="float">
            <text:p>370</text:p>
          </table:table-cell>
          <table:table-cell office:value-type="float" office:value="160000" calcext:value-type="float">
            <text:p>160000</text:p>
          </table:table-cell>
          <table:table-cell office:value-type="float" office:value="0.57" calcext:value-type="float">
            <text:p>0.57</text:p>
          </table:table-cell>
          <table:table-cell/>
          <table:table-cell office:value-type="float" office:value="2000" calcext:value-type="float">
            <text:p>2000</text:p>
          </table:table-cell>
          <table:table-cell table:formula="of:=([.B12] - MIN([.$B$2:.$B$32])) / (MAX([.$B$2:.$B$32]) - MIN([.$B$2:.$B$32]))" office:value-type="float" office:value="0.266666666666667" calcext:value-type="float">
            <text:p>0.266666666666667</text:p>
          </table:table-cell>
          <table:table-cell table:formula="of:=([.C12] - MIN([.$C$2:.$C$32])) / (MAX([.$C$2:.$C$32]) - MIN([.$C$2:.$C$32]))" office:value-type="float" office:value="0.228571428571429" calcext:value-type="float">
            <text:p>0.228571428571429</text:p>
          </table:table-cell>
          <table:table-cell table:formula="of:=([.D12] - MIN([.$D$2:.$D$32])) / (MAX([.$D$2:.$D$32]) - MIN([.$D$2:.$D$32]))" office:value-type="float" office:value="0.278688524590164" calcext:value-type="float">
            <text:p>0.278688524590164</text:p>
          </table:table-cell>
        </table:table-row>
        <table:table-row table:style-name="ro1">
          <table:table-cell office:value-type="float" office:value="2001" calcext:value-type="float">
            <text:p>2001</text:p>
          </table:table-cell>
          <table:table-cell office:value-type="float" office:value="372" calcext:value-type="float">
            <text:p>372</text:p>
          </table:table-cell>
          <table:table-cell office:value-type="float" office:value="162000" calcext:value-type="float">
            <text:p>162000</text:p>
          </table:table-cell>
          <table:table-cell office:value-type="float" office:value="0.6" calcext:value-type="float">
            <text:p>0.6</text:p>
          </table:table-cell>
          <table:table-cell/>
          <table:table-cell office:value-type="float" office:value="2001" calcext:value-type="float">
            <text:p>2001</text:p>
          </table:table-cell>
          <table:table-cell table:formula="of:=([.B13] - MIN([.$B$2:.$B$32])) / (MAX([.$B$2:.$B$32]) - MIN([.$B$2:.$B$32]))" office:value-type="float" office:value="0.3" calcext:value-type="float">
            <text:p>0.3</text:p>
          </table:table-cell>
          <table:table-cell table:formula="of:=([.C13] - MIN([.$C$2:.$C$32])) / (MAX([.$C$2:.$C$32]) - MIN([.$C$2:.$C$32]))" office:value-type="float" office:value="0.285714285714286" calcext:value-type="float">
            <text:p>0.285714285714286</text:p>
          </table:table-cell>
          <table:table-cell table:formula="of:=([.D13] - MIN([.$D$2:.$D$32])) / (MAX([.$D$2:.$D$32]) - MIN([.$D$2:.$D$32]))" office:value-type="float" office:value="0.327868852459016" calcext:value-type="float">
            <text:p>0.327868852459016</text:p>
          </table:table-cell>
        </table:table-row>
        <table:table-row table:style-name="ro1">
          <table:table-cell office:value-type="float" office:value="2002" calcext:value-type="float">
            <text:p>2002</text:p>
          </table:table-cell>
          <table:table-cell office:value-type="float" office:value="374" calcext:value-type="float">
            <text:p>374</text:p>
          </table:table-cell>
          <table:table-cell office:value-type="float" office:value="164000" calcext:value-type="float">
            <text:p>164000</text:p>
          </table:table-cell>
          <table:table-cell office:value-type="float" office:value="0.63" calcext:value-type="float">
            <text:p>0.63</text:p>
          </table:table-cell>
          <table:table-cell/>
          <table:table-cell office:value-type="float" office:value="2002" calcext:value-type="float">
            <text:p>2002</text:p>
          </table:table-cell>
          <table:table-cell table:formula="of:=([.B14] - MIN([.$B$2:.$B$32])) / (MAX([.$B$2:.$B$32]) - MIN([.$B$2:.$B$32]))" office:value-type="float" office:value="0.333333333333333" calcext:value-type="float">
            <text:p>0.333333333333333</text:p>
          </table:table-cell>
          <table:table-cell table:formula="of:=([.C14] - MIN([.$C$2:.$C$32])) / (MAX([.$C$2:.$C$32]) - MIN([.$C$2:.$C$32]))" office:value-type="float" office:value="0.342857142857143" calcext:value-type="float">
            <text:p>0.342857142857143</text:p>
          </table:table-cell>
          <table:table-cell table:formula="of:=([.D14] - MIN([.$D$2:.$D$32])) / (MAX([.$D$2:.$D$32]) - MIN([.$D$2:.$D$32]))" office:value-type="float" office:value="0.377049180327869" calcext:value-type="float">
            <text:p>0.377049180327869</text:p>
          </table:table-cell>
        </table:table-row>
        <table:table-row table:style-name="ro1">
          <table:table-cell office:value-type="float" office:value="2003" calcext:value-type="float">
            <text:p>2003</text:p>
          </table:table-cell>
          <table:table-cell office:value-type="float" office:value="376" calcext:value-type="float">
            <text:p>376</text:p>
          </table:table-cell>
          <table:table-cell office:value-type="float" office:value="165000" calcext:value-type="float">
            <text:p>165000</text:p>
          </table:table-cell>
          <table:table-cell office:value-type="float" office:value="0.64" calcext:value-type="float">
            <text:p>0.64</text:p>
          </table:table-cell>
          <table:table-cell/>
          <table:table-cell office:value-type="float" office:value="2003" calcext:value-type="float">
            <text:p>2003</text:p>
          </table:table-cell>
          <table:table-cell table:formula="of:=([.B15] - MIN([.$B$2:.$B$32])) / (MAX([.$B$2:.$B$32]) - MIN([.$B$2:.$B$32]))" office:value-type="float" office:value="0.366666666666667" calcext:value-type="float">
            <text:p>0.366666666666667</text:p>
          </table:table-cell>
          <table:table-cell table:formula="of:=([.C15] - MIN([.$C$2:.$C$32])) / (MAX([.$C$2:.$C$32]) - MIN([.$C$2:.$C$32]))" office:value-type="float" office:value="0.371428571428571" calcext:value-type="float">
            <text:p>0.371428571428571</text:p>
          </table:table-cell>
          <table:table-cell table:formula="of:=([.D15] - MIN([.$D$2:.$D$32])) / (MAX([.$D$2:.$D$32]) - MIN([.$D$2:.$D$32]))" office:value-type="float" office:value="0.39344262295082" calcext:value-type="float">
            <text:p>0.39344262295082</text:p>
          </table:table-cell>
        </table:table-row>
        <table:table-row table:style-name="ro1">
          <table:table-cell office:value-type="float" office:value="2004" calcext:value-type="float">
            <text:p>2004</text:p>
          </table:table-cell>
          <table:table-cell office:value-type="float" office:value="377" calcext:value-type="float">
            <text:p>377</text:p>
          </table:table-cell>
          <table:table-cell office:value-type="float" office:value="167000" calcext:value-type="float">
            <text:p>167000</text:p>
          </table:table-cell>
          <table:table-cell office:value-type="float" office:value="0.66" calcext:value-type="float">
            <text:p>0.66</text:p>
          </table:table-cell>
          <table:table-cell/>
          <table:table-cell office:value-type="float" office:value="2004" calcext:value-type="float">
            <text:p>2004</text:p>
          </table:table-cell>
          <table:table-cell table:formula="of:=([.B16] - MIN([.$B$2:.$B$32])) / (MAX([.$B$2:.$B$32]) - MIN([.$B$2:.$B$32]))" office:value-type="float" office:value="0.383333333333333" calcext:value-type="float">
            <text:p>0.383333333333333</text:p>
          </table:table-cell>
          <table:table-cell table:formula="of:=([.C16] - MIN([.$C$2:.$C$32])) / (MAX([.$C$2:.$C$32]) - MIN([.$C$2:.$C$32]))" office:value-type="float" office:value="0.428571428571429" calcext:value-type="float">
            <text:p>0.428571428571429</text:p>
          </table:table-cell>
          <table:table-cell table:formula="of:=([.D16] - MIN([.$D$2:.$D$32])) / (MAX([.$D$2:.$D$32]) - MIN([.$D$2:.$D$32]))" office:value-type="float" office:value="0.426229508196721" calcext:value-type="float">
            <text:p>0.426229508196721</text:p>
          </table:table-cell>
        </table:table-row>
        <table:table-row table:style-name="ro1">
          <table:table-cell office:value-type="float" office:value="2005" calcext:value-type="float">
            <text:p>2005</text:p>
          </table:table-cell>
          <table:table-cell office:value-type="float" office:value="379" calcext:value-type="float">
            <text:p>379</text:p>
          </table:table-cell>
          <table:table-cell office:value-type="float" office:value="169000" calcext:value-type="float">
            <text:p>169000</text:p>
          </table:table-cell>
          <table:table-cell office:value-type="float" office:value="0.69" calcext:value-type="float">
            <text:p>0.69</text:p>
          </table:table-cell>
          <table:table-cell/>
          <table:table-cell office:value-type="float" office:value="2005" calcext:value-type="float">
            <text:p>2005</text:p>
          </table:table-cell>
          <table:table-cell table:formula="of:=([.B17] - MIN([.$B$2:.$B$32])) / (MAX([.$B$2:.$B$32]) - MIN([.$B$2:.$B$32]))" office:value-type="float" office:value="0.416666666666667" calcext:value-type="float">
            <text:p>0.416666666666667</text:p>
          </table:table-cell>
          <table:table-cell table:formula="of:=([.C17] - MIN([.$C$2:.$C$32])) / (MAX([.$C$2:.$C$32]) - MIN([.$C$2:.$C$32]))" office:value-type="float" office:value="0.485714285714286" calcext:value-type="float">
            <text:p>0.485714285714286</text:p>
          </table:table-cell>
          <table:table-cell table:formula="of:=([.D17] - MIN([.$D$2:.$D$32])) / (MAX([.$D$2:.$D$32]) - MIN([.$D$2:.$D$32]))" office:value-type="float" office:value="0.475409836065574" calcext:value-type="float">
            <text:p>0.475409836065574</text:p>
          </table:table-cell>
        </table:table-row>
        <table:table-row table:style-name="ro1">
          <table:table-cell office:value-type="float" office:value="2006" calcext:value-type="float">
            <text:p>2006</text:p>
          </table:table-cell>
          <table:table-cell office:value-type="float" office:value="381" calcext:value-type="float">
            <text:p>381</text:p>
          </table:table-cell>
          <table:table-cell office:value-type="float" office:value="170000" calcext:value-type="float">
            <text:p>170000</text:p>
          </table:table-cell>
          <table:table-cell office:value-type="float" office:value="0.71" calcext:value-type="float">
            <text:p>0.71</text:p>
          </table:table-cell>
          <table:table-cell/>
          <table:table-cell office:value-type="float" office:value="2006" calcext:value-type="float">
            <text:p>2006</text:p>
          </table:table-cell>
          <table:table-cell table:formula="of:=([.B18] - MIN([.$B$2:.$B$32])) / (MAX([.$B$2:.$B$32]) - MIN([.$B$2:.$B$32]))" office:value-type="float" office:value="0.45" calcext:value-type="float">
            <text:p>0.45</text:p>
          </table:table-cell>
          <table:table-cell table:formula="of:=([.C18] - MIN([.$C$2:.$C$32])) / (MAX([.$C$2:.$C$32]) - MIN([.$C$2:.$C$32]))" office:value-type="float" office:value="0.514285714285714" calcext:value-type="float">
            <text:p>0.514285714285714</text:p>
          </table:table-cell>
          <table:table-cell table:formula="of:=([.D18] - MIN([.$D$2:.$D$32])) / (MAX([.$D$2:.$D$32]) - MIN([.$D$2:.$D$32]))" office:value-type="float" office:value="0.508196721311475" calcext:value-type="float">
            <text:p>0.508196721311475</text:p>
          </table:table-cell>
        </table:table-row>
        <table:table-row table:style-name="ro1">
          <table:table-cell office:value-type="float" office:value="2007" calcext:value-type="float">
            <text:p>2007</text:p>
          </table:table-cell>
          <table:table-cell office:value-type="float" office:value="383" calcext:value-type="float">
            <text:p>383</text:p>
          </table:table-cell>
          <table:table-cell office:value-type="float" office:value="171000" calcext:value-type="float">
            <text:p>171000</text:p>
          </table:table-cell>
          <table:table-cell office:value-type="float" office:value="0.73" calcext:value-type="float">
            <text:p>0.73</text:p>
          </table:table-cell>
          <table:table-cell/>
          <table:table-cell office:value-type="float" office:value="2007" calcext:value-type="float">
            <text:p>2007</text:p>
          </table:table-cell>
          <table:table-cell table:formula="of:=([.B19] - MIN([.$B$2:.$B$32])) / (MAX([.$B$2:.$B$32]) - MIN([.$B$2:.$B$32]))" office:value-type="float" office:value="0.483333333333333" calcext:value-type="float">
            <text:p>0.483333333333333</text:p>
          </table:table-cell>
          <table:table-cell table:formula="of:=([.C19] - MIN([.$C$2:.$C$32])) / (MAX([.$C$2:.$C$32]) - MIN([.$C$2:.$C$32]))" office:value-type="float" office:value="0.542857142857143" calcext:value-type="float">
            <text:p>0.542857142857143</text:p>
          </table:table-cell>
          <table:table-cell table:formula="of:=([.D19] - MIN([.$D$2:.$D$32])) / (MAX([.$D$2:.$D$32]) - MIN([.$D$2:.$D$32]))" office:value-type="float" office:value="0.540983606557377" calcext:value-type="float">
            <text:p>0.540983606557377</text:p>
          </table:table-cell>
        </table:table-row>
        <table:table-row table:style-name="ro1">
          <table:table-cell office:value-type="float" office:value="2008" calcext:value-type="float">
            <text:p>2008</text:p>
          </table:table-cell>
          <table:table-cell office:value-type="float" office:value="385" calcext:value-type="float">
            <text:p>385</text:p>
          </table:table-cell>
          <table:table-cell office:value-type="float" office:value="170000" calcext:value-type="float">
            <text:p>170000</text:p>
          </table:table-cell>
          <table:table-cell office:value-type="float" office:value="0.7" calcext:value-type="float">
            <text:p>0.7</text:p>
          </table:table-cell>
          <table:table-cell/>
          <table:table-cell office:value-type="float" office:value="2008" calcext:value-type="float">
            <text:p>2008</text:p>
          </table:table-cell>
          <table:table-cell table:formula="of:=([.B20] - MIN([.$B$2:.$B$32])) / (MAX([.$B$2:.$B$32]) - MIN([.$B$2:.$B$32]))" office:value-type="float" office:value="0.516666666666667" calcext:value-type="float">
            <text:p>0.516666666666667</text:p>
          </table:table-cell>
          <table:table-cell table:formula="of:=([.C20] - MIN([.$C$2:.$C$32])) / (MAX([.$C$2:.$C$32]) - MIN([.$C$2:.$C$32]))" office:value-type="float" office:value="0.514285714285714" calcext:value-type="float">
            <text:p>0.514285714285714</text:p>
          </table:table-cell>
          <table:table-cell table:formula="of:=([.D20] - MIN([.$D$2:.$D$32])) / (MAX([.$D$2:.$D$32]) - MIN([.$D$2:.$D$32]))" office:value-type="float" office:value="0.491803278688524" calcext:value-type="float">
            <text:p>0.491803278688524</text:p>
          </table:table-cell>
        </table:table-row>
        <table:table-row table:style-name="ro1">
          <table:table-cell office:value-type="float" office:value="2009" calcext:value-type="float">
            <text:p>2009</text:p>
          </table:table-cell>
          <table:table-cell office:value-type="float" office:value="387" calcext:value-type="float">
            <text:p>387</text:p>
          </table:table-cell>
          <table:table-cell office:value-type="float" office:value="172000" calcext:value-type="float">
            <text:p>172000</text:p>
          </table:table-cell>
          <table:table-cell office:value-type="float" office:value="0.74" calcext:value-type="float">
            <text:p>0.74</text:p>
          </table:table-cell>
          <table:table-cell/>
          <table:table-cell office:value-type="float" office:value="2009" calcext:value-type="float">
            <text:p>2009</text:p>
          </table:table-cell>
          <table:table-cell table:formula="of:=([.B21] - MIN([.$B$2:.$B$32])) / (MAX([.$B$2:.$B$32]) - MIN([.$B$2:.$B$32]))" office:value-type="float" office:value="0.55" calcext:value-type="float">
            <text:p>0.55</text:p>
          </table:table-cell>
          <table:table-cell table:formula="of:=([.C21] - MIN([.$C$2:.$C$32])) / (MAX([.$C$2:.$C$32]) - MIN([.$C$2:.$C$32]))" office:value-type="float" office:value="0.571428571428571" calcext:value-type="float">
            <text:p>0.571428571428571</text:p>
          </table:table-cell>
          <table:table-cell table:formula="of:=([.D21] - MIN([.$D$2:.$D$32])) / (MAX([.$D$2:.$D$32]) - MIN([.$D$2:.$D$32]))" office:value-type="float" office:value="0.557377049180328" calcext:value-type="float">
            <text:p>0.557377049180328</text:p>
          </table:table-cell>
        </table:table-row>
        <table:table-row table:style-name="ro1">
          <table:table-cell office:value-type="float" office:value="2010" calcext:value-type="float">
            <text:p>2010</text:p>
          </table:table-cell>
          <table:table-cell office:value-type="float" office:value="389" calcext:value-type="float">
            <text:p>389</text:p>
          </table:table-cell>
          <table:table-cell office:value-type="float" office:value="174000" calcext:value-type="float">
            <text:p>174000</text:p>
          </table:table-cell>
          <table:table-cell office:value-type="float" office:value="0.78" calcext:value-type="float">
            <text:p>0.78</text:p>
          </table:table-cell>
          <table:table-cell/>
          <table:table-cell office:value-type="float" office:value="2010" calcext:value-type="float">
            <text:p>2010</text:p>
          </table:table-cell>
          <table:table-cell table:formula="of:=([.B22] - MIN([.$B$2:.$B$32])) / (MAX([.$B$2:.$B$32]) - MIN([.$B$2:.$B$32]))" office:value-type="float" office:value="0.583333333333333" calcext:value-type="float">
            <text:p>0.583333333333333</text:p>
          </table:table-cell>
          <table:table-cell table:formula="of:=([.C22] - MIN([.$C$2:.$C$32])) / (MAX([.$C$2:.$C$32]) - MIN([.$C$2:.$C$32]))" office:value-type="float" office:value="0.628571428571429" calcext:value-type="float">
            <text:p>0.628571428571429</text:p>
          </table:table-cell>
          <table:table-cell table:formula="of:=([.D22] - MIN([.$D$2:.$D$32])) / (MAX([.$D$2:.$D$32]) - MIN([.$D$2:.$D$32]))" office:value-type="float" office:value="0.622950819672131" calcext:value-type="float">
            <text:p>0.622950819672131</text:p>
          </table:table-cell>
        </table:table-row>
        <table:table-row table:style-name="ro1">
          <table:table-cell office:value-type="float" office:value="2011" calcext:value-type="float">
            <text:p>2011</text:p>
          </table:table-cell>
          <table:table-cell office:value-type="float" office:value="391" calcext:value-type="float">
            <text:p>391</text:p>
          </table:table-cell>
          <table:table-cell office:value-type="float" office:value="175000" calcext:value-type="float">
            <text:p>175000</text:p>
          </table:table-cell>
          <table:table-cell office:value-type="float" office:value="0.79" calcext:value-type="float">
            <text:p>0.79</text:p>
          </table:table-cell>
          <table:table-cell/>
          <table:table-cell office:value-type="float" office:value="2011" calcext:value-type="float">
            <text:p>2011</text:p>
          </table:table-cell>
          <table:table-cell table:formula="of:=([.B23] - MIN([.$B$2:.$B$32])) / (MAX([.$B$2:.$B$32]) - MIN([.$B$2:.$B$32]))" office:value-type="float" office:value="0.616666666666667" calcext:value-type="float">
            <text:p>0.616666666666667</text:p>
          </table:table-cell>
          <table:table-cell table:formula="of:=([.C23] - MIN([.$C$2:.$C$32])) / (MAX([.$C$2:.$C$32]) - MIN([.$C$2:.$C$32]))" office:value-type="float" office:value="0.657142857142857" calcext:value-type="float">
            <text:p>0.657142857142857</text:p>
          </table:table-cell>
          <table:table-cell table:formula="of:=([.D23] - MIN([.$D$2:.$D$32])) / (MAX([.$D$2:.$D$32]) - MIN([.$D$2:.$D$32]))" office:value-type="float" office:value="0.639344262295082" calcext:value-type="float">
            <text:p>0.639344262295082</text:p>
          </table:table-cell>
        </table:table-row>
        <table:table-row table:style-name="ro1">
          <table:table-cell office:value-type="float" office:value="2012" calcext:value-type="float">
            <text:p>2012</text:p>
          </table:table-cell>
          <table:table-cell office:value-type="float" office:value="393" calcext:value-type="float">
            <text:p>393</text:p>
          </table:table-cell>
          <table:table-cell office:value-type="float" office:value="176000" calcext:value-type="float">
            <text:p>176000</text:p>
          </table:table-cell>
          <table:table-cell office:value-type="float" office:value="0.81" calcext:value-type="float">
            <text:p>0.81</text:p>
          </table:table-cell>
          <table:table-cell/>
          <table:table-cell office:value-type="float" office:value="2012" calcext:value-type="float">
            <text:p>2012</text:p>
          </table:table-cell>
          <table:table-cell table:formula="of:=([.B24] - MIN([.$B$2:.$B$32])) / (MAX([.$B$2:.$B$32]) - MIN([.$B$2:.$B$32]))" office:value-type="float" office:value="0.65" calcext:value-type="float">
            <text:p>0.65</text:p>
          </table:table-cell>
          <table:table-cell table:formula="of:=([.C24] - MIN([.$C$2:.$C$32])) / (MAX([.$C$2:.$C$32]) - MIN([.$C$2:.$C$32]))" office:value-type="float" office:value="0.685714285714286" calcext:value-type="float">
            <text:p>0.685714285714286</text:p>
          </table:table-cell>
          <table:table-cell table:formula="of:=([.D24] - MIN([.$D$2:.$D$32])) / (MAX([.$D$2:.$D$32]) - MIN([.$D$2:.$D$32]))" office:value-type="float" office:value="0.672131147540984" calcext:value-type="float">
            <text:p>0.672131147540984</text:p>
          </table:table-cell>
        </table:table-row>
        <table:table-row table:style-name="ro1">
          <table:table-cell office:value-type="float" office:value="2013" calcext:value-type="float">
            <text:p>2013</text:p>
          </table:table-cell>
          <table:table-cell office:value-type="float" office:value="396" calcext:value-type="float">
            <text:p>396</text:p>
          </table:table-cell>
          <table:table-cell office:value-type="float" office:value="178000" calcext:value-type="float">
            <text:p>178000</text:p>
          </table:table-cell>
          <table:table-cell office:value-type="float" office:value="0.84" calcext:value-type="float">
            <text:p>0.84</text:p>
          </table:table-cell>
          <table:table-cell/>
          <table:table-cell office:value-type="float" office:value="2013" calcext:value-type="float">
            <text:p>2013</text:p>
          </table:table-cell>
          <table:table-cell table:formula="of:=([.B25] - MIN([.$B$2:.$B$32])) / (MAX([.$B$2:.$B$32]) - MIN([.$B$2:.$B$32]))" office:value-type="float" office:value="0.7" calcext:value-type="float">
            <text:p>0.7</text:p>
          </table:table-cell>
          <table:table-cell table:formula="of:=([.C25] - MIN([.$C$2:.$C$32])) / (MAX([.$C$2:.$C$32]) - MIN([.$C$2:.$C$32]))" office:value-type="float" office:value="0.742857142857143" calcext:value-type="float">
            <text:p>0.742857142857143</text:p>
          </table:table-cell>
          <table:table-cell table:formula="of:=([.D25] - MIN([.$D$2:.$D$32])) / (MAX([.$D$2:.$D$32]) - MIN([.$D$2:.$D$32]))" office:value-type="float" office:value="0.721311475409836" calcext:value-type="float">
            <text:p>0.721311475409836</text:p>
          </table:table-cell>
        </table:table-row>
        <table:table-row table:style-name="ro1">
          <table:table-cell office:value-type="float" office:value="2014" calcext:value-type="float">
            <text:p>2014</text:p>
          </table:table-cell>
          <table:table-cell office:value-type="float" office:value="398" calcext:value-type="float">
            <text:p>398</text:p>
          </table:table-cell>
          <table:table-cell office:value-type="float" office:value="180000" calcext:value-type="float">
            <text:p>180000</text:p>
          </table:table-cell>
          <table:table-cell office:value-type="float" office:value="0.87" calcext:value-type="float">
            <text:p>0.87</text:p>
          </table:table-cell>
          <table:table-cell/>
          <table:table-cell office:value-type="float" office:value="2014" calcext:value-type="float">
            <text:p>2014</text:p>
          </table:table-cell>
          <table:table-cell table:formula="of:=([.B26] - MIN([.$B$2:.$B$32])) / (MAX([.$B$2:.$B$32]) - MIN([.$B$2:.$B$32]))" office:value-type="float" office:value="0.733333333333333" calcext:value-type="float">
            <text:p>0.733333333333333</text:p>
          </table:table-cell>
          <table:table-cell table:formula="of:=([.C26] - MIN([.$C$2:.$C$32])) / (MAX([.$C$2:.$C$32]) - MIN([.$C$2:.$C$32]))" office:value-type="float" office:value="0.8" calcext:value-type="float">
            <text:p>0.8</text:p>
          </table:table-cell>
          <table:table-cell table:formula="of:=([.D26] - MIN([.$D$2:.$D$32])) / (MAX([.$D$2:.$D$32]) - MIN([.$D$2:.$D$32]))" office:value-type="float" office:value="0.770491803278689" calcext:value-type="float">
            <text:p>0.770491803278689</text:p>
          </table:table-cell>
        </table:table-row>
        <table:table-row table:style-name="ro1">
          <table:table-cell office:value-type="float" office:value="2015" calcext:value-type="float">
            <text:p>2015</text:p>
          </table:table-cell>
          <table:table-cell office:value-type="float" office:value="400" calcext:value-type="float">
            <text:p>400</text:p>
          </table:table-cell>
          <table:table-cell office:value-type="float" office:value="182000" calcext:value-type="float">
            <text:p>182000</text:p>
          </table:table-cell>
          <table:table-cell office:value-type="float" office:value="0.9" calcext:value-type="float">
            <text:p>0.9</text:p>
          </table:table-cell>
          <table:table-cell/>
          <table:table-cell office:value-type="float" office:value="2015" calcext:value-type="float">
            <text:p>2015</text:p>
          </table:table-cell>
          <table:table-cell table:formula="of:=([.B27] - MIN([.$B$2:.$B$32])) / (MAX([.$B$2:.$B$32]) - MIN([.$B$2:.$B$32]))" office:value-type="float" office:value="0.766666666666667" calcext:value-type="float">
            <text:p>0.766666666666667</text:p>
          </table:table-cell>
          <table:table-cell table:formula="of:=([.C27] - MIN([.$C$2:.$C$32])) / (MAX([.$C$2:.$C$32]) - MIN([.$C$2:.$C$32]))" office:value-type="float" office:value="0.857142857142857" calcext:value-type="float">
            <text:p>0.857142857142857</text:p>
          </table:table-cell>
          <table:table-cell table:formula="of:=([.D27] - MIN([.$D$2:.$D$32])) / (MAX([.$D$2:.$D$32]) - MIN([.$D$2:.$D$32]))" office:value-type="float" office:value="0.819672131147541" calcext:value-type="float">
            <text:p>0.819672131147541</text:p>
          </table:table-cell>
        </table:table-row>
        <table:table-row table:style-name="ro1">
          <table:table-cell office:value-type="float" office:value="2016" calcext:value-type="float">
            <text:p>2016</text:p>
          </table:table-cell>
          <table:table-cell office:value-type="float" office:value="404" calcext:value-type="float">
            <text:p>404</text:p>
          </table:table-cell>
          <table:table-cell office:value-type="float" office:value="183000" calcext:value-type="float">
            <text:p>183000</text:p>
          </table:table-cell>
          <table:table-cell office:value-type="float" office:value="0.99" calcext:value-type="float">
            <text:p>0.99</text:p>
          </table:table-cell>
          <table:table-cell/>
          <table:table-cell office:value-type="float" office:value="2016" calcext:value-type="float">
            <text:p>2016</text:p>
          </table:table-cell>
          <table:table-cell table:formula="of:=([.B28] - MIN([.$B$2:.$B$32])) / (MAX([.$B$2:.$B$32]) - MIN([.$B$2:.$B$32]))" office:value-type="float" office:value="0.833333333333333" calcext:value-type="float">
            <text:p>0.833333333333333</text:p>
          </table:table-cell>
          <table:table-cell table:formula="of:=([.C28] - MIN([.$C$2:.$C$32])) / (MAX([.$C$2:.$C$32]) - MIN([.$C$2:.$C$32]))" office:value-type="float" office:value="0.885714285714286" calcext:value-type="float">
            <text:p>0.885714285714286</text:p>
          </table:table-cell>
          <table:table-cell table:formula="of:=([.D28] - MIN([.$D$2:.$D$32])) / (MAX([.$D$2:.$D$32]) - MIN([.$D$2:.$D$32]))" office:value-type="float" office:value="0.967213114754098" calcext:value-type="float">
            <text:p>0.967213114754098</text:p>
          </table:table-cell>
        </table:table-row>
        <table:table-row table:style-name="ro1">
          <table:table-cell office:value-type="float" office:value="2017" calcext:value-type="float">
            <text:p>2017</text:p>
          </table:table-cell>
          <table:table-cell office:value-type="float" office:value="407" calcext:value-type="float">
            <text:p>407</text:p>
          </table:table-cell>
          <table:table-cell office:value-type="float" office:value="184000" calcext:value-type="float">
            <text:p>184000</text:p>
          </table:table-cell>
          <table:table-cell office:value-type="float" office:value="0.92" calcext:value-type="float">
            <text:p>0.92</text:p>
          </table:table-cell>
          <table:table-cell/>
          <table:table-cell office:value-type="float" office:value="2017" calcext:value-type="float">
            <text:p>2017</text:p>
          </table:table-cell>
          <table:table-cell table:formula="of:=([.B29] - MIN([.$B$2:.$B$32])) / (MAX([.$B$2:.$B$32]) - MIN([.$B$2:.$B$32]))" office:value-type="float" office:value="0.883333333333333" calcext:value-type="float">
            <text:p>0.883333333333333</text:p>
          </table:table-cell>
          <table:table-cell table:formula="of:=([.C29] - MIN([.$C$2:.$C$32])) / (MAX([.$C$2:.$C$32]) - MIN([.$C$2:.$C$32]))" office:value-type="float" office:value="0.914285714285714" calcext:value-type="float">
            <text:p>0.914285714285714</text:p>
          </table:table-cell>
          <table:table-cell table:formula="of:=([.D29] - MIN([.$D$2:.$D$32])) / (MAX([.$D$2:.$D$32]) - MIN([.$D$2:.$D$32]))" office:value-type="float" office:value="0.852459016393443" calcext:value-type="float">
            <text:p>0.852459016393443</text:p>
          </table:table-cell>
        </table:table-row>
        <table:table-row table:style-name="ro1">
          <table:table-cell office:value-type="float" office:value="2018" calcext:value-type="float">
            <text:p>2018</text:p>
          </table:table-cell>
          <table:table-cell office:value-type="float" office:value="409" calcext:value-type="float">
            <text:p>409</text:p>
          </table:table-cell>
          <table:table-cell office:value-type="float" office:value="185000" calcext:value-type="float">
            <text:p>185000</text:p>
          </table:table-cell>
          <table:table-cell office:value-type="float" office:value="0.95" calcext:value-type="float">
            <text:p>0.95</text:p>
          </table:table-cell>
          <table:table-cell/>
          <table:table-cell office:value-type="float" office:value="2018" calcext:value-type="float">
            <text:p>2018</text:p>
          </table:table-cell>
          <table:table-cell table:formula="of:=([.B30] - MIN([.$B$2:.$B$32])) / (MAX([.$B$2:.$B$32]) - MIN([.$B$2:.$B$32]))" office:value-type="float" office:value="0.916666666666667" calcext:value-type="float">
            <text:p>0.916666666666667</text:p>
          </table:table-cell>
          <table:table-cell table:formula="of:=([.C30] - MIN([.$C$2:.$C$32])) / (MAX([.$C$2:.$C$32]) - MIN([.$C$2:.$C$32]))" office:value-type="float" office:value="0.942857142857143" calcext:value-type="float">
            <text:p>0.942857142857143</text:p>
          </table:table-cell>
          <table:table-cell table:formula="of:=([.D30] - MIN([.$D$2:.$D$32])) / (MAX([.$D$2:.$D$32]) - MIN([.$D$2:.$D$32]))" office:value-type="float" office:value="0.901639344262295" calcext:value-type="float">
            <text:p>0.901639344262295</text:p>
          </table:table-cell>
        </table:table-row>
        <table:table-row table:style-name="ro1">
          <table:table-cell office:value-type="float" office:value="2019" calcext:value-type="float">
            <text:p>2019</text:p>
          </table:table-cell>
          <table:table-cell office:value-type="float" office:value="411" calcext:value-type="float">
            <text:p>411</text:p>
          </table:table-cell>
          <table:table-cell office:value-type="float" office:value="186000" calcext:value-type="float">
            <text:p>186000</text:p>
          </table:table-cell>
          <table:table-cell office:value-type="float" office:value="0.98" calcext:value-type="float">
            <text:p>0.98</text:p>
          </table:table-cell>
          <table:table-cell/>
          <table:table-cell office:value-type="float" office:value="2019" calcext:value-type="float">
            <text:p>2019</text:p>
          </table:table-cell>
          <table:table-cell table:formula="of:=([.B31] - MIN([.$B$2:.$B$32])) / (MAX([.$B$2:.$B$32]) - MIN([.$B$2:.$B$32]))" office:value-type="float" office:value="0.95" calcext:value-type="float">
            <text:p>0.95</text:p>
          </table:table-cell>
          <table:table-cell table:formula="of:=([.C31] - MIN([.$C$2:.$C$32])) / (MAX([.$C$2:.$C$32]) - MIN([.$C$2:.$C$32]))" office:value-type="float" office:value="0.971428571428571" calcext:value-type="float">
            <text:p>0.971428571428571</text:p>
          </table:table-cell>
          <table:table-cell table:formula="of:=([.D31] - MIN([.$D$2:.$D$32])) / (MAX([.$D$2:.$D$32]) - MIN([.$D$2:.$D$32]))" office:value-type="float" office:value="0.950819672131148" calcext:value-type="float">
            <text:p>0.950819672131148</text:p>
          </table:table-cell>
        </table:table-row>
        <table:table-row table:style-name="ro1">
          <table:table-cell office:value-type="float" office:value="2020" calcext:value-type="float">
            <text:p>2020</text:p>
          </table:table-cell>
          <table:table-cell office:value-type="float" office:value="414" calcext:value-type="float">
            <text:p>414</text:p>
          </table:table-cell>
          <table:table-cell office:value-type="float" office:value="187000" calcext:value-type="float">
            <text:p>187000</text:p>
          </table:table-cell>
          <table:table-cell office:value-type="float" office:value="1.01" calcext:value-type="float">
            <text:p>1.01</text:p>
          </table:table-cell>
          <table:table-cell/>
          <table:table-cell office:value-type="float" office:value="2020" calcext:value-type="float">
            <text:p>2020</text:p>
          </table:table-cell>
          <table:table-cell table:formula="of:=([.B32] - MIN([.$B$2:.$B$32])) / (MAX([.$B$2:.$B$32]) - MIN([.$B$2:.$B$32]))" office:value-type="float" office:value="1" calcext:value-type="float">
            <text:p>1</text:p>
          </table:table-cell>
          <table:table-cell table:formula="of:=([.C32] - MIN([.$C$2:.$C$32])) / (MAX([.$C$2:.$C$32]) - MIN([.$C$2:.$C$32]))" office:value-type="float" office:value="1" calcext:value-type="float">
            <text:p>1</text:p>
          </table:table-cell>
          <table:table-cell table:formula="of:=([.D32] - MIN([.$D$2:.$D$32])) / (MAX([.$D$2:.$D$32]) - MIN([.$D$2:.$D$32]))" office:value-type="float" office:value="1" calcext:value-type="float">
            <text:p>1</text:p>
          </table:table-cell>
        </table:table-row>
        <table:table-row table:style-name="ro1">
          <table:table-cell table:style-name="ce24"/>
          <table:table-cell table:style-name="Default" table:number-columns-repeated="3"/>
          <table:table-cell/>
          <table:table-cell table:style-name="Default"/>
          <table:table-cell table:number-columns-repeated="3"/>
        </table:table-row>
        <table:table-row table:style-name="ro5">
          <table:table-cell table:style-name="ce25"/>
          <table:table-cell table:style-name="Default" table:number-columns-repeated="3"/>
          <table:table-cell/>
          <table:table-cell table:style-name="Default"/>
          <table:table-cell table:number-columns-repeated="3"/>
        </table:table-row>
        <table:table-row table:style-name="ro1">
          <table:table-cell table:style-name="ce26"/>
          <table:table-cell table:style-name="Default" table:number-columns-repeated="3"/>
          <table:table-cell/>
          <table:table-cell table:style-name="Default"/>
          <table:table-cell table:number-columns-repeated="3"/>
        </table:table-row>
        <table:table-row table:style-name="ro3">
          <table:table-cell table:style-name="ce27" office:value-type="string" calcext:value-type="string">
            <text:p>Provide realistic data to graphically model climate change for a period of 30 years (1990–2020).</text:p>
            <text:p>This data should include the following variables:</text:p>
            <text:p>• CO2 (ppm)</text:p>
            <text:p>• Deforestation (km2/year)</text:p>
            <text:p>• Global average temperature (in °C above the pre-industrial average)</text:p>
          </table:table-cell>
          <table:table-cell table:style-name="Default" table:number-columns-repeated="3"/>
          <table:table-cell/>
          <table:table-cell table:style-name="Default"/>
          <table:table-cell table:number-columns-repeated="3"/>
        </table:table-row>
        <table:table-row table:style-name="ro1">
          <table:table-cell table:style-name="ce26"/>
          <table:table-cell table:style-name="Default" table:number-columns-repeated="3"/>
          <table:table-cell/>
          <table:table-cell table:style-name="Default"/>
          <table:table-cell table:number-columns-repeated="3"/>
        </table:table-row>
        <table:table-row table:style-name="ro1">
          <table:table-cell table:style-name="ce24"/>
          <table:table-cell table:style-name="Default" table:number-columns-repeated="3"/>
          <table:table-cell/>
          <table:table-cell table:style-name="Default"/>
          <table:table-cell table:number-columns-repeated="3"/>
        </table:table-row>
        <table:table-row table:style-name="ro5">
          <table:table-cell table:style-name="ce28" office:value-type="string" calcext:value-type="string">
            <text:p>Provide formulas that will allow me to normalize this data for use in a chart, I need to create second table with normalised data</text:p>
          </table:table-cell>
          <table:table-cell table:style-name="Default" table:number-columns-repeated="3"/>
          <table:table-cell/>
          <table:table-cell table:style-name="Default"/>
          <table:table-cell table:number-columns-repeated="3"/>
        </table:table-row>
        <table:table-row table:style-name="ro1">
          <table:table-cell/>
          <table:table-cell table:style-name="Default" table:number-columns-repeated="3"/>
          <table:table-cell/>
          <table:table-cell table:style-name="Default"/>
          <table:table-cell table:number-columns-repeated="3"/>
        </table:table-row>
        <table:table-row table:style-name="ro6">
          <table:table-cell table:style-name="ce4" office:value-type="string" calcext:value-type="string">
            <text:p>how to generate the graph from this normalized data?</text:p>
            <text:p/>
          </table:table-cell>
          <table:table-cell table:style-name="Default" table:number-columns-repeated="3"/>
          <table:table-cell/>
          <table:table-cell table:style-name="Default"/>
          <table:table-cell table:number-columns-repeated="3"/>
        </table:table-row>
        <table:table-row table:style-name="ro1" table:number-rows-repeated="6">
          <table:table-cell/>
          <table:table-cell table:style-name="Default" table:number-columns-repeated="3"/>
          <table:table-cell/>
          <table:table-cell table:style-name="Default"/>
          <table:table-cell table:number-columns-repeated="3"/>
        </table:table-row>
        <table:table-row table:style-name="ro1">
          <table:table-cell table:style-name="ce24"/>
          <table:table-cell table:style-name="Default" table:number-columns-repeated="3"/>
          <table:table-cell/>
          <table:table-cell table:style-name="Default"/>
          <table:table-cell table:number-columns-repeated="3"/>
        </table:table-row>
      </table:table>
      <table:named-expressions/>
      <table:database-ranges>
        <table:database-range table:name="__Anonymous_Sheet_DB__5" table:target-range-address="Ex05.E2:Ex05.E101" table:contains-header="false"/>
      </table:database-ranges>
      <table:data-pilot-tables>
        <table:data-pilot-table table:name="DataPilot1" table:application-data="" table:target-range-address="Ex06.A1:Ex06.B10" table:buttons="Ex06.A1" table:show-filter-button="false" table:drill-down-on-double-click="false">
          <table:source-cell-range table:cell-range-address="Ex05.A1:Ex05.J101"/>
          <table:data-pilot-field table:source-field-name="" table:is-data-layout-field="true" table:orientation="column" table:used-hierarchy="-1" table:function="auto">
            <table:data-pilot-level table:show-empty="true" calcext:repeat-item-labels="false"/>
          </table:data-pilot-field>
          <table:data-pilot-field table:source-field-name="Position" table:orientation="row" table:used-hierarchy="0" table:function="auto">
            <table:data-pilot-level table:show-empty="false" calcext:repeat-item-labels="false">
              <table:data-pilot-members>
                <table:data-pilot-member table:name="Business Analyst" table:display="true" table:show-details="true"/>
                <table:data-pilot-member table:name="Designer" table:display="true" table:show-details="true"/>
                <table:data-pilot-member table:name="Developer" table:display="true" table:show-details="true"/>
                <table:data-pilot-member table:name="HR Specialist" table:display="true" table:show-details="true"/>
                <table:data-pilot-member table:name="Marketing Manager" table:display="true" table:show-details="true"/>
                <table:data-pilot-member table:name="Product Owner" table:display="true" table:show-details="true"/>
                <table:data-pilot-member table:name="Project Manager" table:display="true" table:show-details="true"/>
                <table:data-pilot-member table:name="System Administrator"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Annual Salary" table:orientation="data" table:used-hierarchy="0" table:function="average">
            <table:data-pilot-level table:show-empty="false" calcext:repeat-item-labels="false">
              <table:data-pilot-members>
                <table:data-pilot-member table:name="46000" table:display="true" table:show-details="true"/>
                <table:data-pilot-member table:name="47000" table:display="true" table:show-details="true"/>
                <table:data-pilot-member table:name="48000" table:display="true" table:show-details="true"/>
                <table:data-pilot-member table:name="49000" table:display="true" table:show-details="true"/>
                <table:data-pilot-member table:name="50000" table:display="true" table:show-details="true"/>
                <table:data-pilot-member table:name="51000" table:display="true" table:show-details="true"/>
                <table:data-pilot-member table:name="52000" table:display="true" table:show-details="true"/>
                <table:data-pilot-member table:name="53000" table:display="true" table:show-details="true"/>
                <table:data-pilot-member table:name="54000" table:display="true" table:show-details="true"/>
                <table:data-pilot-member table:name="55000" table:display="true" table:show-details="true"/>
                <table:data-pilot-member table:name="59000" table:display="true" table:show-details="true"/>
                <table:data-pilot-member table:name="60000" table:display="true" table:show-details="true"/>
                <table:data-pilot-member table:name="63000" table:display="true" table:show-details="true"/>
                <table:data-pilot-member table:name="64000" table:display="true" table:show-details="true"/>
                <table:data-pilot-member table:name="65000" table:display="true" table:show-details="true"/>
                <table:data-pilot-member table:name="67000" table:display="true" table:show-details="true"/>
                <table:data-pilot-member table:name="68000" table:display="true" table:show-details="true"/>
                <table:data-pilot-member table:name="70000" table:display="true" table:show-details="true"/>
                <table:data-pilot-member table:name="71000" table:display="true" table:show-details="true"/>
                <table:data-pilot-member table:name="72000"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2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3T17:43:10.489733929</meta:creation-date>
    <meta:generator>LibreOffice/24.2.7.2$Linux_X86_64 LibreOffice_project/420$Build-2</meta:generator>
    <dc:date>2025-07-23T19:08:15.772873328</dc:date>
    <meta:editing-duration>PT3M12S</meta:editing-duration>
    <meta:editing-cycles>1</meta:editing-cycles>
    <meta:document-statistic meta:table-count="8" meta:cell-count="2059" meta:object-count="2"/>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loext:data-pilot-source="DataPilot1" chart:class="chart:bar" chart:style-name="ch1">
        <chart:title svg:x="4.464cm" svg:y="0.316cm" chart:style-name="ch2">
          <text:p>Average annual salary per position</text:p>
        </chart:title>
        <chart:legend chart:legend-position="end" svg:x="13.19cm" svg:y="2.95cm" style:legend-expansion="high" chart:style-name="ch3"/>
        <chart:plot-area chart:style-name="ch4" table:cell-range-address="PivotChart" chart:data-source-has-labels="column" svg:x="1.331cm" svg:y="1.275cm" svg:width="11.539cm" svg:height="5.664cm">
          <chart:coordinate-region svg:x="2.669cm" svg:y="1.474cm" svg:width="10.201cm" svg:height="2.633cm"/>
          <chart:axis chart:dimension="x" chart:name="primary-x" chart:style-name="ch5" chartooo:axis-type="auto">
            <chartooo:date-scale/>
            <chart:title svg:x="5.468cm" svg:y="7.119cm" chart:style-name="ch6">
              <text:p>Average annual salary</text:p>
            </chart:title>
            <chart:categories table:cell-range-address="PT@categories"/>
          </chart:axis>
          <chart:axis chart:dimension="y" chart:name="primary-y" chart:style-name="ch7">
            <chart:title svg:x="0.451cm" svg:y="4.72cm" chart:style-name="ch8">
              <text:p>Position</text:p>
            </chart:title>
            <chart:grid chart:style-name="ch9" chart:class="major"/>
          </chart:axis>
          <chart:series chart:style-name="ch10" chart:values-cell-range-address="PT@data 0" chart:label-cell-address="PT@label 0" chart:class="chart:bar">
            <chart:data-point chart:repeated="8"/>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draw:g>
                  <svg:desc>PT@label 0</svg:desc>
                </draw:g>
              </table:table-cell>
            </table:table-row>
          </table:table-header-rows>
          <table:table-rows>
            <table:table-row>
              <table:table-cell office:value-type="string">
                <text:p>Business Analyst</text:p>
                <draw:g>
                  <svg:desc>PT@categories</svg:desc>
                </draw:g>
              </table:table-cell>
              <table:table-cell office:value-type="float" office:value="59700">
                <text:p>59700</text:p>
                <draw:g>
                  <svg:desc>PT@data 0</svg:desc>
                </draw:g>
              </table:table-cell>
            </table:table-row>
            <table:table-row>
              <table:table-cell office:value-type="string">
                <text:p>Designer</text:p>
              </table:table-cell>
              <table:table-cell office:value-type="float" office:value="46600">
                <text:p>46600</text:p>
              </table:table-cell>
            </table:table-row>
            <table:table-row>
              <table:table-cell office:value-type="string">
                <text:p>Developer</text:p>
              </table:table-cell>
              <table:table-cell office:value-type="float" office:value="51290.3225806452">
                <text:p>51290.3225806452</text:p>
              </table:table-cell>
            </table:table-row>
            <table:table-row>
              <table:table-cell office:value-type="string">
                <text:p>HR Specialist</text:p>
              </table:table-cell>
              <table:table-cell office:value-type="float" office:value="46700">
                <text:p>46700</text:p>
              </table:table-cell>
            </table:table-row>
            <table:table-row>
              <table:table-cell office:value-type="string">
                <text:p>Marketing Manager</text:p>
              </table:table-cell>
              <table:table-cell office:value-type="float" office:value="63777.7777777778">
                <text:p>63777.7777777778</text:p>
              </table:table-cell>
            </table:table-row>
            <table:table-row>
              <table:table-cell office:value-type="string">
                <text:p>Product Owner</text:p>
              </table:table-cell>
              <table:table-cell office:value-type="float" office:value="67100">
                <text:p>67100</text:p>
              </table:table-cell>
            </table:table-row>
            <table:table-row>
              <table:table-cell office:value-type="string">
                <text:p>Project Manager</text:p>
              </table:table-cell>
              <table:table-cell office:value-type="float" office:value="70600">
                <text:p>70600</text:p>
              </table:table-cell>
            </table:table-row>
            <table:table-row>
              <table:table-cell office:value-type="string">
                <text:p>System Administrator</text:p>
              </table:table-cell>
              <table:table-cell office:value-type="float" office:value="54500">
                <text:p>5450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14.211cm" xlink:href=".." xlink:type="simple" chart:class="chart:line" chart:style-name="ch1">
        <chart:title svg:x="3.841cm" svg:y="0.42cm" chart:style-name="ch2">
          <text:p>Normalised CO2, deforestation and temp</text:p>
        </chart:title>
        <chart:legend chart:legend-position="top" svg:x="1.851cm" svg:y="1.384cm" style:legend-expansion="wide" chart:style-name="ch3"/>
        <chart:plot-area chart:style-name="ch4" table:cell-range-address="Ex07.F1:Ex07.I32" chart:data-source-has-labels="both" svg:x="0.319cm" svg:y="2.764cm" svg:width="15.36cm" svg:height="10.182cm">
          <chart:coordinate-region svg:x="1.046cm" svg:y="2.964cm" svg:width="14.492cm" svg:height="8.928cm"/>
          <chart:axis chart:dimension="x" chart:name="primary-x" chart:style-name="ch5" chartooo:axis-type="auto">
            <chartooo:date-scale/>
            <chart:title svg:x="7.611cm" svg:y="13.23cm" chart:style-name="ch6">
              <text:p>Year</text:p>
            </chart:title>
            <chart:categories table:cell-range-address="Ex07.F2:Ex07.F32"/>
            <chart:grid chart:style-name="ch7" chart:class="major"/>
          </chart:axis>
          <chart:axis chart:dimension="y" chart:name="primary-y" chart:style-name="ch5">
            <chart:grid chart:style-name="ch7" chart:class="major"/>
          </chart:axis>
          <chart:series chart:style-name="ch8" chart:values-cell-range-address="Ex07.G2:Ex07.G32" chart:label-cell-address="Ex07.G1:Ex07.G1" chart:class="chart:line">
            <chart:data-point chart:repeated="31"/>
          </chart:series>
          <chart:series chart:style-name="ch9" chart:values-cell-range-address="Ex07.H2:Ex07.H32" chart:label-cell-address="Ex07.H1:Ex07.H1" chart:class="chart:line">
            <chart:data-point chart:repeated="31"/>
          </chart:series>
          <chart:series chart:style-name="ch10" chart:values-cell-range-address="Ex07.I2:Ex07.I32" chart:label-cell-address="Ex07.I1:Ex07.I1" chart:class="chart:line">
            <chart:data-point chart:repeated="31"/>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Normalised CO₂ (ppm)</text:p>
                <draw:g>
                  <svg:desc>Ex07.G1:Ex07.G1</svg:desc>
                </draw:g>
              </table:table-cell>
              <table:table-cell office:value-type="string">
                <text:p>Normalised Deforestation (km²/year)</text:p>
                <draw:g>
                  <svg:desc>Ex07.H1:Ex07.H1</svg:desc>
                </draw:g>
              </table:table-cell>
              <table:table-cell office:value-type="string">
                <text:p>Normalised Global Temp (°C)</text:p>
                <draw:g>
                  <svg:desc>Ex07.I1:Ex07.I1</svg:desc>
                </draw:g>
              </table:table-cell>
            </table:table-row>
          </table:table-header-rows>
          <table:table-rows>
            <table:table-row>
              <table:table-cell office:value-type="float" office:value="1990">
                <text:p>1990</text:p>
                <draw:g>
                  <svg:desc>Ex07.F2:Ex07.F32</svg:desc>
                </draw:g>
              </table:table-cell>
              <table:table-cell office:value-type="float" office:value="0">
                <text:p>0</text:p>
                <draw:g>
                  <svg:desc>Ex07.G2:Ex07.G32</svg:desc>
                </draw:g>
              </table:table-cell>
              <table:table-cell office:value-type="float" office:value="0.228571428571429">
                <text:p>0.228571428571429</text:p>
                <draw:g>
                  <svg:desc>Ex07.H2:Ex07.H32</svg:desc>
                </draw:g>
              </table:table-cell>
              <table:table-cell office:value-type="float" office:value="0">
                <text:p>0</text:p>
                <draw:g>
                  <svg:desc>Ex07.I2:Ex07.I32</svg:desc>
                </draw:g>
              </table:table-cell>
            </table:table-row>
            <table:table-row>
              <table:table-cell office:value-type="float" office:value="1991">
                <text:p>1991</text:p>
              </table:table-cell>
              <table:table-cell office:value-type="float" office:value="0.0166666666666667">
                <text:p>0.0166666666666667</text:p>
              </table:table-cell>
              <table:table-cell office:value-type="float" office:value="0.171428571428571">
                <text:p>0.171428571428571</text:p>
              </table:table-cell>
              <table:table-cell office:value-type="float" office:value="0.0163934426229507">
                <text:p>0.0163934426229507</text:p>
              </table:table-cell>
            </table:table-row>
            <table:table-row>
              <table:table-cell office:value-type="float" office:value="1992">
                <text:p>1992</text:p>
              </table:table-cell>
              <table:table-cell office:value-type="float" office:value="0.0333333333333333">
                <text:p>0.0333333333333333</text:p>
              </table:table-cell>
              <table:table-cell office:value-type="float" office:value="0.142857142857143">
                <text:p>0.142857142857143</text:p>
              </table:table-cell>
              <table:table-cell office:value-type="float" office:value="0.0491803278688524">
                <text:p>0.0491803278688524</text:p>
              </table:table-cell>
            </table:table-row>
            <table:table-row>
              <table:table-cell office:value-type="float" office:value="1993">
                <text:p>1993</text:p>
              </table:table-cell>
              <table:table-cell office:value-type="float" office:value="0.05">
                <text:p>0.05</text:p>
              </table:table-cell>
              <table:table-cell office:value-type="float" office:value="0.0857142857142857">
                <text:p>0.0857142857142857</text:p>
              </table:table-cell>
              <table:table-cell office:value-type="float" office:value="0.0655737704918032">
                <text:p>0.0655737704918032</text:p>
              </table:table-cell>
            </table:table-row>
            <table:table-row>
              <table:table-cell office:value-type="float" office:value="1994">
                <text:p>1994</text:p>
              </table:table-cell>
              <table:table-cell office:value-type="float" office:value="0.0833333333333333">
                <text:p>0.0833333333333333</text:p>
              </table:table-cell>
              <table:table-cell office:value-type="float" office:value="0.0571428571428571">
                <text:p>0.0571428571428571</text:p>
              </table:table-cell>
              <table:table-cell office:value-type="float" office:value="0.0819672131147541">
                <text:p>0.0819672131147541</text:p>
              </table:table-cell>
            </table:table-row>
            <table:table-row>
              <table:table-cell office:value-type="float" office:value="1995">
                <text:p>1995</text:p>
              </table:table-cell>
              <table:table-cell office:value-type="float" office:value="0.116666666666667">
                <text:p>0.116666666666667</text:p>
              </table:table-cell>
              <table:table-cell office:value-type="float" office:value="0.0285714285714286">
                <text:p>0.0285714285714286</text:p>
              </table:table-cell>
              <table:table-cell office:value-type="float" office:value="0.114754098360656">
                <text:p>0.114754098360656</text:p>
              </table:table-cell>
            </table:table-row>
            <table:table-row>
              <table:table-cell office:value-type="float" office:value="1996">
                <text:p>1996</text:p>
              </table:table-cell>
              <table:table-cell office:value-type="float" office:value="0.15">
                <text:p>0.15</text:p>
              </table:table-cell>
              <table:table-cell office:value-type="float" office:value="0">
                <text:p>0</text:p>
              </table:table-cell>
              <table:table-cell office:value-type="float" office:value="0.147540983606557">
                <text:p>0.147540983606557</text:p>
              </table:table-cell>
            </table:table-row>
            <table:table-row>
              <table:table-cell office:value-type="float" office:value="1997">
                <text:p>1997</text:p>
              </table:table-cell>
              <table:table-cell office:value-type="float" office:value="0.183333333333333">
                <text:p>0.183333333333333</text:p>
              </table:table-cell>
              <table:table-cell office:value-type="float" office:value="0.0857142857142857">
                <text:p>0.0857142857142857</text:p>
              </table:table-cell>
              <table:table-cell office:value-type="float" office:value="0.19672131147541">
                <text:p>0.19672131147541</text:p>
              </table:table-cell>
            </table:table-row>
            <table:table-row>
              <table:table-cell office:value-type="float" office:value="1998">
                <text:p>1998</text:p>
              </table:table-cell>
              <table:table-cell office:value-type="float" office:value="0.216666666666667">
                <text:p>0.216666666666667</text:p>
              </table:table-cell>
              <table:table-cell office:value-type="float" office:value="0.142857142857143">
                <text:p>0.142857142857143</text:p>
              </table:table-cell>
              <table:table-cell office:value-type="float" office:value="0.344262295081967">
                <text:p>0.344262295081967</text:p>
              </table:table-cell>
            </table:table-row>
            <table:table-row>
              <table:table-cell office:value-type="float" office:value="1999">
                <text:p>1999</text:p>
              </table:table-cell>
              <table:table-cell office:value-type="float" office:value="0.233333333333333">
                <text:p>0.233333333333333</text:p>
              </table:table-cell>
              <table:table-cell office:value-type="float" office:value="0.171428571428571">
                <text:p>0.171428571428571</text:p>
              </table:table-cell>
              <table:table-cell office:value-type="float" office:value="0.245901639344262">
                <text:p>0.245901639344262</text:p>
              </table:table-cell>
            </table:table-row>
            <table:table-row>
              <table:table-cell office:value-type="float" office:value="2000">
                <text:p>2000</text:p>
              </table:table-cell>
              <table:table-cell office:value-type="float" office:value="0.266666666666667">
                <text:p>0.266666666666667</text:p>
              </table:table-cell>
              <table:table-cell office:value-type="float" office:value="0.228571428571429">
                <text:p>0.228571428571429</text:p>
              </table:table-cell>
              <table:table-cell office:value-type="float" office:value="0.278688524590164">
                <text:p>0.278688524590164</text:p>
              </table:table-cell>
            </table:table-row>
            <table:table-row>
              <table:table-cell office:value-type="float" office:value="2001">
                <text:p>2001</text:p>
              </table:table-cell>
              <table:table-cell office:value-type="float" office:value="0.3">
                <text:p>0.3</text:p>
              </table:table-cell>
              <table:table-cell office:value-type="float" office:value="0.285714285714286">
                <text:p>0.285714285714286</text:p>
              </table:table-cell>
              <table:table-cell office:value-type="float" office:value="0.327868852459016">
                <text:p>0.327868852459016</text:p>
              </table:table-cell>
            </table:table-row>
            <table:table-row>
              <table:table-cell office:value-type="float" office:value="2002">
                <text:p>2002</text:p>
              </table:table-cell>
              <table:table-cell office:value-type="float" office:value="0.333333333333333">
                <text:p>0.333333333333333</text:p>
              </table:table-cell>
              <table:table-cell office:value-type="float" office:value="0.342857142857143">
                <text:p>0.342857142857143</text:p>
              </table:table-cell>
              <table:table-cell office:value-type="float" office:value="0.377049180327869">
                <text:p>0.377049180327869</text:p>
              </table:table-cell>
            </table:table-row>
            <table:table-row>
              <table:table-cell office:value-type="float" office:value="2003">
                <text:p>2003</text:p>
              </table:table-cell>
              <table:table-cell office:value-type="float" office:value="0.366666666666667">
                <text:p>0.366666666666667</text:p>
              </table:table-cell>
              <table:table-cell office:value-type="float" office:value="0.371428571428571">
                <text:p>0.371428571428571</text:p>
              </table:table-cell>
              <table:table-cell office:value-type="float" office:value="0.39344262295082">
                <text:p>0.39344262295082</text:p>
              </table:table-cell>
            </table:table-row>
            <table:table-row>
              <table:table-cell office:value-type="float" office:value="2004">
                <text:p>2004</text:p>
              </table:table-cell>
              <table:table-cell office:value-type="float" office:value="0.383333333333333">
                <text:p>0.383333333333333</text:p>
              </table:table-cell>
              <table:table-cell office:value-type="float" office:value="0.428571428571429">
                <text:p>0.428571428571429</text:p>
              </table:table-cell>
              <table:table-cell office:value-type="float" office:value="0.426229508196721">
                <text:p>0.426229508196721</text:p>
              </table:table-cell>
            </table:table-row>
            <table:table-row>
              <table:table-cell office:value-type="float" office:value="2005">
                <text:p>2005</text:p>
              </table:table-cell>
              <table:table-cell office:value-type="float" office:value="0.416666666666667">
                <text:p>0.416666666666667</text:p>
              </table:table-cell>
              <table:table-cell office:value-type="float" office:value="0.485714285714286">
                <text:p>0.485714285714286</text:p>
              </table:table-cell>
              <table:table-cell office:value-type="float" office:value="0.475409836065574">
                <text:p>0.475409836065574</text:p>
              </table:table-cell>
            </table:table-row>
            <table:table-row>
              <table:table-cell office:value-type="float" office:value="2006">
                <text:p>2006</text:p>
              </table:table-cell>
              <table:table-cell office:value-type="float" office:value="0.45">
                <text:p>0.45</text:p>
              </table:table-cell>
              <table:table-cell office:value-type="float" office:value="0.514285714285714">
                <text:p>0.514285714285714</text:p>
              </table:table-cell>
              <table:table-cell office:value-type="float" office:value="0.508196721311475">
                <text:p>0.508196721311475</text:p>
              </table:table-cell>
            </table:table-row>
            <table:table-row>
              <table:table-cell office:value-type="float" office:value="2007">
                <text:p>2007</text:p>
              </table:table-cell>
              <table:table-cell office:value-type="float" office:value="0.483333333333333">
                <text:p>0.483333333333333</text:p>
              </table:table-cell>
              <table:table-cell office:value-type="float" office:value="0.542857142857143">
                <text:p>0.542857142857143</text:p>
              </table:table-cell>
              <table:table-cell office:value-type="float" office:value="0.540983606557377">
                <text:p>0.540983606557377</text:p>
              </table:table-cell>
            </table:table-row>
            <table:table-row>
              <table:table-cell office:value-type="float" office:value="2008">
                <text:p>2008</text:p>
              </table:table-cell>
              <table:table-cell office:value-type="float" office:value="0.516666666666667">
                <text:p>0.516666666666667</text:p>
              </table:table-cell>
              <table:table-cell office:value-type="float" office:value="0.514285714285714">
                <text:p>0.514285714285714</text:p>
              </table:table-cell>
              <table:table-cell office:value-type="float" office:value="0.491803278688524">
                <text:p>0.491803278688524</text:p>
              </table:table-cell>
            </table:table-row>
            <table:table-row>
              <table:table-cell office:value-type="float" office:value="2009">
                <text:p>2009</text:p>
              </table:table-cell>
              <table:table-cell office:value-type="float" office:value="0.55">
                <text:p>0.55</text:p>
              </table:table-cell>
              <table:table-cell office:value-type="float" office:value="0.571428571428571">
                <text:p>0.571428571428571</text:p>
              </table:table-cell>
              <table:table-cell office:value-type="float" office:value="0.557377049180328">
                <text:p>0.557377049180328</text:p>
              </table:table-cell>
            </table:table-row>
            <table:table-row>
              <table:table-cell office:value-type="float" office:value="2010">
                <text:p>2010</text:p>
              </table:table-cell>
              <table:table-cell office:value-type="float" office:value="0.583333333333333">
                <text:p>0.583333333333333</text:p>
              </table:table-cell>
              <table:table-cell office:value-type="float" office:value="0.628571428571429">
                <text:p>0.628571428571429</text:p>
              </table:table-cell>
              <table:table-cell office:value-type="float" office:value="0.622950819672131">
                <text:p>0.622950819672131</text:p>
              </table:table-cell>
            </table:table-row>
            <table:table-row>
              <table:table-cell office:value-type="float" office:value="2011">
                <text:p>2011</text:p>
              </table:table-cell>
              <table:table-cell office:value-type="float" office:value="0.616666666666667">
                <text:p>0.616666666666667</text:p>
              </table:table-cell>
              <table:table-cell office:value-type="float" office:value="0.657142857142857">
                <text:p>0.657142857142857</text:p>
              </table:table-cell>
              <table:table-cell office:value-type="float" office:value="0.639344262295082">
                <text:p>0.639344262295082</text:p>
              </table:table-cell>
            </table:table-row>
            <table:table-row>
              <table:table-cell office:value-type="float" office:value="2012">
                <text:p>2012</text:p>
              </table:table-cell>
              <table:table-cell office:value-type="float" office:value="0.65">
                <text:p>0.65</text:p>
              </table:table-cell>
              <table:table-cell office:value-type="float" office:value="0.685714285714286">
                <text:p>0.685714285714286</text:p>
              </table:table-cell>
              <table:table-cell office:value-type="float" office:value="0.672131147540984">
                <text:p>0.672131147540984</text:p>
              </table:table-cell>
            </table:table-row>
            <table:table-row>
              <table:table-cell office:value-type="float" office:value="2013">
                <text:p>2013</text:p>
              </table:table-cell>
              <table:table-cell office:value-type="float" office:value="0.7">
                <text:p>0.7</text:p>
              </table:table-cell>
              <table:table-cell office:value-type="float" office:value="0.742857142857143">
                <text:p>0.742857142857143</text:p>
              </table:table-cell>
              <table:table-cell office:value-type="float" office:value="0.721311475409836">
                <text:p>0.721311475409836</text:p>
              </table:table-cell>
            </table:table-row>
            <table:table-row>
              <table:table-cell office:value-type="float" office:value="2014">
                <text:p>2014</text:p>
              </table:table-cell>
              <table:table-cell office:value-type="float" office:value="0.733333333333333">
                <text:p>0.733333333333333</text:p>
              </table:table-cell>
              <table:table-cell office:value-type="float" office:value="0.8">
                <text:p>0.8</text:p>
              </table:table-cell>
              <table:table-cell office:value-type="float" office:value="0.770491803278689">
                <text:p>0.770491803278689</text:p>
              </table:table-cell>
            </table:table-row>
            <table:table-row>
              <table:table-cell office:value-type="float" office:value="2015">
                <text:p>2015</text:p>
              </table:table-cell>
              <table:table-cell office:value-type="float" office:value="0.766666666666667">
                <text:p>0.766666666666667</text:p>
              </table:table-cell>
              <table:table-cell office:value-type="float" office:value="0.857142857142857">
                <text:p>0.857142857142857</text:p>
              </table:table-cell>
              <table:table-cell office:value-type="float" office:value="0.819672131147541">
                <text:p>0.819672131147541</text:p>
              </table:table-cell>
            </table:table-row>
            <table:table-row>
              <table:table-cell office:value-type="float" office:value="2016">
                <text:p>2016</text:p>
              </table:table-cell>
              <table:table-cell office:value-type="float" office:value="0.833333333333333">
                <text:p>0.833333333333333</text:p>
              </table:table-cell>
              <table:table-cell office:value-type="float" office:value="0.885714285714286">
                <text:p>0.885714285714286</text:p>
              </table:table-cell>
              <table:table-cell office:value-type="float" office:value="0.967213114754098">
                <text:p>0.967213114754098</text:p>
              </table:table-cell>
            </table:table-row>
            <table:table-row>
              <table:table-cell office:value-type="float" office:value="2017">
                <text:p>2017</text:p>
              </table:table-cell>
              <table:table-cell office:value-type="float" office:value="0.883333333333333">
                <text:p>0.883333333333333</text:p>
              </table:table-cell>
              <table:table-cell office:value-type="float" office:value="0.914285714285714">
                <text:p>0.914285714285714</text:p>
              </table:table-cell>
              <table:table-cell office:value-type="float" office:value="0.852459016393443">
                <text:p>0.852459016393443</text:p>
              </table:table-cell>
            </table:table-row>
            <table:table-row>
              <table:table-cell office:value-type="float" office:value="2018">
                <text:p>2018</text:p>
              </table:table-cell>
              <table:table-cell office:value-type="float" office:value="0.916666666666667">
                <text:p>0.916666666666667</text:p>
              </table:table-cell>
              <table:table-cell office:value-type="float" office:value="0.942857142857143">
                <text:p>0.942857142857143</text:p>
              </table:table-cell>
              <table:table-cell office:value-type="float" office:value="0.901639344262295">
                <text:p>0.901639344262295</text:p>
              </table:table-cell>
            </table:table-row>
            <table:table-row>
              <table:table-cell office:value-type="float" office:value="2019">
                <text:p>2019</text:p>
              </table:table-cell>
              <table:table-cell office:value-type="float" office:value="0.95">
                <text:p>0.95</text:p>
              </table:table-cell>
              <table:table-cell office:value-type="float" office:value="0.971428571428571">
                <text:p>0.971428571428571</text:p>
              </table:table-cell>
              <table:table-cell office:value-type="float" office:value="0.950819672131148">
                <text:p>0.950819672131148</text:p>
              </table:table-cell>
            </table:table-row>
            <table:table-row>
              <table:table-cell office:value-type="float" office:value="2020">
                <text:p>2020</text:p>
              </table:table-cell>
              <table:table-cell office:value-type="float" office:value="1">
                <text:p>1</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